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4.1mm"/>
    </style:style>
    <style:style style:name="co3" style:family="table-column">
      <style:table-column-properties fo:break-before="auto" style:column-width="21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b_origin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a ration est-elle bien équilibrée en énergie/azote ?</text:p>
          </table:table-cell>
          <table:table-cell office:value-type="string" calcext:value-type="string">
            <text:p>rapport énergie / azote déséquilibré</text:p>
          </table:table-cell>
          <table:table-cell office:value-type="string" calcext:value-type="string">
            <text:p>alimentation</text:p>
          </table:table-cell>
          <table:table-cell table:formula="of:=VLOOKUP([.E1];matrice;2;FALSE())" office:value-type="float" office:value="1" calcext:value-type="float">
            <text:p>1</text:p>
          </table:table-cell>
          <table:table-cell/>
          <table:table-cell office:value-type="string" calcext:value-type="string">
            <text:p>alimen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a distribution de la ration est-elle bien répartie ?</text:p>
          </table:table-cell>
          <table:table-cell office:value-type="string" calcext:value-type="string">
            <text:p>mauvaise répartition de la ration dans la journée</text:p>
          </table:table-cell>
          <table:table-cell office:value-type="string" calcext:value-type="string">
            <text:p>alimentation</text:p>
          </table:table-cell>
          <table:table-cell table:formula="of:=VLOOKUP([.E2];matrice;2;FALSE())" office:value-type="float" office:value="1" calcext:value-type="float">
            <text:p>1</text:p>
          </table:table-cell>
          <table:table-cell/>
          <table:table-cell office:value-type="string" calcext:value-type="string">
            <text:p>log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es primipares sont-elles complémentées vis-à-vis des multipares ?</text:p>
          </table:table-cell>
          <table:table-cell office:value-type="string" calcext:value-type="string">
            <text:p>pas de complémentation des primipares / multipares</text:p>
          </table:table-cell>
          <table:table-cell office:value-type="string" calcext:value-type="string">
            <text:p>alimentation</text:p>
          </table:table-cell>
          <table:table-cell table:formula="of:=VLOOKUP([.E3];matrice;2;FALSE())" office:value-type="float" office:value="1" calcext:value-type="float">
            <text:p>1</text:p>
          </table:table-cell>
          <table:table-cell/>
          <table:table-cell office:value-type="string" calcext:value-type="string">
            <text:p>hygiè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Existe-t-il une ration spécifique de début de lactation ?</text:p>
          </table:table-cell>
          <table:table-cell office:value-type="string" calcext:value-type="string">
            <text:p>pas de ration spécifique de début de lactation</text:p>
          </table:table-cell>
          <table:table-cell office:value-type="string" calcext:value-type="string">
            <text:p>alimentation</text:p>
          </table:table-cell>
          <table:table-cell table:formula="of:=VLOOKUP([.E4];matrice;2;FALSE())" office:value-type="float" office:value="1" calcext:value-type="float">
            <text:p>1</text:p>
          </table:table-cell>
          <table:table-cell/>
          <table:table-cell office:value-type="string" calcext:value-type="string">
            <text:p>condu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es bouses sont-elles hétérogènes</text:p>
          </table:table-cell>
          <table:table-cell office:value-type="string" calcext:value-type="string">
            <text:p>bouses hétérogènes</text:p>
          </table:table-cell>
          <table:table-cell office:value-type="string" calcext:value-type="string">
            <text:p>alimentation</text:p>
          </table:table-cell>
          <table:table-cell table:formula="of:=VLOOKUP([.E5];matrice;2;FALSE())" office:value-type="float" office:value="1" calcext:value-type="float">
            <text:p>1</text:p>
          </table:table-cell>
          <table:table-cell/>
          <table:table-cell office:value-type="string" calcext:value-type="string">
            <text:p>santé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es vêlages sont-ils dispersés ?</text:p>
          </table:table-cell>
          <table:table-cell office:value-type="string" calcext:value-type="string">
            <text:p>vêlages dispersés</text:p>
          </table:table-cell>
          <table:table-cell office:value-type="string" calcext:value-type="string">
            <text:p>conduite</text:p>
          </table:table-cell>
          <table:table-cell table:formula="of:=VLOOKUP([.E6];matrice;2;FALSE())" office:value-type="float" office:value="4" calcext:value-type="float">
            <text:p>4</text:p>
          </table:table-cell>
          <table:table-cell/>
          <table:table-cell office:value-type="string" calcext:value-type="string">
            <text:p>génétiqu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'accès à l'auge est-il compétitif entre les animaux ?</text:p>
          </table:table-cell>
          <table:table-cell office:value-type="string" calcext:value-type="string">
            <text:p>accès à l'auge compétitif</text:p>
          </table:table-cell>
          <table:table-cell office:value-type="string" calcext:value-type="string">
            <text:p>alimentation</text:p>
          </table:table-cell>
          <table:table-cell table:formula="of:=VLOOKUP([.E7];matrice;2;FALSE())" office:value-type="float" office:value="1" calcext:value-type="float">
            <text:p>1</text:p>
          </table:table-cell>
          <table:table-cell/>
          <table:table-cell office:value-type="string" calcext:value-type="string">
            <text:p>diver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e bâtiment est-il équipé de cornadis ?</text:p>
          </table:table-cell>
          <table:table-cell office:value-type="string" calcext:value-type="string">
            <text:p>pas de cornadis</text:p>
          </table:table-cell>
          <table:table-cell office:value-type="string" calcext:value-type="string">
            <text:p>logement</text:p>
          </table:table-cell>
          <table:table-cell table:formula="of:=VLOOKUP([.E8];matrice;2;FALSE())" office:value-type="float" office:value="2" calcext:value-type="float">
            <text:p>2</text:p>
          </table:table-cell>
          <table:table-cell/>
          <table:table-cell office:value-type="string" calcext:value-type="string">
            <text:p>parasitis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Le nombre de cornadis est-il au minimum supérieur au nombre d'animaux présents ?</text:p>
          </table:table-cell>
          <table:table-cell office:value-type="string" calcext:value-type="string">
            <text:p>plus d'animaux que de places aux cornadis</text:p>
          </table:table-cell>
          <table:table-cell office:value-type="string" calcext:value-type="string">
            <text:p>logement</text:p>
          </table:table-cell>
          <table:table-cell table:formula="of:=VLOOKUP([.E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Y-a-t-il un mélange d'animaux sans corne et d'animaux cornus ?</text:p>
          </table:table-cell>
          <table:table-cell office:value-type="string" calcext:value-type="string">
            <text:p>mélanges d'animaux cornus et sans corne</text:p>
          </table:table-cell>
          <table:table-cell office:value-type="string" calcext:value-type="string">
            <text:p>conduite</text:p>
          </table:table-cell>
          <table:table-cell table:formula="of:=VLOOKUP([.E1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Y-a-t-il eu des recherches parasitismes récemment ?</text:p>
          </table:table-cell>
          <table:table-cell office:value-type="string" calcext:value-type="string">
            <text:p>par de recherche de parasites récente</text:p>
          </table:table-cell>
          <table:table-cell office:value-type="string" calcext:value-type="string">
            <text:p>parasitisme</text:p>
          </table:table-cell>
          <table:table-cell table:formula="of:=VLOOKUP([.E1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e bâtiment est-il trop chargé ?</text:p>
          </table:table-cell>
          <table:table-cell office:value-type="string" calcext:value-type="string">
            <text:p>bâtiment trop chargé</text:p>
          </table:table-cell>
          <table:table-cell office:value-type="string" calcext:value-type="string">
            <text:p>logement</text:p>
          </table:table-cell>
          <table:table-cell table:formula="of:=VLOOKUP([.E12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a quantité de paille est-elle suffisante ?</text:p>
          </table:table-cell>
          <table:table-cell office:value-type="string" calcext:value-type="string">
            <text:p>paillage insuffisant en quantité</text:p>
          </table:table-cell>
          <table:table-cell office:value-type="string" calcext:value-type="string">
            <text:p>logement</text:p>
          </table:table-cell>
          <table:table-cell table:formula="of:=VLOOKUP([.E1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a fréquence de curage est-elle suffisante ?</text:p>
          </table:table-cell>
          <table:table-cell office:value-type="string" calcext:value-type="string">
            <text:p>curage pas assez fréquent</text:p>
          </table:table-cell>
          <table:table-cell office:value-type="string" calcext:value-type="string">
            <text:p>logement</text:p>
          </table:table-cell>
          <table:table-cell table:formula="of:=VLOOKUP([.E1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e bâtiment montre-t-il des signes d'une mauvaise ventilation ?</text:p>
          </table:table-cell>
          <table:table-cell office:value-type="string" calcext:value-type="string">
            <text:p>signes de mauvaise ventilation du bâtiment</text:p>
          </table:table-cell>
          <table:table-cell office:value-type="string" calcext:value-type="string">
            <text:p>logement</text:p>
          </table:table-cell>
          <table:table-cell table:formula="of:=VLOOKUP([.E1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e bâtiment présente-t-il des excès d'humidité importants (sol non stabilisé et non drainé)</text:p>
          </table:table-cell>
          <table:table-cell office:value-type="string" calcext:value-type="string">
            <text:p>excès d'humidité important dans le bâtiment</text:p>
          </table:table-cell>
          <table:table-cell office:value-type="string" calcext:value-type="string">
            <text:p>logement</text:p>
          </table:table-cell>
          <table:table-cell table:formula="of:=VLOOKUP([.E1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'orientation du bâtiment est-elle correcte ?</text:p>
          </table:table-cell>
          <table:table-cell office:value-type="string" calcext:value-type="string">
            <text:p>mauvaise orientation du bâtiment</text:p>
          </table:table-cell>
          <table:table-cell office:value-type="string" calcext:value-type="string">
            <text:p>logement</text:p>
          </table:table-cell>
          <table:table-cell table:formula="of:=VLOOKUP([.E17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e bardage du bâtiment est-il suffisant ?</text:p>
          </table:table-cell>
          <table:table-cell office:value-type="string" calcext:value-type="string">
            <text:p>bardage insuffisant</text:p>
          </table:table-cell>
          <table:table-cell office:value-type="string" calcext:value-type="string">
            <text:p>logement</text:p>
          </table:table-cell>
          <table:table-cell table:formula="of:=VLOOKUP([.E18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a ration est-elle trop riche en amidon (acidose) ?</text:p>
          </table:table-cell>
          <table:table-cell office:value-type="string" calcext:value-type="string">
            <text:p>ration trop riche en amidon</text:p>
          </table:table-cell>
          <table:table-cell office:value-type="string" calcext:value-type="string">
            <text:p>alimentation</text:p>
          </table:table-cell>
          <table:table-cell table:formula="of:=VLOOKUP([.E1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a ration trop riche en azote soluble (ex : fourrages verts)?</text:p>
          </table:table-cell>
          <table:table-cell office:value-type="string" calcext:value-type="string">
            <text:p>ration trop riche en azote soluble</text:p>
          </table:table-cell>
          <table:table-cell office:value-type="string" calcext:value-type="string">
            <text:p>alimentation</text:p>
          </table:table-cell>
          <table:table-cell table:formula="of:=VLOOKUP([.E2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es animaux présentent-ils les symptômes de diarrhées? </text:p>
          </table:table-cell>
          <table:table-cell office:value-type="string" calcext:value-type="string">
            <text:p>présence de diarrhées</text:p>
          </table:table-cell>
          <table:table-cell office:value-type="string" calcext:value-type="string">
            <text:p>santé</text:p>
          </table:table-cell>
          <table:table-cell table:formula="of:=VLOOKUP([.E21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es animaux sont-ils susceptibles d'être parasités (période de pâturage) ? (voir onglet parasitisme)</text:p>
          </table:table-cell>
          <table:table-cell office:value-type="string" calcext:value-type="string">
            <text:p>animaux peut-être parasités</text:p>
          </table:table-cell>
          <table:table-cell office:value-type="string" calcext:value-type="string">
            <text:p>alimentation</text:p>
          </table:table-cell>
          <table:table-cell table:formula="of:=VLOOKUP([.E2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Est-ce que la nourriture est accessible à tous les animaux en même temps de manière équitable ?</text:p>
          </table:table-cell>
          <table:table-cell office:value-type="string" calcext:value-type="string">
            <text:p>nourriture par forcément accessible à tous les animaux de manière équitable</text:p>
          </table:table-cell>
          <table:table-cell office:value-type="string" calcext:value-type="string">
            <text:p>logement</text:p>
          </table:table-cell>
          <table:table-cell table:formula="of:=VLOOKUP([.E2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s </text:p>
          </table:table-cell>
          <table:table-cell office:value-type="string" calcext:value-type="string">
            <text:p>logement</text:p>
          </table:table-cell>
          <table:table-cell table:formula="of:=VLOOKUP([.E2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'absence de cornadis entre-rail des conflits à l'auge ?</text:p>
          </table:table-cell>
          <table:table-cell office:value-type="string" calcext:value-type="string">
            <text:p>conflits à l'auge par absence de cornadis</text:p>
          </table:table-cell>
          <table:table-cell office:value-type="string" calcext:value-type="string">
            <text:p>logement</text:p>
          </table:table-cell>
          <table:table-cell table:formula="of:=VLOOKUP([.E2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e troupeau présente-t-il une coexistence de vaches avec ou sans corne ?</text:p>
          </table:table-cell>
          <table:table-cell office:value-type="string" calcext:value-type="string">
            <text:p>coexistence de vaches avec et sans cornes</text:p>
          </table:table-cell>
          <table:table-cell office:value-type="string" calcext:value-type="string">
            <text:p>logement</text:p>
          </table:table-cell>
          <table:table-cell table:formula="of:=VLOOKUP([.E2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e bâtiment est-il protégé des perturbations électromagnétiques ?</text:p>
          </table:table-cell>
          <table:table-cell office:value-type="string" calcext:value-type="string">
            <text:p>perturbations électromagnétiques possibles</text:p>
          </table:table-cell>
          <table:table-cell office:value-type="string" calcext:value-type="string">
            <text:p>logement</text:p>
          </table:table-cell>
          <table:table-cell table:formula="of:=VLOOKUP([.E27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e lieu de vie des animaux présente-t-il des objets coupants</text:p>
          </table:table-cell>
          <table:table-cell office:value-type="string" calcext:value-type="string">
            <text:p>présence d'objets coupants dans les lieux de vie des animaux</text:p>
          </table:table-cell>
          <table:table-cell office:value-type="string" calcext:value-type="string">
            <text:p>logement</text:p>
          </table:table-cell>
          <table:table-cell table:formula="of:=VLOOKUP([.E28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a ration est-elle équilibrée ou présente-t-elle un excès d'énergie ?</text:p>
          </table:table-cell>
          <table:table-cell office:value-type="string" calcext:value-type="string">
            <text:p>excès d'énergie</text:p>
          </table:table-cell>
          <table:table-cell office:value-type="string" calcext:value-type="string">
            <text:p>alimentation</text:p>
          </table:table-cell>
          <table:table-cell table:formula="of:=VLOOKUP([.E2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Certains animaux du troupeau sont-ils de souche d'animaux nerveux</text:p>
          </table:table-cell>
          <table:table-cell office:value-type="string" calcext:value-type="string">
            <text:p>"quelques animaux issus de souches ""animaux nerveux"""</text:p>
          </table:table-cell>
          <table:table-cell office:value-type="string" calcext:value-type="string">
            <text:p>divers</text:p>
          </table:table-cell>
          <table:table-cell table:formula="of:=VLOOKUP([.E30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es techniques d'élevage permettent-elles la mise en place d'une bonne relation homme/animal ?</text:p>
          </table:table-cell>
          <table:table-cell office:value-type="string" calcext:value-type="string">
            <text:p>relation homme / animal perturbée</text:p>
          </table:table-cell>
          <table:table-cell office:value-type="string" calcext:value-type="string">
            <text:p>conduite</text:p>
          </table:table-cell>
          <table:table-cell table:formula="of:=VLOOKUP([.E3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es animaux sont-ils confrontés à des éléments perturbateurs : chiens, tiers,</text:p>
          </table:table-cell>
          <table:table-cell office:value-type="string" calcext:value-type="string">
            <text:p>présence d'éléments perturbateurs (chiens, )</text:p>
          </table:table-cell>
          <table:table-cell office:value-type="string" calcext:value-type="string">
            <text:p>conduite</text:p>
          </table:table-cell>
          <table:table-cell table:formula="of:=VLOOKUP([.E3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La topographie du terrain est-elle accidentée ?</text:p>
          </table:table-cell>
          <table:table-cell office:value-type="string" calcext:value-type="string">
            <text:p>terrain accidenté</text:p>
          </table:table-cell>
          <table:table-cell office:value-type="string" calcext:value-type="string">
            <text:p>divers</text:p>
          </table:table-cell>
          <table:table-cell table:formula="of:=VLOOKUP([.E33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Le lieu de vie des animaux présente-t-il des objets coupants</text:p>
          </table:table-cell>
          <table:table-cell office:value-type="string" calcext:value-type="string">
            <text:p>présence d'objets coupants dans les lieux de vie des animaux</text:p>
          </table:table-cell>
          <table:table-cell office:value-type="string" calcext:value-type="string">
            <text:p>logement</text:p>
          </table:table-cell>
          <table:table-cell table:formula="of:=VLOOKUP([.E3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Les animaux sont-ils préparés à la mise à l'herbe ?</text:p>
          </table:table-cell>
          <table:table-cell office:value-type="string" calcext:value-type="string">
            <text:p>pas de préparation à la mise à l'herbe</text:p>
          </table:table-cell>
          <table:table-cell office:value-type="string" calcext:value-type="string">
            <text:p>conduite</text:p>
          </table:table-cell>
          <table:table-cell table:formula="of:=VLOOKUP([.E3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Y-a-t-il un mélange d'animaux de différents lots à la mise en pâtures provoquant des bagarres ?</text:p>
          </table:table-cell>
          <table:table-cell office:value-type="string" calcext:value-type="string">
            <text:p>bagarres à la mise à l'herbe</text:p>
          </table:table-cell>
          <table:table-cell office:value-type="string" calcext:value-type="string">
            <text:p>conduite</text:p>
          </table:table-cell>
          <table:table-cell table:formula="of:=VLOOKUP([.E3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Le nombre et les accès aux points d'eau sont-ils adaptés ?</text:p>
          </table:table-cell>
          <table:table-cell office:value-type="string" calcext:value-type="string">
            <text:p>nombre de points d'eau insuffisant, accès problématique</text:p>
          </table:table-cell>
          <table:table-cell office:value-type="string" calcext:value-type="string">
            <text:p>logement</text:p>
          </table:table-cell>
          <table:table-cell table:formula="of:=VLOOKUP([.E37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Le troupeau présente-t-il une coexistence de vaches avec ou sans corne ?</text:p>
          </table:table-cell>
          <table:table-cell office:value-type="string" calcext:value-type="string">
            <text:p>coexistence de vaches avec et sans cornes</text:p>
          </table:table-cell>
          <table:table-cell office:value-type="string" calcext:value-type="string">
            <text:p>conduite</text:p>
          </table:table-cell>
          <table:table-cell table:formula="of:=VLOOKUP([.E3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Y-a-t-il des vaches vides et/ou un taureau dans les lots d'animaux ?</text:p>
          </table:table-cell>
          <table:table-cell office:value-type="string" calcext:value-type="string">
            <text:p>vaches vides avec taureau dans le lots</text:p>
          </table:table-cell>
          <table:table-cell office:value-type="string" calcext:value-type="string">
            <text:p>conduite</text:p>
          </table:table-cell>
          <table:table-cell table:formula="of:=VLOOKUP([.E3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Les animaux sont-ils confrontés à des éléments perturbateurs : chiens, tiers,</text:p>
          </table:table-cell>
          <table:table-cell office:value-type="string" calcext:value-type="string">
            <text:p>présence d'éléments perturbateurs (chiens, )</text:p>
          </table:table-cell>
          <table:table-cell office:value-type="string" calcext:value-type="string">
            <text:p>conduite</text:p>
          </table:table-cell>
          <table:table-cell table:formula="of:=VLOOKUP([.E4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La race du troupeau est-elle adaptée aux déplacements et au territoire ?</text:p>
          </table:table-cell>
          <table:table-cell office:value-type="string" calcext:value-type="string">
            <text:p>race des animaux inadaptée par rapport aux déplacement</text:p>
          </table:table-cell>
          <table:table-cell office:value-type="string" calcext:value-type="string">
            <text:p>conduite</text:p>
          </table:table-cell>
          <table:table-cell table:formula="of:=VLOOKUP([.E4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Est-ce que la nourriture est accessible à tous les animaux en même temps de manière équitable ?</text:p>
          </table:table-cell>
          <table:table-cell office:value-type="string" calcext:value-type="string">
            <text:p>nourriture par forcément accessible à tous les animaux de manière équitable</text:p>
          </table:table-cell>
          <table:table-cell office:value-type="string" calcext:value-type="string">
            <text:p>alimentation</text:p>
          </table:table-cell>
          <table:table-cell table:formula="of:=VLOOKUP([.E4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s </text:p>
          </table:table-cell>
          <table:table-cell office:value-type="string" calcext:value-type="string">
            <text:p>logement</text:p>
          </table:table-cell>
          <table:table-cell table:formula="of:=VLOOKUP([.E4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L'absence de cornadis entre-rail des conflits à l'auge ?</text:p>
          </table:table-cell>
          <table:table-cell office:value-type="string" calcext:value-type="string">
            <text:p>conflits à l'auge par absence de cornadis</text:p>
          </table:table-cell>
          <table:table-cell office:value-type="string" calcext:value-type="string">
            <text:p>logement</text:p>
          </table:table-cell>
          <table:table-cell table:formula="of:=VLOOKUP([.E4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Le troupeau présente-t-il une coexistence de vaches avec ou sans corne ?</text:p>
          </table:table-cell>
          <table:table-cell office:value-type="string" calcext:value-type="string">
            <text:p>coexistence de vaches avec et sans cornes</text:p>
          </table:table-cell>
          <table:table-cell office:value-type="string" calcext:value-type="string">
            <text:p>conduite</text:p>
          </table:table-cell>
          <table:table-cell table:formula="of:=VLOOKUP([.E4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Le bâtiment est-il protégé des perturbations électromagnétiques ?</text:p>
          </table:table-cell>
          <table:table-cell office:value-type="string" calcext:value-type="string">
            <text:p>perturbations électromagnétiques possibles</text:p>
          </table:table-cell>
          <table:table-cell office:value-type="string" calcext:value-type="string">
            <text:p>logement</text:p>
          </table:table-cell>
          <table:table-cell table:formula="of:=VLOOKUP([.E4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Les veaux ont-ils accès à une zone spécifique</text:p>
          </table:table-cell>
          <table:table-cell office:value-type="string" calcext:value-type="string">
            <text:p>pas de zone spécifique pour les veaux</text:p>
          </table:table-cell>
          <table:table-cell office:value-type="string" calcext:value-type="string">
            <text:p>logement</text:p>
          </table:table-cell>
          <table:table-cell table:formula="of:=VLOOKUP([.E47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Le lieu de vie des animaux présente-t-il des objets coupants</text:p>
          </table:table-cell>
          <table:table-cell office:value-type="string" calcext:value-type="string">
            <text:p>présence d'objets coupants dans les lieux de vie des animaux</text:p>
          </table:table-cell>
          <table:table-cell office:value-type="string" calcext:value-type="string">
            <text:p>logement</text:p>
          </table:table-cell>
          <table:table-cell table:formula="of:=VLOOKUP([.E48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Les sols bétonnés sont-ils glissants ?</text:p>
          </table:table-cell>
          <table:table-cell office:value-type="string" calcext:value-type="string">
            <text:p>sols bétonnés glissants</text:p>
          </table:table-cell>
          <table:table-cell office:value-type="string" calcext:value-type="string">
            <text:p>logement</text:p>
          </table:table-cell>
          <table:table-cell table:formula="of:=VLOOKUP([.E4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Y-a-t-il un mélange d'animaux de différents lots à la mise en stabulation provoquant des bagarres ?</text:p>
          </table:table-cell>
          <table:table-cell office:value-type="string" calcext:value-type="string">
            <text:p>bagarres en période de stabulation</text:p>
          </table:table-cell>
          <table:table-cell office:value-type="string" calcext:value-type="string">
            <text:p>logement</text:p>
          </table:table-cell>
          <table:table-cell table:formula="of:=VLOOKUP([.E5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La ration est-elle équilibrée et saine ?</text:p>
          </table:table-cell>
          <table:table-cell office:value-type="string" calcext:value-type="string">
            <text:p>ration déséquilibrée ou mal conservée (moisie)</text:p>
          </table:table-cell>
          <table:table-cell office:value-type="string" calcext:value-type="string">
            <text:p>alimentation</text:p>
          </table:table-cell>
          <table:table-cell table:formula="of:=VLOOKUP([.E5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La ration contient-elle des plantes toxiques dans les fourrages récoltés ou pâturés ? (ex : Datura)</text:p>
          </table:table-cell>
          <table:table-cell office:value-type="string" calcext:value-type="string">
            <text:p>plantes toxiques dans les fourrages récoltés</text:p>
          </table:table-cell>
          <table:table-cell office:value-type="string" calcext:value-type="string">
            <text:p>alimentation</text:p>
          </table:table-cell>
          <table:table-cell table:formula="of:=VLOOKUP([.E5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L'abreuvement est-il suffisant et accessible à tous les animaux ?</text:p>
          </table:table-cell>
          <table:table-cell office:value-type="string" calcext:value-type="string">
            <text:p>abreuvement non accessible à tous les animaux</text:p>
          </table:table-cell>
          <table:table-cell office:value-type="string" calcext:value-type="string">
            <text:p>alimentation</text:p>
          </table:table-cell>
          <table:table-cell table:formula="of:=VLOOKUP([.E5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Les circuits électriques sont-ils en bon état ou source d'électrocution ?</text:p>
          </table:table-cell>
          <table:table-cell office:value-type="string" calcext:value-type="string">
            <text:p>circuits électriques en mauvais état</text:p>
          </table:table-cell>
          <table:table-cell office:value-type="string" calcext:value-type="string">
            <text:p>logement</text:p>
          </table:table-cell>
          <table:table-cell table:formula="of:=VLOOKUP([.E5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Le bâtiment est-il doté d'un parafoudre et d'une prise de terre électrique performante ?</text:p>
          </table:table-cell>
          <table:table-cell office:value-type="string" calcext:value-type="string">
            <text:p>prise de terre non performante et absence de parafoudre</text:p>
          </table:table-cell>
          <table:table-cell office:value-type="string" calcext:value-type="string">
            <text:p>logement</text:p>
          </table:table-cell>
          <table:table-cell table:formula="of:=VLOOKUP([.E5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Le bâtiment présente-t-il des courants d'air excessifs</text:p>
          </table:table-cell>
          <table:table-cell office:value-type="string" calcext:value-type="string">
            <text:p>présence de courants d'air dans le bâtiment</text:p>
          </table:table-cell>
          <table:table-cell office:value-type="string" calcext:value-type="string">
            <text:p>logement</text:p>
          </table:table-cell>
          <table:table-cell table:formula="of:=VLOOKUP([.E5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Les animaux présentent-ils les symptômes de la grippe (diarrhée, toux, fièvre, etc.) ?</text:p>
          </table:table-cell>
          <table:table-cell office:value-type="string" calcext:value-type="string">
            <text:p>symptômes de grippe</text:p>
          </table:table-cell>
          <table:table-cell office:value-type="string" calcext:value-type="string">
            <text:p>santé</text:p>
          </table:table-cell>
          <table:table-cell table:formula="of:=VLOOKUP([.E57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Le troupeau est-il touché par le vol par de la boucherie sauvage en pâture ?</text:p>
          </table:table-cell>
          <table:table-cell office:value-type="string" calcext:value-type="string">
            <text:p>vol d'animaux</text:p>
          </table:table-cell>
          <table:table-cell office:value-type="string" calcext:value-type="string">
            <text:p>divers</text:p>
          </table:table-cell>
          <table:table-cell table:formula="of:=VLOOKUP([.E58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La ration présente-t-elle suffisamment de fibres ?</text:p>
          </table:table-cell>
          <table:table-cell office:value-type="string" calcext:value-type="string">
            <text:p>insuffisance de fibres dans la ration</text:p>
          </table:table-cell>
          <table:table-cell office:value-type="string" calcext:value-type="string">
            <text:p>alimentation</text:p>
          </table:table-cell>
          <table:table-cell table:formula="of:=VLOOKUP([.E5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Y-a-t-il un risque d'entérotoxémie sur le lot avec des rations trop riches - La vaccination est-elle pratiquée ?</text:p>
          </table:table-cell>
          <table:table-cell office:value-type="string" calcext:value-type="string">
            <text:p>risques d'entérotoxémie (et pas de vaccination)</text:p>
          </table:table-cell>
          <table:table-cell office:value-type="string" calcext:value-type="string">
            <text:p>alimentation</text:p>
          </table:table-cell>
          <table:table-cell table:formula="of:=VLOOKUP([.E6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La mortalité fait-elle suite à une grippe non détectée ou mal soignée ?</text:p>
          </table:table-cell>
          <table:table-cell office:value-type="string" calcext:value-type="string">
            <text:p>grippe non détecté ou mal soignée avec mortalité</text:p>
          </table:table-cell>
          <table:table-cell office:value-type="string" calcext:value-type="string">
            <text:p>santé</text:p>
          </table:table-cell>
          <table:table-cell table:formula="of:=VLOOKUP([.E61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Le renouvellement du troupeau est-il suffisant pour réformer les animaux à risque ?</text:p>
          </table:table-cell>
          <table:table-cell office:value-type="string" calcext:value-type="string">
            <text:p>réforme des animaux à risque insuffisante</text:p>
          </table:table-cell>
          <table:table-cell office:value-type="string" calcext:value-type="string">
            <text:p>conduite</text:p>
          </table:table-cell>
          <table:table-cell table:formula="of:=VLOOKUP([.E6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Le produits achetés sont-ils majoritairement à but curatif</text:p>
          </table:table-cell>
          <table:table-cell office:value-type="string" calcext:value-type="string">
            <text:p>forte consommation de médicaments curatifs</text:p>
          </table:table-cell>
          <table:table-cell office:value-type="string" calcext:value-type="string">
            <text:p>santé</text:p>
          </table:table-cell>
          <table:table-cell table:formula="of:=VLOOKUP([.E63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Les apports sont-ils suffisants par rapport aux objectifs de croissance ?</text:p>
          </table:table-cell>
          <table:table-cell office:value-type="string" calcext:value-type="string">
            <text:p>apports insuffisants par rapport aux objectifs de croissance</text:p>
          </table:table-cell>
          <table:table-cell office:value-type="string" calcext:value-type="string">
            <text:p>alimentation</text:p>
          </table:table-cell>
          <table:table-cell table:formula="of:=VLOOKUP([.E6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Le parasitisme est-il maîtrisé ?</text:p>
          </table:table-cell>
          <table:table-cell office:value-type="string" calcext:value-type="string">
            <text:p>parasitisme mal maîtrisé</text:p>
          </table:table-cell>
          <table:table-cell office:value-type="string" calcext:value-type="string">
            <text:p>parasitisme</text:p>
          </table:table-cell>
          <table:table-cell table:formula="of:=VLOOKUP([.E6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Les génisses sont-elles touchées par des pathologies du jeune âge ? (respiratoires</text:p>
          </table:table-cell>
          <table:table-cell office:value-type="string" calcext:value-type="string">
            <text:p>pathologie du jeune âge chez les génisses</text:p>
          </table:table-cell>
          <table:table-cell office:value-type="string" calcext:value-type="string">
            <text:p>santé</text:p>
          </table:table-cell>
          <table:table-cell table:formula="of:=VLOOKUP([.E66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Les apports alimentaires sont-ils suffisants durant le premier mois de lactation ? Et pour les primipares ?</text:p>
          </table:table-cell>
          <table:table-cell office:value-type="string" calcext:value-type="string">
            <text:p>apports alimentaires insuffisants durant les 1er mois de lactation</text:p>
          </table:table-cell>
          <table:table-cell office:value-type="string" calcext:value-type="string">
            <text:p>alimentation</text:p>
          </table:table-cell>
          <table:table-cell table:formula="of:=VLOOKUP([.E6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Les animaux ne sont-ils pas trop gras au vêlage ?</text:p>
          </table:table-cell>
          <table:table-cell office:value-type="string" calcext:value-type="string">
            <text:p>vaches trop grasses au vêlage</text:p>
          </table:table-cell>
          <table:table-cell office:value-type="string" calcext:value-type="string">
            <text:p>alimentation</text:p>
          </table:table-cell>
          <table:table-cell table:formula="of:=VLOOKUP([.E6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Le parasitisme est-il maîtrisé ?</text:p>
          </table:table-cell>
          <table:table-cell office:value-type="string" calcext:value-type="string">
            <text:p>parasitisme mal maîtrisé</text:p>
          </table:table-cell>
          <table:table-cell office:value-type="string" calcext:value-type="string">
            <text:p>parasitisme</text:p>
          </table:table-cell>
          <table:table-cell table:formula="of:=VLOOKUP([.E6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Les maladies en lien avec la reproduction (BVD, chlamydioses,) sont-elles maîtrisées ?</text:p>
          </table:table-cell>
          <table:table-cell office:value-type="string" calcext:value-type="string">
            <text:p>présence de maladies touchant la reproduction</text:p>
          </table:table-cell>
          <table:table-cell office:value-type="string" calcext:value-type="string">
            <text:p>santé</text:p>
          </table:table-cell>
          <table:table-cell table:formula="of:=VLOOKUP([.E70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Les vêlages précédents ont-ils été difficiles ?</text:p>
          </table:table-cell>
          <table:table-cell office:value-type="string" calcext:value-type="string">
            <text:p>vêlages précédents difficiles</text:p>
          </table:table-cell>
          <table:table-cell office:value-type="string" calcext:value-type="string">
            <text:p>santé</text:p>
          </table:table-cell>
          <table:table-cell table:formula="of:=VLOOKUP([.E71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La fertilité du taureau est-elle surveillée ?</text:p>
          </table:table-cell>
          <table:table-cell office:value-type="string" calcext:value-type="string">
            <text:p>pas de surveillance de la fertilité du taureau</text:p>
          </table:table-cell>
          <table:table-cell office:value-type="string" calcext:value-type="string">
            <text:p>conduite</text:p>
          </table:table-cell>
          <table:table-cell table:formula="of:=VLOOKUP([.E7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La présence du taureau est-elle trop courte ?</text:p>
          </table:table-cell>
          <table:table-cell office:value-type="string" calcext:value-type="string">
            <text:p>présence du taureau trop courte</text:p>
          </table:table-cell>
          <table:table-cell office:value-type="string" calcext:value-type="string">
            <text:p>conduite</text:p>
          </table:table-cell>
          <table:table-cell table:formula="of:=VLOOKUP([.E7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La ration est-elle équilibrée et notamment en apports minéraux ?</text:p>
          </table:table-cell>
          <table:table-cell office:value-type="string" calcext:value-type="string">
            <text:p>ration déséquilibrée, notamment en minéraux</text:p>
          </table:table-cell>
          <table:table-cell office:value-type="string" calcext:value-type="string">
            <text:p>alimentation</text:p>
          </table:table-cell>
          <table:table-cell table:formula="of:=VLOOKUP([.E7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Les animaux sont-ils confrontés à des éléments perturbateurs : chiens</text:p>
          </table:table-cell>
          <table:table-cell office:value-type="string" calcext:value-type="string">
            <text:p>présence d'éléments perturbateurs (chiens,)</text:p>
          </table:table-cell>
          <table:table-cell office:value-type="string" calcext:value-type="string">
            <text:p>conduite</text:p>
          </table:table-cell>
          <table:table-cell table:formula="of:=VLOOKUP([.E7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Les maladies abortives (BVD, Fièvre Q, FCO) sont-elles maîtrisées ?</text:p>
          </table:table-cell>
          <table:table-cell office:value-type="string" calcext:value-type="string">
            <text:p>présence de maladies abortives</text:p>
          </table:table-cell>
          <table:table-cell office:value-type="string" calcext:value-type="string">
            <text:p>santé</text:p>
          </table:table-cell>
          <table:table-cell table:formula="of:=VLOOKUP([.E76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les gestantes sont-elles touchées par des infections diverses avec fièvre ?</text:p>
          </table:table-cell>
          <table:table-cell office:value-type="string" calcext:value-type="string">
            <text:p>infections diverses sur les gestantes</text:p>
          </table:table-cell>
          <table:table-cell office:value-type="string" calcext:value-type="string">
            <text:p>santé</text:p>
          </table:table-cell>
          <table:table-cell table:formula="of:=VLOOKUP([.E77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Des traitements corticoïdes ont-ils été administrés</text:p>
          </table:table-cell>
          <table:table-cell office:value-type="string" calcext:value-type="string">
            <text:p>traitements corticoïdes</text:p>
          </table:table-cell>
          <table:table-cell office:value-type="string" calcext:value-type="string">
            <text:p>santé</text:p>
          </table:table-cell>
          <table:table-cell table:formula="of:=VLOOKUP([.E78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es vaches ont-elles présenté un anoestrus d'hiver ?</text:p>
          </table:table-cell>
          <table:table-cell office:value-type="string" calcext:value-type="string">
            <text:p>anoestrus d'hiver</text:p>
          </table:table-cell>
          <table:table-cell office:value-type="string" calcext:value-type="string">
            <text:p>divers</text:p>
          </table:table-cell>
          <table:table-cell table:formula="of:=VLOOKUP([.E79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es vaches ont-elles présenté un anoestrus d'allaitement ?</text:p>
          </table:table-cell>
          <table:table-cell office:value-type="string" calcext:value-type="string">
            <text:p>anoestrus d'allaitement</text:p>
          </table:table-cell>
          <table:table-cell office:value-type="string" calcext:value-type="string">
            <text:p>divers</text:p>
          </table:table-cell>
          <table:table-cell table:formula="of:=VLOOKUP([.E80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es apports alimentaires sont-ils suffisants pour éviter les pertes d'état ?</text:p>
          </table:table-cell>
          <table:table-cell office:value-type="string" calcext:value-type="string">
            <text:p>perte d'état par apports alimentaires insuffisants</text:p>
          </table:table-cell>
          <table:table-cell office:value-type="string" calcext:value-type="string">
            <text:p>alimentation</text:p>
          </table:table-cell>
          <table:table-cell table:formula="of:=VLOOKUP([.E8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es apports en vitamines, minéraux et oligo-éléments sont-ils suffisants</text:p>
          </table:table-cell>
          <table:table-cell office:value-type="string" calcext:value-type="string">
            <text:p>apports en vitamines, minéraux et oligo-éléments insuffisants</text:p>
          </table:table-cell>
          <table:table-cell office:value-type="string" calcext:value-type="string">
            <text:p>alimentation</text:p>
          </table:table-cell>
          <table:table-cell table:formula="of:=VLOOKUP([.E8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es vaches ont-elles subies des métrites ou non-délivrances mal gérées ?</text:p>
          </table:table-cell>
          <table:table-cell office:value-type="string" calcext:value-type="string">
            <text:p>non-délivrances mal gérées et métrites</text:p>
          </table:table-cell>
          <table:table-cell office:value-type="string" calcext:value-type="string">
            <text:p>santé</text:p>
          </table:table-cell>
          <table:table-cell table:formula="of:=VLOOKUP([.E83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es vêlages précédents ont-ils été difficiles ?</text:p>
          </table:table-cell>
          <table:table-cell office:value-type="string" calcext:value-type="string">
            <text:p>vêlages précédents difficiles</text:p>
          </table:table-cell>
          <table:table-cell office:value-type="string" calcext:value-type="string">
            <text:p>santé</text:p>
          </table:table-cell>
          <table:table-cell table:formula="of:=VLOOKUP([.E84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es vaches sont-elles de souches faiblement indexées en fertilité ?</text:p>
          </table:table-cell>
          <table:table-cell office:value-type="string" calcext:value-type="string">
            <text:p>souches avec faible fertilité</text:p>
          </table:table-cell>
          <table:table-cell office:value-type="string" calcext:value-type="string">
            <text:p>divers</text:p>
          </table:table-cell>
          <table:table-cell table:formula="of:=VLOOKUP([.E85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e nombre de vaches par taureaux est-il cohérent ?</text:p>
          </table:table-cell>
          <table:table-cell office:value-type="string" calcext:value-type="string">
            <text:p>nombre de vache par taureaux incohérent</text:p>
          </table:table-cell>
          <table:table-cell office:value-type="string" calcext:value-type="string">
            <text:p>conduite</text:p>
          </table:table-cell>
          <table:table-cell table:formula="of:=VLOOKUP([.E8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'alimentation des taureaux est-elle suffisante ?</text:p>
          </table:table-cell>
          <table:table-cell office:value-type="string" calcext:value-type="string">
            <text:p>alimentation du taureau insuffisante</text:p>
          </table:table-cell>
          <table:table-cell office:value-type="string" calcext:value-type="string">
            <text:p>alimentation</text:p>
          </table:table-cell>
          <table:table-cell table:formula="of:=VLOOKUP([.E8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La fertilité du taureau est-elle surveillée ?</text:p>
          </table:table-cell>
          <table:table-cell office:value-type="string" calcext:value-type="string">
            <text:p>pas de surveillance de la fertilité du taureau</text:p>
          </table:table-cell>
          <table:table-cell office:value-type="string" calcext:value-type="string">
            <text:p>conduite</text:p>
          </table:table-cell>
          <table:table-cell table:formula="of:=VLOOKUP([.E8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Le type génétique du taureau est-il adapté à la morphologie des vaches et des génisses ?</text:p>
          </table:table-cell>
          <table:table-cell office:value-type="string" calcext:value-type="string">
            <text:p>type génétique du taureau inadapté à la morphologie des femelles</text:p>
          </table:table-cell>
          <table:table-cell office:value-type="string" calcext:value-type="string">
            <text:p>conduite</text:p>
          </table:table-cell>
          <table:table-cell table:formula="of:=VLOOKUP([.E8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La ration fin de gestation n'est-elle pas trop riche ?</text:p>
          </table:table-cell>
          <table:table-cell office:value-type="string" calcext:value-type="string">
            <text:p>ration de fin de gestation trop riche</text:p>
          </table:table-cell>
          <table:table-cell office:value-type="string" calcext:value-type="string">
            <text:p>alimentation</text:p>
          </table:table-cell>
          <table:table-cell table:formula="of:=VLOOKUP([.E9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Les reproductrices présentent-elles une morphologie adaptée au vêlage ?</text:p>
          </table:table-cell>
          <table:table-cell office:value-type="string" calcext:value-type="string">
            <text:p>morphologie des vaches inadaptée au vêlage</text:p>
          </table:table-cell>
          <table:table-cell office:value-type="string" calcext:value-type="string">
            <text:p>conduite</text:p>
          </table:table-cell>
          <table:table-cell table:formula="of:=VLOOKUP([.E9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L'âge au vêlage est-il trop jeune ?</text:p>
          </table:table-cell>
          <table:table-cell office:value-type="string" calcext:value-type="string">
            <text:p>vêlages trop précoces</text:p>
          </table:table-cell>
          <table:table-cell office:value-type="string" calcext:value-type="string">
            <text:p>conduite</text:p>
          </table:table-cell>
          <table:table-cell table:formula="of:=VLOOKUP([.E9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La conduite des génisses de renouvellement est-elle cohérente avec l'objectif d'âge au vêlage ?</text:p>
          </table:table-cell>
          <table:table-cell office:value-type="string" calcext:value-type="string">
            <text:p>conduites des génisses incohérente / âge au vêlage</text:p>
          </table:table-cell>
          <table:table-cell office:value-type="string" calcext:value-type="string">
            <text:p>conduite</text:p>
          </table:table-cell>
          <table:table-cell table:formula="of:=VLOOKUP([.E9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Y-t-il trop de vêlages difficiles ? (cf. vêlages difficiles)</text:p>
          </table:table-cell>
          <table:table-cell office:value-type="string" calcext:value-type="string">
            <text:p>vêlages difficiles</text:p>
          </table:table-cell>
          <table:table-cell office:value-type="string" calcext:value-type="string">
            <text:p>santé</text:p>
          </table:table-cell>
          <table:table-cell table:formula="of:=VLOOKUP([.E94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Les mises-bas ont-elles lieu dans une case de vêlage dédiée et propre ?</text:p>
          </table:table-cell>
          <table:table-cell office:value-type="string" calcext:value-type="string">
            <text:p>absence de case de vêlage</text:p>
          </table:table-cell>
          <table:table-cell office:value-type="string" calcext:value-type="string">
            <text:p>logement</text:p>
          </table:table-cell>
          <table:table-cell table:formula="of:=VLOOKUP([.E9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Les interventions humaines respectent-elles les conditions d'hygiène ?</text:p>
          </table:table-cell>
          <table:table-cell office:value-type="string" calcext:value-type="string">
            <text:p>hygiène insuffisante dans les interventions</text:p>
          </table:table-cell>
          <table:table-cell office:value-type="string" calcext:value-type="string">
            <text:p>conduite</text:p>
          </table:table-cell>
          <table:table-cell table:formula="of:=VLOOKUP([.E9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Les apports en vitamines, minéraux et/ou oligoéléments sont-ils suffisants avant vêlage ?</text:p>
          </table:table-cell>
          <table:table-cell office:value-type="string" calcext:value-type="string">
            <text:p>apports en vitamines, minéraux et oligo-éléments insuffisants</text:p>
          </table:table-cell>
          <table:table-cell office:value-type="string" calcext:value-type="string">
            <text:p>alimentation</text:p>
          </table:table-cell>
          <table:table-cell table:formula="of:=VLOOKUP([.E9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La ration de fin de gestation n'est-elle pas trop riche ?</text:p>
          </table:table-cell>
          <table:table-cell office:value-type="string" calcext:value-type="string">
            <text:p>ration de fin de gestation trop riche</text:p>
          </table:table-cell>
          <table:table-cell office:value-type="string" calcext:value-type="string">
            <text:p>alimentation</text:p>
          </table:table-cell>
          <table:table-cell table:formula="of:=VLOOKUP([.E9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Le type génétique du taureau peut-il être à l'origine de ces poids de naissance trop élevé ?</text:p>
          </table:table-cell>
          <table:table-cell office:value-type="string" calcext:value-type="string">
            <text:p>type génétique du taureau à l'origine de poids de naissance trop élevés</text:p>
          </table:table-cell>
          <table:table-cell office:value-type="string" calcext:value-type="string">
            <text:p>conduite</text:p>
          </table:table-cell>
          <table:table-cell table:formula="of:=VLOOKUP([.E9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La ration est-elle suffisamment riche en fibres ?</text:p>
          </table:table-cell>
          <table:table-cell office:value-type="string" calcext:value-type="string">
            <text:p>ration pauvre en fibres</text:p>
          </table:table-cell>
          <table:table-cell office:value-type="string" calcext:value-type="string">
            <text:p>alimentation</text:p>
          </table:table-cell>
          <table:table-cell table:formula="of:=VLOOKUP([.E10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La ration est-elle excédentaire en amidon ?</text:p>
          </table:table-cell>
          <table:table-cell office:value-type="string" calcext:value-type="string">
            <text:p>ration excédentaire en amidon</text:p>
          </table:table-cell>
          <table:table-cell office:value-type="string" calcext:value-type="string">
            <text:p>alimentation</text:p>
          </table:table-cell>
          <table:table-cell table:formula="of:=VLOOKUP([.E10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Les animaux ont-ils subit une transition alimentaire brutale ou trop courte (inférieur à 3 semaines) ?</text:p>
          </table:table-cell>
          <table:table-cell office:value-type="string" calcext:value-type="string">
            <text:p>transition alimentaire trop brutale ou trop courte</text:p>
          </table:table-cell>
          <table:table-cell office:value-type="string" calcext:value-type="string">
            <text:p>alimentation</text:p>
          </table:table-cell>
          <table:table-cell table:formula="of:=VLOOKUP([.E10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a mise en quarantaine des animaux achetés est-elle respectée ?</text:p>
          </table:table-cell>
          <table:table-cell office:value-type="string" calcext:value-type="string">
            <text:p>pas de mise en quarantaine des animaux achetés</text:p>
          </table:table-cell>
          <table:table-cell office:value-type="string" calcext:value-type="string">
            <text:p>santé</text:p>
          </table:table-cell>
          <table:table-cell table:formula="of:=VLOOKUP([.E103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a ration est-elle excédentaire ?</text:p>
          </table:table-cell>
          <table:table-cell office:value-type="string" calcext:value-type="string">
            <text:p>ration excédentaire</text:p>
          </table:table-cell>
          <table:table-cell office:value-type="string" calcext:value-type="string">
            <text:p>alimentation</text:p>
          </table:table-cell>
          <table:table-cell table:formula="of:=VLOOKUP([.E10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es animaux sont-ils vaccinés contre les entérotoxémies ?</text:p>
          </table:table-cell>
          <table:table-cell office:value-type="string" calcext:value-type="string">
            <text:p>pas de vaccination contre les entérotoxémies</text:p>
          </table:table-cell>
          <table:table-cell office:value-type="string" calcext:value-type="string">
            <text:p>santé</text:p>
          </table:table-cell>
          <table:table-cell table:formula="of:=VLOOKUP([.E105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a ration est-elle calculée ?</text:p>
          </table:table-cell>
          <table:table-cell office:value-type="string" calcext:value-type="string">
            <text:p>pas de calcul de ration</text:p>
          </table:table-cell>
          <table:table-cell office:value-type="string" calcext:value-type="string">
            <text:p>alimentation</text:p>
          </table:table-cell>
          <table:table-cell table:formula="of:=VLOOKUP([.E10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a ration est-elle pesée ?</text:p>
          </table:table-cell>
          <table:table-cell office:value-type="string" calcext:value-type="string">
            <text:p>ration non pesée</text:p>
          </table:table-cell>
          <table:table-cell office:value-type="string" calcext:value-type="string">
            <text:p>alimentation</text:p>
          </table:table-cell>
          <table:table-cell table:formula="of:=VLOOKUP([.E10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a ration distribuée est-elle différente de la ration calculée ?</text:p>
          </table:table-cell>
          <table:table-cell office:value-type="string" calcext:value-type="string">
            <text:p>ration distribuée différente de la ration calculée</text:p>
          </table:table-cell>
          <table:table-cell office:value-type="string" calcext:value-type="string">
            <text:p>alimentation</text:p>
          </table:table-cell>
          <table:table-cell table:formula="of:=VLOOKUP([.E10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es délais de transition alimentaire sont-ils respectés ?</text:p>
          </table:table-cell>
          <table:table-cell office:value-type="string" calcext:value-type="string">
            <text:p>transition alimentaire trop brutale ou trop courte</text:p>
          </table:table-cell>
          <table:table-cell office:value-type="string" calcext:value-type="string">
            <text:p>alimentation</text:p>
          </table:table-cell>
          <table:table-cell table:formula="of:=VLOOKUP([.E10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Comment les animaux valorisent la ration (observation des animaux) ?</text:p>
          </table:table-cell>
          <table:table-cell office:value-type="string" calcext:value-type="string">
            <text:p>valorisation de la ration peut-être insuffisante</text:p>
          </table:table-cell>
          <table:table-cell office:value-type="string" calcext:value-type="string">
            <text:p>alimentation</text:p>
          </table:table-cell>
          <table:table-cell table:formula="of:=VLOOKUP([.E11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es sols sont-ils glissants ?</text:p>
          </table:table-cell>
          <table:table-cell office:value-type="string" calcext:value-type="string">
            <text:p>sols glissants</text:p>
          </table:table-cell>
          <table:table-cell office:value-type="string" calcext:value-type="string">
            <text:p>logement</text:p>
          </table:table-cell>
          <table:table-cell table:formula="of:=VLOOKUP([.E11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es bagarres sont fréquentes ? Les animaux sont nerveux ?</text:p>
          </table:table-cell>
          <table:table-cell office:value-type="string" calcext:value-type="string">
            <text:p>animaux nerveux, qui se battent</text:p>
          </table:table-cell>
          <table:table-cell office:value-type="string" calcext:value-type="string">
            <text:p>divers</text:p>
          </table:table-cell>
          <table:table-cell table:formula="of:=VLOOKUP([.E112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a densité animale n'est-elle pas trop élevée ?</text:p>
          </table:table-cell>
          <table:table-cell office:value-type="string" calcext:value-type="string">
            <text:p>densité animale trop élevée</text:p>
          </table:table-cell>
          <table:table-cell office:value-type="string" calcext:value-type="string">
            <text:p>logement</text:p>
          </table:table-cell>
          <table:table-cell table:formula="of:=VLOOKUP([.E11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e bâtiment est-il suffisamment ventilé ? Présence de courants d'air, ammoniac, chaleur,</text:p>
          </table:table-cell>
          <table:table-cell office:value-type="string" calcext:value-type="string">
            <text:p>problèmes de ventilation du bâtiment</text:p>
          </table:table-cell>
          <table:table-cell office:value-type="string" calcext:value-type="string">
            <text:p>logement</text:p>
          </table:table-cell>
          <table:table-cell table:formula="of:=VLOOKUP([.E11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a maladie des muqueuses (BVD) est-elle maîtrisée dans le troupeau ?</text:p>
          </table:table-cell>
          <table:table-cell office:value-type="string" calcext:value-type="string">
            <text:p>BVD non maîtrisé</text:p>
          </table:table-cell>
          <table:table-cell office:value-type="string" calcext:value-type="string">
            <text:p>santé</text:p>
          </table:table-cell>
          <table:table-cell table:formula="of:=VLOOKUP([.E115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a ration contient-elle suffisamment de fibres de structure ?</text:p>
          </table:table-cell>
          <table:table-cell office:value-type="string" calcext:value-type="string">
            <text:p>pas assez de fibres de structure dans la ration</text:p>
          </table:table-cell>
          <table:table-cell office:value-type="string" calcext:value-type="string">
            <text:p>alimentation</text:p>
          </table:table-cell>
          <table:table-cell table:formula="of:=VLOOKUP([.E11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a ration est-elle équilibrée ?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alimentation</text:p>
          </table:table-cell>
          <table:table-cell table:formula="of:=VLOOKUP([.E11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es délais de transition alimentaire sont-ils respectés ?</text:p>
          </table:table-cell>
          <table:table-cell office:value-type="string" calcext:value-type="string">
            <text:p>transition alimentaire trop brutale ou trop courte</text:p>
          </table:table-cell>
          <table:table-cell office:value-type="string" calcext:value-type="string">
            <text:p>alimentation</text:p>
          </table:table-cell>
          <table:table-cell table:formula="of:=VLOOKUP([.E11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'eau est potable ?</text:p>
          </table:table-cell>
          <table:table-cell office:value-type="string" calcext:value-type="string">
            <text:p>eau non potable</text:p>
          </table:table-cell>
          <table:table-cell office:value-type="string" calcext:value-type="string">
            <text:p>alimentation</text:p>
          </table:table-cell>
          <table:table-cell table:formula="of:=VLOOKUP([.E11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e troupeau est-il protégé des contaminations extérieures (personnes</text:p>
          </table:table-cell>
          <table:table-cell office:value-type="string" calcext:value-type="string">
            <text:p>pas de protection du troupeau vis-à-vis des contamination extérieures</text:p>
          </table:table-cell>
          <table:table-cell office:value-type="string" calcext:value-type="string">
            <text:p>santé</text:p>
          </table:table-cell>
          <table:table-cell table:formula="of:=VLOOKUP([.E120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e troupeau est-il touché par la paratuberculose ?</text:p>
          </table:table-cell>
          <table:table-cell office:value-type="string" calcext:value-type="string">
            <text:p>présence de paratuberculose</text:p>
          </table:table-cell>
          <table:table-cell office:value-type="string" calcext:value-type="string">
            <text:p>santé</text:p>
          </table:table-cell>
          <table:table-cell table:formula="of:=VLOOKUP([.E121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es parasites strongles digestifs, paramphistome et grande douve sont-ils maîtrisés</text:p>
          </table:table-cell>
          <table:table-cell office:value-type="string" calcext:value-type="string">
            <text:p>pas de maîtrise du parasitisme</text:p>
          </table:table-cell>
          <table:table-cell office:value-type="string" calcext:value-type="string">
            <text:p>parasitisme</text:p>
          </table:table-cell>
          <table:table-cell table:formula="of:=VLOOKUP([.E12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'abreuvement sur points d'eaux naturels potentiellement contaminés est-il sécurisé ?</text:p>
          </table:table-cell>
          <table:table-cell office:value-type="string" calcext:value-type="string">
            <text:p>points d'eaux naturels peut-être contaminés</text:p>
          </table:table-cell>
          <table:table-cell office:value-type="string" calcext:value-type="string">
            <text:p>parasitisme</text:p>
          </table:table-cell>
          <table:table-cell table:formula="of:=VLOOKUP([.E12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Existe-il une bonne gestion du pâturage vis-à-vis du parasitisme ?</text:p>
          </table:table-cell>
          <table:table-cell office:value-type="string" calcext:value-type="string">
            <text:p>pas de gestion particulière du pâturage vis-a-vis du parasitisme</text:p>
          </table:table-cell>
          <table:table-cell office:value-type="string" calcext:value-type="string">
            <text:p>parasitisme</text:p>
          </table:table-cell>
          <table:table-cell table:formula="of:=VLOOKUP([.E12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Pratiquez-vous un suivi/dépistage de l'infestation parasitaire ?</text:p>
          </table:table-cell>
          <table:table-cell office:value-type="string" calcext:value-type="string">
            <text:p>suivi/dépistage des infections parasitaires</text:p>
          </table:table-cell>
          <table:table-cell office:value-type="string" calcext:value-type="string">
            <text:p>parasitisme</text:p>
          </table:table-cell>
          <table:table-cell table:formula="of:=VLOOKUP([.E12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Les délais de transition alimentaire sont-ils respectés ?</text:p>
          </table:table-cell>
          <table:table-cell office:value-type="string" calcext:value-type="string">
            <text:p>transition alimentaire trop brutale ou trop courte</text:p>
          </table:table-cell>
          <table:table-cell office:value-type="string" calcext:value-type="string">
            <text:p>alimentation</text:p>
          </table:table-cell>
          <table:table-cell table:formula="of:=VLOOKUP([.E12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La proportion de légumineuses météorisantes (trèfle violet, …)</text:p>
          </table:table-cell>
          <table:table-cell office:value-type="string" calcext:value-type="string">
            <text:p>présence de légumineuses météorisantes dans la ration</text:p>
          </table:table-cell>
          <table:table-cell office:value-type="string" calcext:value-type="string">
            <text:p>alimentation</text:p>
          </table:table-cell>
          <table:table-cell table:formula="of:=VLOOKUP([.E12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Pratiquez-vous le pâturage dans des vergers (pommiers) ?</text:p>
          </table:table-cell>
          <table:table-cell office:value-type="string" calcext:value-type="string">
            <text:p>pâturage sous pommiers</text:p>
          </table:table-cell>
          <table:table-cell office:value-type="string" calcext:value-type="string">
            <text:p>alimentation</text:p>
          </table:table-cell>
          <table:table-cell table:formula="of:=VLOOKUP([.E12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Absence de complémentation en Mg à la mise à l'herbe</text:p>
          </table:table-cell>
          <table:table-cell office:value-type="string" calcext:value-type="string">
            <text:p>pas de complémentation en Mg à la mise à l'herbe</text:p>
          </table:table-cell>
          <table:table-cell office:value-type="string" calcext:value-type="string">
            <text:p>alimentation</text:p>
          </table:table-cell>
          <table:table-cell table:formula="of:=VLOOKUP([.E12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Absence de transition entre la ration hivernale et printanière</text:p>
          </table:table-cell>
          <table:table-cell office:value-type="string" calcext:value-type="string">
            <text:p>pas de transition entre les rations hivernales et printanières </text:p>
          </table:table-cell>
          <table:table-cell office:value-type="string" calcext:value-type="string">
            <text:p>alimentation</text:p>
          </table:table-cell>
          <table:table-cell table:formula="of:=VLOOKUP([.E13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Ingestion excessive d'herbe jeune qui accélère le transit</text:p>
          </table:table-cell>
          <table:table-cell office:value-type="string" calcext:value-type="string">
            <text:p>Ingestion excessive d'herbe jeune</text:p>
          </table:table-cell>
          <table:table-cell office:value-type="string" calcext:value-type="string">
            <text:p>alimentation</text:p>
          </table:table-cell>
          <table:table-cell table:formula="of:=VLOOKUP([.E13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a mortalité est-elle en rapport avec des vêlages difficiles</text:p>
          </table:table-cell>
          <table:table-cell office:value-type="string" calcext:value-type="string">
            <text:p>vêlages difficiles</text:p>
          </table:table-cell>
          <table:table-cell office:value-type="string" calcext:value-type="string">
            <text:p>santé</text:p>
          </table:table-cell>
          <table:table-cell table:formula="of:=VLOOKUP([.E132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Des apports minéraux sont-ils réalisés ?</text:p>
          </table:table-cell>
          <table:table-cell office:value-type="string" calcext:value-type="string">
            <text:p>pas d'apport de minéraux</text:p>
          </table:table-cell>
          <table:table-cell office:value-type="string" calcext:value-type="string">
            <text:p>alimentation</text:p>
          </table:table-cell>
          <table:table-cell table:formula="of:=VLOOKUP([.E13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Assurez-vous une bonne surveillance et êtes-vous correctement équipé ?</text:p>
          </table:table-cell>
          <table:table-cell office:value-type="string" calcext:value-type="string">
            <text:p>Surveillance peut-être insuffisante</text:p>
          </table:table-cell>
          <table:table-cell office:value-type="string" calcext:value-type="string">
            <text:p>conduite</text:p>
          </table:table-cell>
          <table:table-cell table:formula="of:=VLOOKUP([.E13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tes-vous équipé d'une case de vêlage et d'isolement du couple mère veau ?</text:p>
          </table:table-cell>
          <table:table-cell office:value-type="string" calcext:value-type="string">
            <text:p>pas de case de vêlage</text:p>
          </table:table-cell>
          <table:table-cell office:value-type="string" calcext:value-type="string">
            <text:p>conduite</text:p>
          </table:table-cell>
          <table:table-cell table:formula="of:=VLOOKUP([.E13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Assurez-vous une bonne hygiène des locaux ?</text:p>
          </table:table-cell>
          <table:table-cell office:value-type="string" calcext:value-type="string">
            <text:p>Hygiène des locaux insuffisante</text:p>
          </table:table-cell>
          <table:table-cell office:value-type="string" calcext:value-type="string">
            <text:p>hygiène</text:p>
          </table:table-cell>
          <table:table-cell table:formula="of:=VLOOKUP([.E136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es vaches ont-elles de bonnes qualités maternelles ?</text:p>
          </table:table-cell>
          <table:table-cell office:value-type="string" calcext:value-type="string">
            <text:p>faible qualité maternelle des vaches</text:p>
          </table:table-cell>
          <table:table-cell office:value-type="string" calcext:value-type="string">
            <text:p>divers</text:p>
          </table:table-cell>
          <table:table-cell table:formula="of:=VLOOKUP([.E137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a prise de colostrum est-elle suffisante ?</text:p>
          </table:table-cell>
          <table:table-cell office:value-type="string" calcext:value-type="string">
            <text:p>prise de colostrum insuffisante</text:p>
          </table:table-cell>
          <table:table-cell office:value-type="string" calcext:value-type="string">
            <text:p>conduite</text:p>
          </table:table-cell>
          <table:table-cell table:formula="of:=VLOOKUP([.E13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ssédez-vous une banque de colostrum de qualité congelé ?</text:p>
          </table:table-cell>
          <table:table-cell office:value-type="string" calcext:value-type="string">
            <text:p>Pas de banque de colostrum congelé</text:p>
          </table:table-cell>
          <table:table-cell office:value-type="string" calcext:value-type="string">
            <text:p>conduite</text:p>
          </table:table-cell>
          <table:table-cell table:formula="of:=VLOOKUP([.E13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ossédez-vous et utilisez-vous un pèse colostrum ?</text:p>
          </table:table-cell>
          <table:table-cell office:value-type="string" calcext:value-type="string">
            <text:p>Pas d'utilisation d'un pèse colostrum</text:p>
          </table:table-cell>
          <table:table-cell office:value-type="string" calcext:value-type="string">
            <text:p>conduite</text:p>
          </table:table-cell>
          <table:table-cell table:formula="of:=VLOOKUP([.E14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es mamelles des vaches sont-elles défectueuse (cf. mamelle vache) ?</text:p>
          </table:table-cell>
          <table:table-cell office:value-type="string" calcext:value-type="string">
            <text:p>mamelle défectueuses</text:p>
          </table:table-cell>
          <table:table-cell office:value-type="string" calcext:value-type="string">
            <text:p>santé</text:p>
          </table:table-cell>
          <table:table-cell table:formula="of:=VLOOKUP([.E141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La ration des mères n'est-elle pas trop riche en énergie ou en azote ?</text:p>
          </table:table-cell>
          <table:table-cell office:value-type="string" calcext:value-type="string">
            <text:p>ration des mères trop riche en énergie ou en azote</text:p>
          </table:table-cell>
          <table:table-cell office:value-type="string" calcext:value-type="string">
            <text:p>alimentation</text:p>
          </table:table-cell>
          <table:table-cell table:formula="of:=VLOOKUP([.E14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La quantité de colostrum bue est-elle suffisante ?</text:p>
          </table:table-cell>
          <table:table-cell office:value-type="string" calcext:value-type="string">
            <text:p>quantité de colostrum bu insuffisante</text:p>
          </table:table-cell>
          <table:table-cell office:value-type="string" calcext:value-type="string">
            <text:p>conduite</text:p>
          </table:table-cell>
          <table:table-cell table:formula="of:=VLOOKUP([.E14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Possédez-vous et utilisez-vous un pèse colostrum ?</text:p>
          </table:table-cell>
          <table:table-cell office:value-type="string" calcext:value-type="string">
            <text:p>Pas d'utilisation d'un pèse colostrum</text:p>
          </table:table-cell>
          <table:table-cell office:value-type="string" calcext:value-type="string">
            <text:p>conduite</text:p>
          </table:table-cell>
          <table:table-cell table:formula="of:=VLOOKUP([.E14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Possédez-vous une banque de colostrum de qualité congelé ?</text:p>
          </table:table-cell>
          <table:table-cell office:value-type="string" calcext:value-type="string">
            <text:p>Pas de banque de colostrum congelé</text:p>
          </table:table-cell>
          <table:table-cell office:value-type="string" calcext:value-type="string">
            <text:p>conduite</text:p>
          </table:table-cell>
          <table:table-cell table:formula="of:=VLOOKUP([.E14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Y-a-t-il des box à veaux dans la stabulation ?</text:p>
          </table:table-cell>
          <table:table-cell office:value-type="string" calcext:value-type="string">
            <text:p>présence de box à veaux dans la stabulation</text:p>
          </table:table-cell>
          <table:table-cell office:value-type="string" calcext:value-type="string">
            <text:p>logement</text:p>
          </table:table-cell>
          <table:table-cell table:formula="of:=VLOOKUP([.E14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Possédez-vous une case de quarantaine pour les veaux malades ?</text:p>
          </table:table-cell>
          <table:table-cell office:value-type="string" calcext:value-type="string">
            <text:p>Pas de case de quarantaine pour les veaux malades</text:p>
          </table:table-cell>
          <table:table-cell office:value-type="string" calcext:value-type="string">
            <text:p>logement</text:p>
          </table:table-cell>
          <table:table-cell table:formula="of:=VLOOKUP([.E147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Les veaux présentent-ils des écarts d'âge important ?</text:p>
          </table:table-cell>
          <table:table-cell office:value-type="string" calcext:value-type="string">
            <text:p>écarts d'âge important chez les veaux</text:p>
          </table:table-cell>
          <table:table-cell office:value-type="string" calcext:value-type="string">
            <text:p>conduite</text:p>
          </table:table-cell>
          <table:table-cell table:formula="of:=VLOOKUP([.E14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ssurez-vous une bonne hygiène des box à veaux ?</text:p>
          </table:table-cell>
          <table:table-cell office:value-type="string" calcext:value-type="string">
            <text:p>Hygiène des box à veau insuffisante</text:p>
          </table:table-cell>
          <table:table-cell office:value-type="string" calcext:value-type="string">
            <text:p>hygiène</text:p>
          </table:table-cell>
          <table:table-cell table:formula="of:=VLOOKUP([.E149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Rencontrez-vous des problèmes de coccidiose ?</text:p>
          </table:table-cell>
          <table:table-cell office:value-type="string" calcext:value-type="string">
            <text:p>Problèmes de coccidiose</text:p>
          </table:table-cell>
          <table:table-cell office:value-type="string" calcext:value-type="string">
            <text:p>parasitisme</text:p>
          </table:table-cell>
          <table:table-cell table:formula="of:=VLOOKUP([.E15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Le bâtiment est-il bien ventilé ?</text:p>
          </table:table-cell>
          <table:table-cell office:value-type="string" calcext:value-type="string">
            <text:p>bâtiment mal ventilé</text:p>
          </table:table-cell>
          <table:table-cell office:value-type="string" calcext:value-type="string">
            <text:p>logement</text:p>
          </table:table-cell>
          <table:table-cell table:formula="of:=VLOOKUP([.E15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Possédez-vous une case de quarantaine pour les veaux malades ?</text:p>
          </table:table-cell>
          <table:table-cell office:value-type="string" calcext:value-type="string">
            <text:p>Pas de case de quarantaine pour les veaux malades</text:p>
          </table:table-cell>
          <table:table-cell office:value-type="string" calcext:value-type="string">
            <text:p>logement</text:p>
          </table:table-cell>
          <table:table-cell table:formula="of:=VLOOKUP([.E152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Les veaux ont-ils accès à un abreuvoir adapté ?</text:p>
          </table:table-cell>
          <table:table-cell office:value-type="string" calcext:value-type="string">
            <text:p>abreuvoir inadapté pour les veaux</text:p>
          </table:table-cell>
          <table:table-cell office:value-type="string" calcext:value-type="string">
            <text:p>alimentation</text:p>
          </table:table-cell>
          <table:table-cell table:formula="of:=VLOOKUP([.E15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La ration des mères est-elle équilibrée ?</text:p>
          </table:table-cell>
          <table:table-cell office:value-type="string" calcext:value-type="string">
            <text:p>ration des mère déséquilibrée</text:p>
          </table:table-cell>
          <table:table-cell office:value-type="string" calcext:value-type="string">
            <text:p>alimentation</text:p>
          </table:table-cell>
          <table:table-cell table:formula="of:=VLOOKUP([.E15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Y a-t-il une bonne surveillance et maîtrise du parasitisme (coccidiose</text:p>
          </table:table-cell>
          <table:table-cell office:value-type="string" calcext:value-type="string">
            <text:p>mauvaise maîtrise du parasitisme (coccidiose)</text:p>
          </table:table-cell>
          <table:table-cell office:value-type="string" calcext:value-type="string">
            <text:p>parasitisme</text:p>
          </table:table-cell>
          <table:table-cell table:formula="of:=VLOOKUP([.E15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Arrière-voussure les pathologies du jeune âge ?</text:p>
          </table:table-cell>
          <table:table-cell office:value-type="string" calcext:value-type="string">
            <text:p>Peu de maîtrise des pathologies du jeune âge</text:p>
          </table:table-cell>
          <table:table-cell office:value-type="string" calcext:value-type="string">
            <text:p>santé</text:p>
          </table:table-cell>
          <table:table-cell table:formula="of:=VLOOKUP([.E156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Le critère génétique "croissance" est-il pris en compte dans votre sélection ? (choix des génisses et taureaux)</text:p>
          </table:table-cell>
          <table:table-cell office:value-type="string" calcext:value-type="string">
            <text:p>"pas de prise en compte du critère génétique ""croissance"" dans la sélection"</text:p>
          </table:table-cell>
          <table:table-cell office:value-type="string" calcext:value-type="string">
            <text:p>conduite</text:p>
          </table:table-cell>
          <table:table-cell table:formula="of:=VLOOKUP([.E15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Les apports en oligoéléments à la mère sont-ils suffisants ?</text:p>
          </table:table-cell>
          <table:table-cell office:value-type="string" calcext:value-type="string">
            <text:p>apports d'oligo-éléments aux mères insuffisants</text:p>
          </table:table-cell>
          <table:table-cell office:value-type="string" calcext:value-type="string">
            <text:p>alimentation</text:p>
          </table:table-cell>
          <table:table-cell table:formula="of:=VLOOKUP([.E15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Désinfectez-vous les nombrils à la naissance ?</text:p>
          </table:table-cell>
          <table:table-cell office:value-type="string" calcext:value-type="string">
            <text:p>pas de désinfection des nombrils à la naissance</text:p>
          </table:table-cell>
          <table:table-cell office:value-type="string" calcext:value-type="string">
            <text:p>hygiène</text:p>
          </table:table-cell>
          <table:table-cell table:formula="of:=VLOOKUP([.E159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Y-a-t-il des box à veaux dans la stabulation ?</text:p>
          </table:table-cell>
          <table:table-cell office:value-type="string" calcext:value-type="string">
            <text:p>présence de box à veaux dans la stabulation</text:p>
          </table:table-cell>
          <table:table-cell office:value-type="string" calcext:value-type="string">
            <text:p>logement</text:p>
          </table:table-cell>
          <table:table-cell table:formula="of:=VLOOKUP([.E16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Assurez-vous une bonne hygiène des box à veaux ?</text:p>
          </table:table-cell>
          <table:table-cell office:value-type="string" calcext:value-type="string">
            <text:p>Hygiène des box à veau insuffisante</text:p>
          </table:table-cell>
          <table:table-cell office:value-type="string" calcext:value-type="string">
            <text:p>hygiène</text:p>
          </table:table-cell>
          <table:table-cell table:formula="of:=VLOOKUP([.E161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La ration des mères n'est-elle pas trop riche en énergie ou en azote ?</text:p>
          </table:table-cell>
          <table:table-cell office:value-type="string" calcext:value-type="string">
            <text:p>ration des mères trop riche en énergie ou en azote</text:p>
          </table:table-cell>
          <table:table-cell office:value-type="string" calcext:value-type="string">
            <text:p>alimentation</text:p>
          </table:table-cell>
          <table:table-cell table:formula="of:=VLOOKUP([.E16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Rencontrez-vous des problèmes de coccidiose, poux, tiques, strongylose ?</text:p>
          </table:table-cell>
          <table:table-cell office:value-type="string" calcext:value-type="string">
            <text:p>problèmes de parasitisme divers</text:p>
          </table:table-cell>
          <table:table-cell office:value-type="string" calcext:value-type="string">
            <text:p>parasitisme</text:p>
          </table:table-cell>
          <table:table-cell table:formula="of:=VLOOKUP([.E16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rrière-voussure les pathologies du jeune âge ?</text:p>
          </table:table-cell>
          <table:table-cell office:value-type="string" calcext:value-type="string">
            <text:p>Peu de maîtrise des pathologies du jeune âge</text:p>
          </table:table-cell>
          <table:table-cell office:value-type="string" calcext:value-type="string">
            <text:p>santé</text:p>
          </table:table-cell>
          <table:table-cell table:formula="of:=VLOOKUP([.E164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Y a t-il une bonne surveillance et maîtrise du parasitisme (coccidiose</text:p>
          </table:table-cell>
          <table:table-cell office:value-type="string" calcext:value-type="string">
            <text:p>mauvaise maîtrise du parasitisme (coccidiose)</text:p>
          </table:table-cell>
          <table:table-cell office:value-type="string" calcext:value-type="string">
            <text:p>parasitisme</text:p>
          </table:table-cell>
          <table:table-cell table:formula="of:=VLOOKUP([.E16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vez-vous neutralisé les bétons neufs ?</text:p>
          </table:table-cell>
          <table:table-cell office:value-type="string" calcext:value-type="string">
            <text:p>Bétons neufs non neutralisés</text:p>
          </table:table-cell>
          <table:table-cell office:value-type="string" calcext:value-type="string">
            <text:p>logement</text:p>
          </table:table-cell>
          <table:table-cell table:formula="of:=VLOOKUP([.E16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La complémentation des veaux est-elle adaptée ?</text:p>
          </table:table-cell>
          <table:table-cell office:value-type="string" calcext:value-type="string">
            <text:p>complémentation des veaux inadaptée</text:p>
          </table:table-cell>
          <table:table-cell office:value-type="string" calcext:value-type="string">
            <text:p>alimentation</text:p>
          </table:table-cell>
          <table:table-cell table:formula="of:=VLOOKUP([.E16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L'eau est-elle potable ?</text:p>
          </table:table-cell>
          <table:table-cell office:value-type="string" calcext:value-type="string">
            <text:p>eau non potable</text:p>
          </table:table-cell>
          <table:table-cell office:value-type="string" calcext:value-type="string">
            <text:p>alimentation</text:p>
          </table:table-cell>
          <table:table-cell table:formula="of:=VLOOKUP([.E16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Le bâtiment est-il bien ventilé ?</text:p>
          </table:table-cell>
          <table:table-cell office:value-type="string" calcext:value-type="string">
            <text:p>bâtiment mal ventilé</text:p>
          </table:table-cell>
          <table:table-cell office:value-type="string" calcext:value-type="string">
            <text:p>logement</text:p>
          </table:table-cell>
          <table:table-cell table:formula="of:=VLOOKUP([.E16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La densité d'animaux n'est-elle pas trop importante pour le volume d'air disponible ?</text:p>
          </table:table-cell>
          <table:table-cell office:value-type="string" calcext:value-type="string">
            <text:p>densité animale trop élevée / volume d'air disponible</text:p>
          </table:table-cell>
          <table:table-cell office:value-type="string" calcext:value-type="string">
            <text:p>logement</text:p>
          </table:table-cell>
          <table:table-cell table:formula="of:=VLOOKUP([.E17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Pratiquez-vous un vide sanitaire et la désinfection des locaux ?</text:p>
          </table:table-cell>
          <table:table-cell office:value-type="string" calcext:value-type="string">
            <text:p>vide sanitaire et désinfection des locaux</text:p>
          </table:table-cell>
          <table:table-cell office:value-type="string" calcext:value-type="string">
            <text:p>hygiène</text:p>
          </table:table-cell>
          <table:table-cell table:formula="of:=VLOOKUP([.E171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Y-a-t-il des mélange d'animaux provenant de différents lots/lieux ?</text:p>
          </table:table-cell>
          <table:table-cell office:value-type="string" calcext:value-type="string">
            <text:p>mélange d'animaux d'origine différente</text:p>
          </table:table-cell>
          <table:table-cell office:value-type="string" calcext:value-type="string">
            <text:p>conduite</text:p>
          </table:table-cell>
          <table:table-cell table:formula="of:=VLOOKUP([.E17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Pratiquez-vous la vaccination avant ou lors de l'allotement ?</text:p>
          </table:table-cell>
          <table:table-cell office:value-type="string" calcext:value-type="string">
            <text:p>vaccination avant ou pendant l'allotement</text:p>
          </table:table-cell>
          <table:table-cell office:value-type="string" calcext:value-type="string">
            <text:p>santé</text:p>
          </table:table-cell>
          <table:table-cell table:formula="of:=VLOOKUP([.E173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Les animaux ont-ils subi un coup de chaud/froid lors du transport ou de l'allotement ?</text:p>
          </table:table-cell>
          <table:table-cell office:value-type="string" calcext:value-type="string">
            <text:p>coup de chaud/froid pendant le transport ou l'allotement</text:p>
          </table:table-cell>
          <table:table-cell office:value-type="string" calcext:value-type="string">
            <text:p>conduite</text:p>
          </table:table-cell>
          <table:table-cell table:formula="of:=VLOOKUP([.E17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La densité d'animaux n'est-elle pas trop importante par rapport à la surface de vie ?</text:p>
          </table:table-cell>
          <table:table-cell office:value-type="string" calcext:value-type="string">
            <text:p>densité animale trop élevée / surface de vie</text:p>
          </table:table-cell>
          <table:table-cell office:value-type="string" calcext:value-type="string">
            <text:p>logement</text:p>
          </table:table-cell>
          <table:table-cell table:formula="of:=VLOOKUP([.E17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Y-a-t-il des box à veaux dans la stabulation ?</text:p>
          </table:table-cell>
          <table:table-cell office:value-type="string" calcext:value-type="string">
            <text:p>présence de box à veaux dans la stabulation</text:p>
          </table:table-cell>
          <table:table-cell office:value-type="string" calcext:value-type="string">
            <text:p>logement</text:p>
          </table:table-cell>
          <table:table-cell table:formula="of:=VLOOKUP([.E17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Maintenez-vous le taureau dans les cases avec vaches en chaleur ?</text:p>
          </table:table-cell>
          <table:table-cell office:value-type="string" calcext:value-type="string">
            <text:p>Taureau dans les cases avec les vaches en chaleur</text:p>
          </table:table-cell>
          <table:table-cell office:value-type="string" calcext:value-type="string">
            <text:p>conduite</text:p>
          </table:table-cell>
          <table:table-cell table:formula="of:=VLOOKUP([.E17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Possédez-vous du matériel de surveillance ?</text:p>
          </table:table-cell>
          <table:table-cell office:value-type="string" calcext:value-type="string">
            <text:p>Pas de matériel de surveillance</text:p>
          </table:table-cell>
          <table:table-cell office:value-type="string" calcext:value-type="string">
            <text:p>conduite</text:p>
          </table:table-cell>
          <table:table-cell table:formula="of:=VLOOKUP([.E17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Possédez-vous des cases de vêlage avec contention des mères ?</text:p>
          </table:table-cell>
          <table:table-cell office:value-type="string" calcext:value-type="string">
            <text:p>Pas de cases de vêlage avec contention des mères</text:p>
          </table:table-cell>
          <table:table-cell office:value-type="string" calcext:value-type="string">
            <text:p>logement</text:p>
          </table:table-cell>
          <table:table-cell table:formula="of:=VLOOKUP([.E17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Votre temps de surveillance est-il suffisant ?</text:p>
          </table:table-cell>
          <table:table-cell office:value-type="string" calcext:value-type="string">
            <text:p>Temps de surveillance insuffisant</text:p>
          </table:table-cell>
          <table:table-cell office:value-type="string" calcext:value-type="string">
            <text:p>conduite</text:p>
          </table:table-cell>
          <table:table-cell table:formula="of:=VLOOKUP([.E18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Les vêlages en extérieur sont-ils majoritaires ?</text:p>
          </table:table-cell>
          <table:table-cell office:value-type="string" calcext:value-type="string">
            <text:p>vêlages surtout en extérieur</text:p>
          </table:table-cell>
          <table:table-cell office:value-type="string" calcext:value-type="string">
            <text:p>conduite</text:p>
          </table:table-cell>
          <table:table-cell table:formula="of:=VLOOKUP([.E18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Les vêlages sont-ils étalés sur toute l'année ?</text:p>
          </table:table-cell>
          <table:table-cell office:value-type="string" calcext:value-type="string">
            <text:p>vêlages étalés sur toute l'année</text:p>
          </table:table-cell>
          <table:table-cell office:value-type="string" calcext:value-type="string">
            <text:p>conduite</text:p>
          </table:table-cell>
          <table:table-cell table:formula="of:=VLOOKUP([.E18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Les vaches présentent-elles des faibles qualités maternelles ?</text:p>
          </table:table-cell>
          <table:table-cell office:value-type="string" calcext:value-type="string">
            <text:p>faible qualité maternelle des vaches</text:p>
          </table:table-cell>
          <table:table-cell office:value-type="string" calcext:value-type="string">
            <text:p>divers</text:p>
          </table:table-cell>
          <table:table-cell table:formula="of:=VLOOKUP([.E183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vez-vous une proportion importante de gros veaux à la naissance ?</text:p>
          </table:table-cell>
          <table:table-cell office:value-type="string" calcext:value-type="string">
            <text:p>Proportion importante de gros veaux à la naissance</text:p>
          </table:table-cell>
          <table:table-cell office:value-type="string" calcext:value-type="string">
            <text:p>divers</text:p>
          </table:table-cell>
          <table:table-cell table:formula="of:=VLOOKUP([.E184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Les gros veaux à la naissance ne sont-ils pas dû à une ration des mères en fin de gestation trop riche ?</text:p>
          </table:table-cell>
          <table:table-cell office:value-type="string" calcext:value-type="string">
            <text:p>ration en fin de gestation trop riche</text:p>
          </table:table-cell>
          <table:table-cell office:value-type="string" calcext:value-type="string">
            <text:p>alimentation</text:p>
          </table:table-cell>
          <table:table-cell table:formula="of:=VLOOKUP([.E18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La ration des mères en fin de gestation est-elle déficitaire en minéraux</text:p>
          </table:table-cell>
          <table:table-cell office:value-type="string" calcext:value-type="string">
            <text:p>ration de fin des gestation déficitaire en minéraux</text:p>
          </table:table-cell>
          <table:table-cell office:value-type="string" calcext:value-type="string">
            <text:p>alimentation</text:p>
          </table:table-cell>
          <table:table-cell table:formula="of:=VLOOKUP([.E18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Les vaches présentent-elles de faibles qualités maternelles ?</text:p>
          </table:table-cell>
          <table:table-cell office:value-type="string" calcext:value-type="string">
            <text:p>faible qualité maternelle des vaches</text:p>
          </table:table-cell>
          <table:table-cell office:value-type="string" calcext:value-type="string">
            <text:p>divers</text:p>
          </table:table-cell>
          <table:table-cell table:formula="of:=VLOOKUP([.E187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Possédez-vous des vaches non dociles ?</text:p>
          </table:table-cell>
          <table:table-cell office:value-type="string" calcext:value-type="string">
            <text:p>Présence de vaches non dociles</text:p>
          </table:table-cell>
          <table:table-cell office:value-type="string" calcext:value-type="string">
            <text:p>divers</text:p>
          </table:table-cell>
          <table:table-cell table:formula="of:=VLOOKUP([.E188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observez-vous un manque d'état important des mères en fin de gestation ?</text:p>
          </table:table-cell>
          <table:table-cell office:value-type="string" calcext:value-type="string">
            <text:p>Manque d'état important des mères en fin de gestation</text:p>
          </table:table-cell>
          <table:table-cell office:value-type="string" calcext:value-type="string">
            <text:p>alimentation</text:p>
          </table:table-cell>
          <table:table-cell table:formula="of:=VLOOKUP([.E18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string" calcext:value-type="string">
            <text:p>parasitisme</text:p>
          </table:table-cell>
          <table:table-cell table:formula="of:=VLOOKUP([.E19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string" calcext:value-type="string">
            <text:p>parasitisme</text:p>
          </table:table-cell>
          <table:table-cell table:formula="of:=VLOOKUP([.E19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string" calcext:value-type="string">
            <text:p>parasitisme</text:p>
          </table:table-cell>
          <table:table-cell table:formula="of:=VLOOKUP([.E19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string" calcext:value-type="string">
            <text:p>parasitisme</text:p>
          </table:table-cell>
          <table:table-cell table:formula="of:=VLOOKUP([.E19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string" calcext:value-type="string">
            <text:p>parasitisme</text:p>
          </table:table-cell>
          <table:table-cell table:formula="of:=VLOOKUP([.E19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string" calcext:value-type="string">
            <text:p>parasitisme</text:p>
          </table:table-cell>
          <table:table-cell table:formula="of:=VLOOKUP([.E19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string" calcext:value-type="string">
            <text:p>parasitisme</text:p>
          </table:table-cell>
          <table:table-cell table:formula="of:=VLOOKUP([.E19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string" calcext:value-type="string">
            <text:p>parasitisme</text:p>
          </table:table-cell>
          <table:table-cell table:formula="of:=VLOOKUP([.E19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string" calcext:value-type="string">
            <text:p>parasitisme</text:p>
          </table:table-cell>
          <table:table-cell table:formula="of:=VLOOKUP([.E19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string" calcext:value-type="string">
            <text:p>parasitisme</text:p>
          </table:table-cell>
          <table:table-cell table:formula="of:=VLOOKUP([.E19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string" calcext:value-type="string">
            <text:p>parasitisme</text:p>
          </table:table-cell>
          <table:table-cell table:formula="of:=VLOOKUP([.E20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string" calcext:value-type="string">
            <text:p>parasitisme</text:p>
          </table:table-cell>
          <table:table-cell table:formula="of:=VLOOKUP([.E20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string" calcext:value-type="string">
            <text:p>parasitisme</text:p>
          </table:table-cell>
          <table:table-cell table:formula="of:=VLOOKUP([.E20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string" calcext:value-type="string">
            <text:p>parasitisme</text:p>
          </table:table-cell>
          <table:table-cell table:formula="of:=VLOOKUP([.E20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string" calcext:value-type="string">
            <text:p>parasitisme</text:p>
          </table:table-cell>
          <table:table-cell table:formula="of:=VLOOKUP([.E20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string" calcext:value-type="string">
            <text:p>parasitisme</text:p>
          </table:table-cell>
          <table:table-cell table:formula="of:=VLOOKUP([.E20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string" calcext:value-type="string">
            <text:p>parasitisme</text:p>
          </table:table-cell>
          <table:table-cell table:formula="of:=VLOOKUP([.E20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string" calcext:value-type="string">
            <text:p>parasitisme</text:p>
          </table:table-cell>
          <table:table-cell table:formula="of:=VLOOKUP([.E20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string" calcext:value-type="string">
            <text:p>parasitisme</text:p>
          </table:table-cell>
          <table:table-cell table:formula="of:=VLOOKUP([.E20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string" calcext:value-type="string">
            <text:p>parasitisme</text:p>
          </table:table-cell>
          <table:table-cell table:formula="of:=VLOOKUP([.E20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string" calcext:value-type="string">
            <text:p>parasitisme</text:p>
          </table:table-cell>
          <table:table-cell table:formula="of:=VLOOKUP([.E21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string" calcext:value-type="string">
            <text:p>parasitisme</text:p>
          </table:table-cell>
          <table:table-cell table:formula="of:=VLOOKUP([.E21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string" calcext:value-type="string">
            <text:p>parasitisme</text:p>
          </table:table-cell>
          <table:table-cell table:formula="of:=VLOOKUP([.E21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string" calcext:value-type="string">
            <text:p>parasitisme</text:p>
          </table:table-cell>
          <table:table-cell table:formula="of:=VLOOKUP([.E21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string" calcext:value-type="string">
            <text:p>parasitisme</text:p>
          </table:table-cell>
          <table:table-cell table:formula="of:=VLOOKUP([.E21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string" calcext:value-type="string">
            <text:p>parasitisme</text:p>
          </table:table-cell>
          <table:table-cell table:formula="of:=VLOOKUP([.E21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string" calcext:value-type="string">
            <text:p>parasitisme</text:p>
          </table:table-cell>
          <table:table-cell table:formula="of:=VLOOKUP([.E21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string" calcext:value-type="string">
            <text:p>parasitisme</text:p>
          </table:table-cell>
          <table:table-cell table:formula="of:=VLOOKUP([.E21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string" calcext:value-type="string">
            <text:p>parasitisme</text:p>
          </table:table-cell>
          <table:table-cell table:formula="of:=VLOOKUP([.E21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string" calcext:value-type="string">
            <text:p>parasitisme</text:p>
          </table:table-cell>
          <table:table-cell table:formula="of:=VLOOKUP([.E21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string" calcext:value-type="string">
            <text:p>parasitisme</text:p>
          </table:table-cell>
          <table:table-cell table:formula="of:=VLOOKUP([.E22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string" calcext:value-type="string">
            <text:p>parasitisme</text:p>
          </table:table-cell>
          <table:table-cell table:formula="of:=VLOOKUP([.E22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string" calcext:value-type="string">
            <text:p>parasitisme</text:p>
          </table:table-cell>
          <table:table-cell table:formula="of:=VLOOKUP([.E22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string" calcext:value-type="string">
            <text:p>parasitisme</text:p>
          </table:table-cell>
          <table:table-cell table:formula="of:=VLOOKUP([.E22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string" calcext:value-type="string">
            <text:p>parasitisme</text:p>
          </table:table-cell>
          <table:table-cell table:formula="of:=VLOOKUP([.E22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string" calcext:value-type="string">
            <text:p>parasitisme</text:p>
          </table:table-cell>
          <table:table-cell table:formula="of:=VLOOKUP([.E22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string" calcext:value-type="string">
            <text:p>parasitisme</text:p>
          </table:table-cell>
          <table:table-cell table:formula="of:=VLOOKUP([.E22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string" calcext:value-type="string">
            <text:p>parasitisme</text:p>
          </table:table-cell>
          <table:table-cell table:formula="of:=VLOOKUP([.E22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string" calcext:value-type="string">
            <text:p>parasitisme</text:p>
          </table:table-cell>
          <table:table-cell table:formula="of:=VLOOKUP([.E22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string" calcext:value-type="string">
            <text:p>parasitisme</text:p>
          </table:table-cell>
          <table:table-cell table:formula="of:=VLOOKUP([.E22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string" calcext:value-type="string">
            <text:p>parasitisme</text:p>
          </table:table-cell>
          <table:table-cell table:formula="of:=VLOOKUP([.E23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string" calcext:value-type="string">
            <text:p>parasitisme</text:p>
          </table:table-cell>
          <table:table-cell table:formula="of:=VLOOKUP([.E23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string" calcext:value-type="string">
            <text:p>parasitisme</text:p>
          </table:table-cell>
          <table:table-cell table:formula="of:=VLOOKUP([.E23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string" calcext:value-type="string">
            <text:p>parasitisme</text:p>
          </table:table-cell>
          <table:table-cell table:formula="of:=VLOOKUP([.E23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string" calcext:value-type="string">
            <text:p>parasitisme</text:p>
          </table:table-cell>
          <table:table-cell table:formula="of:=VLOOKUP([.E23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string" calcext:value-type="string">
            <text:p>parasitisme</text:p>
          </table:table-cell>
          <table:table-cell table:formula="of:=VLOOKUP([.E23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string" calcext:value-type="string">
            <text:p>parasitisme</text:p>
          </table:table-cell>
          <table:table-cell table:formula="of:=VLOOKUP([.E23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string" calcext:value-type="string">
            <text:p>parasitisme</text:p>
          </table:table-cell>
          <table:table-cell table:formula="of:=VLOOKUP([.E23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string" calcext:value-type="string">
            <text:p>parasitisme</text:p>
          </table:table-cell>
          <table:table-cell table:formula="of:=VLOOKUP([.E23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string" calcext:value-type="string">
            <text:p>parasitisme</text:p>
          </table:table-cell>
          <table:table-cell table:formula="of:=VLOOKUP([.E23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string" calcext:value-type="string">
            <text:p>parasitisme</text:p>
          </table:table-cell>
          <table:table-cell table:formula="of:=VLOOKUP([.E24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string" calcext:value-type="string">
            <text:p>parasitisme</text:p>
          </table:table-cell>
          <table:table-cell table:formula="of:=VLOOKUP([.E24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string" calcext:value-type="string">
            <text:p>parasitisme</text:p>
          </table:table-cell>
          <table:table-cell table:formula="of:=VLOOKUP([.E24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string" calcext:value-type="string">
            <text:p>parasitisme</text:p>
          </table:table-cell>
          <table:table-cell table:formula="of:=VLOOKUP([.E24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string" calcext:value-type="string">
            <text:p>parasitisme</text:p>
          </table:table-cell>
          <table:table-cell table:formula="of:=VLOOKUP([.E24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string" calcext:value-type="string">
            <text:p>parasitisme</text:p>
          </table:table-cell>
          <table:table-cell table:formula="of:=VLOOKUP([.E24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string" calcext:value-type="string">
            <text:p>parasitisme</text:p>
          </table:table-cell>
          <table:table-cell table:formula="of:=VLOOKUP([.E24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string" calcext:value-type="string">
            <text:p>parasitisme</text:p>
          </table:table-cell>
          <table:table-cell table:formula="of:=VLOOKUP([.E24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string" calcext:value-type="string">
            <text:p>parasitisme</text:p>
          </table:table-cell>
          <table:table-cell table:formula="of:=VLOOKUP([.E24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string" calcext:value-type="string">
            <text:p>parasitisme</text:p>
          </table:table-cell>
          <table:table-cell table:formula="of:=VLOOKUP([.E24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string" calcext:value-type="string">
            <text:p>parasitisme</text:p>
          </table:table-cell>
          <table:table-cell table:formula="of:=VLOOKUP([.E25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string" calcext:value-type="string">
            <text:p>parasitisme</text:p>
          </table:table-cell>
          <table:table-cell table:formula="of:=VLOOKUP([.E25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string" calcext:value-type="string">
            <text:p>parasitisme</text:p>
          </table:table-cell>
          <table:table-cell table:formula="of:=VLOOKUP([.E25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string" calcext:value-type="string">
            <text:p>parasitisme</text:p>
          </table:table-cell>
          <table:table-cell table:formula="of:=VLOOKUP([.E25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string" calcext:value-type="string">
            <text:p>parasitisme</text:p>
          </table:table-cell>
          <table:table-cell table:formula="of:=VLOOKUP([.E25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string" calcext:value-type="string">
            <text:p>parasitisme</text:p>
          </table:table-cell>
          <table:table-cell table:formula="of:=VLOOKUP([.E25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string" calcext:value-type="string">
            <text:p>parasitisme</text:p>
          </table:table-cell>
          <table:table-cell table:formula="of:=VLOOKUP([.E25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string" calcext:value-type="string">
            <text:p>parasitisme</text:p>
          </table:table-cell>
          <table:table-cell table:formula="of:=VLOOKUP([.E25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string" calcext:value-type="string">
            <text:p>parasitisme</text:p>
          </table:table-cell>
          <table:table-cell table:formula="of:=VLOOKUP([.E25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string" calcext:value-type="string">
            <text:p>parasitisme</text:p>
          </table:table-cell>
          <table:table-cell table:formula="of:=VLOOKUP([.E25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string" calcext:value-type="string">
            <text:p>parasitisme</text:p>
          </table:table-cell>
          <table:table-cell table:formula="of:=VLOOKUP([.E26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string" calcext:value-type="string">
            <text:p>parasitisme</text:p>
          </table:table-cell>
          <table:table-cell table:formula="of:=VLOOKUP([.E26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string" calcext:value-type="string">
            <text:p>parasitisme</text:p>
          </table:table-cell>
          <table:table-cell table:formula="of:=VLOOKUP([.E26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string" calcext:value-type="string">
            <text:p>parasitisme</text:p>
          </table:table-cell>
          <table:table-cell table:formula="of:=VLOOKUP([.E26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string" calcext:value-type="string">
            <text:p>parasitisme</text:p>
          </table:table-cell>
          <table:table-cell table:formula="of:=VLOOKUP([.E26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string" calcext:value-type="string">
            <text:p>parasitisme</text:p>
          </table:table-cell>
          <table:table-cell table:formula="of:=VLOOKUP([.E26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string" calcext:value-type="string">
            <text:p>parasitisme</text:p>
          </table:table-cell>
          <table:table-cell table:formula="of:=VLOOKUP([.E26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string" calcext:value-type="string">
            <text:p>parasitisme</text:p>
          </table:table-cell>
          <table:table-cell table:formula="of:=VLOOKUP([.E26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string" calcext:value-type="string">
            <text:p>parasitisme</text:p>
          </table:table-cell>
          <table:table-cell table:formula="of:=VLOOKUP([.E26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string" calcext:value-type="string">
            <text:p>parasitisme</text:p>
          </table:table-cell>
          <table:table-cell table:formula="of:=VLOOKUP([.E26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string" calcext:value-type="string">
            <text:p>parasitisme</text:p>
          </table:table-cell>
          <table:table-cell table:formula="of:=VLOOKUP([.E27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string" calcext:value-type="string">
            <text:p>parasitisme</text:p>
          </table:table-cell>
          <table:table-cell table:formula="of:=VLOOKUP([.E27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string" calcext:value-type="string">
            <text:p>parasitisme</text:p>
          </table:table-cell>
          <table:table-cell table:formula="of:=VLOOKUP([.E27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string" calcext:value-type="string">
            <text:p>parasitisme</text:p>
          </table:table-cell>
          <table:table-cell table:formula="of:=VLOOKUP([.E27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string" calcext:value-type="string">
            <text:p>parasitisme</text:p>
          </table:table-cell>
          <table:table-cell table:formula="of:=VLOOKUP([.E27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string" calcext:value-type="string">
            <text:p>parasitisme</text:p>
          </table:table-cell>
          <table:table-cell table:formula="of:=VLOOKUP([.E27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string" calcext:value-type="string">
            <text:p>parasitisme</text:p>
          </table:table-cell>
          <table:table-cell table:formula="of:=VLOOKUP([.E27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string" calcext:value-type="string">
            <text:p>parasitisme</text:p>
          </table:table-cell>
          <table:table-cell table:formula="of:=VLOOKUP([.E27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string" calcext:value-type="string">
            <text:p>parasitisme</text:p>
          </table:table-cell>
          <table:table-cell table:formula="of:=VLOOKUP([.E27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string" calcext:value-type="string">
            <text:p>parasitisme</text:p>
          </table:table-cell>
          <table:table-cell table:formula="of:=VLOOKUP([.E27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string" calcext:value-type="string">
            <text:p>parasitisme</text:p>
          </table:table-cell>
          <table:table-cell table:formula="of:=VLOOKUP([.E28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string" calcext:value-type="string">
            <text:p>parasitisme</text:p>
          </table:table-cell>
          <table:table-cell table:formula="of:=VLOOKUP([.E28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string" calcext:value-type="string">
            <text:p>parasitisme</text:p>
          </table:table-cell>
          <table:table-cell table:formula="of:=VLOOKUP([.E28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string" calcext:value-type="string">
            <text:p>parasitisme</text:p>
          </table:table-cell>
          <table:table-cell table:formula="of:=VLOOKUP([.E28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string" calcext:value-type="string">
            <text:p>parasitisme</text:p>
          </table:table-cell>
          <table:table-cell table:formula="of:=VLOOKUP([.E28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string" calcext:value-type="string">
            <text:p>parasitisme</text:p>
          </table:table-cell>
          <table:table-cell table:formula="of:=VLOOKUP([.E28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string" calcext:value-type="string">
            <text:p>parasitisme</text:p>
          </table:table-cell>
          <table:table-cell table:formula="of:=VLOOKUP([.E28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string" calcext:value-type="string">
            <text:p>parasitisme</text:p>
          </table:table-cell>
          <table:table-cell table:formula="of:=VLOOKUP([.E28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string" calcext:value-type="string">
            <text:p>parasitisme</text:p>
          </table:table-cell>
          <table:table-cell table:formula="of:=VLOOKUP([.E28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Pratiquez-vous une bonne gestion sanitaire du pâturage ?</text:p>
          </table:table-cell>
          <table:table-cell office:value-type="string" calcext:value-type="string">
            <text:p>pas de gestion sanitaire des pâturages</text:p>
          </table:table-cell>
          <table:table-cell office:value-type="string" calcext:value-type="string">
            <text:p>parasitisme</text:p>
          </table:table-cell>
          <table:table-cell table:formula="of:=VLOOKUP([.E28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Les pâtures présentent-elles des zones humides ?</text:p>
          </table:table-cell>
          <table:table-cell office:value-type="string" calcext:value-type="string">
            <text:p>pâturages avec zones humides</text:p>
          </table:table-cell>
          <table:table-cell office:value-type="string" calcext:value-type="string">
            <text:p>parasitisme</text:p>
          </table:table-cell>
          <table:table-cell table:formula="of:=VLOOKUP([.E29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Le surpâturage est-il fréquent (hauteur d'herbe &lt;5cm à la sortie)</text:p>
          </table:table-cell>
          <table:table-cell office:value-type="string" calcext:value-type="string">
            <text:p>surpâturage fréquent</text:p>
          </table:table-cell>
          <table:table-cell office:value-type="string" calcext:value-type="string">
            <text:p>parasitisme</text:p>
          </table:table-cell>
          <table:table-cell table:formula="of:=VLOOKUP([.E29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Epandez-vous du fumier frais tardivement ? (au printemps)</text:p>
          </table:table-cell>
          <table:table-cell office:value-type="string" calcext:value-type="string">
            <text:p>épandage tardif de fumier frais au printemps</text:p>
          </table:table-cell>
          <table:table-cell office:value-type="string" calcext:value-type="string">
            <text:p>parasitisme</text:p>
          </table:table-cell>
          <table:table-cell table:formula="of:=VLOOKUP([.E29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L'abreuvement au pâturage est-il de bonne qualité ?</text:p>
          </table:table-cell>
          <table:table-cell office:value-type="string" calcext:value-type="string">
            <text:p>qualité insuffisante de l'abreuvement au pâturage</text:p>
          </table:table-cell>
          <table:table-cell office:value-type="string" calcext:value-type="string">
            <text:p>parasitisme</text:p>
          </table:table-cell>
          <table:table-cell table:formula="of:=VLOOKUP([.E29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Mélangez-vous d'animaux de tout âge dans les mêmes parcelles ?</text:p>
          </table:table-cell>
          <table:table-cell office:value-type="string" calcext:value-type="string">
            <text:p>Mélange d'animaux de tout âge sur les mêmes parcelles</text:p>
          </table:table-cell>
          <table:table-cell office:value-type="string" calcext:value-type="string">
            <text:p>parasitisme</text:p>
          </table:table-cell>
          <table:table-cell table:formula="of:=VLOOKUP([.E29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Votre temps de détection des animaux à poils piqués est-il suffisant ?</text:p>
          </table:table-cell>
          <table:table-cell office:value-type="string" calcext:value-type="string">
            <text:p>Détection tardive des animaux à poil piqué</text:p>
          </table:table-cell>
          <table:table-cell office:value-type="string" calcext:value-type="string">
            <text:p>parasitisme</text:p>
          </table:table-cell>
          <table:table-cell table:formula="of:=VLOOKUP([.E29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Recherchez-vous les parasites par analyse coprologique ou sanguine ?</text:p>
          </table:table-cell>
          <table:table-cell office:value-type="string" calcext:value-type="string">
            <text:p>Pas de recherche des parasites</text:p>
          </table:table-cell>
          <table:table-cell office:value-type="string" calcext:value-type="string">
            <text:p>parasitisme</text:p>
          </table:table-cell>
          <table:table-cell table:formula="of:=VLOOKUP([.E29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Administrez-vous des traitements curatifs ?</text:p>
          </table:table-cell>
          <table:table-cell office:value-type="string" calcext:value-type="string">
            <text:p>Traitements curatifs</text:p>
          </table:table-cell>
          <table:table-cell office:value-type="string" calcext:value-type="string">
            <text:p>parasitisme</text:p>
          </table:table-cell>
          <table:table-cell table:formula="of:=VLOOKUP([.E29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Les souches de vaches avec des gros trayons et/ou quartiers déséquilibrés</text:p>
          </table:table-cell>
          <table:table-cell office:value-type="string" calcext:value-type="string">
            <text:p>vaches avec gros trayons</text:p>
          </table:table-cell>
          <table:table-cell office:value-type="string" calcext:value-type="string">
            <text:p>génétique</text:p>
          </table:table-cell>
          <table:table-cell table:formula="of:=VLOOKUP([.E298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Les vaches présentent-elles de faibles qualités maternelles avec refus du veau et apparition de mammites et perte d'un quartier ?</text:p>
          </table:table-cell>
          <table:table-cell office:value-type="string" calcext:value-type="string">
            <text:p>faible qualité maternelle des vaches -&gt; mammites</text:p>
          </table:table-cell>
          <table:table-cell office:value-type="string" calcext:value-type="string">
            <text:p>génétique</text:p>
          </table:table-cell>
          <table:table-cell table:formula="of:=VLOOKUP([.E299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Les vaches présentent-elles de fortes qualités maternelles avec une production laitière trop importante et apparition de mammites et perte d'un quartier ?</text:p>
          </table:table-cell>
          <table:table-cell office:value-type="string" calcext:value-type="string">
            <text:p>faible qualité maternelle des vaches -&gt; mammites</text:p>
          </table:table-cell>
          <table:table-cell office:value-type="string" calcext:value-type="string">
            <text:p>génétique</text:p>
          </table:table-cell>
          <table:table-cell table:formula="of:=VLOOKUP([.E300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Les veaux sont-ils trop lourds à la naissance</text:p>
          </table:table-cell>
          <table:table-cell office:value-type="string" calcext:value-type="string">
            <text:p>veaux trop lourds à la naissance</text:p>
          </table:table-cell>
          <table:table-cell office:value-type="string" calcext:value-type="string">
            <text:p>génétique</text:p>
          </table:table-cell>
          <table:table-cell table:formula="of:=VLOOKUP([.E301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La montée de lait est-elle trop rapide par rapport aux besoins du veau et apparition de mammites et perte d'un quartier ?</text:p>
          </table:table-cell>
          <table:table-cell office:value-type="string" calcext:value-type="string">
            <text:p>montée de lait trop rapide après le vêlage</text:p>
          </table:table-cell>
          <table:table-cell office:value-type="string" calcext:value-type="string">
            <text:p>alimentation</text:p>
          </table:table-cell>
          <table:table-cell table:formula="of:=VLOOKUP([.E30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La ration avec mauvais équilibre minéral en fin de lactation et problèmes de la mamelle ?</text:p>
          </table:table-cell>
          <table:table-cell office:value-type="string" calcext:value-type="string">
            <text:p>mauvais équilibre minéral favorisant des œdèmes de la mamelle</text:p>
          </table:table-cell>
          <table:table-cell office:value-type="string" calcext:value-type="string">
            <text:p>alimentation</text:p>
          </table:table-cell>
          <table:table-cell table:formula="of:=VLOOKUP([.E30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Les génisses se tètent-elles entre elles après le sevrage avec déformation des mamelles ?</text:p>
          </table:table-cell>
          <table:table-cell office:value-type="string" calcext:value-type="string">
            <text:p>les génisses se tètent entre elles</text:p>
          </table:table-cell>
          <table:table-cell office:value-type="string" calcext:value-type="string">
            <text:p>divers</text:p>
          </table:table-cell>
          <table:table-cell table:formula="of:=VLOOKUP([.E304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Les vaches présentent-elles de faibles qualités maternelles avec refus du veau et apparition de mammites et perte d'un quartier ?</text:p>
          </table:table-cell>
          <table:table-cell office:value-type="string" calcext:value-type="string">
            <text:p>faible qualité maternelle des vaches -&gt; mammites</text:p>
          </table:table-cell>
          <table:table-cell office:value-type="string" calcext:value-type="string">
            <text:p>génétique</text:p>
          </table:table-cell>
          <table:table-cell table:formula="of:=VLOOKUP([.E305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Les vaches présentent-elles de fortes qualités maternelles avec une production laitière trop importante et apparition de mammites et perte d'un quartier ?</text:p>
          </table:table-cell>
          <table:table-cell office:value-type="string" calcext:value-type="string">
            <text:p>faible qualité maternelle des vaches -&gt; mammites</text:p>
          </table:table-cell>
          <table:table-cell office:value-type="string" calcext:value-type="string">
            <text:p>génétique</text:p>
          </table:table-cell>
          <table:table-cell table:formula="of:=VLOOKUP([.E306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Les veaux sont-ils trop lourds à la naissance</text:p>
          </table:table-cell>
          <table:table-cell office:value-type="string" calcext:value-type="string">
            <text:p>veaux trop lourds à la naissance</text:p>
          </table:table-cell>
          <table:table-cell office:value-type="string" calcext:value-type="string">
            <text:p>génétique</text:p>
          </table:table-cell>
          <table:table-cell table:formula="of:=VLOOKUP([.E307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La montée de lait est-elle trop rapide par rapport aux besoins du veau et apparition de mammites et perte d'un quartier ?</text:p>
          </table:table-cell>
          <table:table-cell office:value-type="string" calcext:value-type="string">
            <text:p>montée de lait trop rapide après le vêlage</text:p>
          </table:table-cell>
          <table:table-cell office:value-type="string" calcext:value-type="string">
            <text:p>alimentation</text:p>
          </table:table-cell>
          <table:table-cell table:formula="of:=VLOOKUP([.E30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La ration avec mauvais équilibre minéral en fin de lactation et oedème de la mamelle + gros trayons congestionnés et durs + mammites ?</text:p>
          </table:table-cell>
          <table:table-cell office:value-type="string" calcext:value-type="string">
            <text:p>mauvais équilibre minéral favorisant des œdèmes de la mamelle</text:p>
          </table:table-cell>
          <table:table-cell office:value-type="string" calcext:value-type="string">
            <text:p>alimentation</text:p>
          </table:table-cell>
          <table:table-cell table:formula="of:=VLOOKUP([.E30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a ration présente-t-elle un excès d'amidon ou sucres dans la ration ?</text:p>
          </table:table-cell>
          <table:table-cell office:value-type="string" calcext:value-type="string">
            <text:p>ration excédentaire en amidon et sucres</text:p>
          </table:table-cell>
          <table:table-cell office:value-type="string" calcext:value-type="string">
            <text:p>alimentation</text:p>
          </table:table-cell>
          <table:table-cell table:formula="of:=VLOOKUP([.E31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a ration présente-t-elle un manque de fibrosité ?</text:p>
          </table:table-cell>
          <table:table-cell office:value-type="string" calcext:value-type="string">
            <text:p>insuffisance de fibres dans la ration</text:p>
          </table:table-cell>
          <table:table-cell office:value-type="string" calcext:value-type="string">
            <text:p>alimentation</text:p>
          </table:table-cell>
          <table:table-cell table:formula="of:=VLOOKUP([.E31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a ration présente-t-elle un déficit en minéraux et oligo-éléments ?</text:p>
          </table:table-cell>
          <table:table-cell office:value-type="string" calcext:value-type="string">
            <text:p>déficit de la ration en minéraux et oligo-éléments</text:p>
          </table:table-cell>
          <table:table-cell office:value-type="string" calcext:value-type="string">
            <text:p>alimentation</text:p>
          </table:table-cell>
          <table:table-cell table:formula="of:=VLOOKUP([.E31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a ration présente-t-elle un déficit énergétique ?</text:p>
          </table:table-cell>
          <table:table-cell office:value-type="string" calcext:value-type="string">
            <text:p>ration déficitaire en énergie</text:p>
          </table:table-cell>
          <table:table-cell office:value-type="string" calcext:value-type="string">
            <text:p>alimentation</text:p>
          </table:table-cell>
          <table:table-cell table:formula="of:=VLOOKUP([.E31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es bétons neufs sont-ils neutralisés ?</text:p>
          </table:table-cell>
          <table:table-cell office:value-type="string" calcext:value-type="string">
            <text:p>bétons neufs non neutralisés</text:p>
          </table:table-cell>
          <table:table-cell office:value-type="string" calcext:value-type="string">
            <text:p>logement</text:p>
          </table:table-cell>
          <table:table-cell table:formula="of:=VLOOKUP([.E31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e bâtiment présente-t-il une humidité permanente sur les sols ?</text:p>
          </table:table-cell>
          <table:table-cell office:value-type="string" calcext:value-type="string">
            <text:p>excès d'humidité permanente sur les sols</text:p>
          </table:table-cell>
          <table:table-cell office:value-type="string" calcext:value-type="string">
            <text:p>logement</text:p>
          </table:table-cell>
          <table:table-cell table:formula="of:=VLOOKUP([.E31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e raclage des aires de vie est-il suffisamment fréquent ?</text:p>
          </table:table-cell>
          <table:table-cell office:value-type="string" calcext:value-type="string">
            <text:p>raclage des aires de vie pas suffisamment fréquent</text:p>
          </table:table-cell>
          <table:table-cell office:value-type="string" calcext:value-type="string">
            <text:p>logement</text:p>
          </table:table-cell>
          <table:table-cell table:formula="of:=VLOOKUP([.E31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a sélection du troupeau est-elle axée sur les aptitudes fonctionnelles ?</text:p>
          </table:table-cell>
          <table:table-cell office:value-type="string" calcext:value-type="string">
            <text:p>sélection du troupeau non axées sur les aptitudes fonctionnelles</text:p>
          </table:table-cell>
          <table:table-cell office:value-type="string" calcext:value-type="string">
            <text:p>génétique</text:p>
          </table:table-cell>
          <table:table-cell table:formula="of:=VLOOKUP([.E317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Le tri des génisses de renouvellement tient-il compte des aplombs ?</text:p>
          </table:table-cell>
          <table:table-cell office:value-type="string" calcext:value-type="string">
            <text:p>pas de tri des génisses sur les aplombs</text:p>
          </table:table-cell>
          <table:table-cell office:value-type="string" calcext:value-type="string">
            <text:p>génétique</text:p>
          </table:table-cell>
          <table:table-cell table:formula="of:=VLOOKUP([.E318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Y-a-t-il des cailloux, silex sur les chemins d'accès ?</text:p>
          </table:table-cell>
          <table:table-cell office:value-type="string" calcext:value-type="string">
            <text:p>présence de cailloux</text:p>
          </table:table-cell>
          <table:table-cell office:value-type="string" calcext:value-type="string">
            <text:p>divers</text:p>
          </table:table-cell>
          <table:table-cell table:formula="of:=VLOOKUP([.E319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a ration présente-t-elle un excès d'amidon ou sucres dans la ration ?</text:p>
          </table:table-cell>
          <table:table-cell office:value-type="string" calcext:value-type="string">
            <text:p>ration excédentaire en amidon et sucres</text:p>
          </table:table-cell>
          <table:table-cell office:value-type="string" calcext:value-type="string">
            <text:p>alimentation</text:p>
          </table:table-cell>
          <table:table-cell table:formula="of:=VLOOKUP([.E32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a ration présente-t-elle un manque de fibrosité ?</text:p>
          </table:table-cell>
          <table:table-cell office:value-type="string" calcext:value-type="string">
            <text:p>insuffisance de fibres dans la ration</text:p>
          </table:table-cell>
          <table:table-cell office:value-type="string" calcext:value-type="string">
            <text:p>alimentation</text:p>
          </table:table-cell>
          <table:table-cell table:formula="of:=VLOOKUP([.E32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a ration présente-t-elle un déficit en minéraux et oligo-éléments ?</text:p>
          </table:table-cell>
          <table:table-cell office:value-type="string" calcext:value-type="string">
            <text:p>déficit de la ration en minéraux et oligo-éléments</text:p>
          </table:table-cell>
          <table:table-cell office:value-type="string" calcext:value-type="string">
            <text:p>alimentation</text:p>
          </table:table-cell>
          <table:table-cell table:formula="of:=VLOOKUP([.E32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a ration présente-t-elle un déficit énergétique ?</text:p>
          </table:table-cell>
          <table:table-cell office:value-type="string" calcext:value-type="string">
            <text:p>ration déficitaire en énergie</text:p>
          </table:table-cell>
          <table:table-cell office:value-type="string" calcext:value-type="string">
            <text:p>alimentation</text:p>
          </table:table-cell>
          <table:table-cell table:formula="of:=VLOOKUP([.E32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es bétons neufs sont-ils neutralisés ?</text:p>
          </table:table-cell>
          <table:table-cell office:value-type="string" calcext:value-type="string">
            <text:p>bétons neufs non neutralisés</text:p>
          </table:table-cell>
          <table:table-cell office:value-type="string" calcext:value-type="string">
            <text:p>logement</text:p>
          </table:table-cell>
          <table:table-cell table:formula="of:=VLOOKUP([.E32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e bâtiment présente-t-il une humidité permanente sur les sols ?</text:p>
          </table:table-cell>
          <table:table-cell office:value-type="string" calcext:value-type="string">
            <text:p>excès d'humidité permanente sur les sols</text:p>
          </table:table-cell>
          <table:table-cell office:value-type="string" calcext:value-type="string">
            <text:p>logement</text:p>
          </table:table-cell>
          <table:table-cell table:formula="of:=VLOOKUP([.E32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e raclage des aires de vie est-il suffisamment fréquent ?</text:p>
          </table:table-cell>
          <table:table-cell office:value-type="string" calcext:value-type="string">
            <text:p>raclage des aires de vie pas suffisamment fréquent</text:p>
          </table:table-cell>
          <table:table-cell office:value-type="string" calcext:value-type="string">
            <text:p>logement</text:p>
          </table:table-cell>
          <table:table-cell table:formula="of:=VLOOKUP([.E32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a sélection du troupeau est-elle axée sur les aptitudes fonctionnelles ?</text:p>
          </table:table-cell>
          <table:table-cell office:value-type="string" calcext:value-type="string">
            <text:p>sélection du troupeau non axées sur les aptitudes fonctionnelles</text:p>
          </table:table-cell>
          <table:table-cell office:value-type="string" calcext:value-type="string">
            <text:p>génétique</text:p>
          </table:table-cell>
          <table:table-cell table:formula="of:=VLOOKUP([.E327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e tri des génisses de renouvellement tient-il compte des aplombs ?</text:p>
          </table:table-cell>
          <table:table-cell office:value-type="string" calcext:value-type="string">
            <text:p>pas de tri des génisses sur les aplombs</text:p>
          </table:table-cell>
          <table:table-cell office:value-type="string" calcext:value-type="string">
            <text:p>génétique</text:p>
          </table:table-cell>
          <table:table-cell table:formula="of:=VLOOKUP([.E328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e taureau est-il paré avant mise à la reproduction ?</text:p>
          </table:table-cell>
          <table:table-cell office:value-type="string" calcext:value-type="string">
            <text:p>pas de parage du taureau avant la mise à la reproduction</text:p>
          </table:table-cell>
          <table:table-cell office:value-type="string" calcext:value-type="string">
            <text:p>conduite</text:p>
          </table:table-cell>
          <table:table-cell table:formula="of:=VLOOKUP([.E32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Le taureau passe-t-il sa période de repos du litière accumulée ?</text:p>
          </table:table-cell>
          <table:table-cell office:value-type="string" calcext:value-type="string">
            <text:p>taureau sur litière accumulée pendant sa période de repos</text:p>
          </table:table-cell>
          <table:table-cell office:value-type="string" calcext:value-type="string">
            <text:p>conduite</text:p>
          </table:table-cell>
          <table:table-cell table:formula="of:=VLOOKUP([.E33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Y-a-t-il des cailloux, silex sur les chemins d'accès ?</text:p>
          </table:table-cell>
          <table:table-cell office:value-type="string" calcext:value-type="string">
            <text:p>présence de cailloux</text:p>
          </table:table-cell>
          <table:table-cell office:value-type="string" calcext:value-type="string">
            <text:p>divers</text:p>
          </table:table-cell>
          <table:table-cell table:formula="of:=VLOOKUP([.E331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a ration présente-t-elle un excès d'amidon ou sucres dans la ration ?</text:p>
          </table:table-cell>
          <table:table-cell office:value-type="string" calcext:value-type="string">
            <text:p>ration excédentaire en amidon et sucres</text:p>
          </table:table-cell>
          <table:table-cell office:value-type="string" calcext:value-type="string">
            <text:p>alimentation</text:p>
          </table:table-cell>
          <table:table-cell table:formula="of:=VLOOKUP([.E33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a ration présente-t-elle un manque de fibrosité ?</text:p>
          </table:table-cell>
          <table:table-cell office:value-type="string" calcext:value-type="string">
            <text:p>insuffisance de fibres dans la ration</text:p>
          </table:table-cell>
          <table:table-cell office:value-type="string" calcext:value-type="string">
            <text:p>alimentation</text:p>
          </table:table-cell>
          <table:table-cell table:formula="of:=VLOOKUP([.E33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a ration présente-t-elle un déficit en minéraux et oligo-éléments ?</text:p>
          </table:table-cell>
          <table:table-cell office:value-type="string" calcext:value-type="string">
            <text:p>déficit de la ration en minéraux et oligo-éléments</text:p>
          </table:table-cell>
          <table:table-cell office:value-type="string" calcext:value-type="string">
            <text:p>alimentation</text:p>
          </table:table-cell>
          <table:table-cell table:formula="of:=VLOOKUP([.E33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a ration présente-t-elle un déficit énergétique ?</text:p>
          </table:table-cell>
          <table:table-cell office:value-type="string" calcext:value-type="string">
            <text:p>ration déficitaire en énergie</text:p>
          </table:table-cell>
          <table:table-cell office:value-type="string" calcext:value-type="string">
            <text:p>alimentation</text:p>
          </table:table-cell>
          <table:table-cell table:formula="of:=VLOOKUP([.E33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es bétons neufs sont-ils neutralisés ?</text:p>
          </table:table-cell>
          <table:table-cell office:value-type="string" calcext:value-type="string">
            <text:p>bétons neufs non neutralisés</text:p>
          </table:table-cell>
          <table:table-cell office:value-type="string" calcext:value-type="string">
            <text:p>logement</text:p>
          </table:table-cell>
          <table:table-cell table:formula="of:=VLOOKUP([.E33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e bâtiment présente-t-il une humidité permanente sur les sols ?</text:p>
          </table:table-cell>
          <table:table-cell office:value-type="string" calcext:value-type="string">
            <text:p>excès d'humidité permanente sur les sols</text:p>
          </table:table-cell>
          <table:table-cell office:value-type="string" calcext:value-type="string">
            <text:p>logement</text:p>
          </table:table-cell>
          <table:table-cell table:formula="of:=VLOOKUP([.E337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e raclage des aires de vie est-il suffisamment fréquent ?</text:p>
          </table:table-cell>
          <table:table-cell office:value-type="string" calcext:value-type="string">
            <text:p>raclage des aires de vie pas suffisamment fréquent</text:p>
          </table:table-cell>
          <table:table-cell office:value-type="string" calcext:value-type="string">
            <text:p>conduite</text:p>
          </table:table-cell>
          <table:table-cell table:formula="of:=VLOOKUP([.E33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a sélection du troupeau est-elle axée sur les aptitudes fonctionnelles ?</text:p>
          </table:table-cell>
          <table:table-cell office:value-type="string" calcext:value-type="string">
            <text:p>sélection du troupeau non axées sur les aptitudes fonctionnelles</text:p>
          </table:table-cell>
          <table:table-cell office:value-type="string" calcext:value-type="string">
            <text:p>génétique</text:p>
          </table:table-cell>
          <table:table-cell table:formula="of:=VLOOKUP([.E339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e tri des génisses de renouvellement tient-il compte des aplombs ?</text:p>
          </table:table-cell>
          <table:table-cell office:value-type="string" calcext:value-type="string">
            <text:p>pas de tri des génisses sur les aplombs</text:p>
          </table:table-cell>
          <table:table-cell office:value-type="string" calcext:value-type="string">
            <text:p>génétique</text:p>
          </table:table-cell>
          <table:table-cell table:formula="of:=VLOOKUP([.E340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e taureau est-il paré avant mise à la reproduction ?</text:p>
          </table:table-cell>
          <table:table-cell office:value-type="string" calcext:value-type="string">
            <text:p>pas de parage du taureau avant la mise à la reproduction</text:p>
          </table:table-cell>
          <table:table-cell office:value-type="string" calcext:value-type="string">
            <text:p>conduite</text:p>
          </table:table-cell>
          <table:table-cell table:formula="of:=VLOOKUP([.E34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e taureau passe-t-il sa période de repos du litière accumulée ?</text:p>
          </table:table-cell>
          <table:table-cell office:value-type="string" calcext:value-type="string">
            <text:p>taureau sur litière accumulée pendant sa période de repos</text:p>
          </table:table-cell>
          <table:table-cell office:value-type="string" calcext:value-type="string">
            <text:p>conduite</text:p>
          </table:table-cell>
          <table:table-cell table:formula="of:=VLOOKUP([.E34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Y-a-t-il des cailloux, silex sur les chemins d'accès ?</text:p>
          </table:table-cell>
          <table:table-cell office:value-type="string" calcext:value-type="string">
            <text:p>présence de cailloux</text:p>
          </table:table-cell>
          <table:table-cell office:value-type="string" calcext:value-type="string">
            <text:p>divers</text:p>
          </table:table-cell>
          <table:table-cell table:formula="of:=VLOOKUP([.E343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es animaux sont-ils parfois sous-alimentés ?</text:p>
          </table:table-cell>
          <table:table-cell office:value-type="string" calcext:value-type="string">
            <text:p>Sous-alimentation de certains animaux à certaines périodes</text:p>
          </table:table-cell>
          <table:table-cell office:value-type="string" calcext:value-type="string">
            <text:p>alimentation</text:p>
          </table:table-cell>
          <table:table-cell table:formula="of:=VLOOKUP([.E34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es rations sont-elles parfois inadaptées aux besoins des animaux ?</text:p>
          </table:table-cell>
          <table:table-cell office:value-type="string" calcext:value-type="string">
            <text:p>Rations parfois inadaptées aux besoins des animaux</text:p>
          </table:table-cell>
          <table:table-cell office:value-type="string" calcext:value-type="string">
            <text:p>alimentation</text:p>
          </table:table-cell>
          <table:table-cell table:formula="of:=VLOOKUP([.E34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es aliments distribués sont-ils sains et bien conservés ?</text:p>
          </table:table-cell>
          <table:table-cell office:value-type="string" calcext:value-type="string">
            <text:p>Aliments parfois mal conservés</text:p>
          </table:table-cell>
          <table:table-cell office:value-type="string" calcext:value-type="string">
            <text:p>alimentation</text:p>
          </table:table-cell>
          <table:table-cell table:formula="of:=VLOOKUP([.E34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es accès à l'aliment sont-ils suffisants pour tous les animaux en même temps ?</text:p>
          </table:table-cell>
          <table:table-cell office:value-type="string" calcext:value-type="string">
            <text:p>Problèmes d’accès aux aliments pour tous les animaux en même temps</text:p>
          </table:table-cell>
          <table:table-cell office:value-type="string" calcext:value-type="string">
            <text:p>alimentation</text:p>
          </table:table-cell>
          <table:table-cell table:formula="of:=VLOOKUP([.E34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es chèvres sont–elles parasitées ?</text:p>
          </table:table-cell>
          <table:table-cell office:value-type="string" calcext:value-type="string">
            <text:p>Parasitisme récurrent</text:p>
          </table:table-cell>
          <table:table-cell office:value-type="string" calcext:value-type="string">
            <text:p>parasitisme</text:p>
          </table:table-cell>
          <table:table-cell table:formula="of:=VLOOKUP([.E34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Les conditions de logements sont-elles problématiques ?</text:p>
          </table:table-cell>
          <table:table-cell office:value-type="string" calcext:value-type="string">
            <text:p>Trop forte densité de logement</text:p>
          </table:table-cell>
          <table:table-cell office:value-type="string" calcext:value-type="string">
            <text:p>logement</text:p>
          </table:table-cell>
          <table:table-cell table:formula="of:=VLOOKUP([.E34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Les quantités de paille litière sont-elles insuffisantes ?</text:p>
          </table:table-cell>
          <table:table-cell office:value-type="string" calcext:value-type="string">
            <text:p>Paillage insuffisant</text:p>
          </table:table-cell>
          <table:table-cell office:value-type="string" calcext:value-type="string">
            <text:p>logement</text:p>
          </table:table-cell>
          <table:table-cell table:formula="of:=VLOOKUP([.E35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Les surfaces de vie sont-elles trop faibles ?</text:p>
          </table:table-cell>
          <table:table-cell office:value-type="string" calcext:value-type="string">
            <text:p>Surface du logement insuffisantes</text:p>
          </table:table-cell>
          <table:table-cell office:value-type="string" calcext:value-type="string">
            <text:p>logement</text:p>
          </table:table-cell>
          <table:table-cell table:formula="of:=VLOOKUP([.E35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La ration est-elle déséquilibrée ?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alimentation</text:p>
          </table:table-cell>
          <table:table-cell table:formula="of:=VLOOKUP([.E35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La ration manque-t-elle de fibres ?</text:p>
          </table:table-cell>
          <table:table-cell office:value-type="string" calcext:value-type="string">
            <text:p>Manque de fibres dans la ration</text:p>
          </table:table-cell>
          <table:table-cell office:value-type="string" calcext:value-type="string">
            <text:p>alimentation</text:p>
          </table:table-cell>
          <table:table-cell table:formula="of:=VLOOKUP([.E35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Les animaux sont-ils parasités ? (cf parasitisme)</text:p>
          </table:table-cell>
          <table:table-cell office:value-type="string" calcext:value-type="string">
            <text:p>Parasitisme récurrent</text:p>
          </table:table-cell>
          <table:table-cell office:value-type="string" calcext:value-type="string">
            <text:p>parasitisme</text:p>
          </table:table-cell>
          <table:table-cell table:formula="of:=VLOOKUP([.E35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Les réformes sont-elles subies (sanitaire) plutôt que choisies (sélection) ?</text:p>
          </table:table-cell>
          <table:table-cell office:value-type="string" calcext:value-type="string">
            <text:p>Trop de réformes pour causes sanitaires</text:p>
          </table:table-cell>
          <table:table-cell office:value-type="string" calcext:value-type="string">
            <text:p>santé</text:p>
          </table:table-cell>
          <table:table-cell table:formula="of:=VLOOKUP([.E355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Les réformes sont-elles trop tardives ?</text:p>
          </table:table-cell>
          <table:table-cell office:value-type="string" calcext:value-type="string">
            <text:p>Réformes tardives</text:p>
          </table:table-cell>
          <table:table-cell office:value-type="string" calcext:value-type="string">
            <text:p>conduite</text:p>
          </table:table-cell>
          <table:table-cell table:formula="of:=VLOOKUP([.E35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Le troupeau a-t-il des soucis de fertilité ?</text:p>
          </table:table-cell>
          <table:table-cell office:value-type="string" calcext:value-type="string">
            <text:p>Problèmes d’infertilité</text:p>
          </table:table-cell>
          <table:table-cell office:value-type="string" calcext:value-type="string">
            <text:p>santé</text:p>
          </table:table-cell>
          <table:table-cell table:formula="of:=VLOOKUP([.E357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Les réformes sont-elles d'une autre origine ?</text:p>
          </table:table-cell>
          <table:table-cell office:value-type="string" calcext:value-type="string">
            <text:p>Réformes pour d’autres causes</text:p>
          </table:table-cell>
          <table:table-cell office:value-type="string" calcext:value-type="string">
            <text:p>divers</text:p>
          </table:table-cell>
          <table:table-cell table:formula="of:=VLOOKUP([.E358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Le troupeau est-il suffisamment renouvelé ?</text:p>
          </table:table-cell>
          <table:table-cell office:value-type="string" calcext:value-type="string">
            <text:p>Le renouvellement du troupeau est insuffisant</text:p>
          </table:table-cell>
          <table:table-cell office:value-type="string" calcext:value-type="string">
            <text:p>conduite</text:p>
          </table:table-cell>
          <table:table-cell table:formula="of:=VLOOKUP([.E35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Les chèvres présentent-elles des pathologies infectieuses chroniques ?</text:p>
          </table:table-cell>
          <table:table-cell office:value-type="string" calcext:value-type="string">
            <text:p>Cas d’infections chroniques</text:p>
          </table:table-cell>
          <table:table-cell office:value-type="string" calcext:value-type="string">
            <text:p>santé</text:p>
          </table:table-cell>
          <table:table-cell table:formula="of:=VLOOKUP([.E360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Les chèvres présentent-elles des pathologies métaboliques ?</text:p>
          </table:table-cell>
          <table:table-cell office:value-type="string" calcext:value-type="string">
            <text:p>Cas de maladies métaboliques</text:p>
          </table:table-cell>
          <table:table-cell office:value-type="string" calcext:value-type="string">
            <text:p>santé</text:p>
          </table:table-cell>
          <table:table-cell table:formula="of:=VLOOKUP([.E361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L'état corporel du troupeau est-il satisfaisant toute l'année ?</text:p>
          </table:table-cell>
          <table:table-cell office:value-type="string" calcext:value-type="string">
            <text:p>L’état corporel n’est pas satisfaisant toute l’année</text:p>
          </table:table-cell>
          <table:table-cell office:value-type="string" calcext:value-type="string">
            <text:p>alimentation</text:p>
          </table:table-cell>
          <table:table-cell table:formula="of:=VLOOKUP([.E36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Le troupeau présente-t-il des problèmes de mise-bas ?</text:p>
          </table:table-cell>
          <table:table-cell office:value-type="string" calcext:value-type="string">
            <text:p>Problèmes à la mise-bas</text:p>
          </table:table-cell>
          <table:table-cell office:value-type="string" calcext:value-type="string">
            <text:p>santé</text:p>
          </table:table-cell>
          <table:table-cell table:formula="of:=VLOOKUP([.E363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La fréquence de surveillance est-elle suffisante ?</text:p>
          </table:table-cell>
          <table:table-cell office:value-type="string" calcext:value-type="string">
            <text:p>Surveillance insuffisante</text:p>
          </table:table-cell>
          <table:table-cell office:value-type="string" calcext:value-type="string">
            <text:p>conduite</text:p>
          </table:table-cell>
          <table:table-cell table:formula="of:=VLOOKUP([.E36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Les chèvres présentent-elles des pathologies infectieuses chroniques ?</text:p>
          </table:table-cell>
          <table:table-cell office:value-type="string" calcext:value-type="string">
            <text:p>Cas d’infections chroniques</text:p>
          </table:table-cell>
          <table:table-cell office:value-type="string" calcext:value-type="string">
            <text:p>santé</text:p>
          </table:table-cell>
          <table:table-cell table:formula="of:=VLOOKUP([.E365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Y-a-t-il eu introduction d'animaux avec achat dernièrement ?</text:p>
          </table:table-cell>
          <table:table-cell office:value-type="string" calcext:value-type="string">
            <text:p>Introduction récente d’animaux achetés</text:p>
          </table:table-cell>
          <table:table-cell office:value-type="string" calcext:value-type="string">
            <text:p>santé</text:p>
          </table:table-cell>
          <table:table-cell table:formula="of:=VLOOKUP([.E366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Les conditions de logement (hygiène, ventilation, température) sont-elles satisfaisantes ?</text:p>
          </table:table-cell>
          <table:table-cell office:value-type="string" calcext:value-type="string">
            <text:p>Conditions de logement insuffisantes</text:p>
          </table:table-cell>
          <table:table-cell office:value-type="string" calcext:value-type="string">
            <text:p>logement</text:p>
          </table:table-cell>
          <table:table-cell table:formula="of:=VLOOKUP([.E367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Les écarts de températures sont-ils accentués dans le bâtiment ?</text:p>
          </table:table-cell>
          <table:table-cell office:value-type="string" calcext:value-type="string">
            <text:p>Ecarts de température importants dans le bâtiment</text:p>
          </table:table-cell>
          <table:table-cell office:value-type="string" calcext:value-type="string">
            <text:p>logement</text:p>
          </table:table-cell>
          <table:table-cell table:formula="of:=VLOOKUP([.E368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L'état général du troupeau est-il évalué régulièrement ? Si oui, est-il satisfaisant ?</text:p>
          </table:table-cell>
          <table:table-cell office:value-type="string" calcext:value-type="string">
            <text:p>L’état du troupeau est rarement évalué et paraît insatisfaisant</text:p>
          </table:table-cell>
          <table:table-cell office:value-type="string" calcext:value-type="string">
            <text:p>conduite</text:p>
          </table:table-cell>
          <table:table-cell table:formula="of:=VLOOKUP([.E36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La ration est-elle déséquilibrée ?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alimentation</text:p>
          </table:table-cell>
          <table:table-cell table:formula="of:=VLOOKUP([.E37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Y-a-t-il des transitions alimentaires de moins de 3 semaines ?</text:p>
          </table:table-cell>
          <table:table-cell office:value-type="string" calcext:value-type="string">
            <text:p>Transitions alimentaires parfois trop courtes</text:p>
          </table:table-cell>
          <table:table-cell office:value-type="string" calcext:value-type="string">
            <text:p>alimentation</text:p>
          </table:table-cell>
          <table:table-cell table:formula="of:=VLOOKUP([.E37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Y-a-t-il des problèmes dans la rotation des pâtures ?</text:p>
          </table:table-cell>
          <table:table-cell office:value-type="string" calcext:value-type="string">
            <text:p>Problèmes dans la rotation des pâtures</text:p>
          </table:table-cell>
          <table:table-cell office:value-type="string" calcext:value-type="string">
            <text:p>alimentation</text:p>
          </table:table-cell>
          <table:table-cell table:formula="of:=VLOOKUP([.E37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Les pâtures présentent-elles des excès d'azote ?</text:p>
          </table:table-cell>
          <table:table-cell office:value-type="string" calcext:value-type="string">
            <text:p>Excès d’azote dans les pâtures</text:p>
          </table:table-cell>
          <table:table-cell office:value-type="string" calcext:value-type="string">
            <text:p>alimentation</text:p>
          </table:table-cell>
          <table:table-cell table:formula="of:=VLOOKUP([.E37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L’infestation parasitaire n’est-elle pas mal gérée</text:p>
          </table:table-cell>
          <table:table-cell office:value-type="string" calcext:value-type="string">
            <text:p>Infestation parasitaire mal gérée</text:p>
          </table:table-cell>
          <table:table-cell office:value-type="string" calcext:value-type="string">
            <text:p>parasitisme</text:p>
          </table:table-cell>
          <table:table-cell table:formula="of:=VLOOKUP([.E37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Les rations des jeunes sont-elles déséquilibrées ?</text:p>
          </table:table-cell>
          <table:table-cell office:value-type="string" calcext:value-type="string">
            <text:p>Rations des jeunes déséquilibrées</text:p>
          </table:table-cell>
          <table:table-cell office:value-type="string" calcext:value-type="string">
            <text:p>alimentation</text:p>
          </table:table-cell>
          <table:table-cell table:formula="of:=VLOOKUP([.E37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Le sevrage des jeunes présente-t-il des difficultés ?</text:p>
          </table:table-cell>
          <table:table-cell office:value-type="string" calcext:value-type="string">
            <text:p>Problèmes au sevrage</text:p>
          </table:table-cell>
          <table:table-cell office:value-type="string" calcext:value-type="string">
            <text:p>alimentation</text:p>
          </table:table-cell>
          <table:table-cell table:formula="of:=VLOOKUP([.E37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Les jeunes sont-ils surveillés sur le plan du parasitisme ? (cf parasitisme)</text:p>
          </table:table-cell>
          <table:table-cell office:value-type="string" calcext:value-type="string">
            <text:p>Parasitisme chez les jeunes</text:p>
          </table:table-cell>
          <table:table-cell office:value-type="string" calcext:value-type="string">
            <text:p>parasitisme</text:p>
          </table:table-cell>
          <table:table-cell table:formula="of:=VLOOKUP([.E37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Les jeunes sont-ils atteints ou ont-ils été atteints de maladies ? (cf santé des jeunes)</text:p>
          </table:table-cell>
          <table:table-cell office:value-type="string" calcext:value-type="string">
            <text:p>Maladies diverses chez les jeunes</text:p>
          </table:table-cell>
          <table:table-cell office:value-type="string" calcext:value-type="string">
            <text:p>santé</text:p>
          </table:table-cell>
          <table:table-cell table:formula="of:=VLOOKUP([.E378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Les rations ne sont-elles pas déséquilibrées ou insuffisantes ?</text:p>
          </table:table-cell>
          <table:table-cell office:value-type="string" calcext:value-type="string">
            <text:p>Rations déséquilibrées ou insuffisantes</text:p>
          </table:table-cell>
          <table:table-cell office:value-type="string" calcext:value-type="string">
            <text:p>alimentation</text:p>
          </table:table-cell>
          <table:table-cell table:formula="of:=VLOOKUP([.E37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Les aliments du commerce ont-ils des formulations adaptées aux caprins ?</text:p>
          </table:table-cell>
          <table:table-cell office:value-type="string" calcext:value-type="string">
            <text:p>Aliments non formulés pour des caprins</text:p>
          </table:table-cell>
          <table:table-cell office:value-type="string" calcext:value-type="string">
            <text:p>alimentation</text:p>
          </table:table-cell>
          <table:table-cell table:formula="of:=VLOOKUP([.E38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008" calcext:value-type="float">
            <text:p>3008</text:p>
          </table:table-cell>
          <table:table-cell table:number-columns-repeated="2" office:value-type="string" calcext:value-type="string">
            <text:p>Vous n’avez pas informé votre vétérinaire de la présence de troubles nerveux</text:p>
          </table:table-cell>
          <table:table-cell office:value-type="string" calcext:value-type="string">
            <text:p>santé</text:p>
          </table:table-cell>
          <table:table-cell table:formula="of:=VLOOKUP([.E381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Existe-t-il des problèmes dans l’aménagement des surfaces qui favoriserait les affrontements ?</text:p>
          </table:table-cell>
          <table:table-cell office:value-type="string" calcext:value-type="string">
            <text:p>Problèmes d’expression violente de la hiérarchie</text:p>
          </table:table-cell>
          <table:table-cell office:value-type="string" calcext:value-type="string">
            <text:p>logement</text:p>
          </table:table-cell>
          <table:table-cell table:formula="of:=VLOOKUP([.E382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Les maladies de type Listériose, Tétanos, Botulisme, sont-elles surveillées ?</text:p>
          </table:table-cell>
          <table:table-cell office:value-type="string" calcext:value-type="string">
            <text:p>Pas de surveillance de la listériose, du tétanos, du botulisme</text:p>
          </table:table-cell>
          <table:table-cell office:value-type="string" calcext:value-type="string">
            <text:p>santé</text:p>
          </table:table-cell>
          <table:table-cell table:formula="of:=VLOOKUP([.E383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Le troupeau est-il régulièrement parasité (interne, externe) ?</text:p>
          </table:table-cell>
          <table:table-cell office:value-type="string" calcext:value-type="string">
            <text:p>Troupeau régulièrement parasité</text:p>
          </table:table-cell>
          <table:table-cell office:value-type="string" calcext:value-type="string">
            <text:p>parasitisme</text:p>
          </table:table-cell>
          <table:table-cell table:formula="of:=VLOOKUP([.E38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Le troupeau est-il carencé en minéraux, oligo-éléments et vitamines ?</text:p>
          </table:table-cell>
          <table:table-cell office:value-type="string" calcext:value-type="string">
            <text:p>Carences en oligo-éléments et vitamines</text:p>
          </table:table-cell>
          <table:table-cell office:value-type="string" calcext:value-type="string">
            <text:p>alimentation</text:p>
          </table:table-cell>
          <table:table-cell table:formula="of:=VLOOKUP([.E38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Le vétérinaire a-t-il diagnostiqué la Nécrose du cortex ?</text:p>
          </table:table-cell>
          <table:table-cell office:value-type="string" calcext:value-type="string">
            <text:p>Présence de nécrose du cortex</text:p>
          </table:table-cell>
          <table:table-cell office:value-type="string" calcext:value-type="string">
            <text:p>santé</text:p>
          </table:table-cell>
          <table:table-cell table:formula="of:=VLOOKUP([.E386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Existe-t-il des risques d'intoxication par le sel, plomb, azote non protéique, intoxication végétales sur l'exploitation ?</text:p>
          </table:table-cell>
          <table:table-cell office:value-type="string" calcext:value-type="string">
            <text:p>Risques d’intoxication</text:p>
          </table:table-cell>
          <table:table-cell office:value-type="string" calcext:value-type="string">
            <text:p>santé</text:p>
          </table:table-cell>
          <table:table-cell table:formula="of:=VLOOKUP([.E387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La couverture des besoins alimentaires lors de la première année n’est-elle pas insuffisante ?</text:p>
          </table:table-cell>
          <table:table-cell office:value-type="string" calcext:value-type="string">
            <text:p>Couverture des besoins alimentaires insuffisante la 1ère année</text:p>
          </table:table-cell>
          <table:table-cell office:value-type="string" calcext:value-type="string">
            <text:p>alimentation</text:p>
          </table:table-cell>
          <table:table-cell table:formula="of:=VLOOKUP([.E38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L'état corporel des chevrettes est-il satisfaisant (pas trop grasse ou trop maigre) au moment de la mise à la reproduction ?</text:p>
          </table:table-cell>
          <table:table-cell office:value-type="string" calcext:value-type="string">
            <text:p>État corporel des chevrettes inadéquat à la reproduction</text:p>
          </table:table-cell>
          <table:table-cell office:value-type="string" calcext:value-type="string">
            <text:p>alimentation</text:p>
          </table:table-cell>
          <table:table-cell table:formula="of:=VLOOKUP([.E38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Les chevrettes ont-elles subies des maladies respiratoires durant leur croissance ?</text:p>
          </table:table-cell>
          <table:table-cell office:value-type="string" calcext:value-type="string">
            <text:p>Présence de maladies respiratoires la première année</text:p>
          </table:table-cell>
          <table:table-cell office:value-type="string" calcext:value-type="string">
            <text:p>santé</text:p>
          </table:table-cell>
          <table:table-cell table:formula="of:=VLOOKUP([.E390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Les chevrettes ont-elles été confrontées à des problèmes de parasitisme, en particulier la coccidiose ? (Se référer à l'onglet sur le parasitisme)</text:p>
          </table:table-cell>
          <table:table-cell office:value-type="string" calcext:value-type="string">
            <text:p>Présence de coccidiose pendant la première année</text:p>
          </table:table-cell>
          <table:table-cell office:value-type="string" calcext:value-type="string">
            <text:p>parasitisme</text:p>
          </table:table-cell>
          <table:table-cell table:formula="of:=VLOOKUP([.E39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N’y-a-t-il pas des excès d’azote soluble dans la ration ?</text:p>
          </table:table-cell>
          <table:table-cell office:value-type="string" calcext:value-type="string">
            <text:p>Excès d’azote soluble dans la ration</text:p>
          </table:table-cell>
          <table:table-cell office:value-type="string" calcext:value-type="string">
            <text:p>alimentation</text:p>
          </table:table-cell>
          <table:table-cell table:formula="of:=VLOOKUP([.E39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La ration distribuée est-elle de qualité insuffisante ?</text:p>
          </table:table-cell>
          <table:table-cell office:value-type="string" calcext:value-type="string">
            <text:p>Ration de qualité insuffisante</text:p>
          </table:table-cell>
          <table:table-cell office:value-type="string" calcext:value-type="string">
            <text:p>alimentation</text:p>
          </table:table-cell>
          <table:table-cell table:formula="of:=VLOOKUP([.E39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Les animaux ne sont-ils pas trop serrés ?</text:p>
          </table:table-cell>
          <table:table-cell office:value-type="string" calcext:value-type="string">
            <text:p>Densité trop importante</text:p>
          </table:table-cell>
          <table:table-cell office:value-type="string" calcext:value-type="string">
            <text:p>logement</text:p>
          </table:table-cell>
          <table:table-cell table:formula="of:=VLOOKUP([.E39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Les chèvres et chevrettes sont-elles mélangées ? (cf. comportement des mâles)</text:p>
          </table:table-cell>
          <table:table-cell office:value-type="string" calcext:value-type="string">
            <text:p>Mélange de chèvres et chevrettes pendant la reproduction</text:p>
          </table:table-cell>
          <table:table-cell office:value-type="string" calcext:value-type="string">
            <text:p>conduite</text:p>
          </table:table-cell>
          <table:table-cell table:formula="of:=VLOOKUP([.E39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Le bâtiment pose-t-il des problèmes d’isolation et de ventilation (hors plage 0 et 25C°)</text:p>
          </table:table-cell>
          <table:table-cell office:value-type="string" calcext:value-type="string">
            <text:p>Problèmes de ventilation ou d’isolation du bâtiment</text:p>
          </table:table-cell>
          <table:table-cell office:value-type="string" calcext:value-type="string">
            <text:p>logement</text:p>
          </table:table-cell>
          <table:table-cell table:formula="of:=VLOOKUP([.E39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Le nombre de boucs fertiles est-il en adéquation avec le nombre de femelles à saillir ?</text:p>
          </table:table-cell>
          <table:table-cell office:value-type="string" calcext:value-type="string">
            <text:p>Nombre de boucs insuffisants</text:p>
          </table:table-cell>
          <table:table-cell office:value-type="string" calcext:value-type="string">
            <text:p>conduite</text:p>
          </table:table-cell>
          <table:table-cell table:formula="of:=VLOOKUP([.E39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Y-a-t-il un manque de rigueur dans l’éloignement des boucs</text:p>
          </table:table-cell>
          <table:table-cell office:value-type="string" calcext:value-type="string">
            <text:p>Manque de rigueur dans l’éloignement des boucs</text:p>
          </table:table-cell>
          <table:table-cell office:value-type="string" calcext:value-type="string">
            <text:p>conduite</text:p>
          </table:table-cell>
          <table:table-cell table:formula="of:=VLOOKUP([.E39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Le troupeau est-il touché par le phénomène de pseudo-gestation ?</text:p>
          </table:table-cell>
          <table:table-cell office:value-type="string" calcext:value-type="string">
            <text:p>Trop de pseudo-gestations</text:p>
          </table:table-cell>
          <table:table-cell office:value-type="string" calcext:value-type="string">
            <text:p>santé</text:p>
          </table:table-cell>
          <table:table-cell table:formula="of:=VLOOKUP([.E399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Présence de 2 troupeaux ovins-caprins mélangés ? (risque de saillie non viable)</text:p>
          </table:table-cell>
          <table:table-cell office:value-type="string" calcext:value-type="string">
            <text:p>Présence de deux troupeaux ovins caprins mélangés</text:p>
          </table:table-cell>
          <table:table-cell office:value-type="string" calcext:value-type="string">
            <text:p>conduite</text:p>
          </table:table-cell>
          <table:table-cell table:formula="of:=VLOOKUP([.E40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Les retours en chaleur font-ils suite à une canicule ou à une forte pluviométrie ?</text:p>
          </table:table-cell>
          <table:table-cell office:value-type="string" calcext:value-type="string">
            <text:p>Perturbations météorologiques</text:p>
          </table:table-cell>
          <table:table-cell office:value-type="string" calcext:value-type="string">
            <text:p>divers</text:p>
          </table:table-cell>
          <table:table-cell table:formula="of:=VLOOKUP([.E401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Existe-t-il des antécédents de maladies abortives dans l'élevage ?</text:p>
          </table:table-cell>
          <table:table-cell office:value-type="string" calcext:value-type="string">
            <text:p>Antécédents de maladies abortives dans l’élevage</text:p>
          </table:table-cell>
          <table:table-cell office:value-type="string" calcext:value-type="string">
            <text:p>santé</text:p>
          </table:table-cell>
          <table:table-cell table:formula="of:=VLOOKUP([.E402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A-t-on observé des cas d'épididymites chez les mâles ? (attention aux troupeaux menés en commun ovins-caprins)</text:p>
          </table:table-cell>
          <table:table-cell office:value-type="string" calcext:value-type="string">
            <text:p>Présence d’épididymite chez les mâles</text:p>
          </table:table-cell>
          <table:table-cell office:value-type="string" calcext:value-type="string">
            <text:p>santé</text:p>
          </table:table-cell>
          <table:table-cell table:formula="of:=VLOOKUP([.E403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La couverture des besoins en énergie en fin de gestation est-elle correcte ? (absence de Syndrome de la chèvre grasse à la mise bas)</text:p>
          </table:table-cell>
          <table:table-cell office:value-type="string" calcext:value-type="string">
            <text:p>Syndrome de la chèvre grasse en fin de gestation</text:p>
          </table:table-cell>
          <table:table-cell office:value-type="string" calcext:value-type="string">
            <text:p>alimentation</text:p>
          </table:table-cell>
          <table:table-cell table:formula="of:=VLOOKUP([.E40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La ration est équilibrée en vitamines, minéraux et oligoéléments ?</text:p>
          </table:table-cell>
          <table:table-cell office:value-type="string" calcext:value-type="string">
            <text:p>Déséquilibres de la ration en oligo-éléments</text:p>
          </table:table-cell>
          <table:table-cell office:value-type="string" calcext:value-type="string">
            <text:p>alimentation</text:p>
          </table:table-cell>
          <table:table-cell table:formula="of:=VLOOKUP([.E40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L'éleveur intervient-il lors des mises-bas ? (manipulation / aide à la mise bas)</text:p>
          </table:table-cell>
          <table:table-cell office:value-type="string" calcext:value-type="string">
            <text:p>Trop d’interventions pendant les mises-bas</text:p>
          </table:table-cell>
          <table:table-cell office:value-type="string" calcext:value-type="string">
            <text:p>conduite</text:p>
          </table:table-cell>
          <table:table-cell table:formula="of:=VLOOKUP([.E40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Existe-t-il une fréquence importante d'infection de la matrice ?</text:p>
          </table:table-cell>
          <table:table-cell office:value-type="string" calcext:value-type="string">
            <text:p>Fréquence importante de métrites</text:p>
          </table:table-cell>
          <table:table-cell office:value-type="string" calcext:value-type="string">
            <text:p>santé</text:p>
          </table:table-cell>
          <table:table-cell table:formula="of:=VLOOKUP([.E407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Y-a-t-il des antécédents de maladies abortives dans l'élevage ? (Chlamydia, toxoplasmose, fièvre Q)</text:p>
          </table:table-cell>
          <table:table-cell office:value-type="string" calcext:value-type="string">
            <text:p>Antécédents de maladies abortives dans l’élevage</text:p>
          </table:table-cell>
          <table:table-cell office:value-type="string" calcext:value-type="string">
            <text:p>santé</text:p>
          </table:table-cell>
          <table:table-cell table:formula="of:=VLOOKUP([.E408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La couverture des besoins en azote en fin de gestation est-elle correcte ?</text:p>
          </table:table-cell>
          <table:table-cell office:value-type="string" calcext:value-type="string">
            <text:p>Ration insuffisante en azote en fin de gestation</text:p>
          </table:table-cell>
          <table:table-cell office:value-type="string" calcext:value-type="string">
            <text:p>alimentation</text:p>
          </table:table-cell>
          <table:table-cell table:formula="of:=VLOOKUP([.E40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La ration est-elle équilibrée ? (sans excès de concentrés énergétiques et stockage de graisse corporelle en fin de gestation)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alimentation</text:p>
          </table:table-cell>
          <table:table-cell table:formula="of:=VLOOKUP([.E41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Avez-vous observé des NEC inférieurs à 1,5 ou supérieurs à 4 ?</text:p>
          </table:table-cell>
          <table:table-cell office:value-type="string" calcext:value-type="string">
            <text:p>NEC trop bas ou trop élevés</text:p>
          </table:table-cell>
          <table:table-cell office:value-type="string" calcext:value-type="string">
            <text:p>alimentation</text:p>
          </table:table-cell>
          <table:table-cell table:formula="of:=VLOOKUP([.E41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Avez-vous évité les stress autour de la mise bas ?</text:p>
          </table:table-cell>
          <table:table-cell office:value-type="string" calcext:value-type="string">
            <text:p>Stress pendant les mis-bas</text:p>
          </table:table-cell>
          <table:table-cell office:value-type="string" calcext:value-type="string">
            <text:p>conduite</text:p>
          </table:table-cell>
          <table:table-cell table:formula="of:=VLOOKUP([.E41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Le choix du bouc est-il en adéquation au gabarit des chèvres ?</text:p>
          </table:table-cell>
          <table:table-cell office:value-type="string" calcext:value-type="string">
            <text:p>Le gabarit du bouc n'est pas adapté à celui des chèvres</text:p>
          </table:table-cell>
          <table:table-cell office:value-type="string" calcext:value-type="string">
            <text:p>génétique</text:p>
          </table:table-cell>
          <table:table-cell table:formula="of:=VLOOKUP([.E413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Existe-t-il des antécédents de maladies abortives dans l'élevage ? (chlamydiose, toxoplasmose, fièvre Q)</text:p>
          </table:table-cell>
          <table:table-cell office:value-type="string" calcext:value-type="string">
            <text:p>Antécédents de maladies abortives dans l'élevage</text:p>
          </table:table-cell>
          <table:table-cell office:value-type="string" calcext:value-type="string">
            <text:p>santé</text:p>
          </table:table-cell>
          <table:table-cell table:formula="of:=VLOOKUP([.E414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L'éleveur intervient-il lors des mises-bas ? (manipulation / aide à la mise bas)</text:p>
          </table:table-cell>
          <table:table-cell office:value-type="string" calcext:value-type="string">
            <text:p>Intervention lors des mises-bas</text:p>
          </table:table-cell>
          <table:table-cell office:value-type="string" calcext:value-type="string">
            <text:p>conduite</text:p>
          </table:table-cell>
          <table:table-cell table:formula="of:=VLOOKUP([.E41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Les protocoles de traitements (moment de réalisation) sont-ils respectés ? (médication incluant les vaccinations)</text:p>
          </table:table-cell>
          <table:table-cell office:value-type="string" calcext:value-type="string">
            <text:p>Manque de respect des protocoles de soin</text:p>
          </table:table-cell>
          <table:table-cell office:value-type="string" calcext:value-type="string">
            <text:p>santé</text:p>
          </table:table-cell>
          <table:table-cell table:formula="of:=VLOOKUP([.E416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Observez-vous des facteurs de stress au cours du dernier mois de gestation ? (bagarres, prédateurs, stress divers)</text:p>
          </table:table-cell>
          <table:table-cell office:value-type="string" calcext:value-type="string">
            <text:p>Facteurs de stress lors du dernier mois de gestation</text:p>
          </table:table-cell>
          <table:table-cell office:value-type="string" calcext:value-type="string">
            <text:p>conduite</text:p>
          </table:table-cell>
          <table:table-cell table:formula="of:=VLOOKUP([.E41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Mettez-vous en contact des primipares une chèvre ayant avortée ?</text:p>
          </table:table-cell>
          <table:table-cell office:value-type="string" calcext:value-type="string">
            <text:p>Primipares au contact d'une chèvre ayant avorté</text:p>
          </table:table-cell>
          <table:table-cell office:value-type="string" calcext:value-type="string">
            <text:p>conduite</text:p>
          </table:table-cell>
          <table:table-cell table:formula="of:=VLOOKUP([.E41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Pratiquez-vous une mise en quarantaine des animaux achetés à l’extérieur et vérifiez-vous leur immunité ?</text:p>
          </table:table-cell>
          <table:table-cell office:value-type="string" calcext:value-type="string">
            <text:p>pas de mise en quarantaine des animaux achetés à l'extérieur</text:p>
          </table:table-cell>
          <table:table-cell office:value-type="string" calcext:value-type="string">
            <text:p>conduite</text:p>
          </table:table-cell>
          <table:table-cell table:formula="of:=VLOOKUP([.E41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Favorisez-vous une bonne immunité des primipares avec une minéralisation suffisante ?</text:p>
          </table:table-cell>
          <table:table-cell office:value-type="string" calcext:value-type="string">
            <text:p>minéralisation insuffisante pour l'immunité des primipares</text:p>
          </table:table-cell>
          <table:table-cell office:value-type="string" calcext:value-type="string">
            <text:p>alimentation</text:p>
          </table:table-cell>
          <table:table-cell table:formula="of:=VLOOKUP([.E42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Y a-t’il eut une mauvaise transition alimentaire ?</text:p>
          </table:table-cell>
          <table:table-cell office:value-type="string" calcext:value-type="string">
            <text:p>mauvaise transition alimentaire</text:p>
          </table:table-cell>
          <table:table-cell office:value-type="string" calcext:value-type="string">
            <text:p>alimentation</text:p>
          </table:table-cell>
          <table:table-cell table:formula="of:=VLOOKUP([.E42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La mise à l'herbe a-t-elle été faite progressivement ?</text:p>
          </table:table-cell>
          <table:table-cell office:value-type="string" calcext:value-type="string">
            <text:p>mise à l'herbe trop brutale</text:p>
          </table:table-cell>
          <table:table-cell office:value-type="string" calcext:value-type="string">
            <text:p>alimentation</text:p>
          </table:table-cell>
          <table:table-cell table:formula="of:=VLOOKUP([.E42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L'alimentation est-elle riche en éléments rapidement fermentescible ? (concentrés, céréales, …)</text:p>
          </table:table-cell>
          <table:table-cell office:value-type="string" calcext:value-type="string">
            <text:p>alimentation trop riche en éléments rapidement fermentescibles</text:p>
          </table:table-cell>
          <table:table-cell office:value-type="string" calcext:value-type="string">
            <text:p>alimentation</text:p>
          </table:table-cell>
          <table:table-cell table:formula="of:=VLOOKUP([.E42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La ration consommée est-elle pauvre en fibres efficaces ? (brins longs rigides et piquants)</text:p>
          </table:table-cell>
          <table:table-cell office:value-type="string" calcext:value-type="string">
            <text:p>manque de fibres dans la ration</text:p>
          </table:table-cell>
          <table:table-cell office:value-type="string" calcext:value-type="string">
            <text:p>alimentation</text:p>
          </table:table-cell>
          <table:table-cell table:formula="of:=VLOOKUP([.E42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La litière est-elle sèche et renouvelée régulièrement ?</text:p>
          </table:table-cell>
          <table:table-cell office:value-type="string" calcext:value-type="string">
            <text:p>litière sèche et régulièrement renouvelée</text:p>
          </table:table-cell>
          <table:table-cell office:value-type="string" calcext:value-type="string">
            <text:p>logement</text:p>
          </table:table-cell>
          <table:table-cell table:formula="of:=VLOOKUP([.E42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Y-a-t-il eu des changements météorologiques brusques précédents les problèmes ?</text:p>
          </table:table-cell>
          <table:table-cell office:value-type="string" calcext:value-type="string">
            <text:p>changements météorologiques brusques avant les problèmes</text:p>
          </table:table-cell>
          <table:table-cell office:value-type="string" calcext:value-type="string">
            <text:p>divers</text:p>
          </table:table-cell>
          <table:table-cell table:formula="of:=VLOOKUP([.E426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La ration n'est-elle pas trop riche en azote en fin de gestation ?</text:p>
          </table:table-cell>
          <table:table-cell office:value-type="string" calcext:value-type="string">
            <text:p>ration trop riche en azote en fin de gestation</text:p>
          </table:table-cell>
          <table:table-cell office:value-type="string" calcext:value-type="string">
            <text:p>alimentation</text:p>
          </table:table-cell>
          <table:table-cell table:formula="of:=VLOOKUP([.E42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La ration n'est-elle pas déséquilibrée et acidogène ?</text:p>
          </table:table-cell>
          <table:table-cell office:value-type="string" calcext:value-type="string">
            <text:p>ration déséquilibrée et acidogène</text:p>
          </table:table-cell>
          <table:table-cell office:value-type="string" calcext:value-type="string">
            <text:p>alimentation</text:p>
          </table:table-cell>
          <table:table-cell table:formula="of:=VLOOKUP([.E42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Y a-t’il eut une mauvaise transition alimentaire entre la période sèche et la période de lactation ?</text:p>
          </table:table-cell>
          <table:table-cell office:value-type="string" calcext:value-type="string">
            <text:p>mauvaise transition alimentaire entre période sèche et période de lactation</text:p>
          </table:table-cell>
          <table:table-cell office:value-type="string" calcext:value-type="string">
            <text:p>alimentation</text:p>
          </table:table-cell>
          <table:table-cell table:formula="of:=VLOOKUP([.E42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La ration est composée de fourrages pauvres en éléments fermentescibles ?</text:p>
          </table:table-cell>
          <table:table-cell office:value-type="string" calcext:value-type="string">
            <text:p>Fourrages pauvres en éléments fermentescibles</text:p>
          </table:table-cell>
          <table:table-cell office:value-type="string" calcext:value-type="string">
            <text:p>alimentation</text:p>
          </table:table-cell>
          <table:table-cell table:formula="of:=VLOOKUP([.E43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Les fourrages utilisés sont-ils de mauvaise qualité ? (appétence, récolte dans de mauvaises conditions, mauvaise conservation)</text:p>
          </table:table-cell>
          <table:table-cell office:value-type="string" calcext:value-type="string">
            <text:p>fourrages de mauvaise qualité</text:p>
          </table:table-cell>
          <table:table-cell office:value-type="string" calcext:value-type="string">
            <text:p>alimentation</text:p>
          </table:table-cell>
          <table:table-cell table:formula="of:=VLOOKUP([.E43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La ration présente-elle des carences marquées en minéraux ?</text:p>
          </table:table-cell>
          <table:table-cell office:value-type="string" calcext:value-type="string">
            <text:p>carences en minéraux de la ration</text:p>
          </table:table-cell>
          <table:table-cell office:value-type="string" calcext:value-type="string">
            <text:p>alimentation</text:p>
          </table:table-cell>
          <table:table-cell table:formula="of:=VLOOKUP([.E43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L'animal a-t-il consommé en excès un ou des aliments riches en amidon ou en sucres ?</text:p>
          </table:table-cell>
          <table:table-cell office:value-type="string" calcext:value-type="string">
            <text:p>consommation en excès d'aliments riches en amidon ou sucres</text:p>
          </table:table-cell>
          <table:table-cell office:value-type="string" calcext:value-type="string">
            <text:p>alimentation</text:p>
          </table:table-cell>
          <table:table-cell table:formula="of:=VLOOKUP([.E43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La ration consommée est-elle pauvre en fibres efficaces ? (brins longs rigides et piquants)</text:p>
          </table:table-cell>
          <table:table-cell office:value-type="string" calcext:value-type="string">
            <text:p>ration pauvre en fibres efficaces</text:p>
          </table:table-cell>
          <table:table-cell office:value-type="string" calcext:value-type="string">
            <text:p>alimentation</text:p>
          </table:table-cell>
          <table:table-cell table:formula="of:=VLOOKUP([.E43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L'ordre de distribution des aliments est-il respecté ? (aliments fibreux puis concentrés)</text:p>
          </table:table-cell>
          <table:table-cell office:value-type="string" calcext:value-type="string">
            <text:p>concentrés donnés avant les fibres</text:p>
          </table:table-cell>
          <table:table-cell office:value-type="string" calcext:value-type="string">
            <text:p>alimentation</text:p>
          </table:table-cell>
          <table:table-cell table:formula="of:=VLOOKUP([.E43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La ration est-elle équilibrée en différentes formes d'azote ? (protéique et non protéique)</text:p>
          </table:table-cell>
          <table:table-cell office:value-type="string" calcext:value-type="string">
            <text:p>ration non équilibrée entre les différentes formes d'azote</text:p>
          </table:table-cell>
          <table:table-cell office:value-type="string" calcext:value-type="string">
            <text:p>alimentation</text:p>
          </table:table-cell>
          <table:table-cell table:formula="of:=VLOOKUP([.E43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La mise à l'herbe a-t-elle été faite progressivement ?</text:p>
          </table:table-cell>
          <table:table-cell office:value-type="string" calcext:value-type="string">
            <text:p>mise à l'herbe brutale</text:p>
          </table:table-cell>
          <table:table-cell office:value-type="string" calcext:value-type="string">
            <text:p>alimentation</text:p>
          </table:table-cell>
          <table:table-cell table:formula="of:=VLOOKUP([.E43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Le passage d'une parcelle épuisée à une parcelle plus riche a-t-il été progressif ?</text:p>
          </table:table-cell>
          <table:table-cell office:value-type="string" calcext:value-type="string">
            <text:p>passage d'une parcelle épuisée à riche trop brutalement</text:p>
          </table:table-cell>
          <table:table-cell office:value-type="string" calcext:value-type="string">
            <text:p>alimentation</text:p>
          </table:table-cell>
          <table:table-cell table:formula="of:=VLOOKUP([.E43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La ration présente-elle un excès d'azote non protéique ? (fourrages verts, ensilage d'herbe mal conservé, foin très feuillu, tourteaux,</text:p>
          </table:table-cell>
          <table:table-cell office:value-type="string" calcext:value-type="string">
            <text:p>excès d'azote non protéique dans la ration</text:p>
          </table:table-cell>
          <table:table-cell office:value-type="string" calcext:value-type="string">
            <text:p>alimentation</text:p>
          </table:table-cell>
          <table:table-cell table:formula="of:=VLOOKUP([.E43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La ration est-elle équilibrée entre l'énergie et l'azote ?</text:p>
          </table:table-cell>
          <table:table-cell office:value-type="string" calcext:value-type="string">
            <text:p>ration déséquilibrée entre énergie et azote</text:p>
          </table:table-cell>
          <table:table-cell office:value-type="string" calcext:value-type="string">
            <text:p>alimentation</text:p>
          </table:table-cell>
          <table:table-cell table:formula="of:=VLOOKUP([.E44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La ration présente-elle un excès de phosphore ? (alimentation riche en céréales)</text:p>
          </table:table-cell>
          <table:table-cell office:value-type="string" calcext:value-type="string">
            <text:p>excès de phosphore dans la ration</text:p>
          </table:table-cell>
          <table:table-cell office:value-type="string" calcext:value-type="string">
            <text:p>alimentation</text:p>
          </table:table-cell>
          <table:table-cell table:formula="of:=VLOOKUP([.E44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L'abreuvement disponible est-il suffisant ?</text:p>
          </table:table-cell>
          <table:table-cell office:value-type="string" calcext:value-type="string">
            <text:p>abreuvement disponible insuffisant</text:p>
          </table:table-cell>
          <table:table-cell office:value-type="string" calcext:value-type="string">
            <text:p>alimentation</text:p>
          </table:table-cell>
          <table:table-cell table:formula="of:=VLOOKUP([.E44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L'apport de sel est-il suffisant ?</text:p>
          </table:table-cell>
          <table:table-cell office:value-type="string" calcext:value-type="string">
            <text:p>apport de sel insuffisant</text:p>
          </table:table-cell>
          <table:table-cell office:value-type="string" calcext:value-type="string">
            <text:p>alimentation</text:p>
          </table:table-cell>
          <table:table-cell table:formula="of:=VLOOKUP([.E44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vez-vous une stratégie de réformes des chèvres infectées de manière chronique, incurables ?</text:p>
          </table:table-cell>
          <table:table-cell office:value-type="string" calcext:value-type="string">
            <text:p>pas réforme des chèvres infectées chroniquement</text:p>
          </table:table-cell>
          <table:table-cell office:value-type="string" calcext:value-type="string">
            <text:p>conduite</text:p>
          </table:table-cell>
          <table:table-cell table:formula="of:=VLOOKUP([.E44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ossédez-vous une stratégie de repérage précoce des mammites cliniques ?</text:p>
          </table:table-cell>
          <table:table-cell office:value-type="string" calcext:value-type="string">
            <text:p>repérage trop tardif des mammites cliniques</text:p>
          </table:table-cell>
          <table:table-cell office:value-type="string" calcext:value-type="string">
            <text:p>conduite</text:p>
          </table:table-cell>
          <table:table-cell table:formula="of:=VLOOKUP([.E44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résence d'une politique de soins ou de réformes vis-à-vis des mammites cliniques?</text:p>
          </table:table-cell>
          <table:table-cell office:value-type="string" calcext:value-type="string">
            <text:p>pas de soins spécifiques, pas de réforme vis-à-vis des mammites cliniques</text:p>
          </table:table-cell>
          <table:table-cell office:value-type="string" calcext:value-type="string">
            <text:p>conduite</text:p>
          </table:table-cell>
          <table:table-cell table:formula="of:=VLOOKUP([.E44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ossédez-vous une stratégie de traitement raisonné, ciblé en cas de mammites subcliniques?</text:p>
          </table:table-cell>
          <table:table-cell office:value-type="string" calcext:value-type="string">
            <text:p>pas de traitement raisonné et ciblé en cas de mammites subcliniques</text:p>
          </table:table-cell>
          <table:table-cell office:value-type="string" calcext:value-type="string">
            <text:p>santé</text:p>
          </table:table-cell>
          <table:table-cell table:formula="of:=VLOOKUP([.E447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ossédez-vous une stratégie de traitement adaptée aux problèmes rencontrés dans votre élevage? (nature des infections subcliniques)</text:p>
          </table:table-cell>
          <table:table-cell office:value-type="string" calcext:value-type="string">
            <text:p>traitements pas spécifiquement adaptés aux problèmes rencontrés</text:p>
          </table:table-cell>
          <table:table-cell office:value-type="string" calcext:value-type="string">
            <text:p>santé</text:p>
          </table:table-cell>
          <table:table-cell table:formula="of:=VLOOKUP([.E448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ppliquer vous de façon rigoureuse le traitement au tarissement? (hygiène et posologie)</text:p>
          </table:table-cell>
          <table:table-cell office:value-type="string" calcext:value-type="string">
            <text:p>manque de rigueur au tarissement</text:p>
          </table:table-cell>
          <table:table-cell office:value-type="string" calcext:value-type="string">
            <text:p>santé</text:p>
          </table:table-cell>
          <table:table-cell table:formula="of:=VLOOKUP([.E449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ppliquer vous une hygiène rigoureuse en cas de traitement par voie intra mammaire?</text:p>
          </table:table-cell>
          <table:table-cell office:value-type="string" calcext:value-type="string">
            <text:p>manque de rigueur lors de traitement intra-mammaire</text:p>
          </table:table-cell>
          <table:table-cell office:value-type="string" calcext:value-type="string">
            <text:p>santé</text:p>
          </table:table-cell>
          <table:table-cell table:formula="of:=VLOOKUP([.E450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vez-vous une stratégie globale de choix des chèvres à traiter?</text:p>
          </table:table-cell>
          <table:table-cell office:value-type="string" calcext:value-type="string">
            <text:p>manque de stratégie pour choisir les chèvres à traiter</text:p>
          </table:table-cell>
          <table:table-cell office:value-type="string" calcext:value-type="string">
            <text:p>santé</text:p>
          </table:table-cell>
          <table:table-cell table:formula="of:=VLOOKUP([.E451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Détenez- vous beaucoup de chèvres infectées, en lactation longue ou prolongée?</text:p>
          </table:table-cell>
          <table:table-cell office:value-type="string" calcext:value-type="string">
            <text:p>nombre important de chèvres infectées gardées sur la ferme</text:p>
          </table:table-cell>
          <table:table-cell office:value-type="string" calcext:value-type="string">
            <text:p>santé</text:p>
          </table:table-cell>
          <table:table-cell table:formula="of:=VLOOKUP([.E452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La ration en fin de la lactation est-elle équilibrée? (En particulier les apports azotés)</text:p>
          </table:table-cell>
          <table:table-cell office:value-type="string" calcext:value-type="string">
            <text:p>ration déséquilibrée en fin de lactation</text:p>
          </table:table-cell>
          <table:table-cell office:value-type="string" calcext:value-type="string">
            <text:p>alimentation</text:p>
          </table:table-cell>
          <table:table-cell table:formula="of:=VLOOKUP([.E45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Réalisez-vous des transitions alimentaires en fin de période sèche? / fourrages, concentrés, oligo-éléments</text:p>
          </table:table-cell>
          <table:table-cell office:value-type="string" calcext:value-type="string">
            <text:p>mauvaise transition alimentaire en fin de période sèche</text:p>
          </table:table-cell>
          <table:table-cell office:value-type="string" calcext:value-type="string">
            <text:p>alimentation</text:p>
          </table:table-cell>
          <table:table-cell table:formula="of:=VLOOKUP([.E45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La durée de période sèche est-elle correcte? (attention au période trop courte)</text:p>
          </table:table-cell>
          <table:table-cell office:value-type="string" calcext:value-type="string">
            <text:p>durée de période sèche trop courte</text:p>
          </table:table-cell>
          <table:table-cell office:value-type="string" calcext:value-type="string">
            <text:p>conduite</text:p>
          </table:table-cell>
          <table:table-cell table:formula="of:=VLOOKUP([.E45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Détenez-vous des animaux incurables, infectés chroniques?</text:p>
          </table:table-cell>
          <table:table-cell office:value-type="string" calcext:value-type="string">
            <text:p>présence d'animaux incurables, infectés chroniquement sur la ferme</text:p>
          </table:table-cell>
          <table:table-cell office:value-type="string" calcext:value-type="string">
            <text:p>santé</text:p>
          </table:table-cell>
          <table:table-cell table:formula="of:=VLOOKUP([.E456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Détenez-vous des animaux infectés par des mycoplasmes?</text:p>
          </table:table-cell>
          <table:table-cell office:value-type="string" calcext:value-type="string">
            <text:p>présence d'animaux infectés par des mycoplasmes</text:p>
          </table:table-cell>
          <table:table-cell office:value-type="string" calcext:value-type="string">
            <text:p>santé</text:p>
          </table:table-cell>
          <table:table-cell table:formula="of:=VLOOKUP([.E457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ossédez-vous une machine à traire bien réglée? (réglage de l'installation et/ou réglage de la dépose automatique)</text:p>
          </table:table-cell>
          <table:table-cell office:value-type="string" calcext:value-type="string">
            <text:p>machine à traire mal réglée</text:p>
          </table:table-cell>
          <table:table-cell office:value-type="string" calcext:value-type="string">
            <text:p>conduite</text:p>
          </table:table-cell>
          <table:table-cell table:formula="of:=VLOOKUP([.E45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ossédez-vous une installation de traite bien conçue? (pente du lactoduc incorrecte ou diamètre de lactoduc avec engorgements possibles)</text:p>
          </table:table-cell>
          <table:table-cell office:value-type="string" calcext:value-type="string">
            <text:p>installation de traite mal conçue (lactoduc notamment)</text:p>
          </table:table-cell>
          <table:table-cell office:value-type="string" calcext:value-type="string">
            <text:p>conduite</text:p>
          </table:table-cell>
          <table:table-cell table:formula="of:=VLOOKUP([.E45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Réalisez-vous un entretien régulier de la machine à traire ?</text:p>
          </table:table-cell>
          <table:table-cell office:value-type="string" calcext:value-type="string">
            <text:p>manque de régularité dans l'entretien de la machine à traire</text:p>
          </table:table-cell>
          <table:table-cell office:value-type="string" calcext:value-type="string">
            <text:p>conduite</text:p>
          </table:table-cell>
          <table:table-cell table:formula="of:=VLOOKUP([.E46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ppliquer vous un protocole de nettoyage et de soins particuliers en cas de blessures des mains du trayeur avant la traite ?</text:p>
          </table:table-cell>
          <table:table-cell office:value-type="string" calcext:value-type="string">
            <text:p>si blessure des mains du trayeur avant la traite, manque d'un protocole de nettoyage/protection</text:p>
          </table:table-cell>
          <table:table-cell office:value-type="string" calcext:value-type="string">
            <text:p>conduite</text:p>
          </table:table-cell>
          <table:table-cell table:formula="of:=VLOOKUP([.E46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résence de mamelles sales ou mamelles avec des staphylococcies sur la peau ou autres maladies du trayon?</text:p>
          </table:table-cell>
          <table:table-cell office:value-type="string" calcext:value-type="string">
            <text:p>mamelles sales, mamelles avec staphylococcies, maladies du trayon</text:p>
          </table:table-cell>
          <table:table-cell office:value-type="string" calcext:value-type="string">
            <text:p>conduite</text:p>
          </table:table-cell>
          <table:table-cell table:formula="of:=VLOOKUP([.E46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Réalisez-vous une hygiène avant la traite ? Et su oui, est-elle réalisée systématiquement?</text:p>
          </table:table-cell>
          <table:table-cell office:value-type="string" calcext:value-type="string">
            <text:p>manque d'hygiène systématique avant la traite</text:p>
          </table:table-cell>
          <table:table-cell office:value-type="string" calcext:value-type="string">
            <text:p>conduite</text:p>
          </table:table-cell>
          <table:table-cell table:formula="of:=VLOOKUP([.E46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Réalisez-vous une désinfection des trayons après la traite? Si oui, est-elle réalisée de manière correcte?</text:p>
          </table:table-cell>
          <table:table-cell office:value-type="string" calcext:value-type="string">
            <text:p>pas (ou mauvaise) désinfection des trayons après la traite</text:p>
          </table:table-cell>
          <table:table-cell office:value-type="string" calcext:value-type="string">
            <text:p>conduite</text:p>
          </table:table-cell>
          <table:table-cell table:formula="of:=VLOOKUP([.E46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u cours de la fin de traite, réalisez-vous de l'égouttage, des massages, de la repasse - surtraite?</text:p>
          </table:table-cell>
          <table:table-cell office:value-type="string" calcext:value-type="string">
            <text:p>en fin de traite, égouttage, massage ou repasse- surtraite</text:p>
          </table:table-cell>
          <table:table-cell office:value-type="string" calcext:value-type="string">
            <text:p>conduite</text:p>
          </table:table-cell>
          <table:table-cell table:formula="of:=VLOOKUP([.E46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Si vous avez des griffes avec coupure de vide. Réalisez-vous une coupure du vide au moment de la dépose?</text:p>
          </table:table-cell>
          <table:table-cell office:value-type="string" calcext:value-type="string">
            <text:p>pas de coupure du vide au moment de la dépose</text:p>
          </table:table-cell>
          <table:table-cell office:value-type="string" calcext:value-type="string">
            <text:p>conduite</text:p>
          </table:table-cell>
          <table:table-cell table:formula="of:=VLOOKUP([.E46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Réalisez-vous des branchements de deux chèvres simultanément à partir d'un même faisceau?</text:p>
          </table:table-cell>
          <table:table-cell office:value-type="string" calcext:value-type="string">
            <text:p>branchement de deux chèvres simultanément à partir d'un même faisceau</text:p>
          </table:table-cell>
          <table:table-cell office:value-type="string" calcext:value-type="string">
            <text:p>conduite</text:p>
          </table:table-cell>
          <table:table-cell table:formula="of:=VLOOKUP([.E46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résence d'entrées d'air au moment de la pose et/ou dépose des faisceaux trayeurs ?</text:p>
          </table:table-cell>
          <table:table-cell office:value-type="string" calcext:value-type="string">
            <text:p>entrée d'air lors de la pose/dépose des faisceaux trayeurs</text:p>
          </table:table-cell>
          <table:table-cell office:value-type="string" calcext:value-type="string">
            <text:p>conduite</text:p>
          </table:table-cell>
          <table:table-cell table:formula="of:=VLOOKUP([.E46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vez-vous un protocole de nettoyage du matériel de traite ?</text:p>
          </table:table-cell>
          <table:table-cell office:value-type="string" calcext:value-type="string">
            <text:p>pas de protocole de nettoyage du matériel de traite</text:p>
          </table:table-cell>
          <table:table-cell office:value-type="string" calcext:value-type="string">
            <text:p>conduite</text:p>
          </table:table-cell>
          <table:table-cell table:formula="of:=VLOOKUP([.E46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vez-vous mis en place un ordre de traite tenant compte du statut infectieux des chèvres?</text:p>
          </table:table-cell>
          <table:table-cell office:value-type="string" calcext:value-type="string">
            <text:p>ordre de traite ne tenant pas compte du statut infectieux des chèvres</text:p>
          </table:table-cell>
          <table:table-cell office:value-type="string" calcext:value-type="string">
            <text:p>conduite</text:p>
          </table:table-cell>
          <table:table-cell table:formula="of:=VLOOKUP([.E47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ossédez-vous une machine à traire bien réglée? (réglage de l'installation et/ou réglage de la dépose automatique)</text:p>
          </table:table-cell>
          <table:table-cell office:value-type="string" calcext:value-type="string">
            <text:p>machine à traire mal réglée</text:p>
          </table:table-cell>
          <table:table-cell office:value-type="string" calcext:value-type="string">
            <text:p>conduite</text:p>
          </table:table-cell>
          <table:table-cell table:formula="of:=VLOOKUP([.E47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u cours de la fin de traite, réalisez-vous de l'égouttage, des massages, de la repasse - surtraite?</text:p>
          </table:table-cell>
          <table:table-cell office:value-type="string" calcext:value-type="string">
            <text:p>en fin de traite, égouttage, massage ou repasse- surtraite</text:p>
          </table:table-cell>
          <table:table-cell office:value-type="string" calcext:value-type="string">
            <text:p>conduite</text:p>
          </table:table-cell>
          <table:table-cell table:formula="of:=VLOOKUP([.E47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Si vous avez des griffes avec coupure de vide. Réalisez-vous une coupure du vide au moment de la dépose?</text:p>
          </table:table-cell>
          <table:table-cell office:value-type="string" calcext:value-type="string">
            <text:p>pas de coupure du vide au moment de la dépose</text:p>
          </table:table-cell>
          <table:table-cell office:value-type="string" calcext:value-type="string">
            <text:p>conduite</text:p>
          </table:table-cell>
          <table:table-cell table:formula="of:=VLOOKUP([.E47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Les manchons que vous utilisez sont-ils adaptés à la forme des trayons? (notamment diamètre à l'embouchure)</text:p>
          </table:table-cell>
          <table:table-cell office:value-type="string" calcext:value-type="string">
            <text:p>manchons non adaptés à la forme des trayons</text:p>
          </table:table-cell>
          <table:table-cell office:value-type="string" calcext:value-type="string">
            <text:p>conduite</text:p>
          </table:table-cell>
          <table:table-cell table:formula="of:=VLOOKUP([.E47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Conserver-vous des chèvres incurables?</text:p>
          </table:table-cell>
          <table:table-cell office:value-type="string" calcext:value-type="string">
            <text:p>chèvres incurables gardées sur la ferme</text:p>
          </table:table-cell>
          <table:table-cell office:value-type="string" calcext:value-type="string">
            <text:p>conduite</text:p>
          </table:table-cell>
          <table:table-cell table:formula="of:=VLOOKUP([.E47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Détenez- vous beaucoup de chèvres infectées, en lactation longue ou prolongée?</text:p>
          </table:table-cell>
          <table:table-cell office:value-type="string" calcext:value-type="string">
            <text:p>beaucoup de chèvres infectées sur la ferme</text:p>
          </table:table-cell>
          <table:table-cell office:value-type="string" calcext:value-type="string">
            <text:p>conduite</text:p>
          </table:table-cell>
          <table:table-cell table:formula="of:=VLOOKUP([.E47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Possédez-vous plusieurs lots de mises bas ? appartenance aux lots de mises bas d'été</text:p>
          </table:table-cell>
          <table:table-cell office:value-type="string" calcext:value-type="string">
            <text:p>plusieurs lots de mise-bas</text:p>
          </table:table-cell>
          <table:table-cell office:value-type="string" calcext:value-type="string">
            <text:p>conduite</text:p>
          </table:table-cell>
          <table:table-cell table:formula="of:=VLOOKUP([.E47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Avez-vous mis en place un ordre de traite tenant compte du statut infectieux des chèvres?</text:p>
          </table:table-cell>
          <table:table-cell office:value-type="string" calcext:value-type="string">
            <text:p>ordre de traite ne tenant pas compte du statut infectieux des chèvres</text:p>
          </table:table-cell>
          <table:table-cell office:value-type="string" calcext:value-type="string">
            <text:p>conduite</text:p>
          </table:table-cell>
          <table:table-cell table:formula="of:=VLOOKUP([.E47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L'ambiance en salle de traite est-il calme?</text:p>
          </table:table-cell>
          <table:table-cell office:value-type="string" calcext:value-type="string">
            <text:p>ambiance stressante ou agitée en salle de traite</text:p>
          </table:table-cell>
          <table:table-cell office:value-type="string" calcext:value-type="string">
            <text:p>conduite</text:p>
          </table:table-cell>
          <table:table-cell table:formula="of:=VLOOKUP([.E47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Avez-vous une stratégie de réformes des chèvres infectées de manière chronique, incurables ?</text:p>
          </table:table-cell>
          <table:table-cell office:value-type="string" calcext:value-type="string">
            <text:p>pas réforme des chèvres infectées chroniquement</text:p>
          </table:table-cell>
          <table:table-cell office:value-type="string" calcext:value-type="string">
            <text:p>conduite</text:p>
          </table:table-cell>
          <table:table-cell table:formula="of:=VLOOKUP([.E48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Possédez-vous une stratégie de repérage précoce des mammites cliniques ?</text:p>
          </table:table-cell>
          <table:table-cell office:value-type="string" calcext:value-type="string">
            <text:p>repérage trop tardif des mammites cliniques</text:p>
          </table:table-cell>
          <table:table-cell office:value-type="string" calcext:value-type="string">
            <text:p>conduite</text:p>
          </table:table-cell>
          <table:table-cell table:formula="of:=VLOOKUP([.E48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Présence d'une politique de soins ou de réformes vis-à-vis des mammites cliniques?</text:p>
          </table:table-cell>
          <table:table-cell office:value-type="string" calcext:value-type="string">
            <text:p>pas de soins spécifiques, pas de réforme vis-à-vis des mammites cliniques</text:p>
          </table:table-cell>
          <table:table-cell office:value-type="string" calcext:value-type="string">
            <text:p>santé</text:p>
          </table:table-cell>
          <table:table-cell table:formula="of:=VLOOKUP([.E482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Possédez-vous une stratégie de traitement raisonné, ciblé en cas de mammites subcliniques?</text:p>
          </table:table-cell>
          <table:table-cell office:value-type="string" calcext:value-type="string">
            <text:p>absence de traitement raisonné/ciblé en cas de mammites subcliniques</text:p>
          </table:table-cell>
          <table:table-cell office:value-type="string" calcext:value-type="string">
            <text:p>santé</text:p>
          </table:table-cell>
          <table:table-cell table:formula="of:=VLOOKUP([.E483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Mettez-vous en place des mesures de prévention vis-à-vis du CAEV?</text:p>
          </table:table-cell>
          <table:table-cell office:value-type="string" calcext:value-type="string">
            <text:p>pas de mesure de prévention vis-à-vis du CAEV</text:p>
          </table:table-cell>
          <table:table-cell office:value-type="string" calcext:value-type="string">
            <text:p>santé</text:p>
          </table:table-cell>
          <table:table-cell table:formula="of:=VLOOKUP([.E484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Le positionnement des faisceaux trayeurs est-il correct? (traction d'un côté, faisceaux lourds, traction liée au poids des tuyaux longs à lait)</text:p>
          </table:table-cell>
          <table:table-cell office:value-type="string" calcext:value-type="string">
            <text:p>mauvais positionnement des faisceaux trayeurs</text:p>
          </table:table-cell>
          <table:table-cell office:value-type="string" calcext:value-type="string">
            <text:p>conduite</text:p>
          </table:table-cell>
          <table:table-cell table:formula="of:=VLOOKUP([.E48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Possédez-vous une stratégie de repérage précoce des mammites cliniques ?</text:p>
          </table:table-cell>
          <table:table-cell office:value-type="string" calcext:value-type="string">
            <text:p>repérage tardif des mammites cliniques</text:p>
          </table:table-cell>
          <table:table-cell office:value-type="string" calcext:value-type="string">
            <text:p>santé</text:p>
          </table:table-cell>
          <table:table-cell table:formula="of:=VLOOKUP([.E486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Avez-vous une stratégie de réformes des chèvres infectées de manière chronique, incurables ?</text:p>
          </table:table-cell>
          <table:table-cell office:value-type="string" calcext:value-type="string">
            <text:p>pas de réforme des chèvres infectées chroniquement</text:p>
          </table:table-cell>
          <table:table-cell office:value-type="string" calcext:value-type="string">
            <text:p>santé</text:p>
          </table:table-cell>
          <table:table-cell table:formula="of:=VLOOKUP([.E487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Réalisez-vous les traitements avec une hygiène rigoureuse ?</text:p>
          </table:table-cell>
          <table:table-cell office:value-type="string" calcext:value-type="string">
            <text:p>manque d'hygiène lors des traitements</text:p>
          </table:table-cell>
          <table:table-cell office:value-type="string" calcext:value-type="string">
            <text:p>santé</text:p>
          </table:table-cell>
          <table:table-cell table:formula="of:=VLOOKUP([.E488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Réalisez-vous une traite à part ou avec un faisceau dédié pour des chèvres à mammites cliniques?</text:p>
          </table:table-cell>
          <table:table-cell office:value-type="string" calcext:value-type="string">
            <text:p>risques pris lors de la traite de chèvres à mammites cliniques</text:p>
          </table:table-cell>
          <table:table-cell office:value-type="string" calcext:value-type="string">
            <text:p>conduite</text:p>
          </table:table-cell>
          <table:table-cell table:formula="of:=VLOOKUP([.E48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Réalisez-vous un nettoyage avant et une désinfection après la traite? Si oui, ces pratiques sont-elles correctement réalisées?</text:p>
          </table:table-cell>
          <table:table-cell office:value-type="string" calcext:value-type="string">
            <text:p>manque de nettoyage rigoureux avant et après traite</text:p>
          </table:table-cell>
          <table:table-cell office:value-type="string" calcext:value-type="string">
            <text:p>conduite</text:p>
          </table:table-cell>
          <table:table-cell table:formula="of:=VLOOKUP([.E49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La ration de fin de gestation est-elle équilibrée et suffisante? (En particulier les apports azotés)</text:p>
          </table:table-cell>
          <table:table-cell office:value-type="string" calcext:value-type="string">
            <text:p>ration de fin de gestation déséquilibrée ou insuffisante</text:p>
          </table:table-cell>
          <table:table-cell office:value-type="string" calcext:value-type="string">
            <text:p>alimentation</text:p>
          </table:table-cell>
          <table:table-cell table:formula="of:=VLOOKUP([.E49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En cas de mammites particulières, avez-vous une politique de gestion de ces mammites différente?</text:p>
          </table:table-cell>
          <table:table-cell office:value-type="string" calcext:value-type="string">
            <text:p>mammites toutes traitées de la même manière</text:p>
          </table:table-cell>
          <table:table-cell office:value-type="string" calcext:value-type="string">
            <text:p>santé</text:p>
          </table:table-cell>
          <table:table-cell table:formula="of:=VLOOKUP([.E492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Veillez-vous à développer une flore non pathogène sur les mamelles ? (type flore lactique)</text:p>
          </table:table-cell>
          <table:table-cell office:value-type="string" calcext:value-type="string">
            <text:p>pas de soins particuliers pour développer une flore non pathogène sur les mamelles</text:p>
          </table:table-cell>
          <table:table-cell office:value-type="string" calcext:value-type="string">
            <text:p>hygiène</text:p>
          </table:table-cell>
          <table:table-cell table:formula="of:=VLOOKUP([.E493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La litière est-elle ensemencée avec une flore lactique non pathogène ?</text:p>
          </table:table-cell>
          <table:table-cell office:value-type="string" calcext:value-type="string">
            <text:p>pas d'ensemencement de la litière</text:p>
          </table:table-cell>
          <table:table-cell office:value-type="string" calcext:value-type="string">
            <text:p>hygiène</text:p>
          </table:table-cell>
          <table:table-cell table:formula="of:=VLOOKUP([.E494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Avez-vous une stratégie de réformes des chèvres infectées de manière chronique, incurables ?</text:p>
          </table:table-cell>
          <table:table-cell office:value-type="string" calcext:value-type="string">
            <text:p>pas réforme des chèvres infectées chroniquement</text:p>
          </table:table-cell>
          <table:table-cell office:value-type="string" calcext:value-type="string">
            <text:p>conduite</text:p>
          </table:table-cell>
          <table:table-cell table:formula="of:=VLOOKUP([.E49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Possédez-vous une stratégie de repérage précoce des mammites cliniques ?</text:p>
          </table:table-cell>
          <table:table-cell office:value-type="string" calcext:value-type="string">
            <text:p>repérage trop tardif des mammites cliniques</text:p>
          </table:table-cell>
          <table:table-cell office:value-type="string" calcext:value-type="string">
            <text:p>conduite</text:p>
          </table:table-cell>
          <table:table-cell table:formula="of:=VLOOKUP([.E49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Présence d'une politique de soins ou de réformes vis-à-vis des mammites cliniques?</text:p>
          </table:table-cell>
          <table:table-cell office:value-type="string" calcext:value-type="string">
            <text:p>pas de soins spécifiques, pas de réforme vis-à-vis des mammites cliniques</text:p>
          </table:table-cell>
          <table:table-cell office:value-type="string" calcext:value-type="string">
            <text:p>conduite</text:p>
          </table:table-cell>
          <table:table-cell table:formula="of:=VLOOKUP([.E49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Possédez-vous une stratégie de traitement raisonné, ciblé en cas de mammites subcliniques?</text:p>
          </table:table-cell>
          <table:table-cell office:value-type="string" calcext:value-type="string">
            <text:p>absence de traitement raisonné/ciblé en cas de mammites subcliniques</text:p>
          </table:table-cell>
          <table:table-cell office:value-type="string" calcext:value-type="string">
            <text:p>conduite</text:p>
          </table:table-cell>
          <table:table-cell table:formula="of:=VLOOKUP([.E49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Voir facteurs favorisant les abcès caséeux / microcoques de Morel </text:p>
          </table:table-cell>
          <table:table-cell office:value-type="string" calcext:value-type="string">
            <text:p>facteurs favorisant les abcès caséeux / microcoques de Morel</text:p>
          </table:table-cell>
          <table:table-cell office:value-type="string" calcext:value-type="string">
            <text:p>santé</text:p>
          </table:table-cell>
          <table:table-cell table:formula="of:=VLOOKUP([.E499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Mettez-vous en place une surveillance de l'hypothermie dans les 24 premières heures de vie des chevreaux?</text:p>
          </table:table-cell>
          <table:table-cell office:value-type="string" calcext:value-type="string">
            <text:p>absence de surveillance de l'hypothermie dans les 24 premières heures du chevreau</text:p>
          </table:table-cell>
          <table:table-cell office:value-type="string" calcext:value-type="string">
            <text:p>conduite</text:p>
          </table:table-cell>
          <table:table-cell table:formula="of:=VLOOKUP([.E50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Observer vous une fréquence anormale de naissance de chevreaux malformés?</text:p>
          </table:table-cell>
          <table:table-cell office:value-type="string" calcext:value-type="string">
            <text:p>fréquence anormale de naissance de chevreaux malformés</text:p>
          </table:table-cell>
          <table:table-cell office:value-type="string" calcext:value-type="string">
            <text:p>conduite</text:p>
          </table:table-cell>
          <table:table-cell table:formula="of:=VLOOKUP([.E50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Les mises bas sont-elles difficiles et longues ?</text:p>
          </table:table-cell>
          <table:table-cell office:value-type="string" calcext:value-type="string">
            <text:p>mises bas longues et difficiles</text:p>
          </table:table-cell>
          <table:table-cell office:value-type="string" calcext:value-type="string">
            <text:p>divers</text:p>
          </table:table-cell>
          <table:table-cell table:formula="of:=VLOOKUP([.E502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La surface de bâtiment est-elle adaptée au nombre d'animaux présents? Observez-vous un nombre anormal d'écrasement de chevreaux?</text:p>
          </table:table-cell>
          <table:table-cell office:value-type="string" calcext:value-type="string">
            <text:p>surface du bâtiment pas adaptée au nombre d'animaux. nombre anormal d'écrasement de chevreaux</text:p>
          </table:table-cell>
          <table:table-cell office:value-type="string" calcext:value-type="string">
            <text:p>logement</text:p>
          </table:table-cell>
          <table:table-cell table:formula="of:=VLOOKUP([.E50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Avez-vous dans votre élevage beaucoup de naissance gémellaire ou multiple?</text:p>
          </table:table-cell>
          <table:table-cell office:value-type="string" calcext:value-type="string">
            <text:p>beaucoup de naissance gémellaire ou multiple</text:p>
          </table:table-cell>
          <table:table-cell office:value-type="string" calcext:value-type="string">
            <text:p>divers</text:p>
          </table:table-cell>
          <table:table-cell table:formula="of:=VLOOKUP([.E504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Observer vous une fréquence anormale de non adoption?</text:p>
          </table:table-cell>
          <table:table-cell office:value-type="string" calcext:value-type="string">
            <text:p>fréquence anormale de non-adoption</text:p>
          </table:table-cell>
          <table:table-cell office:value-type="string" calcext:value-type="string">
            <text:p>divers</text:p>
          </table:table-cell>
          <table:table-cell table:formula="of:=VLOOKUP([.E505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Réalisez-vous une observation régulière de vos animaux en particulier autour de la période mise bas?</text:p>
          </table:table-cell>
          <table:table-cell office:value-type="string" calcext:value-type="string">
            <text:p>observation pas assez régulière en période de mises bas</text:p>
          </table:table-cell>
          <table:table-cell office:value-type="string" calcext:value-type="string">
            <text:p>conduite</text:p>
          </table:table-cell>
          <table:table-cell table:formula="of:=VLOOKUP([.E50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Dès qu'un chevreau est malade, intervenez-vous?</text:p>
          </table:table-cell>
          <table:table-cell office:value-type="string" calcext:value-type="string">
            <text:p>manque de réactivité lorsqu'un chevreau est malade</text:p>
          </table:table-cell>
          <table:table-cell office:value-type="string" calcext:value-type="string">
            <text:p>conduite</text:p>
          </table:table-cell>
          <table:table-cell table:formula="of:=VLOOKUP([.E50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La consommation du colostrum par les chevreaux est-elle immédiate après la mise bas?</text:p>
          </table:table-cell>
          <table:table-cell office:value-type="string" calcext:value-type="string">
            <text:p>colostrum ingéré par les chevreaux trop tardivement</text:p>
          </table:table-cell>
          <table:table-cell office:value-type="string" calcext:value-type="string">
            <text:p>conduite</text:p>
          </table:table-cell>
          <table:table-cell table:formula="of:=VLOOKUP([.E50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La qualité du colostrum est-elle contrôlée de façon régulière?</text:p>
          </table:table-cell>
          <table:table-cell office:value-type="string" calcext:value-type="string">
            <text:p>qualité du colostrum pas ou peu contrôlée</text:p>
          </table:table-cell>
          <table:table-cell office:value-type="string" calcext:value-type="string">
            <text:p>conduite</text:p>
          </table:table-cell>
          <table:table-cell table:formula="of:=VLOOKUP([.E50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L’hygiène générale du bâtiment est-il correct? (densité, paillage, nature du paillage)</text:p>
          </table:table-cell>
          <table:table-cell office:value-type="string" calcext:value-type="string">
            <text:p>hygiène du bâtiment non satisfaisante</text:p>
          </table:table-cell>
          <table:table-cell office:value-type="string" calcext:value-type="string">
            <text:p>logement</text:p>
          </table:table-cell>
          <table:table-cell table:formula="of:=VLOOKUP([.E51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Réalisez-vous une désinfection du bâtiment si besoin?</text:p>
          </table:table-cell>
          <table:table-cell office:value-type="string" calcext:value-type="string">
            <text:p>aucune désinfection du bâtiment</text:p>
          </table:table-cell>
          <table:table-cell office:value-type="string" calcext:value-type="string">
            <text:p>logement</text:p>
          </table:table-cell>
          <table:table-cell table:formula="of:=VLOOKUP([.E51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La litière est-elle ensemencée avec une flore lactique, non pathogène ?</text:p>
          </table:table-cell>
          <table:table-cell office:value-type="string" calcext:value-type="string">
            <text:p>pas d'ensemencement de la litière</text:p>
          </table:table-cell>
          <table:table-cell office:value-type="string" calcext:value-type="string">
            <text:p>hygiène</text:p>
          </table:table-cell>
          <table:table-cell table:formula="of:=VLOOKUP([.E512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Réalisez-vous un tri des aliments potentiellement contaminés ou des parties altérées (ensilage)?</text:p>
          </table:table-cell>
          <table:table-cell office:value-type="string" calcext:value-type="string">
            <text:p>manque de tri des aliments potentiellement contaminés ou des parties altérées si ensilage</text:p>
          </table:table-cell>
          <table:table-cell office:value-type="string" calcext:value-type="string">
            <text:p>alimentation</text:p>
          </table:table-cell>
          <table:table-cell table:formula="of:=VLOOKUP([.E51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La ventilation générale du bâtiment est-il correct?</text:p>
          </table:table-cell>
          <table:table-cell office:value-type="string" calcext:value-type="string">
            <text:p>mauvaise ventilation du bâtiment</text:p>
          </table:table-cell>
          <table:table-cell office:value-type="string" calcext:value-type="string">
            <text:p>logement</text:p>
          </table:table-cell>
          <table:table-cell table:formula="of:=VLOOKUP([.E51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Faites-vous réalisez régulièrement un contrôle bactériologique de l'eau? (boisson/lavage/…)</text:p>
          </table:table-cell>
          <table:table-cell office:value-type="string" calcext:value-type="string">
            <text:p>absence d'un contrôle bactériologique de l'eau</text:p>
          </table:table-cell>
          <table:table-cell office:value-type="string" calcext:value-type="string">
            <text:p>hygiène</text:p>
          </table:table-cell>
          <table:table-cell table:formula="of:=VLOOKUP([.E515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Possédez-vous un protocole de soin adapté? Si oui ce protocole est-il suivi?</text:p>
          </table:table-cell>
          <table:table-cell office:value-type="string" calcext:value-type="string">
            <text:p>pas de protocole de soin adapté aux chevreaux</text:p>
          </table:table-cell>
          <table:table-cell office:value-type="string" calcext:value-type="string">
            <text:p>santé</text:p>
          </table:table-cell>
          <table:table-cell table:formula="of:=VLOOKUP([.E516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Mettez-vous en place une surveillance de la buvée du colostrum pour le chevreau?</text:p>
          </table:table-cell>
          <table:table-cell office:value-type="string" calcext:value-type="string">
            <text:p>pas de surveillance de la prise colostrale</text:p>
          </table:table-cell>
          <table:table-cell office:value-type="string" calcext:value-type="string">
            <text:p>conduite</text:p>
          </table:table-cell>
          <table:table-cell table:formula="of:=VLOOKUP([.E51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Réalisez-vous un ou des contrôles de qualité du colostrum par période mise bas?</text:p>
          </table:table-cell>
          <table:table-cell office:value-type="string" calcext:value-type="string">
            <text:p>pas de contrôle systématique du colostrum par période de mise bas</text:p>
          </table:table-cell>
          <table:table-cell office:value-type="string" calcext:value-type="string">
            <text:p>conduite</text:p>
          </table:table-cell>
          <table:table-cell table:formula="of:=VLOOKUP([.E51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En cas d'utilisation de poudre ou lait de remplacement, la température/Quantité/Concentration/technique de buvée est-elle correcte?</text:p>
          </table:table-cell>
          <table:table-cell office:value-type="string" calcext:value-type="string">
            <text:p>lors d'utilisation de lait de remplacement ou poudre, manque de rigueur sur les température/ quantité/ concentration et technique de buvée</text:p>
          </table:table-cell>
          <table:table-cell office:value-type="string" calcext:value-type="string">
            <text:p>alimentation</text:p>
          </table:table-cell>
          <table:table-cell table:formula="of:=VLOOKUP([.E51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Faites-vous réalisez régulièrement un contrôle bactériologique de l'eau? (boisson/lavage/…)</text:p>
          </table:table-cell>
          <table:table-cell office:value-type="string" calcext:value-type="string">
            <text:p>pas ou peu de contrôle bactériologique de l'eau</text:p>
          </table:table-cell>
          <table:table-cell office:value-type="string" calcext:value-type="string">
            <text:p>alimentation</text:p>
          </table:table-cell>
          <table:table-cell table:formula="of:=VLOOKUP([.E52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Le bâtiment correspond-il aux recommandations de confort, de ventilation, de surface et d'hygiène ?</text:p>
          </table:table-cell>
          <table:table-cell office:value-type="string" calcext:value-type="string">
            <text:p>confort, ventilation, surface et hygiène du bâtiment pas adaptés aux recommandations</text:p>
          </table:table-cell>
          <table:table-cell office:value-type="string" calcext:value-type="string">
            <text:p>logement</text:p>
          </table:table-cell>
          <table:table-cell table:formula="of:=VLOOKUP([.E52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L'apport nutritionnel correspond-il aux besoins ?</text:p>
          </table:table-cell>
          <table:table-cell office:value-type="string" calcext:value-type="string">
            <text:p>besoins nutritionnels non couverts</text:p>
          </table:table-cell>
          <table:table-cell office:value-type="string" calcext:value-type="string">
            <text:p>alimentation</text:p>
          </table:table-cell>
          <table:table-cell table:formula="of:=VLOOKUP([.E52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surveillance de la prise colostrale est-elle suffisante ?</text:p>
          </table:table-cell>
          <table:table-cell office:value-type="string" calcext:value-type="string">
            <text:p>pas de surveillance de la prise colostrale</text:p>
          </table:table-cell>
          <table:table-cell office:value-type="string" calcext:value-type="string">
            <text:p>conduite</text:p>
          </table:table-cell>
          <table:table-cell table:formula="of:=VLOOKUP([.E52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quantité et la qualité du colostrum sont-elles suffisantes ? A vérifier notamment en cas de de distribution collective au seau ou à la gouttière.</text:p>
          </table:table-cell>
          <table:table-cell office:value-type="string" calcext:value-type="string">
            <text:p>quantité et qualité du colostrum insuffisantes</text:p>
          </table:table-cell>
          <table:table-cell office:value-type="string" calcext:value-type="string">
            <text:p>conduite</text:p>
          </table:table-cell>
          <table:table-cell table:formula="of:=VLOOKUP([.E52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En cas de colostrum thermisé : quel volume a été thermisé ?</text:p>
          </table:table-cell>
          <table:table-cell office:value-type="string" calcext:value-type="string">
            <text:p>important volume de colostrum thermisé</text:p>
          </table:table-cell>
          <table:table-cell office:value-type="string" calcext:value-type="string">
            <text:p>conduite</text:p>
          </table:table-cell>
          <table:table-cell table:formula="of:=VLOOKUP([.E52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à quelle vitesse ont eu lieu les montées et redescentes en température du colostrum ?</text:p>
          </table:table-cell>
          <table:table-cell office:value-type="string" calcext:value-type="string">
            <text:p>montée et redescente en température du colostrum pas assez rapides</text:p>
          </table:table-cell>
          <table:table-cell office:value-type="string" calcext:value-type="string">
            <text:p>conduite</text:p>
          </table:table-cell>
          <table:table-cell table:formula="of:=VLOOKUP([.E52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A quelle température a-t-il été distribué ?</text:p>
          </table:table-cell>
          <table:table-cell office:value-type="string" calcext:value-type="string">
            <text:p>colostrum distribué trop chaud ou trop froid</text:p>
          </table:table-cell>
          <table:table-cell office:value-type="string" calcext:value-type="string">
            <text:p>conduite</text:p>
          </table:table-cell>
          <table:table-cell table:formula="of:=VLOOKUP([.E52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En cas d’utilisation de colostrum congelé, la décongélation a-t-elle été faite au bain-marie ?</text:p>
          </table:table-cell>
          <table:table-cell office:value-type="string" calcext:value-type="string">
            <text:p>décongélation du colostrum sans bain-marie</text:p>
          </table:table-cell>
          <table:table-cell office:value-type="string" calcext:value-type="string">
            <text:p>conduite</text:p>
          </table:table-cell>
          <table:table-cell table:formula="of:=VLOOKUP([.E52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transition entre l’allaitement et l’utilisation du lactoremplaceur a-t-elle été brutale ?</text:p>
          </table:table-cell>
          <table:table-cell office:value-type="string" calcext:value-type="string">
            <text:p>transition entre allaitement et lactoremplaceur brutale</text:p>
          </table:table-cell>
          <table:table-cell office:value-type="string" calcext:value-type="string">
            <text:p>alimentation</text:p>
          </table:table-cell>
          <table:table-cell table:formula="of:=VLOOKUP([.E52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 lactoremplaceur est-il de bonne qualité ?</text:p>
          </table:table-cell>
          <table:table-cell office:value-type="string" calcext:value-type="string">
            <text:p>lactoremplaceur de qualité insuffisante</text:p>
          </table:table-cell>
          <table:table-cell office:value-type="string" calcext:value-type="string">
            <text:p>alimentation</text:p>
          </table:table-cell>
          <table:table-cell table:formula="of:=VLOOKUP([.E53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concentration est-elle adaptée (attention aux sous- et sur-concentrations) ?</text:p>
          </table:table-cell>
          <table:table-cell office:value-type="string" calcext:value-type="string">
            <text:p>sur ou sous-concentration du lactoremplaceur</text:p>
          </table:table-cell>
          <table:table-cell office:value-type="string" calcext:value-type="string">
            <text:p>alimentation</text:p>
          </table:table-cell>
          <table:table-cell table:formula="of:=VLOOKUP([.E53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distribution est-elle appropriée (nombre et positionnement des tétines disponibles pour les louves, température du lait,…) ?</text:p>
          </table:table-cell>
          <table:table-cell office:value-type="string" calcext:value-type="string">
            <text:p>distribution du lait pas adaptée</text:p>
          </table:table-cell>
          <table:table-cell office:value-type="string" calcext:value-type="string">
            <text:p>alimentation</text:p>
          </table:table-cell>
          <table:table-cell table:formula="of:=VLOOKUP([.E53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 matériel utilisé est-il propre ? Est-il nettoyé régulièrement (tous les jours pour le bol mélangeur, toutes les semaines pour les tuyaux) ?</text:p>
          </table:table-cell>
          <table:table-cell office:value-type="string" calcext:value-type="string">
            <text:p>manque de nettoyage régulier du matériel</text:p>
          </table:table-cell>
          <table:table-cell office:value-type="string" calcext:value-type="string">
            <text:p>conduite</text:p>
          </table:table-cell>
          <table:table-cell table:formula="of:=VLOOKUP([.E53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En cas de colostrum thermisé : quel volume a été thermisé ? </text:p>
          </table:table-cell>
          <table:table-cell office:value-type="string" calcext:value-type="string">
            <text:p>important volume de colostrum thermisé</text:p>
          </table:table-cell>
          <table:table-cell office:value-type="string" calcext:value-type="string">
            <text:p>conduite</text:p>
          </table:table-cell>
          <table:table-cell table:formula="of:=VLOOKUP([.E53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’eau de boisson est-elle potable ?</text:p>
          </table:table-cell>
          <table:table-cell office:value-type="string" calcext:value-type="string">
            <text:p>eau de boisson non potable</text:p>
          </table:table-cell>
          <table:table-cell office:value-type="string" calcext:value-type="string">
            <text:p>alimentation</text:p>
          </table:table-cell>
          <table:table-cell table:formula="of:=VLOOKUP([.E53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Faites-vous réalisez régulièrement un contrôle bactériologique de l'eau? (boisson/lavage/…)</text:p>
          </table:table-cell>
          <table:table-cell office:value-type="string" calcext:value-type="string">
            <text:p>pas ou peu de contrôle bactériologique de l'eau</text:p>
          </table:table-cell>
          <table:table-cell office:value-type="string" calcext:value-type="string">
            <text:p>alimentation</text:p>
          </table:table-cell>
          <table:table-cell table:formula="of:=VLOOKUP([.E53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’eau de boisson est-elle souillée par des matières fécales ?</text:p>
          </table:table-cell>
          <table:table-cell office:value-type="string" calcext:value-type="string">
            <text:p>eau de boisson souillée par des matières fécales</text:p>
          </table:table-cell>
          <table:table-cell office:value-type="string" calcext:value-type="string">
            <text:p>alimentation</text:p>
          </table:table-cell>
          <table:table-cell table:formula="of:=VLOOKUP([.E53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 bâtiment correspond-il aux recommandations de confort, de ventilation, de surface / densité et d'hygiène ?</text:p>
          </table:table-cell>
          <table:table-cell office:value-type="string" calcext:value-type="string">
            <text:p>confort, ventilation, surface et hygiène du bâtiment pas adaptés aux recommandations</text:p>
          </table:table-cell>
          <table:table-cell office:value-type="string" calcext:value-type="string">
            <text:p>logement</text:p>
          </table:table-cell>
          <table:table-cell table:formula="of:=VLOOKUP([.E538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’hygiène du logement est-elle suffisante ?</text:p>
          </table:table-cell>
          <table:table-cell office:value-type="string" calcext:value-type="string">
            <text:p>hygiène insuffisante du logement</text:p>
          </table:table-cell>
          <table:table-cell office:value-type="string" calcext:value-type="string">
            <text:p>logement</text:p>
          </table:table-cell>
          <table:table-cell table:formula="of:=VLOOKUP([.E53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paille de la litière est-elle de bonne qualité, bien conservée ? La litière est-elle propre ?</text:p>
          </table:table-cell>
          <table:table-cell office:value-type="string" calcext:value-type="string">
            <text:p>mauvaise conservation de la litière, mauvaise qualité, pas toujours propre</text:p>
          </table:table-cell>
          <table:table-cell office:value-type="string" calcext:value-type="string">
            <text:p>logement</text:p>
          </table:table-cell>
          <table:table-cell table:formula="of:=VLOOKUP([.E54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s lots de chevreaux regroupent-ils des chevreaux d’âges différents ?</text:p>
          </table:table-cell>
          <table:table-cell office:value-type="string" calcext:value-type="string">
            <text:p>chevreaux d'âges différents au sein d'un lot</text:p>
          </table:table-cell>
          <table:table-cell office:value-type="string" calcext:value-type="string">
            <text:p>conduite</text:p>
          </table:table-cell>
          <table:table-cell table:formula="of:=VLOOKUP([.E54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Peut-on isoler les chevreaux malades ?</text:p>
          </table:table-cell>
          <table:table-cell office:value-type="string" calcext:value-type="string">
            <text:p>impossibilité d'isoler les chevreaux malades</text:p>
          </table:table-cell>
          <table:table-cell office:value-type="string" calcext:value-type="string">
            <text:p>conduite</text:p>
          </table:table-cell>
          <table:table-cell table:formula="of:=VLOOKUP([.E54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 matériel d’élevage est-il correctement nettoyé et désinfecté ? (notamment s’il y a des animaux malades)</text:p>
          </table:table-cell>
          <table:table-cell office:value-type="string" calcext:value-type="string">
            <text:p>manque de nettoyage régulier du matériel</text:p>
          </table:table-cell>
          <table:table-cell office:value-type="string" calcext:value-type="string">
            <text:p>hygiène</text:p>
          </table:table-cell>
          <table:table-cell table:formula="of:=VLOOKUP([.E543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Donnez-vous des ferments lactiques dès la naissance ?</text:p>
          </table:table-cell>
          <table:table-cell office:value-type="string" calcext:value-type="string">
            <text:p>pas de ferments lactiques donnés</text:p>
          </table:table-cell>
          <table:table-cell office:value-type="string" calcext:value-type="string">
            <text:p>alimentation</text:p>
          </table:table-cell>
          <table:table-cell table:formula="of:=VLOOKUP([.E54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transition entre l’allaitement et l’utilisation du lactoremplaceur a-t-elle été brutale ?</text:p>
          </table:table-cell>
          <table:table-cell office:value-type="string" calcext:value-type="string">
            <text:p>transition entre allaitement et lactoremplaceur brutale</text:p>
          </table:table-cell>
          <table:table-cell office:value-type="string" calcext:value-type="string">
            <text:p>alimentation</text:p>
          </table:table-cell>
          <table:table-cell table:formula="of:=VLOOKUP([.E54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 lactoremplaceur est-il de bonne qualité ?</text:p>
          </table:table-cell>
          <table:table-cell office:value-type="string" calcext:value-type="string">
            <text:p>lactoremplaceur de qualité insuffisante</text:p>
          </table:table-cell>
          <table:table-cell office:value-type="string" calcext:value-type="string">
            <text:p>alimentation</text:p>
          </table:table-cell>
          <table:table-cell table:formula="of:=VLOOKUP([.E54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concentration est-elle adaptée (attention aux sous- et sur-concentrations) ?</text:p>
          </table:table-cell>
          <table:table-cell office:value-type="string" calcext:value-type="string">
            <text:p>sur ou sous-concentration du lactoremplaceur</text:p>
          </table:table-cell>
          <table:table-cell office:value-type="string" calcext:value-type="string">
            <text:p>alimentation</text:p>
          </table:table-cell>
          <table:table-cell table:formula="of:=VLOOKUP([.E54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distribution est-elle appropriée (nombre et positionnement des tétines disponibles pour les louves, température du lait,…) ?</text:p>
          </table:table-cell>
          <table:table-cell office:value-type="string" calcext:value-type="string">
            <text:p>distribution du lait pas adaptée</text:p>
          </table:table-cell>
          <table:table-cell office:value-type="string" calcext:value-type="string">
            <text:p>alimentation</text:p>
          </table:table-cell>
          <table:table-cell table:formula="of:=VLOOKUP([.E54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 matériel utilisé est-il propre ?</text:p>
          </table:table-cell>
          <table:table-cell office:value-type="string" calcext:value-type="string">
            <text:p>matériel pas toujours propre</text:p>
          </table:table-cell>
          <table:table-cell office:value-type="string" calcext:value-type="string">
            <text:p>hygiène</text:p>
          </table:table-cell>
          <table:table-cell table:formula="of:=VLOOKUP([.E549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Est-il nettoyé régulièrement (tous les jours pour le bol mélangeur, toutes les semaines pour les tuyaux) ?</text:p>
          </table:table-cell>
          <table:table-cell office:value-type="string" calcext:value-type="string">
            <text:p>manque de nettoyage régulier du matériel</text:p>
          </table:table-cell>
          <table:table-cell office:value-type="string" calcext:value-type="string">
            <text:p>hygiène</text:p>
          </table:table-cell>
          <table:table-cell table:formula="of:=VLOOKUP([.E550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’eau de boisson est-elle potable ?</text:p>
          </table:table-cell>
          <table:table-cell office:value-type="string" calcext:value-type="string">
            <text:p>eau de boisson non potable</text:p>
          </table:table-cell>
          <table:table-cell office:value-type="string" calcext:value-type="string">
            <text:p>alimentation</text:p>
          </table:table-cell>
          <table:table-cell table:formula="of:=VLOOKUP([.E55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Faites-vous réalisez régulièrement un contrôle bactériologique de l'eau? (boisson/lavage/…)</text:p>
          </table:table-cell>
          <table:table-cell office:value-type="string" calcext:value-type="string">
            <text:p>pas ou peu de contrôle bactériologique de l'eau</text:p>
          </table:table-cell>
          <table:table-cell office:value-type="string" calcext:value-type="string">
            <text:p>alimentation</text:p>
          </table:table-cell>
          <table:table-cell table:formula="of:=VLOOKUP([.E55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’eau de boisson est-elle souillée par des matières fécales ?</text:p>
          </table:table-cell>
          <table:table-cell office:value-type="string" calcext:value-type="string">
            <text:p>eau souillée par des matières fécales</text:p>
          </table:table-cell>
          <table:table-cell office:value-type="string" calcext:value-type="string">
            <text:p>alimentation</text:p>
          </table:table-cell>
          <table:table-cell table:formula="of:=VLOOKUP([.E55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 bâtiment correspond-il aux recommandations de confort, de ventilation, de surface / densité et d'hygiène ? </text:p>
          </table:table-cell>
          <table:table-cell office:value-type="string" calcext:value-type="string">
            <text:p>confort, ventilation, surface et hygiène du bâtiment pas adaptés aux recommandations</text:p>
          </table:table-cell>
          <table:table-cell office:value-type="string" calcext:value-type="string">
            <text:p>logement</text:p>
          </table:table-cell>
          <table:table-cell table:formula="of:=VLOOKUP([.E55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’hygiène du logement est-elle suffisante ?</text:p>
          </table:table-cell>
          <table:table-cell office:value-type="string" calcext:value-type="string">
            <text:p>hygiène du logement insuffisante</text:p>
          </table:table-cell>
          <table:table-cell office:value-type="string" calcext:value-type="string">
            <text:p>logement</text:p>
          </table:table-cell>
          <table:table-cell table:formula="of:=VLOOKUP([.E55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paille de la litière est-elle de bonne qualité, bien conservée ?</text:p>
          </table:table-cell>
          <table:table-cell office:value-type="string" calcext:value-type="string">
            <text:p>mauvaise conservation de la litière, mauvaise qualité</text:p>
          </table:table-cell>
          <table:table-cell office:value-type="string" calcext:value-type="string">
            <text:p>logement</text:p>
          </table:table-cell>
          <table:table-cell table:formula="of:=VLOOKUP([.E55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a litière est-elle propre ?</text:p>
          </table:table-cell>
          <table:table-cell office:value-type="string" calcext:value-type="string">
            <text:p>litière pas toujours propre</text:p>
          </table:table-cell>
          <table:table-cell office:value-type="string" calcext:value-type="string">
            <text:p>logement</text:p>
          </table:table-cell>
          <table:table-cell table:formula="of:=VLOOKUP([.E557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s lots de chevreaux regroupent-ils des chevreaux d’âges différents ?</text:p>
          </table:table-cell>
          <table:table-cell office:value-type="string" calcext:value-type="string">
            <text:p>chevreaux d'âges différents au sein d'un lot</text:p>
          </table:table-cell>
          <table:table-cell office:value-type="string" calcext:value-type="string">
            <text:p>conduite</text:p>
          </table:table-cell>
          <table:table-cell table:formula="of:=VLOOKUP([.E55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Peut-on isoler les chevreaux malades ? </text:p>
          </table:table-cell>
          <table:table-cell office:value-type="string" calcext:value-type="string">
            <text:p>impossibilité d'isoler les chevreaux malades</text:p>
          </table:table-cell>
          <table:table-cell office:value-type="string" calcext:value-type="string">
            <text:p>conduite</text:p>
          </table:table-cell>
          <table:table-cell table:formula="of:=VLOOKUP([.E55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e matériel d’élevage est-il correctement nettoyé et désinfecté ? (notamment s’il y a des animaux malades)</text:p>
          </table:table-cell>
          <table:table-cell office:value-type="string" calcext:value-type="string">
            <text:p>manque de nettoyage régulier du matériel d'élevage</text:p>
          </table:table-cell>
          <table:table-cell office:value-type="string" calcext:value-type="string">
            <text:p>hygiène</text:p>
          </table:table-cell>
          <table:table-cell table:formula="of:=VLOOKUP([.E560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Se référer également aux chapitres traitant du parasitisme (dont cryptosporidiose et coccidiose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parasitisme</text:p>
          </table:table-cell>
          <table:table-cell table:formula="of:=VLOOKUP([.E56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es cordons sont-ils désinfectés ?</text:p>
          </table:table-cell>
          <table:table-cell office:value-type="string" calcext:value-type="string">
            <text:p>pas de désinfection du cordon</text:p>
          </table:table-cell>
          <table:table-cell office:value-type="string" calcext:value-type="string">
            <text:p>hygiène</text:p>
          </table:table-cell>
          <table:table-cell table:formula="of:=VLOOKUP([.E562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a solution de désinfection est-elle régulièrement renouvelée ?</text:p>
          </table:table-cell>
          <table:table-cell office:value-type="string" calcext:value-type="string">
            <text:p>pas de renouvellement de la solution de désinfection</text:p>
          </table:table-cell>
          <table:table-cell office:value-type="string" calcext:value-type="string">
            <text:p>hygiène</text:p>
          </table:table-cell>
          <table:table-cell table:formula="of:=VLOOKUP([.E563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es chevreaux ont-il bien tété le colostrum dans les 6 heures ?</text:p>
          </table:table-cell>
          <table:table-cell office:value-type="string" calcext:value-type="string">
            <text:p>tétée tardive du colostrum</text:p>
          </table:table-cell>
          <table:table-cell office:value-type="string" calcext:value-type="string">
            <text:p>conduite</text:p>
          </table:table-cell>
          <table:table-cell table:formula="of:=VLOOKUP([.E56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es colostrums sont-ils de bonne qualité ?</text:p>
          </table:table-cell>
          <table:table-cell office:value-type="string" calcext:value-type="string">
            <text:p>colostrum de qualité insuffisante</text:p>
          </table:table-cell>
          <table:table-cell office:value-type="string" calcext:value-type="string">
            <text:p>alimentation</text:p>
          </table:table-cell>
          <table:table-cell table:formula="of:=VLOOKUP([.E56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Donnez-vous des ferments lactiques dès la naissance ?</text:p>
          </table:table-cell>
          <table:table-cell office:value-type="string" calcext:value-type="string">
            <text:p>pas de ferments lactiques donnés à la naissance</text:p>
          </table:table-cell>
          <table:table-cell office:value-type="string" calcext:value-type="string">
            <text:p>alimentation</text:p>
          </table:table-cell>
          <table:table-cell table:formula="of:=VLOOKUP([.E56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es chevreaux du même lot sont-ils homogènes ? (âge et poids)</text:p>
          </table:table-cell>
          <table:table-cell office:value-type="string" calcext:value-type="string">
            <text:p>les chevreaux d'un même lot hétérogènes</text:p>
          </table:table-cell>
          <table:table-cell office:value-type="string" calcext:value-type="string">
            <text:p>génétique</text:p>
          </table:table-cell>
          <table:table-cell table:formula="of:=VLOOKUP([.E567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a densité (nombre d'animaux/m²) n'est-elle pas trop importante ?</text:p>
          </table:table-cell>
          <table:table-cell office:value-type="string" calcext:value-type="string">
            <text:p>importante densité d'animaux/m²</text:p>
          </table:table-cell>
          <table:table-cell office:value-type="string" calcext:value-type="string">
            <text:p>logement</text:p>
          </table:table-cell>
          <table:table-cell table:formula="of:=VLOOKUP([.E568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es quantités de paille litière sont-elles suffisantes ?</text:p>
          </table:table-cell>
          <table:table-cell office:value-type="string" calcext:value-type="string">
            <text:p>quantité insuffisante de paille de litière</text:p>
          </table:table-cell>
          <table:table-cell office:value-type="string" calcext:value-type="string">
            <text:p>logement</text:p>
          </table:table-cell>
          <table:table-cell table:formula="of:=VLOOKUP([.E56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a chèvrerie est-elle suffisamment isolée et ventilée ?</text:p>
          </table:table-cell>
          <table:table-cell office:value-type="string" calcext:value-type="string">
            <text:p>chèvrerie pas assez ventilée, pas isolée</text:p>
          </table:table-cell>
          <table:table-cell office:value-type="string" calcext:value-type="string">
            <text:p>logement</text:p>
          </table:table-cell>
          <table:table-cell table:formula="of:=VLOOKUP([.E57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La litière est-elle ensemencée avec une flore lactique, non pathogène ?</text:p>
          </table:table-cell>
          <table:table-cell office:value-type="string" calcext:value-type="string">
            <text:p>pas d'ensemencement de la litière</text:p>
          </table:table-cell>
          <table:table-cell office:value-type="string" calcext:value-type="string">
            <text:p>hygiène</text:p>
          </table:table-cell>
          <table:table-cell table:formula="of:=VLOOKUP([.E571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Les chevreaux ont-ils eu des infections du nombril ?</text:p>
          </table:table-cell>
          <table:table-cell office:value-type="string" calcext:value-type="string">
            <text:p>infections du nombril fréquentes chez les chevreaux</text:p>
          </table:table-cell>
          <table:table-cell office:value-type="string" calcext:value-type="string">
            <text:p>santé</text:p>
          </table:table-cell>
          <table:table-cell table:formula="of:=VLOOKUP([.E572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Les chevreaux ont-ils eu des infections suite au bouclage?</text:p>
          </table:table-cell>
          <table:table-cell office:value-type="string" calcext:value-type="string">
            <text:p>infections fréquentes suite au bouclage chez les chevreaux</text:p>
          </table:table-cell>
          <table:table-cell office:value-type="string" calcext:value-type="string">
            <text:p>santé</text:p>
          </table:table-cell>
          <table:table-cell table:formula="of:=VLOOKUP([.E573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En cas de blessures, les plaies sont-elles systématiquement désinfectées ?</text:p>
          </table:table-cell>
          <table:table-cell office:value-type="string" calcext:value-type="string">
            <text:p>pas de désinfection systématique des plaies</text:p>
          </table:table-cell>
          <table:table-cell office:value-type="string" calcext:value-type="string">
            <text:p>santé</text:p>
          </table:table-cell>
          <table:table-cell table:formula="of:=VLOOKUP([.E574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Les rations sont-elles suffisamment pourvues en vitamine E et sélénium ?</text:p>
          </table:table-cell>
          <table:table-cell office:value-type="string" calcext:value-type="string">
            <text:p>carences en vitamine E et sélénium dans la ration</text:p>
          </table:table-cell>
          <table:table-cell office:value-type="string" calcext:value-type="string">
            <text:p>alimentation</text:p>
          </table:table-cell>
          <table:table-cell table:formula="of:=VLOOKUP([.E57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Y a-t-il des antécédents de mycoplasmose dans le troupeau ?</text:p>
          </table:table-cell>
          <table:table-cell office:value-type="string" calcext:value-type="string">
            <text:p>antécédents de mycoplasmes dans le troupeau</text:p>
          </table:table-cell>
          <table:table-cell office:value-type="string" calcext:value-type="string">
            <text:p>santé</text:p>
          </table:table-cell>
          <table:table-cell table:formula="of:=VLOOKUP([.E576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La surveillance de la prise colostrale est-elle suffisante ?</text:p>
          </table:table-cell>
          <table:table-cell office:value-type="string" calcext:value-type="string">
            <text:p>pas de surveillance de la prise colostrale</text:p>
          </table:table-cell>
          <table:table-cell office:value-type="string" calcext:value-type="string">
            <text:p>conduite</text:p>
          </table:table-cell>
          <table:table-cell table:formula="of:=VLOOKUP([.E57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La quantité et la qualité du colostrum sont-elles suffisantes ?</text:p>
          </table:table-cell>
          <table:table-cell office:value-type="string" calcext:value-type="string">
            <text:p>quantité et qualité du colostrum insuffisantes</text:p>
          </table:table-cell>
          <table:table-cell office:value-type="string" calcext:value-type="string">
            <text:p>conduite</text:p>
          </table:table-cell>
          <table:table-cell table:formula="of:=VLOOKUP([.E57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L’ambiance des bâtiments est-elle propice aux variations de températures (exposition / orientation, matériaux,…)?</text:p>
          </table:table-cell>
          <table:table-cell office:value-type="string" calcext:value-type="string">
            <text:p>forte variation de température dans les bâtiments</text:p>
          </table:table-cell>
          <table:table-cell office:value-type="string" calcext:value-type="string">
            <text:p>logement</text:p>
          </table:table-cell>
          <table:table-cell table:formula="of:=VLOOKUP([.E57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La densité animale est-elle trop élevée ?</text:p>
          </table:table-cell>
          <table:table-cell office:value-type="string" calcext:value-type="string">
            <text:p>très forte densité animale</text:p>
          </table:table-cell>
          <table:table-cell office:value-type="string" calcext:value-type="string">
            <text:p>logement</text:p>
          </table:table-cell>
          <table:table-cell table:formula="of:=VLOOKUP([.E58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La condensation est-elle fréquente dans le bâtiment ?</text:p>
          </table:table-cell>
          <table:table-cell office:value-type="string" calcext:value-type="string">
            <text:p>condensation fréquente dans le bâtiment</text:p>
          </table:table-cell>
          <table:table-cell office:value-type="string" calcext:value-type="string">
            <text:p>logement</text:p>
          </table:table-cell>
          <table:table-cell table:formula="of:=VLOOKUP([.E58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Y-a-t-il présence de courants d'air ?</text:p>
          </table:table-cell>
          <table:table-cell office:value-type="string" calcext:value-type="string">
            <text:p>courants d'air dans le bâtiment</text:p>
          </table:table-cell>
          <table:table-cell office:value-type="string" calcext:value-type="string">
            <text:p>logement</text:p>
          </table:table-cell>
          <table:table-cell table:formula="of:=VLOOKUP([.E582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Les rations des jeunes sont-elles suffisamment équilibrées ?</text:p>
          </table:table-cell>
          <table:table-cell office:value-type="string" calcext:value-type="string">
            <text:p>ration des jeunes déséquilibrée</text:p>
          </table:table-cell>
          <table:table-cell office:value-type="string" calcext:value-type="string">
            <text:p>alimentation</text:p>
          </table:table-cell>
          <table:table-cell table:formula="of:=VLOOKUP([.E58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Le sevrage des jeunes se passe-t-il correctement ?</text:p>
          </table:table-cell>
          <table:table-cell office:value-type="string" calcext:value-type="string">
            <text:p>sevrage des jeunes difficile</text:p>
          </table:table-cell>
          <table:table-cell office:value-type="string" calcext:value-type="string">
            <text:p>alimentation</text:p>
          </table:table-cell>
          <table:table-cell table:formula="of:=VLOOKUP([.E58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Les transitions alimentaires sont-elles respectées ?</text:p>
          </table:table-cell>
          <table:table-cell office:value-type="string" calcext:value-type="string">
            <text:p>pas ou peu de transition alimentaire</text:p>
          </table:table-cell>
          <table:table-cell office:value-type="string" calcext:value-type="string">
            <text:p>alimentation</text:p>
          </table:table-cell>
          <table:table-cell table:formula="of:=VLOOKUP([.E58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Le foin est-il appétent ? est-il renouvelé tous les jours ?</text:p>
          </table:table-cell>
          <table:table-cell office:value-type="string" calcext:value-type="string">
            <text:p>foin pas toujours appétent et pas assez souvent renouvelé</text:p>
          </table:table-cell>
          <table:table-cell office:value-type="string" calcext:value-type="string">
            <text:p>alimentation</text:p>
          </table:table-cell>
          <table:table-cell table:formula="of:=VLOOKUP([.E58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Le foin est-il facilement accessible (accès, hauteur du râtelier) ?</text:p>
          </table:table-cell>
          <table:table-cell office:value-type="string" calcext:value-type="string">
            <text:p>mauvais accès au foin</text:p>
          </table:table-cell>
          <table:table-cell office:value-type="string" calcext:value-type="string">
            <text:p>alimentation</text:p>
          </table:table-cell>
          <table:table-cell table:formula="of:=VLOOKUP([.E58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Des concentrés sont-ils apportés ?</text:p>
          </table:table-cell>
          <table:table-cell office:value-type="string" calcext:value-type="string">
            <text:p>pas de concentrés apportés aux jeunes</text:p>
          </table:table-cell>
          <table:table-cell office:value-type="string" calcext:value-type="string">
            <text:p>alimentation</text:p>
          </table:table-cell>
          <table:table-cell table:formula="of:=VLOOKUP([.E58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L’abreuvement est-il correct ?</text:p>
          </table:table-cell>
          <table:table-cell office:value-type="string" calcext:value-type="string">
            <text:p>abreuvement incorrecte</text:p>
          </table:table-cell>
          <table:table-cell office:value-type="string" calcext:value-type="string">
            <text:p>alimentation</text:p>
          </table:table-cell>
          <table:table-cell table:formula="of:=VLOOKUP([.E58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Les jeunes sont-ils surveillés sur le plan parasitaire ?</text:p>
          </table:table-cell>
          <table:table-cell office:value-type="string" calcext:value-type="string">
            <text:p>pas de surveillance spécifique des jeunes sur le plan parasitaire</text:p>
          </table:table-cell>
          <table:table-cell office:value-type="string" calcext:value-type="string">
            <text:p>parasitisme</text:p>
          </table:table-cell>
          <table:table-cell table:formula="of:=VLOOKUP([.E59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Les jeunes sont-ils atteints ou ont-ils été atteints de maladies ?</text:p>
          </table:table-cell>
          <table:table-cell office:value-type="string" calcext:value-type="string">
            <text:p>jeunes atteints de maladies</text:p>
          </table:table-cell>
          <table:table-cell office:value-type="string" calcext:value-type="string">
            <text:p>santé</text:p>
          </table:table-cell>
          <table:table-cell table:formula="of:=VLOOKUP([.E591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Les rations des jeunes sont-elles suffisamment équilibrées ?</text:p>
          </table:table-cell>
          <table:table-cell office:value-type="string" calcext:value-type="string">
            <text:p>déséquilibre dans la ration des jeunes</text:p>
          </table:table-cell>
          <table:table-cell office:value-type="string" calcext:value-type="string">
            <text:p>alimentation</text:p>
          </table:table-cell>
          <table:table-cell table:formula="of:=VLOOKUP([.E59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Le sevrage des jeunes se passe-t-il correctement ?</text:p>
          </table:table-cell>
          <table:table-cell office:value-type="string" calcext:value-type="string">
            <text:p>sevrage des jeunes difficile</text:p>
          </table:table-cell>
          <table:table-cell office:value-type="string" calcext:value-type="string">
            <text:p>alimentation</text:p>
          </table:table-cell>
          <table:table-cell table:formula="of:=VLOOKUP([.E59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Les jeunes sont-ils surveillés sur le plan parasitaire ?</text:p>
          </table:table-cell>
          <table:table-cell office:value-type="string" calcext:value-type="string">
            <text:p>pas de surveillance spécifique des jeunes sur le plan parasitaire</text:p>
          </table:table-cell>
          <table:table-cell office:value-type="string" calcext:value-type="string">
            <text:p>parasitisme</text:p>
          </table:table-cell>
          <table:table-cell table:formula="of:=VLOOKUP([.E59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Les jeunes sont-ils atteints ou ont-ils été atteints de maladies ?</text:p>
          </table:table-cell>
          <table:table-cell office:value-type="string" calcext:value-type="string">
            <text:p>jeunes atteints de maladie</text:p>
          </table:table-cell>
          <table:table-cell office:value-type="string" calcext:value-type="string">
            <text:p>santé</text:p>
          </table:table-cell>
          <table:table-cell table:formula="of:=VLOOKUP([.E595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a paille de la litière est-elle de bonne qualité, bien conservée ?</text:p>
          </table:table-cell>
          <table:table-cell office:value-type="string" calcext:value-type="string">
            <text:p>mauvaise conservation de la litière, mauvaise qualité</text:p>
          </table:table-cell>
          <table:table-cell office:value-type="string" calcext:value-type="string">
            <text:p>logement</text:p>
          </table:table-cell>
          <table:table-cell table:formula="of:=VLOOKUP([.E59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a litière est-elle propre et sèche ?</text:p>
          </table:table-cell>
          <table:table-cell office:value-type="string" calcext:value-type="string">
            <text:p>litière pas toujours propre</text:p>
          </table:table-cell>
          <table:table-cell office:value-type="string" calcext:value-type="string">
            <text:p>logement</text:p>
          </table:table-cell>
          <table:table-cell table:formula="of:=VLOOKUP([.E597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e paillage est-il régulier ?</text:p>
          </table:table-cell>
          <table:table-cell office:value-type="string" calcext:value-type="string">
            <text:p>paillage peu fréquent</text:p>
          </table:table-cell>
          <table:table-cell office:value-type="string" calcext:value-type="string">
            <text:p>logement</text:p>
          </table:table-cell>
          <table:table-cell table:formula="of:=VLOOKUP([.E598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es litières sont-elles régulièrement enlevées, renouvelées ?</text:p>
          </table:table-cell>
          <table:table-cell office:value-type="string" calcext:value-type="string">
            <text:p>litières enlevées et renouvelées peu fréquemment</text:p>
          </table:table-cell>
          <table:table-cell office:value-type="string" calcext:value-type="string">
            <text:p>logement</text:p>
          </table:table-cell>
          <table:table-cell table:formula="of:=VLOOKUP([.E59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e bâtiment des chevrettes (si existant) est-il correctement nettoyé, désinfecté ?</text:p>
          </table:table-cell>
          <table:table-cell office:value-type="string" calcext:value-type="string">
            <text:p>nettoyage insuffisant du bâtiment des chevrettes</text:p>
          </table:table-cell>
          <table:table-cell office:value-type="string" calcext:value-type="string">
            <text:p>hygiène</text:p>
          </table:table-cell>
          <table:table-cell table:formula="of:=VLOOKUP([.E600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a désinfection recourt-elle à des désinfectants ayant un effet sur les ookystes ?</text:p>
          </table:table-cell>
          <table:table-cell office:value-type="string" calcext:value-type="string">
            <text:p>pas d'utilisation de désinfectant</text:p>
          </table:table-cell>
          <table:table-cell office:value-type="string" calcext:value-type="string">
            <text:p>hygiène</text:p>
          </table:table-cell>
          <table:table-cell table:formula="of:=VLOOKUP([.E601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Un vide sanitaire peut-il être réalisé ?</text:p>
          </table:table-cell>
          <table:table-cell office:value-type="string" calcext:value-type="string">
            <text:p>aucun vide sanitaire</text:p>
          </table:table-cell>
          <table:table-cell office:value-type="string" calcext:value-type="string">
            <text:p>hygiène</text:p>
          </table:table-cell>
          <table:table-cell table:formula="of:=VLOOKUP([.E602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e matériel d’élevage est-il correctement nettoyé et désinfecté (quotidiennement)? (vêtements, bottes, gants, ustensiles..)</text:p>
          </table:table-cell>
          <table:table-cell office:value-type="string" calcext:value-type="string">
            <text:p>manque de rigueur dans le nettoyage du matériel d'élevage (vêtements, bottes, ustensiles)</text:p>
          </table:table-cell>
          <table:table-cell office:value-type="string" calcext:value-type="string">
            <text:p>hygiène</text:p>
          </table:table-cell>
          <table:table-cell table:formula="of:=VLOOKUP([.E603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es lots sont-ils composés de chevreaux d’âges différents ?</text:p>
          </table:table-cell>
          <table:table-cell office:value-type="string" calcext:value-type="string">
            <text:p>lots composés de chevreaux d'âge différents</text:p>
          </table:table-cell>
          <table:table-cell office:value-type="string" calcext:value-type="string">
            <text:p>conduite</text:p>
          </table:table-cell>
          <table:table-cell table:formula="of:=VLOOKUP([.E60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a prise colostrale puis, par la suite, l’alimentation sont-elles maîtrisées ?</text:p>
          </table:table-cell>
          <table:table-cell office:value-type="string" calcext:value-type="string">
            <text:p>prise colostrale et alimentation pas bien maîtrisées</text:p>
          </table:table-cell>
          <table:table-cell office:value-type="string" calcext:value-type="string">
            <text:p>conduite</text:p>
          </table:table-cell>
          <table:table-cell table:formula="of:=VLOOKUP([.E60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es animaux malades sont-ils séparés des animaux sains ?</text:p>
          </table:table-cell>
          <table:table-cell office:value-type="string" calcext:value-type="string">
            <text:p>pas de séparation des animaux malades</text:p>
          </table:table-cell>
          <table:table-cell office:value-type="string" calcext:value-type="string">
            <text:p>santé</text:p>
          </table:table-cell>
          <table:table-cell table:formula="of:=VLOOKUP([.E606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Y a-t-il d’autres ateliers (veaux / agneaux) dans lesquels de la cryptosporidiose a été observée ?</text:p>
          </table:table-cell>
          <table:table-cell office:value-type="string" calcext:value-type="string">
            <text:p>cryptosporidiose observée sur d'autres ateliers de la ferme</text:p>
          </table:table-cell>
          <table:table-cell office:value-type="string" calcext:value-type="string">
            <text:p>parasitisme</text:p>
          </table:table-cell>
          <table:table-cell table:formula="of:=VLOOKUP([.E60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Les autres maladies sont-elles maîtrisées ?</text:p>
          </table:table-cell>
          <table:table-cell office:value-type="string" calcext:value-type="string">
            <text:p>autres maladies pas toujours bien maîtrisées</text:p>
          </table:table-cell>
          <table:table-cell office:value-type="string" calcext:value-type="string">
            <text:p>santé</text:p>
          </table:table-cell>
          <table:table-cell table:formula="of:=VLOOKUP([.E608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a paille de la litière est-elle de bonne qualité, bien conservée ?</text:p>
          </table:table-cell>
          <table:table-cell office:value-type="string" calcext:value-type="string">
            <text:p>mauvaise conservation de la litière, mauvaise qualité</text:p>
          </table:table-cell>
          <table:table-cell office:value-type="string" calcext:value-type="string">
            <text:p>logement</text:p>
          </table:table-cell>
          <table:table-cell table:formula="of:=VLOOKUP([.E60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a litière est-elle propre et sèche ?</text:p>
          </table:table-cell>
          <table:table-cell office:value-type="string" calcext:value-type="string">
            <text:p>litière pas toujours propre</text:p>
          </table:table-cell>
          <table:table-cell office:value-type="string" calcext:value-type="string">
            <text:p>logement</text:p>
          </table:table-cell>
          <table:table-cell table:formula="of:=VLOOKUP([.E61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e paillage est-il régulier ?</text:p>
          </table:table-cell>
          <table:table-cell office:value-type="string" calcext:value-type="string">
            <text:p>paillage peu fréquent</text:p>
          </table:table-cell>
          <table:table-cell office:value-type="string" calcext:value-type="string">
            <text:p>logement</text:p>
          </table:table-cell>
          <table:table-cell table:formula="of:=VLOOKUP([.E61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es litières sont-elles régulièrement enlevées, renouvelées ?</text:p>
          </table:table-cell>
          <table:table-cell office:value-type="string" calcext:value-type="string">
            <text:p>litières enlevées et renouvelées peu fréquemment</text:p>
          </table:table-cell>
          <table:table-cell office:value-type="string" calcext:value-type="string">
            <text:p>conduite</text:p>
          </table:table-cell>
          <table:table-cell table:formula="of:=VLOOKUP([.E61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es parcs des nouveau-nés pendant les 3 premières semaines sont-ils maintenus très propres (réduction de l’exposition) ?</text:p>
          </table:table-cell>
          <table:table-cell office:value-type="string" calcext:value-type="string">
            <text:p>manque de nettoyage des parcs des nouveaux-nés pendant les 3 premières semaines</text:p>
          </table:table-cell>
          <table:table-cell office:value-type="string" calcext:value-type="string">
            <text:p>hygiène</text:p>
          </table:table-cell>
          <table:table-cell table:formula="of:=VLOOKUP([.E613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es recommandations en termes de surface/volume/densité sont-elles appliquées ?</text:p>
          </table:table-cell>
          <table:table-cell office:value-type="string" calcext:value-type="string">
            <text:p>recommandations de surface, volume et densité pas respectées</text:p>
          </table:table-cell>
          <table:table-cell office:value-type="string" calcext:value-type="string">
            <text:p>logement</text:p>
          </table:table-cell>
          <table:table-cell table:formula="of:=VLOOKUP([.E61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es conditions d’ambiance sont-elles bonnes (humidité, ventilation, température, …) ?</text:p>
          </table:table-cell>
          <table:table-cell office:value-type="string" calcext:value-type="string">
            <text:p>mauvaises conditions d'ambiance (humidité, ventilation, température)</text:p>
          </table:table-cell>
          <table:table-cell office:value-type="string" calcext:value-type="string">
            <text:p>logement</text:p>
          </table:table-cell>
          <table:table-cell table:formula="of:=VLOOKUP([.E61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e bâtiment des chevrettes (si existant) est-il correctement nettoyé, désinfecté ?</text:p>
          </table:table-cell>
          <table:table-cell office:value-type="string" calcext:value-type="string">
            <text:p>nettoyage insuffisant du bâtiment des chevrettes</text:p>
          </table:table-cell>
          <table:table-cell office:value-type="string" calcext:value-type="string">
            <text:p>hygiène</text:p>
          </table:table-cell>
          <table:table-cell table:formula="of:=VLOOKUP([.E616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Un vide sanitaire peut-il être réalisé ?</text:p>
          </table:table-cell>
          <table:table-cell office:value-type="string" calcext:value-type="string">
            <text:p>pas de vide sanitaire possible</text:p>
          </table:table-cell>
          <table:table-cell office:value-type="string" calcext:value-type="string">
            <text:p>hygiène</text:p>
          </table:table-cell>
          <table:table-cell table:formula="of:=VLOOKUP([.E617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e foin, les concentrés ou l’eau de boisson sont-ils souillés par des matières fécales ?</text:p>
          </table:table-cell>
          <table:table-cell office:value-type="string" calcext:value-type="string">
            <text:p>foin, concentrés, eau de boisson souillés par matières fécales</text:p>
          </table:table-cell>
          <table:table-cell office:value-type="string" calcext:value-type="string">
            <text:p>alimentation</text:p>
          </table:table-cell>
          <table:table-cell table:formula="of:=VLOOKUP([.E61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De l’argile est-elle en libre-service ?</text:p>
          </table:table-cell>
          <table:table-cell office:value-type="string" calcext:value-type="string">
            <text:p>pas d'argile en libre-service</text:p>
          </table:table-cell>
          <table:table-cell office:value-type="string" calcext:value-type="string">
            <text:p>alimentation</text:p>
          </table:table-cell>
          <table:table-cell table:formula="of:=VLOOKUP([.E61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Les chevreaux ont-ils eu des problèmes sanitaires ?</text:p>
          </table:table-cell>
          <table:table-cell office:value-type="string" calcext:value-type="string">
            <text:p>problèmes sanitaires sur les chevreaux</text:p>
          </table:table-cell>
          <table:table-cell office:value-type="string" calcext:value-type="string">
            <text:p>santé</text:p>
          </table:table-cell>
          <table:table-cell table:formula="of:=VLOOKUP([.E620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Y a-t-il des éléments dans la conduite d’élevage qui peuvent avoir occasionné des stress (transports, allotements, sevrage, mise à l’herbe, chgts alim …) ?</text:p>
          </table:table-cell>
          <table:table-cell office:value-type="string" calcext:value-type="string">
            <text:p>stress occasionné (transport, allotement, sevrage, changements alim)</text:p>
          </table:table-cell>
          <table:table-cell office:value-type="string" calcext:value-type="string">
            <text:p>conduite</text:p>
          </table:table-cell>
          <table:table-cell table:formula="of:=VLOOKUP([.E62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Existe-t-il un calendrier de pâturage ?</text:p>
          </table:table-cell>
          <table:table-cell office:value-type="string" calcext:value-type="string">
            <text:p>pas de calendrier de pâturage</text:p>
          </table:table-cell>
          <table:table-cell office:value-type="string" calcext:value-type="string">
            <text:p>parasitisme</text:p>
          </table:table-cell>
          <table:table-cell table:formula="of:=VLOOKUP([.E62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Votre gestion de pâturage prévoit d'éviter les croisements d'animaux d'âge différent ?</text:p>
          </table:table-cell>
          <table:table-cell office:value-type="string" calcext:value-type="string">
            <text:p>croisement d'animaux d'âge différent au pâturage</text:p>
          </table:table-cell>
          <table:table-cell office:value-type="string" calcext:value-type="string">
            <text:p>parasitisme</text:p>
          </table:table-cell>
          <table:table-cell table:formula="of:=VLOOKUP([.E62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Les animaux sont-ils retirés des pâtures à une hauteur d'herbe &gt; 6 cm ?</text:p>
          </table:table-cell>
          <table:table-cell office:value-type="string" calcext:value-type="string">
            <text:p>sortie des pâtures à une hauteur d'herbe &lt; 6cm</text:p>
          </table:table-cell>
          <table:table-cell office:value-type="string" calcext:value-type="string">
            <text:p>parasitisme</text:p>
          </table:table-cell>
          <table:table-cell table:formula="of:=VLOOKUP([.E62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La durée entre 2 pâturages sur la même parcelle est-elle supérieur à 36 jours ?</text:p>
          </table:table-cell>
          <table:table-cell office:value-type="string" calcext:value-type="string">
            <text:p>moins de 36 jours entre deux pâturages sur une même parcelle</text:p>
          </table:table-cell>
          <table:table-cell office:value-type="string" calcext:value-type="string">
            <text:p>parasitisme</text:p>
          </table:table-cell>
          <table:table-cell table:formula="of:=VLOOKUP([.E62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Les prairies contiennent-elles des espèces fourragères riches en tannin ?</text:p>
          </table:table-cell>
          <table:table-cell office:value-type="string" calcext:value-type="string">
            <text:p>pas de plantes riches en tannin dans les prairies</text:p>
          </table:table-cell>
          <table:table-cell office:value-type="string" calcext:value-type="string">
            <text:p>parasitisme</text:p>
          </table:table-cell>
          <table:table-cell table:formula="of:=VLOOKUP([.E62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Existe-t-il des haies et parcours avec présence de plantes médicinales ou à tannins (naturelles ou implantées) ?</text:p>
          </table:table-cell>
          <table:table-cell office:value-type="string" calcext:value-type="string">
            <text:p>pas de haies ou parcours avec plantes médicinales/à tannins</text:p>
          </table:table-cell>
          <table:table-cell office:value-type="string" calcext:value-type="string">
            <text:p>parasitisme</text:p>
          </table:table-cell>
          <table:table-cell table:formula="of:=VLOOKUP([.E62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La surface de pâturage est adaptée au nombre d'animaux présent ? (chargement UGB)</text:p>
          </table:table-cell>
          <table:table-cell office:value-type="string" calcext:value-type="string">
            <text:p>chargement trop important vis-à-vis du pâturage</text:p>
          </table:table-cell>
          <table:table-cell office:value-type="string" calcext:value-type="string">
            <text:p>parasitisme</text:p>
          </table:table-cell>
          <table:table-cell table:formula="of:=VLOOKUP([.E62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Pratiquez-vous l'éducation parasitaires ? (sorties avant 1ère mises bas, choix des parcelles,..)</text:p>
          </table:table-cell>
          <table:table-cell office:value-type="string" calcext:value-type="string">
            <text:p>pas d'éducation parasitaire</text:p>
          </table:table-cell>
          <table:table-cell office:value-type="string" calcext:value-type="string">
            <text:p>conduite</text:p>
          </table:table-cell>
          <table:table-cell table:formula="of:=VLOOKUP([.E62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Renouvelez-vous régulièrement vos prairies ?</text:p>
          </table:table-cell>
          <table:table-cell office:value-type="string" calcext:value-type="string">
            <text:p>pas de renouvellement des prairies</text:p>
          </table:table-cell>
          <table:table-cell office:value-type="string" calcext:value-type="string">
            <text:p>parasitisme</text:p>
          </table:table-cell>
          <table:table-cell table:formula="of:=VLOOKUP([.E63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Pratiquez-vous l'alternance fauche/pâture ?</text:p>
          </table:table-cell>
          <table:table-cell office:value-type="string" calcext:value-type="string">
            <text:p>pas d'alternance fauche/pâture sur les prairies</text:p>
          </table:table-cell>
          <table:table-cell office:value-type="string" calcext:value-type="string">
            <text:p>parasitisme</text:p>
          </table:table-cell>
          <table:table-cell table:formula="of:=VLOOKUP([.E63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La ration propose-t-elle une alimentation équilibrée, diversifiée et de qualité pour couvrir les besoins énergétiques, azotés, minérales et vitaminiques ?</text:p>
          </table:table-cell>
          <table:table-cell office:value-type="string" calcext:value-type="string">
            <text:p>ration déséquilibrée et incomplète</text:p>
          </table:table-cell>
          <table:table-cell office:value-type="string" calcext:value-type="string">
            <text:p>alimentation</text:p>
          </table:table-cell>
          <table:table-cell table:formula="of:=VLOOKUP([.E63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Pratiquez-vous de la surveillance coproscopique et/ou clinique ? (Famacha, NEC…)</text:p>
          </table:table-cell>
          <table:table-cell office:value-type="string" calcext:value-type="string">
            <text:p>pas de coproscopie ou surveillance clinique (type Famacha, NEC)</text:p>
          </table:table-cell>
          <table:table-cell office:value-type="string" calcext:value-type="string">
            <text:p>parasitisme</text:p>
          </table:table-cell>
          <table:table-cell table:formula="of:=VLOOKUP([.E63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Apportez-vous un soutien alimentaire adapté aux stades physiologiques ? (mise bas)</text:p>
          </table:table-cell>
          <table:table-cell office:value-type="string" calcext:value-type="string">
            <text:p>manque de soutien alimentaire adapté aux stades physiologiques</text:p>
          </table:table-cell>
          <table:table-cell office:value-type="string" calcext:value-type="string">
            <text:p>alimentation</text:p>
          </table:table-cell>
          <table:table-cell table:formula="of:=VLOOKUP([.E63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Avez-vous une gestion différenciée par lot des populations à risques ?</text:p>
          </table:table-cell>
          <table:table-cell office:value-type="string" calcext:value-type="string">
            <text:p>pas de gestion différenciée par lot des populations à risque</text:p>
          </table:table-cell>
          <table:table-cell office:value-type="string" calcext:value-type="string">
            <text:p>parasitisme</text:p>
          </table:table-cell>
          <table:table-cell table:formula="of:=VLOOKUP([.E63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Pratiquez-vous un renforcement immunitaire préventif ? (phytothérapie et autres pratiques de renforcement des défenses antiparasitaires naturelles)</text:p>
          </table:table-cell>
          <table:table-cell office:value-type="string" calcext:value-type="string">
            <text:p>pas de renforcement immunitaire préventif</text:p>
          </table:table-cell>
          <table:table-cell office:value-type="string" calcext:value-type="string">
            <text:p>parasitisme</text:p>
          </table:table-cell>
          <table:table-cell table:formula="of:=VLOOKUP([.E63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Optimisez-vous l'efficacité du traitement en faisant correspondre date de traitement et cycle du parasite ?</text:p>
          </table:table-cell>
          <table:table-cell office:value-type="string" calcext:value-type="string">
            <text:p>vigilance pour faire correspondre date du traitement et cycle du parasite</text:p>
          </table:table-cell>
          <table:table-cell office:value-type="string" calcext:value-type="string">
            <text:p>parasitisme</text:p>
          </table:table-cell>
          <table:table-cell table:formula="of:=VLOOKUP([.E63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Pratiquez-vous le traitement antiparasitaire non systématiques ?</text:p>
          </table:table-cell>
          <table:table-cell office:value-type="string" calcext:value-type="string">
            <text:p>traitement antiparasitaire systématique</text:p>
          </table:table-cell>
          <table:table-cell office:value-type="string" calcext:value-type="string">
            <text:p>parasitisme</text:p>
          </table:table-cell>
          <table:table-cell table:formula="of:=VLOOKUP([.E63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Gardez-vous des vieilles chèvres avec accumulation de contaminations successives et augmentation du niveau parasitaire ?</text:p>
          </table:table-cell>
          <table:table-cell office:value-type="string" calcext:value-type="string">
            <text:p>des vieilles chèvres parasitées sont gardées</text:p>
          </table:table-cell>
          <table:table-cell office:value-type="string" calcext:value-type="string">
            <text:p>parasitisme</text:p>
          </table:table-cell>
          <table:table-cell table:formula="of:=VLOOKUP([.E63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Observez-vous la présence de parasites externes sur les animaux? (pou, gale, myase…)</text:p>
          </table:table-cell>
          <table:table-cell office:value-type="string" calcext:value-type="string">
            <text:p>présence de parasites externes</text:p>
          </table:table-cell>
          <table:table-cell office:value-type="string" calcext:value-type="string">
            <text:p>parasitisme</text:p>
          </table:table-cell>
          <table:table-cell table:formula="of:=VLOOKUP([.E64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pratiquez-vous la désinfection et ou le vide sanitaire ?</text:p>
          </table:table-cell>
          <table:table-cell office:value-type="string" calcext:value-type="string">
            <text:p>pas de désinfection, pas de vide sanitaire pratiqués</text:p>
          </table:table-cell>
          <table:table-cell office:value-type="string" calcext:value-type="string">
            <text:p>hygiène</text:p>
          </table:table-cell>
          <table:table-cell table:formula="of:=VLOOKUP([.E641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En cas d'achat, observez-vous la présence de parasites externes sur les animaux? (pou, gale, myase…)</text:p>
          </table:table-cell>
          <table:table-cell office:value-type="string" calcext:value-type="string">
            <text:p>lors d'un achat, pas d'observation spécifique de la présence de parasites externes</text:p>
          </table:table-cell>
          <table:table-cell office:value-type="string" calcext:value-type="string">
            <text:p>parasitisme</text:p>
          </table:table-cell>
          <table:table-cell table:formula="of:=VLOOKUP([.E64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Vos animaux peuvent-ils être en contact avec des animaux d'autres espèces ou d'autres troupeaux?</text:p>
          </table:table-cell>
          <table:table-cell office:value-type="string" calcext:value-type="string">
            <text:p>animaux en contact avec d'autres troupeaux ou d'autres espèces</text:p>
          </table:table-cell>
          <table:table-cell office:value-type="string" calcext:value-type="string">
            <text:p>conduite</text:p>
          </table:table-cell>
          <table:table-cell table:formula="of:=VLOOKUP([.E64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Réalisez-vous une lutte contre les mouches dans vos bâtiments et vos animaux?</text:p>
          </table:table-cell>
          <table:table-cell office:value-type="string" calcext:value-type="string">
            <text:p>pas de lutte contre les mouches dans les bâtiments et sur les animaux</text:p>
          </table:table-cell>
          <table:table-cell office:value-type="string" calcext:value-type="string">
            <text:p>hygiène</text:p>
          </table:table-cell>
          <table:table-cell table:formula="of:=VLOOKUP([.E644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Les conditions d'hygiène et de propreté sont-elles correctes?</text:p>
          </table:table-cell>
          <table:table-cell office:value-type="string" calcext:value-type="string">
            <text:p>hygiène et propreté insuffisantes</text:p>
          </table:table-cell>
          <table:table-cell office:value-type="string" calcext:value-type="string">
            <text:p>hygiène</text:p>
          </table:table-cell>
          <table:table-cell table:formula="of:=VLOOKUP([.E645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Observez-vous la présence de parasites externes sur les animaux? (pou, gale, myase…)</text:p>
          </table:table-cell>
          <table:table-cell office:value-type="string" calcext:value-type="string">
            <text:p>présence de parasites externes</text:p>
          </table:table-cell>
          <table:table-cell office:value-type="string" calcext:value-type="string">
            <text:p>santé</text:p>
          </table:table-cell>
          <table:table-cell table:formula="of:=VLOOKUP([.E646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pratiquez-vous la désinfection et ou le vide sanitaire ?</text:p>
          </table:table-cell>
          <table:table-cell office:value-type="string" calcext:value-type="string">
            <text:p>pas de désinfection, pas de vide sanitaire pratiqués</text:p>
          </table:table-cell>
          <table:table-cell office:value-type="string" calcext:value-type="string">
            <text:p>hygiène</text:p>
          </table:table-cell>
          <table:table-cell table:formula="of:=VLOOKUP([.E647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En cas d'achat, observez-vous la présence de parasites externes sur les animaux? (pou, gale, myase…)</text:p>
          </table:table-cell>
          <table:table-cell office:value-type="string" calcext:value-type="string">
            <text:p>lors d'un achat, pas d'observation spécifique de la présence de parasites externes</text:p>
          </table:table-cell>
          <table:table-cell office:value-type="string" calcext:value-type="string">
            <text:p>santé</text:p>
          </table:table-cell>
          <table:table-cell table:formula="of:=VLOOKUP([.E648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Vos animaux peuvent-ils être en contact avec des animaux d'autres espèces ou d'autres troupeaux?</text:p>
          </table:table-cell>
          <table:table-cell office:value-type="string" calcext:value-type="string">
            <text:p>animaux en contact avec d'autres troupeaux ou d'autres espèces</text:p>
          </table:table-cell>
          <table:table-cell office:value-type="string" calcext:value-type="string">
            <text:p>conduite</text:p>
          </table:table-cell>
          <table:table-cell table:formula="of:=VLOOKUP([.E64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Réalisez-vous une lutte contre les mouches dans vos bâtiments et vos animaux?</text:p>
          </table:table-cell>
          <table:table-cell office:value-type="string" calcext:value-type="string">
            <text:p>pas de lutte contre les mouches dans les bâtiments et sur les animaux</text:p>
          </table:table-cell>
          <table:table-cell office:value-type="string" calcext:value-type="string">
            <text:p>hygiène</text:p>
          </table:table-cell>
          <table:table-cell table:formula="of:=VLOOKUP([.E650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Les conditions d'hygiène et de propreté sont-elles correctes?</text:p>
          </table:table-cell>
          <table:table-cell office:value-type="string" calcext:value-type="string">
            <text:p>hygiène et propreté insuffisantes</text:p>
          </table:table-cell>
          <table:table-cell office:value-type="string" calcext:value-type="string">
            <text:p>hygiène</text:p>
          </table:table-cell>
          <table:table-cell table:formula="of:=VLOOKUP([.E651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La fréquence du parage est-elle suffisante ?</text:p>
          </table:table-cell>
          <table:table-cell office:value-type="string" calcext:value-type="string">
            <text:p>fréquence de parage insuffisante</text:p>
          </table:table-cell>
          <table:table-cell office:value-type="string" calcext:value-type="string">
            <text:p>conduite</text:p>
          </table:table-cell>
          <table:table-cell table:formula="of:=VLOOKUP([.E65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Utilisez-vous du lait maternel thermisé pour les chevreaux ?</text:p>
          </table:table-cell>
          <table:table-cell office:value-type="string" calcext:value-type="string">
            <text:p>pas d'utilisation de lait maternel thermisé pour les chevreaux</text:p>
          </table:table-cell>
          <table:table-cell office:value-type="string" calcext:value-type="string">
            <text:p>alimentation</text:p>
          </table:table-cell>
          <table:table-cell table:formula="of:=VLOOKUP([.E65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Appliquez-vous des précautions particulières d'hygiène au moment du tatouage ?</text:p>
          </table:table-cell>
          <table:table-cell office:value-type="string" calcext:value-type="string">
            <text:p>manque de précautions d'hygiène au moment du tatouage</text:p>
          </table:table-cell>
          <table:table-cell office:value-type="string" calcext:value-type="string">
            <text:p>hygiène</text:p>
          </table:table-cell>
          <table:table-cell table:formula="of:=VLOOKUP([.E654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Le bâtiment correspond-il aux recommandations de confort, de ventilation, de surface et d'hygiène ?</text:p>
          </table:table-cell>
          <table:table-cell office:value-type="string" calcext:value-type="string">
            <text:p>confort, ventilation, surface et hygiène du bâtiment pas adaptés aux recommandations</text:p>
          </table:table-cell>
          <table:table-cell office:value-type="string" calcext:value-type="string">
            <text:p>logement</text:p>
          </table:table-cell>
          <table:table-cell table:formula="of:=VLOOKUP([.E65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vez-vous une stratégie de réformes des chèvres infectées de manière chronique, incurables ?</text:p>
          </table:table-cell>
          <table:table-cell office:value-type="string" calcext:value-type="string">
            <text:p>pas de réforme des chèvres infectées chroniquement</text:p>
          </table:table-cell>
          <table:table-cell office:value-type="string" calcext:value-type="string">
            <text:p>conduite</text:p>
          </table:table-cell>
          <table:table-cell table:formula="of:=VLOOKUP([.E65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ossédez-vous une stratégie de repérage précoce des mammites cliniques ?</text:p>
          </table:table-cell>
          <table:table-cell office:value-type="string" calcext:value-type="string">
            <text:p>repérage tardif des mammites cliniques</text:p>
          </table:table-cell>
          <table:table-cell office:value-type="string" calcext:value-type="string">
            <text:p>santé</text:p>
          </table:table-cell>
          <table:table-cell table:formula="of:=VLOOKUP([.E657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résence d'une politique de soins ou de réformes vis-à-vis des mammites cliniques?</text:p>
          </table:table-cell>
          <table:table-cell office:value-type="string" calcext:value-type="string">
            <text:p>pas politique de soins ou réformes vis-à-vis des mammites cliniques</text:p>
          </table:table-cell>
          <table:table-cell office:value-type="string" calcext:value-type="string">
            <text:p>santé</text:p>
          </table:table-cell>
          <table:table-cell table:formula="of:=VLOOKUP([.E658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ossédez-vous une stratégie de traitement raisonné, ciblé en cas de mammites subcliniques?</text:p>
          </table:table-cell>
          <table:table-cell office:value-type="string" calcext:value-type="string">
            <text:p>pas de traitement spécifique en cas de mammites subcliniques</text:p>
          </table:table-cell>
          <table:table-cell office:value-type="string" calcext:value-type="string">
            <text:p>santé</text:p>
          </table:table-cell>
          <table:table-cell table:formula="of:=VLOOKUP([.E659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ossédez-vous une stratégie de traitement adaptée aux problèmes rencontrés dans votre élevage? (nature des infections subcliniques)</text:p>
          </table:table-cell>
          <table:table-cell office:value-type="string" calcext:value-type="string">
            <text:p>traitements pas spécifiquement adaptés aux problèmes rencontrés</text:p>
          </table:table-cell>
          <table:table-cell office:value-type="string" calcext:value-type="string">
            <text:p>santé</text:p>
          </table:table-cell>
          <table:table-cell table:formula="of:=VLOOKUP([.E660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ppliquer vous de façon rigoureuse le traitement au tarissement? (hygiène et posologie)</text:p>
          </table:table-cell>
          <table:table-cell office:value-type="string" calcext:value-type="string">
            <text:p>manque de rigueur au tarissement</text:p>
          </table:table-cell>
          <table:table-cell office:value-type="string" calcext:value-type="string">
            <text:p>hygiène</text:p>
          </table:table-cell>
          <table:table-cell table:formula="of:=VLOOKUP([.E661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ppliquer vous une hygiène rigoureuse en cas de traitement par voie intra mammaire?</text:p>
          </table:table-cell>
          <table:table-cell office:value-type="string" calcext:value-type="string">
            <text:p>manque de rigueur lors de traitement intra-mammaire</text:p>
          </table:table-cell>
          <table:table-cell office:value-type="string" calcext:value-type="string">
            <text:p>hygiène</text:p>
          </table:table-cell>
          <table:table-cell table:formula="of:=VLOOKUP([.E662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vez-vous une stratégie globale de choix des chèvres à traiter?</text:p>
          </table:table-cell>
          <table:table-cell office:value-type="string" calcext:value-type="string">
            <text:p>manque de stratégie pour choisir les chèvres à traiter</text:p>
          </table:table-cell>
          <table:table-cell office:value-type="string" calcext:value-type="string">
            <text:p>conduite</text:p>
          </table:table-cell>
          <table:table-cell table:formula="of:=VLOOKUP([.E66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Détenez- vous beaucoup de chèvres infectées, en lactation longue ou prolongée?</text:p>
          </table:table-cell>
          <table:table-cell office:value-type="string" calcext:value-type="string">
            <text:p>plusieurs chèvres infectées gardées sur la ferme</text:p>
          </table:table-cell>
          <table:table-cell office:value-type="string" calcext:value-type="string">
            <text:p>conduite</text:p>
          </table:table-cell>
          <table:table-cell table:formula="of:=VLOOKUP([.E66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La ration en fin de la lactation est-elle équilibrée? (En particulier les apports azotés)</text:p>
          </table:table-cell>
          <table:table-cell office:value-type="string" calcext:value-type="string">
            <text:p>ration déséquilibrée en fin de lactation</text:p>
          </table:table-cell>
          <table:table-cell office:value-type="string" calcext:value-type="string">
            <text:p>alimentation</text:p>
          </table:table-cell>
          <table:table-cell table:formula="of:=VLOOKUP([.E66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Réalisez-vous des transitions alimentaires en fin de période sèche? / fourrages, concentrés, oligo-éléments</text:p>
          </table:table-cell>
          <table:table-cell office:value-type="string" calcext:value-type="string">
            <text:p>pas de transition alimentaire en fin de période sèche</text:p>
          </table:table-cell>
          <table:table-cell office:value-type="string" calcext:value-type="string">
            <text:p>alimentation</text:p>
          </table:table-cell>
          <table:table-cell table:formula="of:=VLOOKUP([.E66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La durée de période sèche est-elle correcte? (attention au période trop courte)</text:p>
          </table:table-cell>
          <table:table-cell office:value-type="string" calcext:value-type="string">
            <text:p>période sèche trop courte</text:p>
          </table:table-cell>
          <table:table-cell office:value-type="string" calcext:value-type="string">
            <text:p>conduite</text:p>
          </table:table-cell>
          <table:table-cell table:formula="of:=VLOOKUP([.E66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Détenez-vous des animaux incurables, infectés chroniques?</text:p>
          </table:table-cell>
          <table:table-cell office:value-type="string" calcext:value-type="string">
            <text:p>animaux infectés chroniques gardés sur la ferme</text:p>
          </table:table-cell>
          <table:table-cell office:value-type="string" calcext:value-type="string">
            <text:p>santé</text:p>
          </table:table-cell>
          <table:table-cell table:formula="of:=VLOOKUP([.E668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Détenez-vous des animaux infectés par des mycoplasmes?</text:p>
          </table:table-cell>
          <table:table-cell office:value-type="string" calcext:value-type="string">
            <text:p>présence d'animaux infectés par des mycoplasmes</text:p>
          </table:table-cell>
          <table:table-cell office:value-type="string" calcext:value-type="string">
            <text:p>santé</text:p>
          </table:table-cell>
          <table:table-cell table:formula="of:=VLOOKUP([.E669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ossédez-vous une machine à traire bien réglée? (réglage de l'installation et/ou réglage de la dépose automatique)</text:p>
          </table:table-cell>
          <table:table-cell office:value-type="string" calcext:value-type="string">
            <text:p>machine à traire mal réglée</text:p>
          </table:table-cell>
          <table:table-cell office:value-type="string" calcext:value-type="string">
            <text:p>conduite</text:p>
          </table:table-cell>
          <table:table-cell table:formula="of:=VLOOKUP([.E67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ossédez-vous une installation de traite bien conçue? (pente du lactoduc incorrecte ou diamètre de lactoduc avec engorgements possibles)</text:p>
          </table:table-cell>
          <table:table-cell office:value-type="string" calcext:value-type="string">
            <text:p>installation de traite mal conçue (lactoduc notamment)</text:p>
          </table:table-cell>
          <table:table-cell office:value-type="string" calcext:value-type="string">
            <text:p>conduite</text:p>
          </table:table-cell>
          <table:table-cell table:formula="of:=VLOOKUP([.E67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Réalisez-vous un entretien régulier de la machine à traire ?</text:p>
          </table:table-cell>
          <table:table-cell office:value-type="string" calcext:value-type="string">
            <text:p>manque de régularité dans l'entretien de la machine à traire</text:p>
          </table:table-cell>
          <table:table-cell office:value-type="string" calcext:value-type="string">
            <text:p>conduite</text:p>
          </table:table-cell>
          <table:table-cell table:formula="of:=VLOOKUP([.E67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ppliquer vous un protocole de nettoyage et de soins particuliers en cas de blessures des mains du trayeur avant la traite ?</text:p>
          </table:table-cell>
          <table:table-cell office:value-type="string" calcext:value-type="string">
            <text:p>si blessure des mains du trayeur avant la traite, manque d'un protocole de nettoyage/protection</text:p>
          </table:table-cell>
          <table:table-cell office:value-type="string" calcext:value-type="string">
            <text:p>hygiène</text:p>
          </table:table-cell>
          <table:table-cell table:formula="of:=VLOOKUP([.E673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résence de mamelles sales ou mamelles avec des staphylococcies sur la peau ou autres maladies du trayon?</text:p>
          </table:table-cell>
          <table:table-cell office:value-type="string" calcext:value-type="string">
            <text:p>mamelles sales, mamelles avec staphylococcies, maladies du trayon</text:p>
          </table:table-cell>
          <table:table-cell office:value-type="string" calcext:value-type="string">
            <text:p>hygiène</text:p>
          </table:table-cell>
          <table:table-cell table:formula="of:=VLOOKUP([.E674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Réalisez-vous une hygiène avant la traite ? Et su oui, est-elle réalisée systématiquement?</text:p>
          </table:table-cell>
          <table:table-cell office:value-type="string" calcext:value-type="string">
            <text:p>manque d'hygiène systématique avant la traite</text:p>
          </table:table-cell>
          <table:table-cell office:value-type="string" calcext:value-type="string">
            <text:p>hygiène</text:p>
          </table:table-cell>
          <table:table-cell table:formula="of:=VLOOKUP([.E675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Réalisez-vous une désinfection des trayons après la traite? Si oui, est-elle réalisée de manière correcte?</text:p>
          </table:table-cell>
          <table:table-cell office:value-type="string" calcext:value-type="string">
            <text:p>pas (ou mauvaise) désinfection des trayons après la traite</text:p>
          </table:table-cell>
          <table:table-cell office:value-type="string" calcext:value-type="string">
            <text:p>hygiène</text:p>
          </table:table-cell>
          <table:table-cell table:formula="of:=VLOOKUP([.E676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u cours de la fin de traite, réalisez-vous de l'égouttage, des massages, de la repasse - surtraite?</text:p>
          </table:table-cell>
          <table:table-cell office:value-type="string" calcext:value-type="string">
            <text:p>en fin de traite, égouttage, massage ou repasse- surtraite</text:p>
          </table:table-cell>
          <table:table-cell office:value-type="string" calcext:value-type="string">
            <text:p>conduite</text:p>
          </table:table-cell>
          <table:table-cell table:formula="of:=VLOOKUP([.E67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Si vous avez des griffes avec coupure de vide. Réalisez-vous une coupure du vide au moment de la dépose?</text:p>
          </table:table-cell>
          <table:table-cell office:value-type="string" calcext:value-type="string">
            <text:p>pas de coupure du vide au moment de la dépose</text:p>
          </table:table-cell>
          <table:table-cell office:value-type="string" calcext:value-type="string">
            <text:p>conduite</text:p>
          </table:table-cell>
          <table:table-cell table:formula="of:=VLOOKUP([.E67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Réalisez-vous des branchements de deux chèvres simultanément à partir d'un même faisceau?</text:p>
          </table:table-cell>
          <table:table-cell office:value-type="string" calcext:value-type="string">
            <text:p>branchement de deux chèvres simultanément à partir d'un même faisceau</text:p>
          </table:table-cell>
          <table:table-cell office:value-type="string" calcext:value-type="string">
            <text:p>conduite</text:p>
          </table:table-cell>
          <table:table-cell table:formula="of:=VLOOKUP([.E67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résence d'entrées d'air au moment de la pose et/ou dépose des faisceaux trayeurs ? </text:p>
          </table:table-cell>
          <table:table-cell office:value-type="string" calcext:value-type="string">
            <text:p>entrée d'air lors de la pose/dépose des faisceaux trayeurs</text:p>
          </table:table-cell>
          <table:table-cell office:value-type="string" calcext:value-type="string">
            <text:p>conduite</text:p>
          </table:table-cell>
          <table:table-cell table:formula="of:=VLOOKUP([.E68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vez-vous un protocole de nettoyage du matériel de traite ?</text:p>
          </table:table-cell>
          <table:table-cell office:value-type="string" calcext:value-type="string">
            <text:p>pas de protocole de nettoyage du matériel de traite</text:p>
          </table:table-cell>
          <table:table-cell office:value-type="string" calcext:value-type="string">
            <text:p>hygiène</text:p>
          </table:table-cell>
          <table:table-cell table:formula="of:=VLOOKUP([.E681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vez-vous mis en place un ordre de traite tenant compte du statut infectieux des chèvres?</text:p>
          </table:table-cell>
          <table:table-cell office:value-type="string" calcext:value-type="string">
            <text:p>ordre de traite ne tenant pas compte du statut infectieux des chèvres</text:p>
          </table:table-cell>
          <table:table-cell office:value-type="string" calcext:value-type="string">
            <text:p>conduite</text:p>
          </table:table-cell>
          <table:table-cell table:formula="of:=VLOOKUP([.E68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ossédez-vous une machine à traire bien réglée? (réglage de l'installation et/ou réglage de la dépose automatique)</text:p>
          </table:table-cell>
          <table:table-cell office:value-type="string" calcext:value-type="string">
            <text:p>machine à traire mal réglée</text:p>
          </table:table-cell>
          <table:table-cell office:value-type="string" calcext:value-type="string">
            <text:p>conduite</text:p>
          </table:table-cell>
          <table:table-cell table:formula="of:=VLOOKUP([.E68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u cours de la fin de traite, réalisez-vous de l'égouttage, des massages, de la repasse - surtraite?</text:p>
          </table:table-cell>
          <table:table-cell office:value-type="string" calcext:value-type="string">
            <text:p>en fin de traite, égouttage, massage ou repasse- surtraite</text:p>
          </table:table-cell>
          <table:table-cell office:value-type="string" calcext:value-type="string">
            <text:p>conduite</text:p>
          </table:table-cell>
          <table:table-cell table:formula="of:=VLOOKUP([.E68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Si vous avez des griffes avec coupure de vide. Réalisez-vous une coupure du vide au moment de la dépose?</text:p>
          </table:table-cell>
          <table:table-cell office:value-type="string" calcext:value-type="string">
            <text:p>pas de coupure du vide au moment de la dépose</text:p>
          </table:table-cell>
          <table:table-cell office:value-type="string" calcext:value-type="string">
            <text:p>conduite</text:p>
          </table:table-cell>
          <table:table-cell table:formula="of:=VLOOKUP([.E68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Les manchons que vous utilisez sont-ils adaptés à la forme des trayons? (notamment diamètre à l'embouchure)</text:p>
          </table:table-cell>
          <table:table-cell office:value-type="string" calcext:value-type="string">
            <text:p>manchons non adaptés à la forme des trayons</text:p>
          </table:table-cell>
          <table:table-cell office:value-type="string" calcext:value-type="string">
            <text:p>conduite</text:p>
          </table:table-cell>
          <table:table-cell table:formula="of:=VLOOKUP([.E68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Conserver-vous des chèvres incurables?</text:p>
          </table:table-cell>
          <table:table-cell office:value-type="string" calcext:value-type="string">
            <text:p>chèvres incurables gardées sur la ferme</text:p>
          </table:table-cell>
          <table:table-cell office:value-type="string" calcext:value-type="string">
            <text:p>santé</text:p>
          </table:table-cell>
          <table:table-cell table:formula="of:=VLOOKUP([.E687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Détenez- vous beaucoup de chèvres infectées, en lactation longue ou prolongée?</text:p>
          </table:table-cell>
          <table:table-cell office:value-type="string" calcext:value-type="string">
            <text:p>beaucoup de chèvres infectées gardées sur la ferme</text:p>
          </table:table-cell>
          <table:table-cell office:value-type="string" calcext:value-type="string">
            <text:p>santé</text:p>
          </table:table-cell>
          <table:table-cell table:formula="of:=VLOOKUP([.E688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Possédez-vous plusieurs lots de mises bas ? appartenance aux lots de mises bas d'été</text:p>
          </table:table-cell>
          <table:table-cell office:value-type="string" calcext:value-type="string">
            <text:p>plusieurs lots de mise-bas</text:p>
          </table:table-cell>
          <table:table-cell office:value-type="string" calcext:value-type="string">
            <text:p>conduite</text:p>
          </table:table-cell>
          <table:table-cell table:formula="of:=VLOOKUP([.E68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Avez-vous mis en place un ordre de traite tenant compte du statut infectieux des chèvres?</text:p>
          </table:table-cell>
          <table:table-cell office:value-type="string" calcext:value-type="string">
            <text:p>ordre de traite ne tenant pas compte du statut infectieux des chèvres</text:p>
          </table:table-cell>
          <table:table-cell office:value-type="string" calcext:value-type="string">
            <text:p>conduite</text:p>
          </table:table-cell>
          <table:table-cell table:formula="of:=VLOOKUP([.E69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L'ambiance en salle de traite est-il calme?</text:p>
          </table:table-cell>
          <table:table-cell office:value-type="string" calcext:value-type="string">
            <text:p>ambiance stressante ou agitée en salle de traite</text:p>
          </table:table-cell>
          <table:table-cell office:value-type="string" calcext:value-type="string">
            <text:p>conduite</text:p>
          </table:table-cell>
          <table:table-cell table:formula="of:=VLOOKUP([.E69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En cas de doute faites-vous réalisez une bactériologie individuelle pour rechercher des chèvres excrétrices?</text:p>
          </table:table-cell>
          <table:table-cell office:value-type="string" calcext:value-type="string">
            <text:p>pas de bactériologie individuelle, même si doutes</text:p>
          </table:table-cell>
          <table:table-cell office:value-type="string" calcext:value-type="string">
            <text:p>santé</text:p>
          </table:table-cell>
          <table:table-cell table:formula="of:=VLOOKUP([.E692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Réalisez-vous un nettoyage avant et une désinfection après la traite? Si oui, ces pratiques sont-elles correctement réalisées?</text:p>
          </table:table-cell>
          <table:table-cell office:value-type="string" calcext:value-type="string">
            <text:p>pas ou insuffisant nettoyage avant et après traite</text:p>
          </table:table-cell>
          <table:table-cell office:value-type="string" calcext:value-type="string">
            <text:p>conduite</text:p>
          </table:table-cell>
          <table:table-cell table:formula="of:=VLOOKUP([.E69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Possédez-vous une installation de traite bien conçue? (pente du lactoduc incorrecte ou diamètre de lactoduc avec engorgements possibles)</text:p>
          </table:table-cell>
          <table:table-cell office:value-type="string" calcext:value-type="string">
            <text:p>installation de traite mal conçue (lactoduc notamment)</text:p>
          </table:table-cell>
          <table:table-cell office:value-type="string" calcext:value-type="string">
            <text:p>conduite</text:p>
          </table:table-cell>
          <table:table-cell table:formula="of:=VLOOKUP([.E69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Possédez-vous un protocole adapté pour pallier un défaut d'entretien, de nettoyage du matériel de traite et de l'installation?</text:p>
          </table:table-cell>
          <table:table-cell office:value-type="string" calcext:value-type="string">
            <text:p>pas de protocole adapté pour pallier un défaut</text:p>
          </table:table-cell>
          <table:table-cell office:value-type="string" calcext:value-type="string">
            <text:p>conduite</text:p>
          </table:table-cell>
          <table:table-cell table:formula="of:=VLOOKUP([.E69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 calcext:value-type="string">
            <text:p>hygiène du bâtiment insuffisante, pas de désinfection</text:p>
          </table:table-cell>
          <table:table-cell office:value-type="string" calcext:value-type="string">
            <text:p>hygiène</text:p>
          </table:table-cell>
          <table:table-cell table:formula="of:=VLOOKUP([.E696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Réalisez-vous un tri des aliments potentiellement contaminés ou des parties altérées (ensilage)?</text:p>
          </table:table-cell>
          <table:table-cell office:value-type="string" calcext:value-type="string">
            <text:p>pas de tri des aliments altérés</text:p>
          </table:table-cell>
          <table:table-cell office:value-type="string" calcext:value-type="string">
            <text:p>alimentation</text:p>
          </table:table-cell>
          <table:table-cell table:formula="of:=VLOOKUP([.E69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Réalisez-vous un nettoyage régulier des abreuvoirs et des auges?</text:p>
          </table:table-cell>
          <table:table-cell office:value-type="string" calcext:value-type="string">
            <text:p>abreuvoirs et auges rarement nettoyés</text:p>
          </table:table-cell>
          <table:table-cell office:value-type="string" calcext:value-type="string">
            <text:p>hygiène</text:p>
          </table:table-cell>
          <table:table-cell table:formula="of:=VLOOKUP([.E698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 calcext:value-type="string">
            <text:p>hygiène du bâtiment insuffisante, pas de désinfection</text:p>
          </table:table-cell>
          <table:table-cell office:value-type="string" calcext:value-type="string">
            <text:p>hygiène</text:p>
          </table:table-cell>
          <table:table-cell table:formula="of:=VLOOKUP([.E699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En cas de doute faites-vous réalisez une bactériologie individuelle pour rechercher des chèvres excrétrices?</text:p>
          </table:table-cell>
          <table:table-cell office:value-type="string" calcext:value-type="string">
            <text:p>pas de bactériologie individuelle, même si doutes</text:p>
          </table:table-cell>
          <table:table-cell office:value-type="string" calcext:value-type="string">
            <text:p>santé</text:p>
          </table:table-cell>
          <table:table-cell table:formula="of:=VLOOKUP([.E700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Réalisez-vous un nettoyage avant et une désinfection après la traite? Si oui, ces pratiques sont-elles correctement réalisées?</text:p>
          </table:table-cell>
          <table:table-cell office:value-type="string" calcext:value-type="string">
            <text:p>pas ou insuffisant nettoyage avant et après traite</text:p>
          </table:table-cell>
          <table:table-cell office:value-type="string" calcext:value-type="string">
            <text:p>hygiène</text:p>
          </table:table-cell>
          <table:table-cell table:formula="of:=VLOOKUP([.E701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Possédez-vous une installation de traite bien conçue? (pente du lactoduc incorrecte ou diamètre de lactoduc avec engorgements possibles)</text:p>
          </table:table-cell>
          <table:table-cell office:value-type="string" calcext:value-type="string">
            <text:p>installation de traite mal conçue (lactoduc notamment)</text:p>
          </table:table-cell>
          <table:table-cell office:value-type="string" calcext:value-type="string">
            <text:p>conduite</text:p>
          </table:table-cell>
          <table:table-cell table:formula="of:=VLOOKUP([.E70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Possédez-vous un protocole adapté pour pallier un défaut d'entretien, de nettoyage du matériel de traite et de l'installation?</text:p>
          </table:table-cell>
          <table:table-cell office:value-type="string" calcext:value-type="string">
            <text:p>pas de protocole adapté pour pallier un défaut</text:p>
          </table:table-cell>
          <table:table-cell office:value-type="string" calcext:value-type="string">
            <text:p>conduite</text:p>
          </table:table-cell>
          <table:table-cell table:formula="of:=VLOOKUP([.E70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Possédez-vous un protocole adapté pour pallier un défaut d'entretien, de nettoyage du matériel de traite et de l'installation?</text:p>
          </table:table-cell>
          <table:table-cell office:value-type="string" calcext:value-type="string">
            <text:p>pas de protocole adapté pour pallier un défaut</text:p>
          </table:table-cell>
          <table:table-cell office:value-type="string" calcext:value-type="string">
            <text:p>conduite</text:p>
          </table:table-cell>
          <table:table-cell table:formula="of:=VLOOKUP([.E70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 calcext:value-type="string">
            <text:p>hygiène du bâtiment insuffisante, pas de désinfection</text:p>
          </table:table-cell>
          <table:table-cell office:value-type="string" calcext:value-type="string">
            <text:p>hygiène</text:p>
          </table:table-cell>
          <table:table-cell table:formula="of:=VLOOKUP([.E705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Réalisez-vous un nettoyage avant et une désinfection après la traite? Si oui, ces pratiques sont-elles correctement réalisées?</text:p>
          </table:table-cell>
          <table:table-cell office:value-type="string" calcext:value-type="string">
            <text:p>pas ou insuffisant nettoyage avant et après traite</text:p>
          </table:table-cell>
          <table:table-cell office:value-type="string" calcext:value-type="string">
            <text:p>hygiène</text:p>
          </table:table-cell>
          <table:table-cell table:formula="of:=VLOOKUP([.E706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En cas de doute faites-vous réalisez une bactériologie individuelle pour rechercher des chèvres excrétrices? - mammites cliniques ou subcliniques</text:p>
          </table:table-cell>
          <table:table-cell office:value-type="string" calcext:value-type="string">
            <text:p>pas de bactériologie individuelle, même si doutes</text:p>
          </table:table-cell>
          <table:table-cell office:value-type="string" calcext:value-type="string">
            <text:p>santé</text:p>
          </table:table-cell>
          <table:table-cell table:formula="of:=VLOOKUP([.E707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Faites-vous réalisez régulièrement un contrôle bactériologique de l'eau? (boisson/lavage/…)</text:p>
          </table:table-cell>
          <table:table-cell office:value-type="string" calcext:value-type="string">
            <text:p>pas ou rare contrôle bactériologique de l'eau</text:p>
          </table:table-cell>
          <table:table-cell office:value-type="string" calcext:value-type="string">
            <text:p>hygiène</text:p>
          </table:table-cell>
          <table:table-cell table:formula="of:=VLOOKUP([.E708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es animaux sont-ils suffisamment alimentés sur toutes les périodes de l'année ? </text:p>
          </table:table-cell>
          <table:table-cell office:value-type="string" calcext:value-type="string">
            <text:p>Sous-alimentation à certaines périodes</text:p>
          </table:table-cell>
          <table:table-cell office:value-type="string" calcext:value-type="string">
            <text:p>alimentation</text:p>
          </table:table-cell>
          <table:table-cell table:formula="of:=VLOOKUP([.E70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es rations sont-elles équilibrées en fonction de leur besoin ? </text:p>
          </table:table-cell>
          <table:table-cell office:value-type="string" calcext:value-type="string">
            <text:p>Rations pas toujours équilibrées en fonction des besoins</text:p>
          </table:table-cell>
          <table:table-cell office:value-type="string" calcext:value-type="string">
            <text:p>alimentation</text:p>
          </table:table-cell>
          <table:table-cell table:formula="of:=VLOOKUP([.E71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es aliments distribués sont-ils sains et bien conservés ? </text:p>
          </table:table-cell>
          <table:table-cell office:value-type="string" calcext:value-type="string">
            <text:p>Problème de qualité et de conservation des aliments </text:p>
          </table:table-cell>
          <table:table-cell office:value-type="string" calcext:value-type="string">
            <text:p>alimentation</text:p>
          </table:table-cell>
          <table:table-cell table:formula="of:=VLOOKUP([.E71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es accès à l'aliment sont-ils suffisants pour tous les animaux en même temps ? </text:p>
          </table:table-cell>
          <table:table-cell office:value-type="string" calcext:value-type="string">
            <text:p>Compétition entre les animaux pour l’accès aux aliments</text:p>
          </table:table-cell>
          <table:table-cell office:value-type="string" calcext:value-type="string">
            <text:p>alimentation</text:p>
          </table:table-cell>
          <table:table-cell table:formula="of:=VLOOKUP([.E71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es brebis sont-elles parasitées ?</text:p>
          </table:table-cell>
          <table:table-cell office:value-type="string" calcext:value-type="string">
            <text:p>Parasitisme impactant les animaux</text:p>
          </table:table-cell>
          <table:table-cell office:value-type="string" calcext:value-type="string">
            <text:p>parasitisme</text:p>
          </table:table-cell>
          <table:table-cell table:formula="of:=VLOOKUP([.E71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Les conditions de logements sont-elles satisfaisantes ? Densité ?</text:p>
          </table:table-cell>
          <table:table-cell office:value-type="string" calcext:value-type="string">
            <text:p>Problème de logement des animaux, trop forte densité</text:p>
          </table:table-cell>
          <table:table-cell office:value-type="string" calcext:value-type="string">
            <text:p>logement</text:p>
          </table:table-cell>
          <table:table-cell table:formula="of:=VLOOKUP([.E71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Les quantités de paille litière sont-elles suffisantes ? </text:p>
          </table:table-cell>
          <table:table-cell office:value-type="string" calcext:value-type="string">
            <text:p>Paillage de la litière insuffisant</text:p>
          </table:table-cell>
          <table:table-cell office:value-type="string" calcext:value-type="string">
            <text:p>logement</text:p>
          </table:table-cell>
          <table:table-cell table:formula="of:=VLOOKUP([.E71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Les surfaces de vie sont-elles suffisantes ? </text:p>
          </table:table-cell>
          <table:table-cell office:value-type="string" calcext:value-type="string">
            <text:p>Surfaces de vie insuffisantes</text:p>
          </table:table-cell>
          <table:table-cell office:value-type="string" calcext:value-type="string">
            <text:p>logement</text:p>
          </table:table-cell>
          <table:table-cell table:formula="of:=VLOOKUP([.E71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La ration est-elle équilibrée ? 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alimentation</text:p>
          </table:table-cell>
          <table:table-cell table:formula="of:=VLOOKUP([.E71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La ration est-elle suffisamment fibreuse</text:p>
          </table:table-cell>
          <table:table-cell office:value-type="string" calcext:value-type="string">
            <text:p>Manque de fibres dans la ration</text:p>
          </table:table-cell>
          <table:table-cell office:value-type="string" calcext:value-type="string">
            <text:p>alimentation</text:p>
          </table:table-cell>
          <table:table-cell table:formula="of:=VLOOKUP([.E71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Les animaux sont-ils parasités ? (cf parasitisme)</text:p>
          </table:table-cell>
          <table:table-cell office:value-type="string" calcext:value-type="string">
            <text:p>Parasitisme impactant les animaux</text:p>
          </table:table-cell>
          <table:table-cell office:value-type="string" calcext:value-type="string">
            <text:p>parasitisme</text:p>
          </table:table-cell>
          <table:table-cell table:formula="of:=VLOOKUP([.E71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Les réformes sont-elles subies (sanitaire) ou choisies (sélection) ? </text:p>
          </table:table-cell>
          <table:table-cell office:value-type="string" calcext:value-type="string">
            <text:p>Trop de réformes pour causes sanitaires, pas assez de choix</text:p>
          </table:table-cell>
          <table:table-cell office:value-type="string" calcext:value-type="string">
            <text:p>santé</text:p>
          </table:table-cell>
          <table:table-cell table:formula="of:=VLOOKUP([.E720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Quel est l'âge moyen des réformes ? </text:p>
          </table:table-cell>
          <table:table-cell office:value-type="string" calcext:value-type="string">
            <text:p>Age moyen des réformes trop élevé</text:p>
          </table:table-cell>
          <table:table-cell office:value-type="string" calcext:value-type="string">
            <text:p>conduite</text:p>
          </table:table-cell>
          <table:table-cell table:formula="of:=VLOOKUP([.E72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Le troupeau a-t-il des soucis de fertilité ? </text:p>
          </table:table-cell>
          <table:table-cell office:value-type="string" calcext:value-type="string">
            <text:p>Problèmes de fertilité sur le troupeau</text:p>
          </table:table-cell>
          <table:table-cell office:value-type="string" calcext:value-type="string">
            <text:p>santé</text:p>
          </table:table-cell>
          <table:table-cell table:formula="of:=VLOOKUP([.E722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Le troupeau est-il suffisamment renouvelé ? </text:p>
          </table:table-cell>
          <table:table-cell office:value-type="string" calcext:value-type="string">
            <text:p>Manque de renouvellement du troupeau</text:p>
          </table:table-cell>
          <table:table-cell office:value-type="string" calcext:value-type="string">
            <text:p>conduite</text:p>
          </table:table-cell>
          <table:table-cell table:formula="of:=VLOOKUP([.E72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Les brebis présentent-elles des pathologies infectieuses chroniques ? (respiratoire, mamelle, etc)</text:p>
          </table:table-cell>
          <table:table-cell office:value-type="string" calcext:value-type="string">
            <text:p>Présence de maladies infectieuses chroniques (mammites, pneumonies, …)</text:p>
          </table:table-cell>
          <table:table-cell office:value-type="string" calcext:value-type="string">
            <text:p>santé</text:p>
          </table:table-cell>
          <table:table-cell table:formula="of:=VLOOKUP([.E724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Les brebis présentent-elles des pathologies métaboliques ? (toxémie de gestation, hypomagnésémie, hypocalcémie, cétose, acidose, …)</text:p>
          </table:table-cell>
          <table:table-cell office:value-type="string" calcext:value-type="string">
            <text:p>Pathologies métaboliques (toxémie, hypomagnésémie, hypocalcémie, acidose, …)</text:p>
          </table:table-cell>
          <table:table-cell office:value-type="string" calcext:value-type="string">
            <text:p>santé</text:p>
          </table:table-cell>
          <table:table-cell table:formula="of:=VLOOKUP([.E725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L'état corporel du troupeau est-il satisfaisant toute l'année ? </text:p>
          </table:table-cell>
          <table:table-cell office:value-type="string" calcext:value-type="string">
            <text:p>État corporel problématique à certaines périodes</text:p>
          </table:table-cell>
          <table:table-cell office:value-type="string" calcext:value-type="string">
            <text:p>alimentation</text:p>
          </table:table-cell>
          <table:table-cell table:formula="of:=VLOOKUP([.E72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La fréquence de surveillance est-elle suffisante ? (Les brebis sur le dos au quotidien)</text:p>
          </table:table-cell>
          <table:table-cell office:value-type="string" calcext:value-type="string">
            <text:p>Surveillance pas assez fréquente</text:p>
          </table:table-cell>
          <table:table-cell office:value-type="string" calcext:value-type="string">
            <text:p>conduite</text:p>
          </table:table-cell>
          <table:table-cell table:formula="of:=VLOOKUP([.E72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Les brebis sont-elles atteintes de maladies chroniques ? (respiratoires, infectieuses, …)</text:p>
          </table:table-cell>
          <table:table-cell office:value-type="string" calcext:value-type="string">
            <text:p>Présence de maladies infectieuses chroniques (mammites, pneumonies, …)</text:p>
          </table:table-cell>
          <table:table-cell office:value-type="string" calcext:value-type="string">
            <text:p>santé</text:p>
          </table:table-cell>
          <table:table-cell table:formula="of:=VLOOKUP([.E728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Y-a-t-il eu introduction d'animaux avec achat dernièrement ? </text:p>
          </table:table-cell>
          <table:table-cell office:value-type="string" calcext:value-type="string">
            <text:p>Achats d’animaux récents</text:p>
          </table:table-cell>
          <table:table-cell office:value-type="string" calcext:value-type="string">
            <text:p>conduite</text:p>
          </table:table-cell>
          <table:table-cell table:formula="of:=VLOOKUP([.E72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Les conditions de logement (hygiène, ventilation, température) sont-elles satisfaisantes ? </text:p>
          </table:table-cell>
          <table:table-cell office:value-type="string" calcext:value-type="string">
            <text:p>Conditions de logements insatisfaisantes (hygiène, ventilation, température, …)</text:p>
          </table:table-cell>
          <table:table-cell office:value-type="string" calcext:value-type="string">
            <text:p>logement</text:p>
          </table:table-cell>
          <table:table-cell table:formula="of:=VLOOKUP([.E73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Les écarts de températures sont-ils accentués dans la bergerie ? </text:p>
          </table:table-cell>
          <table:table-cell office:value-type="string" calcext:value-type="string">
            <text:p>Ecarts de température trop importants en bergerie</text:p>
          </table:table-cell>
          <table:table-cell office:value-type="string" calcext:value-type="string">
            <text:p>logement</text:p>
          </table:table-cell>
          <table:table-cell table:formula="of:=VLOOKUP([.E73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L'état général du troupeau est-il évalué régulièrement ? Si oui, est-il satisfaisant ? </text:p>
          </table:table-cell>
          <table:table-cell office:value-type="string" calcext:value-type="string">
            <text:p>Pas d’évaluation régulière de l’état corporel</text:p>
          </table:table-cell>
          <table:table-cell office:value-type="string" calcext:value-type="string">
            <text:p>conduite</text:p>
          </table:table-cell>
          <table:table-cell table:formula="of:=VLOOKUP([.E73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Les rations sont-elles équilibrées ? 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alimentation</text:p>
          </table:table-cell>
          <table:table-cell table:formula="of:=VLOOKUP([.E73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Les durées de transition alimentaire de 3 semaines sont-elles respectées ? </text:p>
          </table:table-cell>
          <table:table-cell office:value-type="string" calcext:value-type="string">
            <text:p>Mauvaise transition alimentaire</text:p>
          </table:table-cell>
          <table:table-cell office:value-type="string" calcext:value-type="string">
            <text:p>alimentation</text:p>
          </table:table-cell>
          <table:table-cell table:formula="of:=VLOOKUP([.E73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La rotation des pâtures est-elle respectée ? </text:p>
          </table:table-cell>
          <table:table-cell office:value-type="string" calcext:value-type="string">
            <text:p>Pas de rotation des pâturages</text:p>
          </table:table-cell>
          <table:table-cell office:value-type="string" calcext:value-type="string">
            <text:p>alimentation</text:p>
          </table:table-cell>
          <table:table-cell table:formula="of:=VLOOKUP([.E73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Les pâtures présentent-elles des excès d'azote ?</text:p>
          </table:table-cell>
          <table:table-cell office:value-type="string" calcext:value-type="string">
            <text:p>Excès d’azote dans les pâtures</text:p>
          </table:table-cell>
          <table:table-cell office:value-type="string" calcext:value-type="string">
            <text:p>alimentation</text:p>
          </table:table-cell>
          <table:table-cell table:formula="of:=VLOOKUP([.E73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L’infestation parasitaire du troupeau est-elle surveillée et fait elle l’objet d’une gestion raisonnée à l’échelle du troupeau ?</text:p>
          </table:table-cell>
          <table:table-cell office:value-type="string" calcext:value-type="string">
            <text:p>Pas de surveillance et de gestion raisonnée du parasitisme</text:p>
          </table:table-cell>
          <table:table-cell office:value-type="string" calcext:value-type="string">
            <text:p>parasitisme</text:p>
          </table:table-cell>
          <table:table-cell table:formula="of:=VLOOKUP([.E73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Les rations des jeunes sont-elles suffisamment équilibrées ? </text:p>
          </table:table-cell>
          <table:table-cell office:value-type="string" calcext:value-type="string">
            <text:p>Rations des jeunes déséquilibrées</text:p>
          </table:table-cell>
          <table:table-cell office:value-type="string" calcext:value-type="string">
            <text:p>alimentation</text:p>
          </table:table-cell>
          <table:table-cell table:formula="of:=VLOOKUP([.E73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Le sevrage des jeunes se passe-t-il sans difficulté ? </text:p>
          </table:table-cell>
          <table:table-cell office:value-type="string" calcext:value-type="string">
            <text:p>Problèmes lors du sevrage des jeunes</text:p>
          </table:table-cell>
          <table:table-cell office:value-type="string" calcext:value-type="string">
            <text:p>conduite</text:p>
          </table:table-cell>
          <table:table-cell table:formula="of:=VLOOKUP([.E73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Les jeunes sont-ils surveillés sur le plan du parasitisme ? (cf parasitisme)</text:p>
          </table:table-cell>
          <table:table-cell office:value-type="string" calcext:value-type="string">
            <text:p>Pas de surveillance du parasitisme des jeunes</text:p>
          </table:table-cell>
          <table:table-cell office:value-type="string" calcext:value-type="string">
            <text:p>parasitisme</text:p>
          </table:table-cell>
          <table:table-cell table:formula="of:=VLOOKUP([.E74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Les jeunes sont-ils atteints ou ont-ils été atteints de maladies ? (cf santé des jeunes)</text:p>
          </table:table-cell>
          <table:table-cell office:value-type="string" calcext:value-type="string">
            <text:p>Maladies chez les jeunes</text:p>
          </table:table-cell>
          <table:table-cell office:value-type="string" calcext:value-type="string">
            <text:p>santé</text:p>
          </table:table-cell>
          <table:table-cell table:formula="of:=VLOOKUP([.E741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Les rations sont-elles équilibrées et suffisantes ? </text:p>
          </table:table-cell>
          <table:table-cell office:value-type="string" calcext:value-type="string">
            <text:p>Rations déséquilibrées et/ou insuffisantes</text:p>
          </table:table-cell>
          <table:table-cell office:value-type="string" calcext:value-type="string">
            <text:p>alimentation</text:p>
          </table:table-cell>
          <table:table-cell table:formula="of:=VLOOKUP([.E74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Les aliments du commerce ont-ils des formulations adaptées aux ovins ?</text:p>
          </table:table-cell>
          <table:table-cell office:value-type="string" calcext:value-type="string">
            <text:p>Aliments du commerce non adapté aux ovins</text:p>
          </table:table-cell>
          <table:table-cell office:value-type="string" calcext:value-type="string">
            <text:p>alimentation</text:p>
          </table:table-cell>
          <table:table-cell table:formula="of:=VLOOKUP([.E74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Votre vétérinaire est-il informé de la présence de troubles nerveux sur votre cheptel ? (C’est obligatoire)</text:p>
          </table:table-cell>
          <table:table-cell office:value-type="string" calcext:value-type="string">
            <text:p>Pas de déclaration des troubles nerveux au vétérinaire</text:p>
          </table:table-cell>
          <table:table-cell office:value-type="string" calcext:value-type="string">
            <text:p>santé</text:p>
          </table:table-cell>
          <table:table-cell table:formula="of:=VLOOKUP([.E744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es maladies de type Tremblante, Listériose, Tétanos, Botulisme, sont-elles surveillées ? </text:p>
          </table:table-cell>
          <table:table-cell office:value-type="string" calcext:value-type="string">
            <text:p>Pas de surveillance des maladies type tremblante, listériose, tétanos, botulisme</text:p>
          </table:table-cell>
          <table:table-cell office:value-type="string" calcext:value-type="string">
            <text:p>santé</text:p>
          </table:table-cell>
          <table:table-cell table:formula="of:=VLOOKUP([.E745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e troupeau est-il régulièrement déparasité contre les parasites internes et externes? (Estrose avancée, Cénurose cérébro-spinale) </text:p>
          </table:table-cell>
          <table:table-cell office:value-type="string" calcext:value-type="string">
            <text:p>Présence de cœnures ou d’œstres</text:p>
          </table:table-cell>
          <table:table-cell office:value-type="string" calcext:value-type="string">
            <text:p>parasitisme</text:p>
          </table:table-cell>
          <table:table-cell table:formula="of:=VLOOKUP([.E74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e troupeau est-il carencé en minéraux, oligo-éléments et vitamines ? </text:p>
          </table:table-cell>
          <table:table-cell office:value-type="string" calcext:value-type="string">
            <text:p>Carences en oligo-éléments et vitamines</text:p>
          </table:table-cell>
          <table:table-cell office:value-type="string" calcext:value-type="string">
            <text:p>alimentation</text:p>
          </table:table-cell>
          <table:table-cell table:formula="of:=VLOOKUP([.E74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e vétérinaire a-t-il diagnostiqué la nécrose du cortex ? </text:p>
          </table:table-cell>
          <table:table-cell office:value-type="string" calcext:value-type="string">
            <text:p>Diagnostic de nécrose du cortex</text:p>
          </table:table-cell>
          <table:table-cell office:value-type="string" calcext:value-type="string">
            <text:p>santé</text:p>
          </table:table-cell>
          <table:table-cell table:formula="of:=VLOOKUP([.E748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Existe-t-il des risques d'intoxication par le sel, plomb, azote non protéique, intoxication végétales sur l'exploitation ? </text:p>
          </table:table-cell>
          <table:table-cell office:value-type="string" calcext:value-type="string">
            <text:p>Intoxications possibles : plomb, azote non protéique, plantes toxiques</text:p>
          </table:table-cell>
          <table:table-cell office:value-type="string" calcext:value-type="string">
            <text:p>alimentation</text:p>
          </table:table-cell>
          <table:table-cell table:formula="of:=VLOOKUP([.E74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a reprise d'état corporel des agnelles est-il suffisant à la mise en lutte ? </text:p>
          </table:table-cell>
          <table:table-cell office:value-type="string" calcext:value-type="string">
            <text:p>Reprise d’état corporel des agnelle à la lutte insuffisante</text:p>
          </table:table-cell>
          <table:table-cell office:value-type="string" calcext:value-type="string">
            <text:p>alimentation</text:p>
          </table:table-cell>
          <table:table-cell table:formula="of:=VLOOKUP([.E75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a mise en lutte n'est-elle pas trop précoce par rapport à l'âge et au poids des agnelles ?</text:p>
          </table:table-cell>
          <table:table-cell office:value-type="string" calcext:value-type="string">
            <text:p>Mise en lutte trop précoce par rapport à l’âge ou au poids</text:p>
          </table:table-cell>
          <table:table-cell office:value-type="string" calcext:value-type="string">
            <text:p>conduite</text:p>
          </table:table-cell>
          <table:table-cell table:formula="of:=VLOOKUP([.E75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a saison de mise à la reproduction est-elle adaptée à la race ? À la conduite ? </text:p>
          </table:table-cell>
          <table:table-cell office:value-type="string" calcext:value-type="string">
            <text:p>Saison de reproduction inadaptée à la race ou à la conduite</text:p>
          </table:table-cell>
          <table:table-cell office:value-type="string" calcext:value-type="string">
            <text:p>conduite</text:p>
          </table:table-cell>
          <table:table-cell table:formula="of:=VLOOKUP([.E75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e taux de renouvellement du troupeau est-il suffisant ?</text:p>
          </table:table-cell>
          <table:table-cell office:value-type="string" calcext:value-type="string">
            <text:p>Taux de renouvellement du troupeau insuffisant</text:p>
          </table:table-cell>
          <table:table-cell office:value-type="string" calcext:value-type="string">
            <text:p>conduite</text:p>
          </table:table-cell>
          <table:table-cell table:formula="of:=VLOOKUP([.E75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e critère "fertilité des mères" est-il un axe de choix des agnelles de renouvellement ? </text:p>
          </table:table-cell>
          <table:table-cell office:value-type="string" calcext:value-type="string">
            <text:p>Pas de choix des agnelles en fonction de la fertilité des mères</text:p>
          </table:table-cell>
          <table:table-cell office:value-type="string" calcext:value-type="string">
            <text:p>génétique</text:p>
          </table:table-cell>
          <table:table-cell table:formula="of:=VLOOKUP([.E754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’infestation parasitaire des agnelles est-elle surveillée pendant leur croissance?</text:p>
          </table:table-cell>
          <table:table-cell office:value-type="string" calcext:value-type="string">
            <text:p>Pas de surveillance de l’infestation parasitaire des agnelles</text:p>
          </table:table-cell>
          <table:table-cell office:value-type="string" calcext:value-type="string">
            <text:p>parasitisme</text:p>
          </table:table-cell>
          <table:table-cell table:formula="of:=VLOOKUP([.E75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es antenaises sont-elles atteintes de maladies abortives ? </text:p>
          </table:table-cell>
          <table:table-cell office:value-type="string" calcext:value-type="string">
            <text:p>Maladies abortives chez les antenaises</text:p>
          </table:table-cell>
          <table:table-cell office:value-type="string" calcext:value-type="string">
            <text:p>santé</text:p>
          </table:table-cell>
          <table:table-cell table:formula="of:=VLOOKUP([.E756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a fertilité du bélier a-t-elle été vérifiée? </text:p>
          </table:table-cell>
          <table:table-cell office:value-type="string" calcext:value-type="string">
            <text:p>Pas de vérification de la fertilité du bélier</text:p>
          </table:table-cell>
          <table:table-cell office:value-type="string" calcext:value-type="string">
            <text:p>conduite</text:p>
          </table:table-cell>
          <table:table-cell table:formula="of:=VLOOKUP([.E75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e nombre de bélier est-il est adéquation avec le nombre de Brebis ? </text:p>
          </table:table-cell>
          <table:table-cell office:value-type="string" calcext:value-type="string">
            <text:p>Béliers en nombre insuffisant</text:p>
          </table:table-cell>
          <table:table-cell office:value-type="string" calcext:value-type="string">
            <text:p>conduite</text:p>
          </table:table-cell>
          <table:table-cell table:formula="of:=VLOOKUP([.E75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es béliers sont-ils suffisamment en état à la mise en lutte ? </text:p>
          </table:table-cell>
          <table:table-cell office:value-type="string" calcext:value-type="string">
            <text:p>État des béliers insuffisant à la mise à la lutte</text:p>
          </table:table-cell>
          <table:table-cell office:value-type="string" calcext:value-type="string">
            <text:p>alimentation</text:p>
          </table:table-cell>
          <table:table-cell table:formula="of:=VLOOKUP([.E75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'alimentation des agnelles leur permet-elle de bonne croissance ?</text:p>
          </table:table-cell>
          <table:table-cell office:value-type="string" calcext:value-type="string">
            <text:p>Alimentation des agnelles ne permettant pas une croissance suffisante</text:p>
          </table:table-cell>
          <table:table-cell office:value-type="string" calcext:value-type="string">
            <text:p>alimentation</text:p>
          </table:table-cell>
          <table:table-cell table:formula="of:=VLOOKUP([.E76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La ration est-elle suffisamment pourvue en minéraux et vitamines ? </text:p>
          </table:table-cell>
          <table:table-cell office:value-type="string" calcext:value-type="string">
            <text:p>Manque de vitamines et de minéraux dans la ration</text:p>
          </table:table-cell>
          <table:table-cell office:value-type="string" calcext:value-type="string">
            <text:p>alimentation</text:p>
          </table:table-cell>
          <table:table-cell table:formula="of:=VLOOKUP([.E76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'état corporel des brebis est-il suffisant à la mise en lutte ? </text:p>
          </table:table-cell>
          <table:table-cell office:value-type="string" calcext:value-type="string">
            <text:p>État corporel des brebis insuffisant à la mise à la lutte</text:p>
          </table:table-cell>
          <table:table-cell office:value-type="string" calcext:value-type="string">
            <text:p>alimentation</text:p>
          </table:table-cell>
          <table:table-cell table:formula="of:=VLOOKUP([.E76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a ration est-elle suffisamment riche pour permettre la reprise d'état ? </text:p>
          </table:table-cell>
          <table:table-cell office:value-type="string" calcext:value-type="string">
            <text:p>Ration trop pauvre pour permettre une reprise d’état</text:p>
          </table:table-cell>
          <table:table-cell office:value-type="string" calcext:value-type="string">
            <text:p>alimentation</text:p>
          </table:table-cell>
          <table:table-cell table:formula="of:=VLOOKUP([.E76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a ration est-elle suffisamment pourvue en minéraux et vitamines ? </text:p>
          </table:table-cell>
          <table:table-cell office:value-type="string" calcext:value-type="string">
            <text:p>Manque de vitamines et de minéraux dans la ration</text:p>
          </table:table-cell>
          <table:table-cell office:value-type="string" calcext:value-type="string">
            <text:p>alimentation</text:p>
          </table:table-cell>
          <table:table-cell table:formula="of:=VLOOKUP([.E76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es brebis ne sont-elles pas trop âgées ?</text:p>
          </table:table-cell>
          <table:table-cell office:value-type="string" calcext:value-type="string">
            <text:p>Brebis trop âgées</text:p>
          </table:table-cell>
          <table:table-cell office:value-type="string" calcext:value-type="string">
            <text:p>conduite</text:p>
          </table:table-cell>
          <table:table-cell table:formula="of:=VLOOKUP([.E76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a saison de mise à la reproduction est-elle adaptée à la race ? À la conduite ? </text:p>
          </table:table-cell>
          <table:table-cell office:value-type="string" calcext:value-type="string">
            <text:p>Saison de reproduction inadaptée à la race ou à la conduite</text:p>
          </table:table-cell>
          <table:table-cell office:value-type="string" calcext:value-type="string">
            <text:p>conduite</text:p>
          </table:table-cell>
          <table:table-cell table:formula="of:=VLOOKUP([.E76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a fertilité du bélier a-t-elle été vérifiée? </text:p>
          </table:table-cell>
          <table:table-cell office:value-type="string" calcext:value-type="string">
            <text:p>Pas de vérification de la fertilité du bélier</text:p>
          </table:table-cell>
          <table:table-cell office:value-type="string" calcext:value-type="string">
            <text:p>conduite</text:p>
          </table:table-cell>
          <table:table-cell table:formula="of:=VLOOKUP([.E76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e nombre de béliers est-il est adéquation avec le nombre de brebis ? </text:p>
          </table:table-cell>
          <table:table-cell office:value-type="string" calcext:value-type="string">
            <text:p>Béliers en nombre insuffisant</text:p>
          </table:table-cell>
          <table:table-cell office:value-type="string" calcext:value-type="string">
            <text:p>conduite</text:p>
          </table:table-cell>
          <table:table-cell table:formula="of:=VLOOKUP([.E76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es béliers sont-ils suffisamment en état à la mise en lutte ? </text:p>
          </table:table-cell>
          <table:table-cell office:value-type="string" calcext:value-type="string">
            <text:p>État des béliers insuffisant à la mise à la lutte</text:p>
          </table:table-cell>
          <table:table-cell office:value-type="string" calcext:value-type="string">
            <text:p>alimentation</text:p>
          </table:table-cell>
          <table:table-cell table:formula="of:=VLOOKUP([.E76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’infestation parasitaire est-elle pénalisante pour les brebis ?</text:p>
          </table:table-cell>
          <table:table-cell office:value-type="string" calcext:value-type="string">
            <text:p>Parasitisme impactant les animaux</text:p>
          </table:table-cell>
          <table:table-cell office:value-type="string" calcext:value-type="string">
            <text:p>parasitisme</text:p>
          </table:table-cell>
          <table:table-cell table:formula="of:=VLOOKUP([.E77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'état corporel des brebis est-il suffisant à la mise en lutte ? </text:p>
          </table:table-cell>
          <table:table-cell office:value-type="string" calcext:value-type="string">
            <text:p>État corporel des brebis insuffisant à la mise à la lutte</text:p>
          </table:table-cell>
          <table:table-cell office:value-type="string" calcext:value-type="string">
            <text:p>alimentation</text:p>
          </table:table-cell>
          <table:table-cell table:formula="of:=VLOOKUP([.E77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a ration est-elle suffisamment riche pour permettre la reprise d'état ? </text:p>
          </table:table-cell>
          <table:table-cell office:value-type="string" calcext:value-type="string">
            <text:p>Ration trop pauvre pour permettre une reprise d’état</text:p>
          </table:table-cell>
          <table:table-cell office:value-type="string" calcext:value-type="string">
            <text:p>alimentation</text:p>
          </table:table-cell>
          <table:table-cell table:formula="of:=VLOOKUP([.E77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a ration est-elle suffisamment pourvue en minéraux et vitamines ? </text:p>
          </table:table-cell>
          <table:table-cell office:value-type="string" calcext:value-type="string">
            <text:p>Manque de vitamines et de minéraux dans la ration</text:p>
          </table:table-cell>
          <table:table-cell office:value-type="string" calcext:value-type="string">
            <text:p>alimentation</text:p>
          </table:table-cell>
          <table:table-cell table:formula="of:=VLOOKUP([.E77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es brebis ne sont-elles pas trop âgées ?</text:p>
          </table:table-cell>
          <table:table-cell office:value-type="string" calcext:value-type="string">
            <text:p>Brebis trop âgées</text:p>
          </table:table-cell>
          <table:table-cell office:value-type="string" calcext:value-type="string">
            <text:p>conduite</text:p>
          </table:table-cell>
          <table:table-cell table:formula="of:=VLOOKUP([.E77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a saison de mise à la reproduction est-elle adaptée à la race ? À la conduite ? </text:p>
          </table:table-cell>
          <table:table-cell office:value-type="string" calcext:value-type="string">
            <text:p>Saison de reproduction inadaptée à la race ou à la conduite</text:p>
          </table:table-cell>
          <table:table-cell office:value-type="string" calcext:value-type="string">
            <text:p>conduite</text:p>
          </table:table-cell>
          <table:table-cell table:formula="of:=VLOOKUP([.E77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a fertilité du bélier a-t-elle été vérifiée? </text:p>
          </table:table-cell>
          <table:table-cell office:value-type="string" calcext:value-type="string">
            <text:p>Pas de vérification de la fertilité du bélier</text:p>
          </table:table-cell>
          <table:table-cell office:value-type="string" calcext:value-type="string">
            <text:p>conduite</text:p>
          </table:table-cell>
          <table:table-cell table:formula="of:=VLOOKUP([.E77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e nombre de béliers est-il est adéquation avec le nombre de brebis ? </text:p>
          </table:table-cell>
          <table:table-cell office:value-type="string" calcext:value-type="string">
            <text:p>Béliers en nombre insuffisant</text:p>
          </table:table-cell>
          <table:table-cell office:value-type="string" calcext:value-type="string">
            <text:p>conduite</text:p>
          </table:table-cell>
          <table:table-cell table:formula="of:=VLOOKUP([.E77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es béliers sont-ils suffisamment en état à la mise en lutte ? </text:p>
          </table:table-cell>
          <table:table-cell office:value-type="string" calcext:value-type="string">
            <text:p>État des béliers insuffisant à la mise à la lutte</text:p>
          </table:table-cell>
          <table:table-cell office:value-type="string" calcext:value-type="string">
            <text:p>alimentation</text:p>
          </table:table-cell>
          <table:table-cell table:formula="of:=VLOOKUP([.E77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L’infestation parasitaire est-elle pénalisante pour les brebis ?</text:p>
          </table:table-cell>
          <table:table-cell office:value-type="string" calcext:value-type="string">
            <text:p>Parasitisme impactant les animaux</text:p>
          </table:table-cell>
          <table:table-cell office:value-type="string" calcext:value-type="string">
            <text:p>parasitisme</text:p>
          </table:table-cell>
          <table:table-cell table:formula="of:=VLOOKUP([.E77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Avez-vous vérifié avec votre vétérinaire que les brebis n’avaient pas de maladies abortives ?</text:p>
          </table:table-cell>
          <table:table-cell office:value-type="string" calcext:value-type="string">
            <text:p>Pas de vérification de la présence de maladies abortives</text:p>
          </table:table-cell>
          <table:table-cell office:value-type="string" calcext:value-type="string">
            <text:p>santé</text:p>
          </table:table-cell>
          <table:table-cell table:formula="of:=VLOOKUP([.E780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Avez-vous vérifié avec votre vétérinaire que les brebis n’avaient pas de maladies abortives ?</text:p>
          </table:table-cell>
          <table:table-cell office:value-type="string" calcext:value-type="string">
            <text:p>Pas de vérification de la présence de maladies abortives</text:p>
          </table:table-cell>
          <table:table-cell office:value-type="string" calcext:value-type="string">
            <text:p>santé</text:p>
          </table:table-cell>
          <table:table-cell table:formula="of:=VLOOKUP([.E781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Le troupeau a-t-il subit un stress important ? (accident, météo, intrus, )</text:p>
          </table:table-cell>
          <table:table-cell office:value-type="string" calcext:value-type="string">
            <text:p>Stress important sur le troupeau</text:p>
          </table:table-cell>
          <table:table-cell office:value-type="string" calcext:value-type="string">
            <text:p>divers</text:p>
          </table:table-cell>
          <table:table-cell table:formula="of:=VLOOKUP([.E782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Les femelles gestantes sont-elles suivies sur les aspects parasitismes ? </text:p>
          </table:table-cell>
          <table:table-cell office:value-type="string" calcext:value-type="string">
            <text:p>Pas de suivi du parasitisme sur les gestantes</text:p>
          </table:table-cell>
          <table:table-cell office:value-type="string" calcext:value-type="string">
            <text:p>parasitisme</text:p>
          </table:table-cell>
          <table:table-cell table:formula="of:=VLOOKUP([.E78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Les fourrages distribués sont-ils en bon état sanitaire ? (présence de moisissures, champignons)</text:p>
          </table:table-cell>
          <table:table-cell office:value-type="string" calcext:value-type="string">
            <text:p>Fourrage parfois moisi</text:p>
          </table:table-cell>
          <table:table-cell office:value-type="string" calcext:value-type="string">
            <text:p>alimentation</text:p>
          </table:table-cell>
          <table:table-cell table:formula="of:=VLOOKUP([.E78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Y-a-t-il eu une transition alimentaire brutal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alimentation</text:p>
          </table:table-cell>
          <table:table-cell table:formula="of:=VLOOKUP([.E78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Y-a-t-il eu une surconsommation accidentelles d'aliments concentrés ou potentiellement toxiques ? </text:p>
          </table:table-cell>
          <table:table-cell office:value-type="string" calcext:value-type="string">
            <text:p>Surconsommation de concentrés ou d’aliments toxiques</text:p>
          </table:table-cell>
          <table:table-cell office:value-type="string" calcext:value-type="string">
            <text:p>alimentation</text:p>
          </table:table-cell>
          <table:table-cell table:formula="of:=VLOOKUP([.E78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Avez-vous vérifié avec votre vétérinaire que les brebis n’avaient pas de maladies abortives ?</text:p>
          </table:table-cell>
          <table:table-cell office:value-type="string" calcext:value-type="string">
            <text:p>Pas de vérification de la présence de maladies abortives</text:p>
          </table:table-cell>
          <table:table-cell office:value-type="string" calcext:value-type="string">
            <text:p>santé</text:p>
          </table:table-cell>
          <table:table-cell table:formula="of:=VLOOKUP([.E787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Le troupeau a-t-il subit un stress important ? (accident, météo, intrus, )</text:p>
          </table:table-cell>
          <table:table-cell office:value-type="string" calcext:value-type="string">
            <text:p>Stress important sur le troupeau</text:p>
          </table:table-cell>
          <table:table-cell office:value-type="string" calcext:value-type="string">
            <text:p>divers</text:p>
          </table:table-cell>
          <table:table-cell table:formula="of:=VLOOKUP([.E788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Les femelles gestantes sont-elles suivies sur les aspects parasitismes ? </text:p>
          </table:table-cell>
          <table:table-cell office:value-type="string" calcext:value-type="string">
            <text:p>Pas de suivi du parasitisme sur les gestantes</text:p>
          </table:table-cell>
          <table:table-cell office:value-type="string" calcext:value-type="string">
            <text:p>parasitisme</text:p>
          </table:table-cell>
          <table:table-cell table:formula="of:=VLOOKUP([.E78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Les fourrages distribués sont-ils en bon état sanitaire ? (présence de moisissures, champignons)</text:p>
          </table:table-cell>
          <table:table-cell office:value-type="string" calcext:value-type="string">
            <text:p>Fourrage parfois moisi</text:p>
          </table:table-cell>
          <table:table-cell office:value-type="string" calcext:value-type="string">
            <text:p>alimentation</text:p>
          </table:table-cell>
          <table:table-cell table:formula="of:=VLOOKUP([.E79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Y-a-t-il eu une transition alimentaire brutal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alimentation</text:p>
          </table:table-cell>
          <table:table-cell table:formula="of:=VLOOKUP([.E79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Y-a-t-il eu une surconsommation accidentelles d'aliments concentrés ou potentiellement toxiques ? </text:p>
          </table:table-cell>
          <table:table-cell office:value-type="string" calcext:value-type="string">
            <text:p>Surconsommation de concentrés ou d’aliments toxiques</text:p>
          </table:table-cell>
          <table:table-cell office:value-type="string" calcext:value-type="string">
            <text:p>alimentation</text:p>
          </table:table-cell>
          <table:table-cell table:formula="of:=VLOOKUP([.E79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es brebis sont-elles trop maigres à l'agnelage ? </text:p>
          </table:table-cell>
          <table:table-cell office:value-type="string" calcext:value-type="string">
            <text:p>Brebis trop maigres à l’agnelage</text:p>
          </table:table-cell>
          <table:table-cell office:value-type="string" calcext:value-type="string">
            <text:p>alimentation</text:p>
          </table:table-cell>
          <table:table-cell table:formula="of:=VLOOKUP([.E79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es brebis sont-elles trop grasses à l'agnelage ?</text:p>
          </table:table-cell>
          <table:table-cell office:value-type="string" calcext:value-type="string">
            <text:p>Brebis trop grasses à l’agnelage</text:p>
          </table:table-cell>
          <table:table-cell office:value-type="string" calcext:value-type="string">
            <text:p>alimentation</text:p>
          </table:table-cell>
          <table:table-cell table:formula="of:=VLOOKUP([.E79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a ration est-elle équilibrée par rapport aux besoins ? 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alimentation</text:p>
          </table:table-cell>
          <table:table-cell table:formula="of:=VLOOKUP([.E79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a ration distribuée correspond-elle à la ration calculée ? </text:p>
          </table:table-cell>
          <table:table-cell office:value-type="string" calcext:value-type="string">
            <text:p>La ration distribuée diffère de la ration calculée</text:p>
          </table:table-cell>
          <table:table-cell office:value-type="string" calcext:value-type="string">
            <text:p>alimentation</text:p>
          </table:table-cell>
          <table:table-cell table:formula="of:=VLOOKUP([.E79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a ration est-elle équilibrée par rapport aux besoins ? </text:p>
          </table:table-cell>
          <table:table-cell office:value-type="string" calcext:value-type="string">
            <text:p>La ration n’est pas adaptée aux besoins</text:p>
          </table:table-cell>
          <table:table-cell office:value-type="string" calcext:value-type="string">
            <text:p>alimentation</text:p>
          </table:table-cell>
          <table:table-cell table:formula="of:=VLOOKUP([.E79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a ration est-elle adaptée à la prolificité du troupeau ? </text:p>
          </table:table-cell>
          <table:table-cell office:value-type="string" calcext:value-type="string">
            <text:p>la ration n’est pas adaptée à la prolificité du troupeau</text:p>
          </table:table-cell>
          <table:table-cell office:value-type="string" calcext:value-type="string">
            <text:p>alimentation</text:p>
          </table:table-cell>
          <table:table-cell table:formula="of:=VLOOKUP([.E79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es femelles gestantes sont-elles suivies sur les aspects parasitismes ? </text:p>
          </table:table-cell>
          <table:table-cell office:value-type="string" calcext:value-type="string">
            <text:p>Pas de suivi du parasitisme sur les gestantes</text:p>
          </table:table-cell>
          <table:table-cell office:value-type="string" calcext:value-type="string">
            <text:p>parasitisme</text:p>
          </table:table-cell>
          <table:table-cell table:formula="of:=VLOOKUP([.E79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es brebis peu productives, fatiguées sur le cycle précédent ont-elles été réformées ?</text:p>
          </table:table-cell>
          <table:table-cell office:value-type="string" calcext:value-type="string">
            <text:p>Pas de réforme des brebis peu productives ou fatiguées</text:p>
          </table:table-cell>
          <table:table-cell office:value-type="string" calcext:value-type="string">
            <text:p>conduite</text:p>
          </table:table-cell>
          <table:table-cell table:formula="of:=VLOOKUP([.E80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Le troupeau a-t-il subit un stress intense ? (accident, météo, intrus, )</text:p>
          </table:table-cell>
          <table:table-cell office:value-type="string" calcext:value-type="string">
            <text:p>Stress important sur le troupeau</text:p>
          </table:table-cell>
          <table:table-cell office:value-type="string" calcext:value-type="string">
            <text:p>divers</text:p>
          </table:table-cell>
          <table:table-cell table:formula="of:=VLOOKUP([.E801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La ration est-elle trop encombrante ? </text:p>
          </table:table-cell>
          <table:table-cell office:value-type="string" calcext:value-type="string">
            <text:p>Ration trop encombrante</text:p>
          </table:table-cell>
          <table:table-cell office:value-type="string" calcext:value-type="string">
            <text:p>alimentation</text:p>
          </table:table-cell>
          <table:table-cell table:formula="of:=VLOOKUP([.E80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La ration offre-t-elle un bon équilibre minéral (Mg/Zn/P) en fin de gestation ? </text:p>
          </table:table-cell>
          <table:table-cell office:value-type="string" calcext:value-type="string">
            <text:p>Déséquilibre minéral de la ration en fin de gestation</text:p>
          </table:table-cell>
          <table:table-cell office:value-type="string" calcext:value-type="string">
            <text:p>alimentation</text:p>
          </table:table-cell>
          <table:table-cell table:formula="of:=VLOOKUP([.E80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Les râteliers sont-ils trop haut pour les gestantes ? </text:p>
          </table:table-cell>
          <table:table-cell office:value-type="string" calcext:value-type="string">
            <text:p>Râteliers trop hauts pour les gestantes</text:p>
          </table:table-cell>
          <table:table-cell office:value-type="string" calcext:value-type="string">
            <text:p>logement</text:p>
          </table:table-cell>
          <table:table-cell table:formula="of:=VLOOKUP([.E80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La marche d'accès à l'auge est-elle trop haute ? </text:p>
          </table:table-cell>
          <table:table-cell office:value-type="string" calcext:value-type="string">
            <text:p>Marche d’accès à l’auge trop haute</text:p>
          </table:table-cell>
          <table:table-cell office:value-type="string" calcext:value-type="string">
            <text:p>logement</text:p>
          </table:table-cell>
          <table:table-cell table:formula="of:=VLOOKUP([.E80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Les brebis récidivantes de la campagne passée ont-elles été réformées ?</text:p>
          </table:table-cell>
          <table:table-cell office:value-type="string" calcext:value-type="string">
            <text:p>Les brebis récidivantes de la campagne passée n’ont pas été réformées</text:p>
          </table:table-cell>
          <table:table-cell office:value-type="string" calcext:value-type="string">
            <text:p>conduite</text:p>
          </table:table-cell>
          <table:table-cell table:formula="of:=VLOOKUP([.E80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Le taux de prolificité est-il trop élevé ? </text:p>
          </table:table-cell>
          <table:table-cell office:value-type="string" calcext:value-type="string">
            <text:p>Taux de prolificité trop élevé</text:p>
          </table:table-cell>
          <table:table-cell office:value-type="string" calcext:value-type="string">
            <text:p>génétique</text:p>
          </table:table-cell>
          <table:table-cell table:formula="of:=VLOOKUP([.E807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Observez-vous un manque de largeur du bassin sur les brebis ?</text:p>
          </table:table-cell>
          <table:table-cell office:value-type="string" calcext:value-type="string">
            <text:p>Manque de largeur du bassin</text:p>
          </table:table-cell>
          <table:table-cell office:value-type="string" calcext:value-type="string">
            <text:p>génétique</text:p>
          </table:table-cell>
          <table:table-cell table:formula="of:=VLOOKUP([.E808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La politique de sélection des agnelles de renouvellement prend-t-elle en compte la largeur de bassin ? </text:p>
          </table:table-cell>
          <table:table-cell office:value-type="string" calcext:value-type="string">
            <text:p>Pas de prise en compte de la largeur du bassin dans le choix des agnelles</text:p>
          </table:table-cell>
          <table:table-cell office:value-type="string" calcext:value-type="string">
            <text:p>génétique</text:p>
          </table:table-cell>
          <table:table-cell table:formula="of:=VLOOKUP([.E809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Est-ce que la facilité de naissance fait partie des critères de choix des béliers ? </text:p>
          </table:table-cell>
          <table:table-cell office:value-type="string" calcext:value-type="string">
            <text:p>Béliers non choisis en fonction du critère « facilité à la naissance »</text:p>
          </table:table-cell>
          <table:table-cell office:value-type="string" calcext:value-type="string">
            <text:p>génétique</text:p>
          </table:table-cell>
          <table:table-cell table:formula="of:=VLOOKUP([.E810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Le choix des réformes est-il basé sur la difficulté de mise-bas ? </text:p>
          </table:table-cell>
          <table:table-cell office:value-type="string" calcext:value-type="string">
            <text:p>Pas de choix des réformes en fonction des difficultés de mise-bas</text:p>
          </table:table-cell>
          <table:table-cell office:value-type="string" calcext:value-type="string">
            <text:p>génétique</text:p>
          </table:table-cell>
          <table:table-cell table:formula="of:=VLOOKUP([.E811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La ration de fin de gestation est-elle adaptée au stade ? </text:p>
          </table:table-cell>
          <table:table-cell office:value-type="string" calcext:value-type="string">
            <text:p>La ration de fin de gestation n’est pas adaptée</text:p>
          </table:table-cell>
          <table:table-cell office:value-type="string" calcext:value-type="string">
            <text:p>alimentation</text:p>
          </table:table-cell>
          <table:table-cell table:formula="of:=VLOOKUP([.E81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La ration offre-t-elle un bon équilibre minéral (Mg/Zn/P) en fin de gestation ? </text:p>
          </table:table-cell>
          <table:table-cell office:value-type="string" calcext:value-type="string">
            <text:p>Déséquilibre minéral de la ration en fin de gestation</text:p>
          </table:table-cell>
          <table:table-cell office:value-type="string" calcext:value-type="string">
            <text:p>alimentation</text:p>
          </table:table-cell>
          <table:table-cell table:formula="of:=VLOOKUP([.E81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Les brebis sont-elles suffisamment en état ? Trop en état ?</text:p>
          </table:table-cell>
          <table:table-cell office:value-type="string" calcext:value-type="string">
            <text:p>Brebis trop maigres ou trop grasses à l’agnelage</text:p>
          </table:table-cell>
          <table:table-cell office:value-type="string" calcext:value-type="string">
            <text:p>alimentation</text:p>
          </table:table-cell>
          <table:table-cell table:formula="of:=VLOOKUP([.E81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Le troupeau présente-t-il un défaut d'état général ? et reprise d’état à la lutte ?</text:p>
          </table:table-cell>
          <table:table-cell office:value-type="string" calcext:value-type="string">
            <text:p>Manque d’état du troupeau, par de reprise avant la lutte</text:p>
          </table:table-cell>
          <table:table-cell office:value-type="string" calcext:value-type="string">
            <text:p>alimentation</text:p>
          </table:table-cell>
          <table:table-cell table:formula="of:=VLOOKUP([.E81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Le troupeau présente-t-il des carences en minéraux ou vitamines ? </text:p>
          </table:table-cell>
          <table:table-cell office:value-type="string" calcext:value-type="string">
            <text:p>Carences en oligo-éléments et vitamines</text:p>
          </table:table-cell>
          <table:table-cell office:value-type="string" calcext:value-type="string">
            <text:p>alimentation</text:p>
          </table:table-cell>
          <table:table-cell table:formula="of:=VLOOKUP([.E81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Les femelles sont-elles suivies sur les aspects parasitismes ? </text:p>
          </table:table-cell>
          <table:table-cell office:value-type="string" calcext:value-type="string">
            <text:p>Pas de suivi du parasitisme sur les animaux</text:p>
          </table:table-cell>
          <table:table-cell office:value-type="string" calcext:value-type="string">
            <text:p>parasitisme</text:p>
          </table:table-cell>
          <table:table-cell table:formula="of:=VLOOKUP([.E81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La politique de réforme/renouvellement est-elle adaptée aux objectifs de prolificité ? </text:p>
          </table:table-cell>
          <table:table-cell office:value-type="string" calcext:value-type="string">
            <text:p>Politique de réforme non adaptée aux objectifs de prolificité</text:p>
          </table:table-cell>
          <table:table-cell office:value-type="string" calcext:value-type="string">
            <text:p>génétique</text:p>
          </table:table-cell>
          <table:table-cell table:formula="of:=VLOOKUP([.E818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Le troupeau a-t-il des antécédents sanitaires importants ? </text:p>
          </table:table-cell>
          <table:table-cell office:value-type="string" calcext:value-type="string">
            <text:p>Antécédents sanitaires importants</text:p>
          </table:table-cell>
          <table:table-cell office:value-type="string" calcext:value-type="string">
            <text:p>santé</text:p>
          </table:table-cell>
          <table:table-cell table:formula="of:=VLOOKUP([.E819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La saison de mise à la reproduction est-elle adaptée à la race ? À la conduite ? </text:p>
          </table:table-cell>
          <table:table-cell office:value-type="string" calcext:value-type="string">
            <text:p>Race non adaptée à la saison de monte</text:p>
          </table:table-cell>
          <table:table-cell office:value-type="string" calcext:value-type="string">
            <text:p>conduite</text:p>
          </table:table-cell>
          <table:table-cell table:formula="of:=VLOOKUP([.E82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Le nombre de béliers est-il en adéquation avec le nombre de brebis ? </text:p>
          </table:table-cell>
          <table:table-cell office:value-type="string" calcext:value-type="string">
            <text:p>Béliers en nombre insuffisant</text:p>
          </table:table-cell>
          <table:table-cell office:value-type="string" calcext:value-type="string">
            <text:p>conduite</text:p>
          </table:table-cell>
          <table:table-cell table:formula="of:=VLOOKUP([.E82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La non stérilité du bélier a-t-elle été vérifiée? </text:p>
          </table:table-cell>
          <table:table-cell office:value-type="string" calcext:value-type="string">
            <text:p>Pas de vérification de la fertilité du bélier</text:p>
          </table:table-cell>
          <table:table-cell office:value-type="string" calcext:value-type="string">
            <text:p>conduite</text:p>
          </table:table-cell>
          <table:table-cell table:formula="of:=VLOOKUP([.E82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Les béliers sont-ils suffisamment en état à la mise en lutte ? </text:p>
          </table:table-cell>
          <table:table-cell office:value-type="string" calcext:value-type="string">
            <text:p>État de béliers insuffisant à la mise en lutte</text:p>
          </table:table-cell>
          <table:table-cell office:value-type="string" calcext:value-type="string">
            <text:p>alimentation</text:p>
          </table:table-cell>
          <table:table-cell table:formula="of:=VLOOKUP([.E82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es agnelles de renouvellement sont-elles sélectionnées sur la qualité morphologique de leur mamelle ? </text:p>
          </table:table-cell>
          <table:table-cell office:value-type="string" calcext:value-type="string">
            <text:p>Pas de sélection des agnelles sur la conformation de la mamelle</text:p>
          </table:table-cell>
          <table:table-cell office:value-type="string" calcext:value-type="string">
            <text:p>génétique</text:p>
          </table:table-cell>
          <table:table-cell table:formula="of:=VLOOKUP([.E824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Un contrôle des mamelles au tarissement et réforme est-il effectué ? (si pis de bois ou autre problème important) ?</text:p>
          </table:table-cell>
          <table:table-cell office:value-type="string" calcext:value-type="string">
            <text:p>Pas de contrôle des mamelles au moment du tarissement</text:p>
          </table:table-cell>
          <table:table-cell office:value-type="string" calcext:value-type="string">
            <text:p>conduite</text:p>
          </table:table-cell>
          <table:table-cell table:formula="of:=VLOOKUP([.E82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es mamelles présentent-elles des boutons ou croûtes d’ecthyma ?</text:p>
          </table:table-cell>
          <table:table-cell office:value-type="string" calcext:value-type="string">
            <text:p>Présence de boutons ou de croûtes sur les mamelles</text:p>
          </table:table-cell>
          <table:table-cell office:value-type="string" calcext:value-type="string">
            <text:p>santé</text:p>
          </table:table-cell>
          <table:table-cell table:formula="of:=VLOOKUP([.E826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es agneaux sont-ils suffisamment vigoureux à la naissance ? (cf jeunes)</text:p>
          </table:table-cell>
          <table:table-cell office:value-type="string" calcext:value-type="string">
            <text:p>Agneaux peu vigoureux à la naissance</text:p>
          </table:table-cell>
          <table:table-cell office:value-type="string" calcext:value-type="string">
            <text:p>santé</text:p>
          </table:table-cell>
          <table:table-cell table:formula="of:=VLOOKUP([.E827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Les brebis à problème d'allaitement sont-elles réformées ? </text:p>
          </table:table-cell>
          <table:table-cell office:value-type="string" calcext:value-type="string">
            <text:p>Pas de réforme des brebis avec problème d’allaitement</text:p>
          </table:table-cell>
          <table:table-cell office:value-type="string" calcext:value-type="string">
            <text:p>conduite</text:p>
          </table:table-cell>
          <table:table-cell table:formula="of:=VLOOKUP([.E82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La pression d'infection est-elle élevée ? </text:p>
          </table:table-cell>
          <table:table-cell office:value-type="string" calcext:value-type="string">
            <text:p>pression d’infection élevée</text:p>
          </table:table-cell>
          <table:table-cell office:value-type="string" calcext:value-type="string">
            <text:p>hygiène</text:p>
          </table:table-cell>
          <table:table-cell table:formula="of:=VLOOKUP([.E829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Le paillage est-il suffisant en bergerie pour faire face à l’excès d’humidité ? </text:p>
          </table:table-cell>
          <table:table-cell office:value-type="string" calcext:value-type="string">
            <text:p>Paillage de la litière insuffisant</text:p>
          </table:table-cell>
          <table:table-cell office:value-type="string" calcext:value-type="string">
            <text:p>logement</text:p>
          </table:table-cell>
          <table:table-cell table:formula="of:=VLOOKUP([.E83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L'alimentation présente-t-elle des carences minérales et vitaminiques ?</text:p>
          </table:table-cell>
          <table:table-cell office:value-type="string" calcext:value-type="string">
            <text:p>Carences en oligo-éléments et vitamines</text:p>
          </table:table-cell>
          <table:table-cell office:value-type="string" calcext:value-type="string">
            <text:p>alimentation</text:p>
          </table:table-cell>
          <table:table-cell table:formula="of:=VLOOKUP([.E83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La ration des brebis en fin de gestation est-elle équilibrée et suffisante par rapport aux besoins ? </text:p>
          </table:table-cell>
          <table:table-cell office:value-type="string" calcext:value-type="string">
            <text:p>Ration déséquilibrée et/ou insuffisante par rapport aux besoins</text:p>
          </table:table-cell>
          <table:table-cell office:value-type="string" calcext:value-type="string">
            <text:p>alimentation</text:p>
          </table:table-cell>
          <table:table-cell table:formula="of:=VLOOKUP([.E83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La ration est-elle suffisamment pourvue en minéraux et vitamines ? </text:p>
          </table:table-cell>
          <table:table-cell office:value-type="string" calcext:value-type="string">
            <text:p>Manque de minéraux et de vitamines</text:p>
          </table:table-cell>
          <table:table-cell office:value-type="string" calcext:value-type="string">
            <text:p>alimentation</text:p>
          </table:table-cell>
          <table:table-cell table:formula="of:=VLOOKUP([.E83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Les brebis ont-elles suffisamment d'état à la mise-bas ? </text:p>
          </table:table-cell>
          <table:table-cell office:value-type="string" calcext:value-type="string">
            <text:p>Manque d’état des brebis à la mise-bas</text:p>
          </table:table-cell>
          <table:table-cell office:value-type="string" calcext:value-type="string">
            <text:p>alimentation</text:p>
          </table:table-cell>
          <table:table-cell table:formula="of:=VLOOKUP([.E83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L'état corporel des brebis à la mise-bas est-il suffisant ?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limentation</text:p>
          </table:table-cell>
          <table:table-cell table:formula="of:=VLOOKUP([.E83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La ration des brebis en fin de gestation est-elle adaptée ? </text:p>
          </table:table-cell>
          <table:table-cell office:value-type="string" calcext:value-type="string">
            <text:p>Ration non adaptée à la fin de gestation</text:p>
          </table:table-cell>
          <table:table-cell office:value-type="string" calcext:value-type="string">
            <text:p>alimentation</text:p>
          </table:table-cell>
          <table:table-cell table:formula="of:=VLOOKUP([.E83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Mes agneaux boivent-ils bien un bon colostrum, et en quantité suffisante (attention à chacun dans une portée multiple !) ?</text:p>
          </table:table-cell>
          <table:table-cell office:value-type="string" calcext:value-type="string">
            <text:p>Buvée de colostrum insuffisante</text:p>
          </table:table-cell>
          <table:table-cell office:value-type="string" calcext:value-type="string">
            <text:p>conduite</text:p>
          </table:table-cell>
          <table:table-cell table:formula="of:=VLOOKUP([.E83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Mes brebis adoptent-elles bien leur(s) agneau(x) ?</text:p>
          </table:table-cell>
          <table:table-cell office:value-type="string" calcext:value-type="string">
            <text:p>Adoption difficile des brebis par les agneaux</text:p>
          </table:table-cell>
          <table:table-cell office:value-type="string" calcext:value-type="string">
            <text:p>divers</text:p>
          </table:table-cell>
          <table:table-cell table:formula="of:=VLOOKUP([.E838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Le temps consacré aux soins et à la surveillance des nouveaux nés est-il suffisant ? </text:p>
          </table:table-cell>
          <table:table-cell office:value-type="string" calcext:value-type="string">
            <text:p>Surveillance des nouveaux-nés insuffisante</text:p>
          </table:table-cell>
          <table:table-cell office:value-type="string" calcext:value-type="string">
            <text:p>conduite</text:p>
          </table:table-cell>
          <table:table-cell table:formula="of:=VLOOKUP([.E83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Les cases d'agnelage sont-elles dans un bon état de propreté et d'hygiène ? avancement des cases dans la bergerie ?</text:p>
          </table:table-cell>
          <table:table-cell office:value-type="string" calcext:value-type="string">
            <text:p>Manque de propreté des cases d’agnelage</text:p>
          </table:table-cell>
          <table:table-cell office:value-type="string" calcext:value-type="string">
            <text:p>hygiène</text:p>
          </table:table-cell>
          <table:table-cell table:formula="of:=VLOOKUP([.E840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Les nombrils sont-ils désinfectés ? </text:p>
          </table:table-cell>
          <table:table-cell office:value-type="string" calcext:value-type="string">
            <text:p>Pas de désinfection des nombrils</text:p>
          </table:table-cell>
          <table:table-cell office:value-type="string" calcext:value-type="string">
            <text:p>hygiène</text:p>
          </table:table-cell>
          <table:table-cell table:formula="of:=VLOOKUP([.E841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L’ambiance du bâtiment (température, humidité, condensation, murs froids) est-elle confortable pour des agneaux ?</text:p>
          </table:table-cell>
          <table:table-cell office:value-type="string" calcext:value-type="string">
            <text:p>Ambiance du bâtiment inconfortable pour les agneaux</text:p>
          </table:table-cell>
          <table:table-cell office:value-type="string" calcext:value-type="string">
            <text:p>logement</text:p>
          </table:table-cell>
          <table:table-cell table:formula="of:=VLOOKUP([.E842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Le choix des reproducteurs est-il adapté ? </text:p>
          </table:table-cell>
          <table:table-cell office:value-type="string" calcext:value-type="string">
            <text:p>Choix des reproducteurs inadapté</text:p>
          </table:table-cell>
          <table:table-cell office:value-type="string" calcext:value-type="string">
            <text:p>génétique</text:p>
          </table:table-cell>
          <table:table-cell table:formula="of:=VLOOKUP([.E843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023" calcext:value-type="float">
            <text:p>4023</text:p>
          </table:table-cell>
          <table:table-cell office:value-type="string" calcext:value-type="string">
            <text:p>L'âge moyen des brebis n'est-il pas trop élevé ? </text:p>
          </table:table-cell>
          <table:table-cell office:value-type="string" calcext:value-type="string">
            <text:p>Age moyen des brebis trop élevé</text:p>
          </table:table-cell>
          <table:table-cell office:value-type="string" calcext:value-type="string">
            <text:p>conduite</text:p>
          </table:table-cell>
          <table:table-cell table:formula="of:=VLOOKUP([.E84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L'hygiène et la désinfection est-elle respectée lors des différentes interventions : bouclage, équeutage ? </text:p>
          </table:table-cell>
          <table:table-cell office:value-type="string" calcext:value-type="string">
            <text:p>Manque d’hygiène dans la pose des boucle, l’équeutage, …</text:p>
          </table:table-cell>
          <table:table-cell office:value-type="string" calcext:value-type="string">
            <text:p>hygiène</text:p>
          </table:table-cell>
          <table:table-cell table:formula="of:=VLOOKUP([.E845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La ration des brebis est-elle bien équilibrée pour produire un lait équilibré et digeste ?</text:p>
          </table:table-cell>
          <table:table-cell office:value-type="string" calcext:value-type="string">
            <text:p>Ration non adaptée à la production d’un lait équilibré et digeste</text:p>
          </table:table-cell>
          <table:table-cell office:value-type="string" calcext:value-type="string">
            <text:p>alimentation</text:p>
          </table:table-cell>
          <table:table-cell table:formula="of:=VLOOKUP([.E84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Les transitions alimentaires sont-elles suffisamment longues ? </text:p>
          </table:table-cell>
          <table:table-cell office:value-type="string" calcext:value-type="string">
            <text:p>Transitions alimentaires trop courte</text:p>
          </table:table-cell>
          <table:table-cell office:value-type="string" calcext:value-type="string">
            <text:p>alimentation</text:p>
          </table:table-cell>
          <table:table-cell table:formula="of:=VLOOKUP([.E84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L'aliment distribué est-il adapté aux besoins des animaux ? (excès d'azote soluble, amidon fermentescible, manque de cellulose)</text:p>
          </table:table-cell>
          <table:table-cell office:value-type="string" calcext:value-type="string">
            <text:p>Aliments distribués non adaptés aux besoins des animaux (excès d’azote soluble, d’amidon fermentescible, …)</text:p>
          </table:table-cell>
          <table:table-cell office:value-type="string" calcext:value-type="string">
            <text:p>alimentation</text:p>
          </table:table-cell>
          <table:table-cell table:formula="of:=VLOOKUP([.E84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La ration des mères est-elle suffisante et équilibrée pour obtenir une bonne production laitière ? </text:p>
          </table:table-cell>
          <table:table-cell office:value-type="string" calcext:value-type="string">
            <text:p>Ration des mères pas suffisante ou équilibrée ne permettant pas une bonne production laitière</text:p>
          </table:table-cell>
          <table:table-cell office:value-type="string" calcext:value-type="string">
            <text:p>alimentation</text:p>
          </table:table-cell>
          <table:table-cell table:formula="of:=VLOOKUP([.E84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Existe-t-il une possibilité d'intoxication alimentaire ? (Cuivre, plantes, médicaments, métaux lourds …)</text:p>
          </table:table-cell>
          <table:table-cell office:value-type="string" calcext:value-type="string">
            <text:p>Possibilités d’intoxication alimentaire</text:p>
          </table:table-cell>
          <table:table-cell office:value-type="string" calcext:value-type="string">
            <text:p>alimentation</text:p>
          </table:table-cell>
          <table:table-cell table:formula="of:=VLOOKUP([.E85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Les agneaux sont-ils victimes d'une attaque parasitaire ?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rasitisme</text:p>
          </table:table-cell>
          <table:table-cell table:formula="of:=VLOOKUP([.E85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Les agneaux sont-ils victimes de séquelles de maladies antérieures ? (infection respiratoires, …)</text:p>
          </table:table-cell>
          <table:table-cell office:value-type="string" calcext:value-type="string">
            <text:p>Séquelles de maladies antérieures</text:p>
          </table:table-cell>
          <table:table-cell office:value-type="string" calcext:value-type="string">
            <text:p>santé</text:p>
          </table:table-cell>
          <table:table-cell table:formula="of:=VLOOKUP([.E852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Les transitions alimentaires sont-elles respectées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alimentation</text:p>
          </table:table-cell>
          <table:table-cell table:formula="of:=VLOOKUP([.E85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Les agnelles ont-elles subies un épisode d'entérotoxémie ? </text:p>
          </table:table-cell>
          <table:table-cell office:value-type="string" calcext:value-type="string">
            <text:p>Épisode d’entérotoxémie sur les agnelles</text:p>
          </table:table-cell>
          <table:table-cell office:value-type="string" calcext:value-type="string">
            <text:p>santé</text:p>
          </table:table-cell>
          <table:table-cell table:formula="of:=VLOOKUP([.E854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Les agnelles ont-elles un état corporel suffisant sur toute cette période délicate ? </text:p>
          </table:table-cell>
          <table:table-cell office:value-type="string" calcext:value-type="string">
            <text:p>L’état corporel des agnelles est insuffisant</text:p>
          </table:table-cell>
          <table:table-cell office:value-type="string" calcext:value-type="string">
            <text:p>alimentation</text:p>
          </table:table-cell>
          <table:table-cell table:formula="of:=VLOOKUP([.E85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Avez-vous déjà été touché par des morts subites ?</text:p>
          </table:table-cell>
          <table:table-cell office:value-type="string" calcext:value-type="string">
            <text:p>Existence préalable de morts subites</text:p>
          </table:table-cell>
          <table:table-cell office:value-type="string" calcext:value-type="string">
            <text:p>santé</text:p>
          </table:table-cell>
          <table:table-cell table:formula="of:=VLOOKUP([.E856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Les agnelles ont-elles suivies en parasitismes ?</text:p>
          </table:table-cell>
          <table:table-cell office:value-type="string" calcext:value-type="string">
            <text:p>Pas de suivi du parasitisme des agnelles</text:p>
          </table:table-cell>
          <table:table-cell office:value-type="string" calcext:value-type="string">
            <text:p>parasitisme</text:p>
          </table:table-cell>
          <table:table-cell table:formula="of:=VLOOKUP([.E85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Le temps consacré aux soins et à la surveillance des nouveaux nés est-il suffisant ? </text:p>
          </table:table-cell>
          <table:table-cell office:value-type="string" calcext:value-type="string">
            <text:p>Temps consacré aux nouveaux-nés insuffisant</text:p>
          </table:table-cell>
          <table:table-cell office:value-type="string" calcext:value-type="string">
            <text:p>conduite</text:p>
          </table:table-cell>
          <table:table-cell table:formula="of:=VLOOKUP([.E85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Les agneaux sont-ils suffisamment vigoureux à la naissance ? (choix des béliers et alimentation des brebis)</text:p>
          </table:table-cell>
          <table:table-cell office:value-type="string" calcext:value-type="string">
            <text:p>Manque de vigueur de agneaux à la naissance</text:p>
          </table:table-cell>
          <table:table-cell office:value-type="string" calcext:value-type="string">
            <text:p>divers</text:p>
          </table:table-cell>
          <table:table-cell table:formula="of:=VLOOKUP([.E859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Les adoptions sont-elles faciles ? </text:p>
          </table:table-cell>
          <table:table-cell office:value-type="string" calcext:value-type="string">
            <text:p>Adoptions difficiles</text:p>
          </table:table-cell>
          <table:table-cell office:value-type="string" calcext:value-type="string">
            <text:p>divers</text:p>
          </table:table-cell>
          <table:table-cell table:formula="of:=VLOOKUP([.E860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La race du troupeau est-il en adéquation avec le mode de production choisi ? </text:p>
          </table:table-cell>
          <table:table-cell office:value-type="string" calcext:value-type="string">
            <text:p>Race non adaptée au mode de production choisi</text:p>
          </table:table-cell>
          <table:table-cell office:value-type="string" calcext:value-type="string">
            <text:p>génétique</text:p>
          </table:table-cell>
          <table:table-cell table:formula="of:=VLOOKUP([.E861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La race du troupeau est-il en adéquation avec le temps disponible ? </text:p>
          </table:table-cell>
          <table:table-cell office:value-type="string" calcext:value-type="string">
            <text:p>Race non adaptée au temps disponible</text:p>
          </table:table-cell>
          <table:table-cell office:value-type="string" calcext:value-type="string">
            <text:p>génétique</text:p>
          </table:table-cell>
          <table:table-cell table:formula="of:=VLOOKUP([.E862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Les mères sont-elles suffisamment maternelles ? (choix de la race)</text:p>
          </table:table-cell>
          <table:table-cell office:value-type="string" calcext:value-type="string">
            <text:p>Mère peu maternelles (choix de la race)</text:p>
          </table:table-cell>
          <table:table-cell office:value-type="string" calcext:value-type="string">
            <text:p>génétique</text:p>
          </table:table-cell>
          <table:table-cell table:formula="of:=VLOOKUP([.E863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Les mamelles des brebis sont-elles facilement accessible pour les agneaux ? (œdème et congestion des mamelles, gros trayons)</text:p>
          </table:table-cell>
          <table:table-cell office:value-type="string" calcext:value-type="string">
            <text:p>Mamelles difficilement accessible pour les agneaux (oedème, congestion, gros trayons)</text:p>
          </table:table-cell>
          <table:table-cell office:value-type="string" calcext:value-type="string">
            <text:p>alimentation</text:p>
          </table:table-cell>
          <table:table-cell table:formula="of:=VLOOKUP([.E86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Le lieu de mise bas est-il suffisamment confortable pour les nouveaux nés ? Température, humidité, propreté</text:p>
          </table:table-cell>
          <table:table-cell office:value-type="string" calcext:value-type="string">
            <text:p>Les lieux de mise-bas manquent de confort pour les nouveaux-nés </text:p>
          </table:table-cell>
          <table:table-cell office:value-type="string" calcext:value-type="string">
            <text:p>logement</text:p>
          </table:table-cell>
          <table:table-cell table:formula="of:=VLOOKUP([.E86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Possédez-vous suffisamment de cases d'agnelage permettant l'isolement du couple brebis/agneau ? </text:p>
          </table:table-cell>
          <table:table-cell office:value-type="string" calcext:value-type="string">
            <text:p>Nombre de cases d’agnelage insuffisant</text:p>
          </table:table-cell>
          <table:table-cell office:value-type="string" calcext:value-type="string">
            <text:p>logement</text:p>
          </table:table-cell>
          <table:table-cell table:formula="of:=VLOOKUP([.E86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Le temps consacré aux soins et à la surveillance des nouveaux nés est-il suffisant ? </text:p>
          </table:table-cell>
          <table:table-cell office:value-type="string" calcext:value-type="string">
            <text:p>Temps consacré aux nouveaux-nés insuffisant</text:p>
          </table:table-cell>
          <table:table-cell office:value-type="string" calcext:value-type="string">
            <text:p>conduite</text:p>
          </table:table-cell>
          <table:table-cell table:formula="of:=VLOOKUP([.E86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La race du troupeau est-il en adéquation avec le mode de production choisi ? </text:p>
          </table:table-cell>
          <table:table-cell office:value-type="string" calcext:value-type="string">
            <text:p>Race non adaptée au mode de production choisi</text:p>
          </table:table-cell>
          <table:table-cell office:value-type="string" calcext:value-type="string">
            <text:p>génétique</text:p>
          </table:table-cell>
          <table:table-cell table:formula="of:=VLOOKUP([.E868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La race du troupeau est-il en adéquation avec le temps disponible ? </text:p>
          </table:table-cell>
          <table:table-cell office:value-type="string" calcext:value-type="string">
            <text:p>Race non adaptée au temps disponible</text:p>
          </table:table-cell>
          <table:table-cell office:value-type="string" calcext:value-type="string">
            <text:p>génétique</text:p>
          </table:table-cell>
          <table:table-cell table:formula="of:=VLOOKUP([.E869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Les mères sont-elles suffisamment maternelles ? (choix de la race)</text:p>
          </table:table-cell>
          <table:table-cell office:value-type="string" calcext:value-type="string">
            <text:p>Mère peu maternelles (choix de la race)</text:p>
          </table:table-cell>
          <table:table-cell office:value-type="string" calcext:value-type="string">
            <text:p>génétique</text:p>
          </table:table-cell>
          <table:table-cell table:formula="of:=VLOOKUP([.E870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Les agneaux sont-ils suffisamment vigoureux à la naissance ? (choix des béliers et alimentation des brebis)</text:p>
          </table:table-cell>
          <table:table-cell office:value-type="string" calcext:value-type="string">
            <text:p>Manque de vigueur de agneaux à la naissance</text:p>
          </table:table-cell>
          <table:table-cell office:value-type="string" calcext:value-type="string">
            <text:p>divers</text:p>
          </table:table-cell>
          <table:table-cell table:formula="of:=VLOOKUP([.E871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Les agnelages ont-ils été difficiles ?</text:p>
          </table:table-cell>
          <table:table-cell office:value-type="string" calcext:value-type="string">
            <text:p>Agnelages difficiles</text:p>
          </table:table-cell>
          <table:table-cell office:value-type="string" calcext:value-type="string">
            <text:p>divers</text:p>
          </table:table-cell>
          <table:table-cell table:formula="of:=VLOOKUP([.E872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Possédez-vous suffisamment de cases d'agnelage permettant l'isolement du couple brebis/agneau ? </text:p>
          </table:table-cell>
          <table:table-cell office:value-type="string" calcext:value-type="string">
            <text:p>Nombre de cases d’agnelage insuffisant</text:p>
          </table:table-cell>
          <table:table-cell office:value-type="string" calcext:value-type="string">
            <text:p>logement</text:p>
          </table:table-cell>
          <table:table-cell table:formula="of:=VLOOKUP([.E87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a densité (nombre d'animaux/m²) n'est-elle pas trop importante ? 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logement</text:p>
          </table:table-cell>
          <table:table-cell table:formula="of:=VLOOKUP([.E87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Des précautions d'hygiène sont-elles prises entre chaque désinfection de cordon ?</text:p>
          </table:table-cell>
          <table:table-cell office:value-type="string" calcext:value-type="string">
            <text:p>Pas de précaution d’hygiène entre deux désinfection de cordon</text:p>
          </table:table-cell>
          <table:table-cell office:value-type="string" calcext:value-type="string">
            <text:p>hygiène</text:p>
          </table:table-cell>
          <table:table-cell table:formula="of:=VLOOKUP([.E875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es quantités de paille litière sont-elles suffisantes ? </text:p>
          </table:table-cell>
          <table:table-cell office:value-type="string" calcext:value-type="string">
            <text:p>Paille de la litière en quantité insuffisante</text:p>
          </table:table-cell>
          <table:table-cell office:value-type="string" calcext:value-type="string">
            <text:p>logement</text:p>
          </table:table-cell>
          <table:table-cell table:formula="of:=VLOOKUP([.E87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a bergerie est-elle suffisamment isolée et ventilée ? </text:p>
          </table:table-cell>
          <table:table-cell office:value-type="string" calcext:value-type="string">
            <text:p>Bergerie mal isolée et mal ventilée</text:p>
          </table:table-cell>
          <table:table-cell office:value-type="string" calcext:value-type="string">
            <text:p>logement</text:p>
          </table:table-cell>
          <table:table-cell table:formula="of:=VLOOKUP([.E877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'hygiène du bâtiment et du matériel est-il suffisant ? (lavage, désinfection, dératisation, désinsectisation, vide sanitaire, )</text:p>
          </table:table-cell>
          <table:table-cell office:value-type="string" calcext:value-type="string">
            <text:p>Manque d’hygiène dans le bâtiment</text:p>
          </table:table-cell>
          <table:table-cell office:value-type="string" calcext:value-type="string">
            <text:p>hygiène</text:p>
          </table:table-cell>
          <table:table-cell table:formula="of:=VLOOKUP([.E878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e matériel de bouclage est-il bien désinfecté après utilisation ? </text:p>
          </table:table-cell>
          <table:table-cell office:value-type="string" calcext:value-type="string">
            <text:p>Matériel de bouclage mal désinfecté</text:p>
          </table:table-cell>
          <table:table-cell office:value-type="string" calcext:value-type="string">
            <text:p>hygiène</text:p>
          </table:table-cell>
          <table:table-cell table:formula="of:=VLOOKUP([.E879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es agneaux ont-ils bien tété le colostrum dans les 6 heures ? </text:p>
          </table:table-cell>
          <table:table-cell office:value-type="string" calcext:value-type="string">
            <text:p>Prise de colostrum dans les 6 premières heures insuffisante</text:p>
          </table:table-cell>
          <table:table-cell office:value-type="string" calcext:value-type="string">
            <text:p>conduite</text:p>
          </table:table-cell>
          <table:table-cell table:formula="of:=VLOOKUP([.E88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es agneaux ont-ils bien bu ?</text:p>
          </table:table-cell>
          <table:table-cell office:value-type="string" calcext:value-type="string">
            <text:p>Problèmes pour faire téter les agneaux</text:p>
          </table:table-cell>
          <table:table-cell office:value-type="string" calcext:value-type="string">
            <text:p>conduite</text:p>
          </table:table-cell>
          <table:table-cell table:formula="of:=VLOOKUP([.E88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es colostrums sont-ils de bonne qualité ? </text:p>
          </table:table-cell>
          <table:table-cell office:value-type="string" calcext:value-type="string">
            <text:p>Colostrums de qualité insuffisante</text:p>
          </table:table-cell>
          <table:table-cell office:value-type="string" calcext:value-type="string">
            <text:p>alimentation</text:p>
          </table:table-cell>
          <table:table-cell table:formula="of:=VLOOKUP([.E88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es cordons sont-ils désinfectés ? </text:p>
          </table:table-cell>
          <table:table-cell office:value-type="string" calcext:value-type="string">
            <text:p>Cordons non désinfectés</text:p>
          </table:table-cell>
          <table:table-cell office:value-type="string" calcext:value-type="string">
            <text:p>hygiène</text:p>
          </table:table-cell>
          <table:table-cell table:formula="of:=VLOOKUP([.E883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a solution de désinfection est-elle régulièrement renouvelée ? </text:p>
          </table:table-cell>
          <table:table-cell office:value-type="string" calcext:value-type="string">
            <text:p>Solution de désinfection peu renouvelée</text:p>
          </table:table-cell>
          <table:table-cell office:value-type="string" calcext:value-type="string">
            <text:p>hygiène</text:p>
          </table:table-cell>
          <table:table-cell table:formula="of:=VLOOKUP([.E884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es agneaux du même lot sont-ils homogènes ? (âge et poids)</text:p>
          </table:table-cell>
          <table:table-cell office:value-type="string" calcext:value-type="string">
            <text:p>Manque d’homogénéité dans les lots d’agneaux</text:p>
          </table:table-cell>
          <table:table-cell office:value-type="string" calcext:value-type="string">
            <text:p>divers</text:p>
          </table:table-cell>
          <table:table-cell table:formula="of:=VLOOKUP([.E885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es agneaux ont-il bien tété le colostrum dans les 6 heures ? </text:p>
          </table:table-cell>
          <table:table-cell office:value-type="string" calcext:value-type="string">
            <text:p>Prise de colostrum dans les 6 premières heures insuffisante</text:p>
          </table:table-cell>
          <table:table-cell office:value-type="string" calcext:value-type="string">
            <text:p>conduite</text:p>
          </table:table-cell>
          <table:table-cell table:formula="of:=VLOOKUP([.E88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es colostrums sont-ils de bonne qualité ? </text:p>
          </table:table-cell>
          <table:table-cell office:value-type="string" calcext:value-type="string">
            <text:p>Colostrums de qualité insuffisante</text:p>
          </table:table-cell>
          <table:table-cell office:value-type="string" calcext:value-type="string">
            <text:p>alimentation</text:p>
          </table:table-cell>
          <table:table-cell table:formula="of:=VLOOKUP([.E88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e nombre de cases d'agnelage est-il suffisant pour respecter un temps de présence de 24h ? </text:p>
          </table:table-cell>
          <table:table-cell office:value-type="string" calcext:value-type="string">
            <text:p>Nombre de cases d’agnelage insuffisant</text:p>
          </table:table-cell>
          <table:table-cell office:value-type="string" calcext:value-type="string">
            <text:p>conduite</text:p>
          </table:table-cell>
          <table:table-cell table:formula="of:=VLOOKUP([.E88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a densité (nombre d'animaux/m²) n'est-elle pas trop importante ? 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logement</text:p>
          </table:table-cell>
          <table:table-cell table:formula="of:=VLOOKUP([.E88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es quantités de paille litière sont-elles suffisantes ? </text:p>
          </table:table-cell>
          <table:table-cell office:value-type="string" calcext:value-type="string">
            <text:p>Paillage de la litière insuffisant</text:p>
          </table:table-cell>
          <table:table-cell office:value-type="string" calcext:value-type="string">
            <text:p>logement</text:p>
          </table:table-cell>
          <table:table-cell table:formula="of:=VLOOKUP([.E89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La bergerie est-elle suffisamment isolée et ventilée ? </text:p>
          </table:table-cell>
          <table:table-cell office:value-type="string" calcext:value-type="string">
            <text:p>Bergerie mal isolée et mal ventilée</text:p>
          </table:table-cell>
          <table:table-cell office:value-type="string" calcext:value-type="string">
            <text:p>logement</text:p>
          </table:table-cell>
          <table:table-cell table:formula="of:=VLOOKUP([.E89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Y-a-t-il eu introduction d'animaux pouvant déclencher l'ecthyma sur les animaux présents ? </text:p>
          </table:table-cell>
          <table:table-cell office:value-type="string" calcext:value-type="string">
            <text:p>Introduction d’animaux porteurs d’ecthyma</text:p>
          </table:table-cell>
          <table:table-cell office:value-type="string" calcext:value-type="string">
            <text:p>conduite</text:p>
          </table:table-cell>
          <table:table-cell table:formula="of:=VLOOKUP([.E89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Connaissez-vous le statut Border Disease de votre troupeau ? </text:p>
          </table:table-cell>
          <table:table-cell office:value-type="string" calcext:value-type="string">
            <text:p>Statut Border Disease inconnu</text:p>
          </table:table-cell>
          <table:table-cell office:value-type="string" calcext:value-type="string">
            <text:p>santé</text:p>
          </table:table-cell>
          <table:table-cell table:formula="of:=VLOOKUP([.E893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Observez-vous une résurgence cyclique de l'ecthyma sur les jeunes brebis ? </text:p>
          </table:table-cell>
          <table:table-cell office:value-type="string" calcext:value-type="string">
            <text:p>Résurgence cyclique de l’ecthyma que les jeunes brebis</text:p>
          </table:table-cell>
          <table:table-cell office:value-type="string" calcext:value-type="string">
            <text:p>santé</text:p>
          </table:table-cell>
          <table:table-cell table:formula="of:=VLOOKUP([.E894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Les rations alimentaires présentent-elles des carences en minéraux et oligo-éléments ?</text:p>
          </table:table-cell>
          <table:table-cell office:value-type="string" calcext:value-type="string">
            <text:p>Carences en minéraux et oligo-éléments</text:p>
          </table:table-cell>
          <table:table-cell office:value-type="string" calcext:value-type="string">
            <text:p>alimentation</text:p>
          </table:table-cell>
          <table:table-cell table:formula="of:=VLOOKUP([.E89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'hygiène du logement est-elle suffisante ? </text:p>
          </table:table-cell>
          <table:table-cell office:value-type="string" calcext:value-type="string">
            <text:p>Manque d’hygiène du logement</text:p>
          </table:table-cell>
          <table:table-cell office:value-type="string" calcext:value-type="string">
            <text:p>logement</text:p>
          </table:table-cell>
          <table:table-cell table:formula="of:=VLOOKUP([.E89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y-a-t-il présence de case d'infirmerie, isolement des animaux malades ? </text:p>
          </table:table-cell>
          <table:table-cell office:value-type="string" calcext:value-type="string">
            <text:p>Absence d’infirmerie</text:p>
          </table:table-cell>
          <table:table-cell office:value-type="string" calcext:value-type="string">
            <text:p>logement</text:p>
          </table:table-cell>
          <table:table-cell table:formula="of:=VLOOKUP([.E897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e logement est-il confortable ? Désinfecté ? </text:p>
          </table:table-cell>
          <table:table-cell office:value-type="string" calcext:value-type="string">
            <text:p>Manque de confort dans le logement</text:p>
          </table:table-cell>
          <table:table-cell office:value-type="string" calcext:value-type="string">
            <text:p>logement</text:p>
          </table:table-cell>
          <table:table-cell table:formula="of:=VLOOKUP([.E898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a litière est-elle propre et saine ? </text:p>
          </table:table-cell>
          <table:table-cell office:value-type="string" calcext:value-type="string">
            <text:p>Litière sale</text:p>
          </table:table-cell>
          <table:table-cell office:value-type="string" calcext:value-type="string">
            <text:p>logement</text:p>
          </table:table-cell>
          <table:table-cell table:formula="of:=VLOOKUP([.E89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a paille de litière est-elle de bonne qualité, bien conservée ? </text:p>
          </table:table-cell>
          <table:table-cell office:value-type="string" calcext:value-type="string">
            <text:p>Paille de la litière de mauvaise qualité</text:p>
          </table:table-cell>
          <table:table-cell office:value-type="string" calcext:value-type="string">
            <text:p>logement</text:p>
          </table:table-cell>
          <table:table-cell table:formula="of:=VLOOKUP([.E90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a surveillance de la prise colostrale est-elle suffisante ? </text:p>
          </table:table-cell>
          <table:table-cell office:value-type="string" calcext:value-type="string">
            <text:p>Surveillance de la prise colostrale insuffisante</text:p>
          </table:table-cell>
          <table:table-cell office:value-type="string" calcext:value-type="string">
            <text:p>conduite</text:p>
          </table:table-cell>
          <table:table-cell table:formula="of:=VLOOKUP([.E90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es colostrums et le lait sont-ils de bonne qualité ? </text:p>
          </table:table-cell>
          <table:table-cell office:value-type="string" calcext:value-type="string">
            <text:p>Colostrums de qualité insuffisante</text:p>
          </table:table-cell>
          <table:table-cell office:value-type="string" calcext:value-type="string">
            <text:p>alimentation</text:p>
          </table:table-cell>
          <table:table-cell table:formula="of:=VLOOKUP([.E90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'alimentation des mères est-elle équilibrée et suffisante ? </text:p>
          </table:table-cell>
          <table:table-cell office:value-type="string" calcext:value-type="string">
            <text:p>Alimentation des mères insuffisante ou déséquilibrée</text:p>
          </table:table-cell>
          <table:table-cell office:value-type="string" calcext:value-type="string">
            <text:p>alimentation</text:p>
          </table:table-cell>
          <table:table-cell table:formula="of:=VLOOKUP([.E90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'eau de boisson est-elle potable ? </text:p>
          </table:table-cell>
          <table:table-cell office:value-type="string" calcext:value-type="string">
            <text:p>Eau de boisson non potable</text:p>
          </table:table-cell>
          <table:table-cell office:value-type="string" calcext:value-type="string">
            <text:p>alimentation</text:p>
          </table:table-cell>
          <table:table-cell table:formula="of:=VLOOKUP([.E90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Les animaux disposent-ils de sel alimentaire ? </text:p>
          </table:table-cell>
          <table:table-cell office:value-type="string" calcext:value-type="string">
            <text:p>Pas de sel disponible pour les agneaux</text:p>
          </table:table-cell>
          <table:table-cell office:value-type="string" calcext:value-type="string">
            <text:p>alimentation</text:p>
          </table:table-cell>
          <table:table-cell table:formula="of:=VLOOKUP([.E90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voir parasitisme (surtout coccidiose, +/- strongyloides)</text:p>
          </table:table-cell>
          <table:table-cell office:value-type="string" calcext:value-type="string">
            <text:p>(approfondir la question de la coccidiose)</text:p>
          </table:table-cell>
          <table:table-cell office:value-type="string" calcext:value-type="string">
            <text:p>parasitisme</text:p>
          </table:table-cell>
          <table:table-cell table:formula="of:=VLOOKUP([.E90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L'alimentation des agneaux n'est-elle pas trop acidogène ? </text:p>
          </table:table-cell>
          <table:table-cell office:value-type="string" calcext:value-type="string">
            <text:p>Alimentation des agneaux acidogène</text:p>
          </table:table-cell>
          <table:table-cell office:value-type="string" calcext:value-type="string">
            <text:p>alimentation</text:p>
          </table:table-cell>
          <table:table-cell table:formula="of:=VLOOKUP([.E90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La transition alimentaire est-elle respecté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alimentation</text:p>
          </table:table-cell>
          <table:table-cell table:formula="of:=VLOOKUP([.E90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L'herbe pâturée n'est-elle pas trop jeune ? (riche et humide)</text:p>
          </table:table-cell>
          <table:table-cell office:value-type="string" calcext:value-type="string">
            <text:p>Herbe pâturée trop jeune</text:p>
          </table:table-cell>
          <table:table-cell office:value-type="string" calcext:value-type="string">
            <text:p>alimentation</text:p>
          </table:table-cell>
          <table:table-cell table:formula="of:=VLOOKUP([.E90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La transition alimentaire vers le pâturage est-elle respecté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alimentation</text:p>
          </table:table-cell>
          <table:table-cell table:formula="of:=VLOOKUP([.E91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La transition alimentaire est-elle respecté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alimentation</text:p>
          </table:table-cell>
          <table:table-cell table:formula="of:=VLOOKUP([.E91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La ration est-elle riche en céréales et acidogène ? </text:p>
          </table:table-cell>
          <table:table-cell office:value-type="string" calcext:value-type="string">
            <text:p>Ration trop riche en céréales et acidogène</text:p>
          </table:table-cell>
          <table:table-cell office:value-type="string" calcext:value-type="string">
            <text:p>alimentation</text:p>
          </table:table-cell>
          <table:table-cell table:formula="of:=VLOOKUP([.E91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voir parasitisme (surtout coccidiose, +/- strongyloides)</text:p>
          </table:table-cell>
          <table:table-cell office:value-type="string" calcext:value-type="string">
            <text:p>(approfondir la question de la coccidiose)</text:p>
          </table:table-cell>
          <table:table-cell office:value-type="string" calcext:value-type="string">
            <text:p>parasitisme</text:p>
          </table:table-cell>
          <table:table-cell table:formula="of:=VLOOKUP([.E91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036" calcext:value-type="float">
            <text:p>4036</text:p>
          </table:table-cell>
          <table:table-cell office:value-type="string" calcext:value-type="string">
            <text:p>La transition alimentaire est-elle respecté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alimentation</text:p>
          </table:table-cell>
          <table:table-cell table:formula="of:=VLOOKUP([.E91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036" calcext:value-type="float">
            <text:p>4036</text:p>
          </table:table-cell>
          <table:table-cell office:value-type="string" calcext:value-type="string">
            <text:p>voir parasitisme </text:p>
          </table:table-cell>
          <table:table-cell office:value-type="string" calcext:value-type="string">
            <text:p>(approfondir la question du parasitisme)</text:p>
          </table:table-cell>
          <table:table-cell office:value-type="string" calcext:value-type="string">
            <text:p>parasitisme</text:p>
          </table:table-cell>
          <table:table-cell table:formula="of:=VLOOKUP([.E91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Le bâtiment connaît-il des variations de températures excessives (métal, béton, climat rude, mauvaise orientation, …) ? </text:p>
          </table:table-cell>
          <table:table-cell office:value-type="string" calcext:value-type="string">
            <text:p>Variation de températures excessives</text:p>
          </table:table-cell>
          <table:table-cell office:value-type="string" calcext:value-type="string">
            <text:p>logement</text:p>
          </table:table-cell>
          <table:table-cell table:formula="of:=VLOOKUP([.E91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La densité animale en bergerie n’est-elle pas trop élevée ?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logement</text:p>
          </table:table-cell>
          <table:table-cell table:formula="of:=VLOOKUP([.E917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Les matériaux constituant la bergerie sont-ils propices aux variations de températures ? </text:p>
          </table:table-cell>
          <table:table-cell office:value-type="string" calcext:value-type="string">
            <text:p>Matériaux favorisant des variation de température excessives</text:p>
          </table:table-cell>
          <table:table-cell office:value-type="string" calcext:value-type="string">
            <text:p>logement</text:p>
          </table:table-cell>
          <table:table-cell table:formula="of:=VLOOKUP([.E918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La condensation est-elle fréquente dans le bâtiment ? </text:p>
          </table:table-cell>
          <table:table-cell office:value-type="string" calcext:value-type="string">
            <text:p>Condensation fréquente dans le bâtiment</text:p>
          </table:table-cell>
          <table:table-cell office:value-type="string" calcext:value-type="string">
            <text:p>logement</text:p>
          </table:table-cell>
          <table:table-cell table:formula="of:=VLOOKUP([.E91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Y-a-t-il présence de courants d'air ? </text:p>
          </table:table-cell>
          <table:table-cell office:value-type="string" calcext:value-type="string">
            <text:p>Présence de courants d’air</text:p>
          </table:table-cell>
          <table:table-cell office:value-type="string" calcext:value-type="string">
            <text:p>logement</text:p>
          </table:table-cell>
          <table:table-cell table:formula="of:=VLOOKUP([.E92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Le paillage est-il effectué à la pailleuse ? </text:p>
          </table:table-cell>
          <table:table-cell office:value-type="string" calcext:value-type="string">
            <text:p>Paillage effectué à la pailleuse</text:p>
          </table:table-cell>
          <table:table-cell office:value-type="string" calcext:value-type="string">
            <text:p>logement</text:p>
          </table:table-cell>
          <table:table-cell table:formula="of:=VLOOKUP([.E92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Les accès aux nourrisseurs, aux auges et à l'eau sont-ils difficiles ?</text:p>
          </table:table-cell>
          <table:table-cell office:value-type="string" calcext:value-type="string">
            <text:p>Accès aux auges et à l’eau difficiles</text:p>
          </table:table-cell>
          <table:table-cell office:value-type="string" calcext:value-type="string">
            <text:p>logement</text:p>
          </table:table-cell>
          <table:table-cell table:formula="of:=VLOOKUP([.E922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Les agneaux ont-ils accès à des plantes provoquant de l'œdème pulmonaire ? (laurier cerise/galéga officinal)</text:p>
          </table:table-cell>
          <table:table-cell office:value-type="string" calcext:value-type="string">
            <text:p>Accès à des plantes provoquant des œdèmes pulmonaires (galega, laurier cerise)</text:p>
          </table:table-cell>
          <table:table-cell office:value-type="string" calcext:value-type="string">
            <text:p>santé</text:p>
          </table:table-cell>
          <table:table-cell table:formula="of:=VLOOKUP([.E923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Le bâtiment connaît-il des variations de températures excessives (métal, béton, climat rude, mauvaise orientation, …) ? </text:p>
          </table:table-cell>
          <table:table-cell office:value-type="string" calcext:value-type="string">
            <text:p>Variation de températures excessives</text:p>
          </table:table-cell>
          <table:table-cell office:value-type="string" calcext:value-type="string">
            <text:p>logement</text:p>
          </table:table-cell>
          <table:table-cell table:formula="of:=VLOOKUP([.E92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La densité animale en bergerie n’est-elle pas trop élevée ?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logement</text:p>
          </table:table-cell>
          <table:table-cell table:formula="of:=VLOOKUP([.E92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Les matériaux constituant la bergerie sont-ils propices aux variations de températures ? </text:p>
          </table:table-cell>
          <table:table-cell office:value-type="string" calcext:value-type="string">
            <text:p>Matériaux favorisant des variation de température excessives</text:p>
          </table:table-cell>
          <table:table-cell office:value-type="string" calcext:value-type="string">
            <text:p>logement</text:p>
          </table:table-cell>
          <table:table-cell table:formula="of:=VLOOKUP([.E92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La condensation est-elle fréquente dans le bâtiment ? </text:p>
          </table:table-cell>
          <table:table-cell office:value-type="string" calcext:value-type="string">
            <text:p>Condensation fréquente dans le bâtiment</text:p>
          </table:table-cell>
          <table:table-cell office:value-type="string" calcext:value-type="string">
            <text:p>logement</text:p>
          </table:table-cell>
          <table:table-cell table:formula="of:=VLOOKUP([.E927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Y-a-t-il présence de courants d'air ? </text:p>
          </table:table-cell>
          <table:table-cell office:value-type="string" calcext:value-type="string">
            <text:p>Présence de courants d’air</text:p>
          </table:table-cell>
          <table:table-cell office:value-type="string" calcext:value-type="string">
            <text:p>logement</text:p>
          </table:table-cell>
          <table:table-cell table:formula="of:=VLOOKUP([.E928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Le paillage est-il effectué à la pailleuse ? </text:p>
          </table:table-cell>
          <table:table-cell office:value-type="string" calcext:value-type="string">
            <text:p>Paillage effectué à la pailleuse</text:p>
          </table:table-cell>
          <table:table-cell office:value-type="string" calcext:value-type="string">
            <text:p>logement</text:p>
          </table:table-cell>
          <table:table-cell table:formula="of:=VLOOKUP([.E92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Les accès aux nourrisseurs, aux auges et à l'eau sont-ils difficiles ?</text:p>
          </table:table-cell>
          <table:table-cell office:value-type="string" calcext:value-type="string">
            <text:p>Accès aux auges et à l’eau difficiles</text:p>
          </table:table-cell>
          <table:table-cell office:value-type="string" calcext:value-type="string">
            <text:p>logement</text:p>
          </table:table-cell>
          <table:table-cell table:formula="of:=VLOOKUP([.E93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Les agneaux ont-ils accès à des plantes provoquant de l'œdème pulmonaire ? (laurier cerise/galéga officinal)</text:p>
          </table:table-cell>
          <table:table-cell office:value-type="string" calcext:value-type="string">
            <text:p>Accès à des plantes provoquant des œdèmes pulmonaires (galega, laurier cerise)</text:p>
          </table:table-cell>
          <table:table-cell office:value-type="string" calcext:value-type="string">
            <text:p>santé</text:p>
          </table:table-cell>
          <table:table-cell table:formula="of:=VLOOKUP([.E931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039" calcext:value-type="float">
            <text:p>4039</text:p>
          </table:table-cell>
          <table:table-cell office:value-type="string" calcext:value-type="string">
            <text:p>Les agneaux ont-ils eu des troubles du cordon ? (Cf ci-dessus)</text:p>
          </table:table-cell>
          <table:table-cell office:value-type="string" calcext:value-type="string">
            <text:p>Infections du cordon</text:p>
          </table:table-cell>
          <table:table-cell office:value-type="string" calcext:value-type="string">
            <text:p>santé</text:p>
          </table:table-cell>
          <table:table-cell table:formula="of:=VLOOKUP([.E932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039" calcext:value-type="float">
            <text:p>4039</text:p>
          </table:table-cell>
          <table:table-cell office:value-type="string" calcext:value-type="string">
            <text:p>Les agneaux ont-ils eu des infections suite au bouclage ou à l'équeutage ? </text:p>
          </table:table-cell>
          <table:table-cell office:value-type="string" calcext:value-type="string">
            <text:p>Infections suite au bouclage ou à l’équeutage</text:p>
          </table:table-cell>
          <table:table-cell office:value-type="string" calcext:value-type="string">
            <text:p>santé</text:p>
          </table:table-cell>
          <table:table-cell table:formula="of:=VLOOKUP([.E933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039" calcext:value-type="float">
            <text:p>4039</text:p>
          </table:table-cell>
          <table:table-cell office:value-type="string" calcext:value-type="string">
            <text:p>Les plaies sont-elles systématiquement désinfectées ? </text:p>
          </table:table-cell>
          <table:table-cell office:value-type="string" calcext:value-type="string">
            <text:p>Plaies non systématiquement désinfectées</text:p>
          </table:table-cell>
          <table:table-cell office:value-type="string" calcext:value-type="string">
            <text:p>hygiène</text:p>
          </table:table-cell>
          <table:table-cell table:formula="of:=VLOOKUP([.E934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Les rations sont-elles suffisamment pourvues en vitamine E et sélénium ? </text:p>
          </table:table-cell>
          <table:table-cell office:value-type="string" calcext:value-type="string">
            <text:p>Manque de vitamine E et de sélénium</text:p>
          </table:table-cell>
          <table:table-cell office:value-type="string" calcext:value-type="string">
            <text:p>alimentation</text:p>
          </table:table-cell>
          <table:table-cell table:formula="of:=VLOOKUP([.E93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040" calcext:value-type="float">
            <text:p>4040</text:p>
          </table:table-cell>
          <table:table-cell office:value-type="string" calcext:value-type="string">
            <text:p>Les rations présentent-elles des risques d'acidose ? </text:p>
          </table:table-cell>
          <table:table-cell office:value-type="string" calcext:value-type="string">
            <text:p>Rations acidogènes</text:p>
          </table:table-cell>
          <table:table-cell office:value-type="string" calcext:value-type="string">
            <text:p>alimentation</text:p>
          </table:table-cell>
          <table:table-cell table:formula="of:=VLOOKUP([.E93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Les brebis sont-elles suffisamment laitières et bien nourries pour couvrir les besoins des agneaux ayant le plus de potentiel ?</text:p>
          </table:table-cell>
          <table:table-cell office:value-type="string" calcext:value-type="string">
            <text:p>Quantité de lait insuffisante pour les gros agneaux</text:p>
          </table:table-cell>
          <table:table-cell office:value-type="string" calcext:value-type="string">
            <text:p>alimentation</text:p>
          </table:table-cell>
          <table:table-cell table:formula="of:=VLOOKUP([.E93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Les prairies pâturées sont-elles trop jeunes et/ou trop riches en azote ? </text:p>
          </table:table-cell>
          <table:table-cell office:value-type="string" calcext:value-type="string">
            <text:p>Prairies pâturées trop jeunes</text:p>
          </table:table-cell>
          <table:table-cell office:value-type="string" calcext:value-type="string">
            <text:p>alimentation</text:p>
          </table:table-cell>
          <table:table-cell table:formula="of:=VLOOKUP([.E93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La transition alimentaire est-elle suffisant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alimentation</text:p>
          </table:table-cell>
          <table:table-cell table:formula="of:=VLOOKUP([.E93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L'aliment de démarrage est-il adapté ? </text:p>
          </table:table-cell>
          <table:table-cell office:value-type="string" calcext:value-type="string">
            <text:p>Aliment de démarrage inadapté</text:p>
          </table:table-cell>
          <table:table-cell office:value-type="string" calcext:value-type="string">
            <text:p>alimentation</text:p>
          </table:table-cell>
          <table:table-cell table:formula="of:=VLOOKUP([.E94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Les accès aux nourrisseurs, aux auges et à l'eau sont-ils difficiles ?</text:p>
          </table:table-cell>
          <table:table-cell office:value-type="string" calcext:value-type="string">
            <text:p>Accès aux auges et à l’eau difficiles</text:p>
          </table:table-cell>
          <table:table-cell office:value-type="string" calcext:value-type="string">
            <text:p>alimentation</text:p>
          </table:table-cell>
          <table:table-cell table:formula="of:=VLOOKUP([.E94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Le contrôle du parasitisme est-il réalisé (coccidiose, ténia et strongles ) ?</text:p>
          </table:table-cell>
          <table:table-cell office:value-type="string" calcext:value-type="string">
            <text:p>Pas de contrôle du parasitisme</text:p>
          </table:table-cell>
          <table:table-cell office:value-type="string" calcext:value-type="string">
            <text:p>parasitisme</text:p>
          </table:table-cell>
          <table:table-cell table:formula="of:=VLOOKUP([.E94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L’infestation parasitaire (coccidiose, cryptosporidiose, ascaridiose,ténia…) est –elle surveillée ?</text:p>
          </table:table-cell>
          <table:table-cell office:value-type="string" calcext:value-type="string">
            <text:p>Par de surveillance de l’infection parasitaire</text:p>
          </table:table-cell>
          <table:table-cell office:value-type="string" calcext:value-type="string">
            <text:p>parasitisme</text:p>
          </table:table-cell>
          <table:table-cell table:formula="of:=VLOOKUP([.E94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es fourrages distribués présentent-ils des bonnes qualités de conservation ? </text:p>
          </table:table-cell>
          <table:table-cell office:value-type="string" calcext:value-type="string">
            <text:p>Fourrages mal conservés</text:p>
          </table:table-cell>
          <table:table-cell office:value-type="string" calcext:value-type="string">
            <text:p>alimentation</text:p>
          </table:table-cell>
          <table:table-cell table:formula="of:=VLOOKUP([.E94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es rations présentent-elles des risques d'acidose ? </text:p>
          </table:table-cell>
          <table:table-cell office:value-type="string" calcext:value-type="string">
            <text:p>Rations acidogènes</text:p>
          </table:table-cell>
          <table:table-cell office:value-type="string" calcext:value-type="string">
            <text:p>alimentation</text:p>
          </table:table-cell>
          <table:table-cell table:formula="of:=VLOOKUP([.E94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es apports minéraux sont-ils suffisants pour couvrir les besoins ? </text:p>
          </table:table-cell>
          <table:table-cell office:value-type="string" calcext:value-type="string">
            <text:p>Apport minéraux insuffisants par rapport aux besoins</text:p>
          </table:table-cell>
          <table:table-cell office:value-type="string" calcext:value-type="string">
            <text:p>alimentation</text:p>
          </table:table-cell>
          <table:table-cell table:formula="of:=VLOOKUP([.E94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'eau de boisson est-elle potable ? </text:p>
          </table:table-cell>
          <table:table-cell office:value-type="string" calcext:value-type="string">
            <text:p>Eau de boisson non potable</text:p>
          </table:table-cell>
          <table:table-cell office:value-type="string" calcext:value-type="string">
            <text:p>alimentation</text:p>
          </table:table-cell>
          <table:table-cell table:formula="of:=VLOOKUP([.E94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De l'argile est-elle mise à disposition des agneaux ? </text:p>
          </table:table-cell>
          <table:table-cell office:value-type="string" calcext:value-type="string">
            <text:p>Pas d’argile à disposition des agneaux</text:p>
          </table:table-cell>
          <table:table-cell office:value-type="string" calcext:value-type="string">
            <text:p>alimentation</text:p>
          </table:table-cell>
          <table:table-cell table:formula="of:=VLOOKUP([.E94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’infestation en coccidiose –t-elle été surveillée ?</text:p>
          </table:table-cell>
          <table:table-cell office:value-type="string" calcext:value-type="string">
            <text:p>Pas de surveillance de la coccidiose</text:p>
          </table:table-cell>
          <table:table-cell office:value-type="string" calcext:value-type="string">
            <text:p>parasitisme</text:p>
          </table:table-cell>
          <table:table-cell table:formula="of:=VLOOKUP([.E94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es agneaux subissent-ils des stress réguliers ? </text:p>
          </table:table-cell>
          <table:table-cell office:value-type="string" calcext:value-type="string">
            <text:p>Stress important sur les agneaux</text:p>
          </table:table-cell>
          <table:table-cell office:value-type="string" calcext:value-type="string">
            <text:p>divers</text:p>
          </table:table-cell>
          <table:table-cell table:formula="of:=VLOOKUP([.E950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e logement est-il confortable ?</text:p>
          </table:table-cell>
          <table:table-cell office:value-type="string" calcext:value-type="string">
            <text:p>Manque de confort dans le logement</text:p>
          </table:table-cell>
          <table:table-cell office:value-type="string" calcext:value-type="string">
            <text:p>logement</text:p>
          </table:table-cell>
          <table:table-cell table:formula="of:=VLOOKUP([.E95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a litière est-elle propre et saine ? </text:p>
          </table:table-cell>
          <table:table-cell office:value-type="string" calcext:value-type="string">
            <text:p>Litière sale</text:p>
          </table:table-cell>
          <table:table-cell office:value-type="string" calcext:value-type="string">
            <text:p>logement</text:p>
          </table:table-cell>
          <table:table-cell table:formula="of:=VLOOKUP([.E952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La paille de litière est-elle de bonne qualité, bien conservée ? </text:p>
          </table:table-cell>
          <table:table-cell office:value-type="string" calcext:value-type="string">
            <text:p>Paille de la litière de mauvaise qualité</text:p>
          </table:table-cell>
          <table:table-cell office:value-type="string" calcext:value-type="string">
            <text:p>logement</text:p>
          </table:table-cell>
          <table:table-cell table:formula="of:=VLOOKUP([.E95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Les apports en cuivre et en soufre sont-ils raisonnés ? </text:p>
          </table:table-cell>
          <table:table-cell office:value-type="string" calcext:value-type="string">
            <text:p>Apports en cuivre et en souffre non raisonnés</text:p>
          </table:table-cell>
          <table:table-cell office:value-type="string" calcext:value-type="string">
            <text:p>alimentation</text:p>
          </table:table-cell>
          <table:table-cell table:formula="of:=VLOOKUP([.E95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Les rations sont-elles équilibrées ? avec une bonne sécurité contre l’acidose ? </text:p>
          </table:table-cell>
          <table:table-cell office:value-type="string" calcext:value-type="string">
            <text:p>Rations déséquilibrées (risque d’acidose)</text:p>
          </table:table-cell>
          <table:table-cell office:value-type="string" calcext:value-type="string">
            <text:p>alimentation</text:p>
          </table:table-cell>
          <table:table-cell table:formula="of:=VLOOKUP([.E95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Les aliments sont sains ? (absence de moisi ou altération)</text:p>
          </table:table-cell>
          <table:table-cell office:value-type="string" calcext:value-type="string">
            <text:p>Aliments moisis ou abîmés</text:p>
          </table:table-cell>
          <table:table-cell office:value-type="string" calcext:value-type="string">
            <text:p>alimentation</text:p>
          </table:table-cell>
          <table:table-cell table:formula="of:=VLOOKUP([.E95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Les apports en éléments minéraux et oligo-éléments sont-ils suffisants ? </text:p>
          </table:table-cell>
          <table:table-cell office:value-type="string" calcext:value-type="string">
            <text:p>Carences en minéraux et oligo-éléments</text:p>
          </table:table-cell>
          <table:table-cell office:value-type="string" calcext:value-type="string">
            <text:p>alimentation</text:p>
          </table:table-cell>
          <table:table-cell table:formula="of:=VLOOKUP([.E95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Avez-vous fait des dépistages listéria, méningite, tétanos, botulisme ou autres maladies graves ? (a voir avec votre vétérinaire)</text:p>
          </table:table-cell>
          <table:table-cell office:value-type="string" calcext:value-type="string">
            <text:p>Pas de dépistage des maladies graves (listéria, tétanos, botulisme, etc.)</text:p>
          </table:table-cell>
          <table:table-cell office:value-type="string" calcext:value-type="string">
            <text:p>santé</text:p>
          </table:table-cell>
          <table:table-cell table:formula="of:=VLOOKUP([.E958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Les agnelles sont-elles atteintes de tiques ? Si oui, voir parasitisme</text:p>
          </table:table-cell>
          <table:table-cell office:value-type="string" calcext:value-type="string">
            <text:p>Problème d’infestation par des tiques</text:p>
          </table:table-cell>
          <table:table-cell office:value-type="string" calcext:value-type="string">
            <text:p>parasitisme</text:p>
          </table:table-cell>
          <table:table-cell table:formula="of:=VLOOKUP([.E95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044" calcext:value-type="float">
            <text:p>4044</text:p>
          </table:table-cell>
          <table:table-cell office:value-type="string" calcext:value-type="string">
            <text:p>Les agnelles sont-elles suivies en parasitismes ? </text:p>
          </table:table-cell>
          <table:table-cell office:value-type="string" calcext:value-type="string">
            <text:p>Pas de suivi du parasitisme des agnelles</text:p>
          </table:table-cell>
          <table:table-cell office:value-type="string" calcext:value-type="string">
            <text:p>parasitisme</text:p>
          </table:table-cell>
          <table:table-cell table:formula="of:=VLOOKUP([.E96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Le diagnostic de gale a-t-il été posé par un vétérinaire ?</text:p>
          </table:table-cell>
          <table:table-cell office:value-type="string" calcext:value-type="string">
            <text:p>Diagnostic de gale</text:p>
          </table:table-cell>
          <table:table-cell office:value-type="string" calcext:value-type="string">
            <text:p>santé</text:p>
          </table:table-cell>
          <table:table-cell table:formula="of:=VLOOKUP([.E961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Les démangeaisons sont-elles surveillées et traitées si nécessaire ? (Gale)</text:p>
          </table:table-cell>
          <table:table-cell office:value-type="string" calcext:value-type="string">
            <text:p>Démangeaisons ni surveillées ni traitées</text:p>
          </table:table-cell>
          <table:table-cell office:value-type="string" calcext:value-type="string">
            <text:p>santé</text:p>
          </table:table-cell>
          <table:table-cell table:formula="of:=VLOOKUP([.E962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Les animaux introduits sont-ils mis en quarantaine et suivis sanitairement avant d'être mélangés au troupeau ? </text:p>
          </table:table-cell>
          <table:table-cell office:value-type="string" calcext:value-type="string">
            <text:p>Pas quarantaine avant introduction et de surveillance des animaux introduits</text:p>
          </table:table-cell>
          <table:table-cell office:value-type="string" calcext:value-type="string">
            <text:p>conduite</text:p>
          </table:table-cell>
          <table:table-cell table:formula="of:=VLOOKUP([.E96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Du matériel de transport d'ovins est-il utilisé à plusieurs éleveurs ? </text:p>
          </table:table-cell>
          <table:table-cell office:value-type="string" calcext:value-type="string">
            <text:p>Matériel de transport partagé entre plusieurs éleveurs</text:p>
          </table:table-cell>
          <table:table-cell office:value-type="string" calcext:value-type="string">
            <text:p>conduite</text:p>
          </table:table-cell>
          <table:table-cell table:formula="of:=VLOOKUP([.E96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Les traitements sont-ils mis en place rapidement après l'apparition des premiers signes ? </text:p>
          </table:table-cell>
          <table:table-cell office:value-type="string" calcext:value-type="string">
            <text:p>Traitements trop tardifs après l’apparition des premiers signes</text:p>
          </table:table-cell>
          <table:table-cell office:value-type="string" calcext:value-type="string">
            <text:p>santé</text:p>
          </table:table-cell>
          <table:table-cell table:formula="of:=VLOOKUP([.E965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Les troupeaux voisins sont-ils porteurs du parasite ? </text:p>
          </table:table-cell>
          <table:table-cell office:value-type="string" calcext:value-type="string">
            <text:p>Troupeaux voisins porteurs de gale</text:p>
          </table:table-cell>
          <table:table-cell office:value-type="string" calcext:value-type="string">
            <text:p>divers</text:p>
          </table:table-cell>
          <table:table-cell table:formula="of:=VLOOKUP([.E966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Du matériel de transport d'ovins est-il utilisé à plusieurs éleveurs ? </text:p>
          </table:table-cell>
          <table:table-cell office:value-type="string" calcext:value-type="string">
            <text:p>Matériel de transport partagé entre plusieurs éleveurs</text:p>
          </table:table-cell>
          <table:table-cell office:value-type="string" calcext:value-type="string">
            <text:p>conduite</text:p>
          </table:table-cell>
          <table:table-cell table:formula="of:=VLOOKUP([.E96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Les troupeaux voisins sont-ils porteurs du parasite ? </text:p>
          </table:table-cell>
          <table:table-cell office:value-type="string" calcext:value-type="string">
            <text:p>Troupeaux voisins porteurs de teigne ou poux</text:p>
          </table:table-cell>
          <table:table-cell office:value-type="string" calcext:value-type="string">
            <text:p>divers</text:p>
          </table:table-cell>
          <table:table-cell table:formula="of:=VLOOKUP([.E968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Les traitements sont-ils mis en place rapidement après l'apparition des premiers signes ? </text:p>
          </table:table-cell>
          <table:table-cell office:value-type="string" calcext:value-type="string">
            <text:p>Traitements trop tardifs après l’apparition des premiers signes</text:p>
          </table:table-cell>
          <table:table-cell office:value-type="string" calcext:value-type="string">
            <text:p>santé</text:p>
          </table:table-cell>
          <table:table-cell table:formula="of:=VLOOKUP([.E969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La surface et le volume de bâtiment par animal sont-ils suffisants ? 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logement</text:p>
          </table:table-cell>
          <table:table-cell table:formula="of:=VLOOKUP([.E97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Les brebis sont-elles victimes de mycotoxine ou d'intoxication chimique ?</text:p>
          </table:table-cell>
          <table:table-cell office:value-type="string" calcext:value-type="string">
            <text:p>Intoxications chimiques ou par mycotoxines</text:p>
          </table:table-cell>
          <table:table-cell office:value-type="string" calcext:value-type="string">
            <text:p>santé</text:p>
          </table:table-cell>
          <table:table-cell table:formula="of:=VLOOKUP([.E971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L'alimentation couvre-t-elle les besoins en Iode, Cuivre, Zinc ?</text:p>
          </table:table-cell>
          <table:table-cell office:value-type="string" calcext:value-type="string">
            <text:p>Carences en oligo-éléments</text:p>
          </table:table-cell>
          <table:table-cell office:value-type="string" calcext:value-type="string">
            <text:p>alimentation</text:p>
          </table:table-cell>
          <table:table-cell table:formula="of:=VLOOKUP([.E97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La gestion du pâturage permet-elle d'éviter le retour des animaux sur des parcelles infestées ?</text:p>
          </table:table-cell>
          <table:table-cell office:value-type="string" calcext:value-type="string">
            <text:p>Retour du troupeau sur des parcelles infestées</text:p>
          </table:table-cell>
          <table:table-cell office:value-type="string" calcext:value-type="string">
            <text:p>parasitisme</text:p>
          </table:table-cell>
          <table:table-cell table:formula="of:=VLOOKUP([.E97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Le pâturage ras &lt; à 5 cm est-il évité ? </text:p>
          </table:table-cell>
          <table:table-cell office:value-type="string" calcext:value-type="string">
            <text:p>Pâturage trop ras (&lt; 5cm)</text:p>
          </table:table-cell>
          <table:table-cell office:value-type="string" calcext:value-type="string">
            <text:p>parasitisme</text:p>
          </table:table-cell>
          <table:table-cell table:formula="of:=VLOOKUP([.E97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Y-a-t-il alternance de différentes espèces au pâturage ?</text:p>
          </table:table-cell>
          <table:table-cell office:value-type="string" calcext:value-type="string">
            <text:p>Par d’alternance possible de différentes espèces sur les mêmes pâtures</text:p>
          </table:table-cell>
          <table:table-cell office:value-type="string" calcext:value-type="string">
            <text:p>parasitisme</text:p>
          </table:table-cell>
          <table:table-cell table:formula="of:=VLOOKUP([.E97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Tenez-vous à jour un planning de pâturage ? </text:p>
          </table:table-cell>
          <table:table-cell office:value-type="string" calcext:value-type="string">
            <text:p>Pas de planning de pâturage à jour</text:p>
          </table:table-cell>
          <table:table-cell office:value-type="string" calcext:value-type="string">
            <text:p>parasitisme</text:p>
          </table:table-cell>
          <table:table-cell table:formula="of:=VLOOKUP([.E97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La pâture est-elle intégrée dans une alternance fauche-pâture ? </text:p>
          </table:table-cell>
          <table:table-cell office:value-type="string" calcext:value-type="string">
            <text:p>Pas d’association pâturage / fauche</text:p>
          </table:table-cell>
          <table:table-cell office:value-type="string" calcext:value-type="string">
            <text:p>parasitisme</text:p>
          </table:table-cell>
          <table:table-cell table:formula="of:=VLOOKUP([.E97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Les prairies entrent-elles dans la rotation des cultures ?</text:p>
          </table:table-cell>
          <table:table-cell office:value-type="string" calcext:value-type="string">
            <text:p>Les prairies n’entrent pas dans les rotations de cultures</text:p>
          </table:table-cell>
          <table:table-cell office:value-type="string" calcext:value-type="string">
            <text:p>parasitisme</text:p>
          </table:table-cell>
          <table:table-cell table:formula="of:=VLOOKUP([.E97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L'infestation fait-elle suite à un hiver doux ? </text:p>
          </table:table-cell>
          <table:table-cell office:value-type="string" calcext:value-type="string">
            <text:p>Hiver précédent très doux</text:p>
          </table:table-cell>
          <table:table-cell office:value-type="string" calcext:value-type="string">
            <text:p>parasitisme</text:p>
          </table:table-cell>
          <table:table-cell table:formula="of:=VLOOKUP([.E97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Le choix de traiter collectivement est-il décider suite à des analyses coproscopiques et/ou sérologique, et répond-il à une stratégie globale de gestion parasitaire à l’échelle du troupeau ?</text:p>
          </table:table-cell>
          <table:table-cell office:value-type="string" calcext:value-type="string">
            <text:p>Pas de stratégie globale dans les choix de traitement des animaux</text:p>
          </table:table-cell>
          <table:table-cell office:value-type="string" calcext:value-type="string">
            <text:p>parasitisme</text:p>
          </table:table-cell>
          <table:table-cell table:formula="of:=VLOOKUP([.E98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La fréquence des traitements anthelminthiques ne favorise-t-elle pas les résistances ? </text:p>
          </table:table-cell>
          <table:table-cell office:value-type="string" calcext:value-type="string">
            <text:p>Fréquence de traitements favorisant les résistances</text:p>
          </table:table-cell>
          <table:table-cell office:value-type="string" calcext:value-type="string">
            <text:p>parasitisme</text:p>
          </table:table-cell>
          <table:table-cell table:formula="of:=VLOOKUP([.E98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La race du troupeau est-elle adaptée au milieu infesté ? </text:p>
          </table:table-cell>
          <table:table-cell office:value-type="string" calcext:value-type="string">
            <text:p>Race non adaptée à de fortes infestations parasitaires</text:p>
          </table:table-cell>
          <table:table-cell office:value-type="string" calcext:value-type="string">
            <text:p>génétique</text:p>
          </table:table-cell>
          <table:table-cell table:formula="of:=VLOOKUP([.E982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La gestion du pâturage permet-elle d'éviter le retour des animaux sur des parcelles infestées ?</text:p>
          </table:table-cell>
          <table:table-cell office:value-type="string" calcext:value-type="string">
            <text:p>Retour du troupeau sur des parcelles infestées</text:p>
          </table:table-cell>
          <table:table-cell office:value-type="string" calcext:value-type="string">
            <text:p>parasitisme</text:p>
          </table:table-cell>
          <table:table-cell table:formula="of:=VLOOKUP([.E98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Le pâturage ras &lt; à 5 cm est-il évité ? </text:p>
          </table:table-cell>
          <table:table-cell office:value-type="string" calcext:value-type="string">
            <text:p>Pâturage trop ras (&lt; 5cm)</text:p>
          </table:table-cell>
          <table:table-cell office:value-type="string" calcext:value-type="string">
            <text:p>parasitisme</text:p>
          </table:table-cell>
          <table:table-cell table:formula="of:=VLOOKUP([.E98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Y-a-t-il alternance de différentes espèces au pâturage ?</text:p>
          </table:table-cell>
          <table:table-cell office:value-type="string" calcext:value-type="string">
            <text:p>Par d’alternance possible de différentes espèces sur les mêmes pâtures</text:p>
          </table:table-cell>
          <table:table-cell office:value-type="string" calcext:value-type="string">
            <text:p>parasitisme</text:p>
          </table:table-cell>
          <table:table-cell table:formula="of:=VLOOKUP([.E98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Tenez-vous à jour un planning de pâturage ? </text:p>
          </table:table-cell>
          <table:table-cell office:value-type="string" calcext:value-type="string">
            <text:p>Pas de planning de pâturage à jour</text:p>
          </table:table-cell>
          <table:table-cell office:value-type="string" calcext:value-type="string">
            <text:p>parasitisme</text:p>
          </table:table-cell>
          <table:table-cell table:formula="of:=VLOOKUP([.E98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La pâture est-elle intégrée dans une alternance fauche-pâture ? </text:p>
          </table:table-cell>
          <table:table-cell office:value-type="string" calcext:value-type="string">
            <text:p>Pas d’association pâturage / fauche</text:p>
          </table:table-cell>
          <table:table-cell office:value-type="string" calcext:value-type="string">
            <text:p>parasitisme</text:p>
          </table:table-cell>
          <table:table-cell table:formula="of:=VLOOKUP([.E98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Les prairies entrent-elles dans la rotation des cultures ?</text:p>
          </table:table-cell>
          <table:table-cell office:value-type="string" calcext:value-type="string">
            <text:p>Les prairies n’entrent pas dans les rotations de cultures</text:p>
          </table:table-cell>
          <table:table-cell office:value-type="string" calcext:value-type="string">
            <text:p>parasitisme</text:p>
          </table:table-cell>
          <table:table-cell table:formula="of:=VLOOKUP([.E98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L'infestation fait-elle suite à un hiver doux ? </text:p>
          </table:table-cell>
          <table:table-cell office:value-type="string" calcext:value-type="string">
            <text:p>Hiver précédent très doux</text:p>
          </table:table-cell>
          <table:table-cell office:value-type="string" calcext:value-type="string">
            <text:p>parasitisme</text:p>
          </table:table-cell>
          <table:table-cell table:formula="of:=VLOOKUP([.E98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Le choix de traiter collectivement est-il décider suite à des analyses coproscopiques et/ou sérologique, et répond-il à une stratégie globale de gestion parasitaire à l’échelle du troupeau ?</text:p>
          </table:table-cell>
          <table:table-cell office:value-type="string" calcext:value-type="string">
            <text:p>Pas de stratégie globale dans les choix de traitement des animaux</text:p>
          </table:table-cell>
          <table:table-cell office:value-type="string" calcext:value-type="string">
            <text:p>parasitisme</text:p>
          </table:table-cell>
          <table:table-cell table:formula="of:=VLOOKUP([.E99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La fréquence des traitements anthelminthiques ne favorise-t-elle pas les résistances ? </text:p>
          </table:table-cell>
          <table:table-cell office:value-type="string" calcext:value-type="string">
            <text:p>Fréquence de traitements favorisant les résistances</text:p>
          </table:table-cell>
          <table:table-cell office:value-type="string" calcext:value-type="string">
            <text:p>parasitisme</text:p>
          </table:table-cell>
          <table:table-cell table:formula="of:=VLOOKUP([.E99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La race du troupeau est-elle adaptée au milieu infesté ? </text:p>
          </table:table-cell>
          <table:table-cell office:value-type="string" calcext:value-type="string">
            <text:p>Race non adaptée à de fortes infestations parasitaires</text:p>
          </table:table-cell>
          <table:table-cell office:value-type="string" calcext:value-type="string">
            <text:p>génétique</text:p>
          </table:table-cell>
          <table:table-cell table:formula="of:=VLOOKUP([.E992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Les animaux ont-ils pâturé des zones humides, notamment par nécessité en période de sécheresse ?</text:p>
          </table:table-cell>
          <table:table-cell office:value-type="string" calcext:value-type="string">
            <text:p>Pâturage sur des zones humides (à cause de la sécheresse)</text:p>
          </table:table-cell>
          <table:table-cell office:value-type="string" calcext:value-type="string">
            <text:p>alimentation</text:p>
          </table:table-cell>
          <table:table-cell table:formula="of:=VLOOKUP([.E99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Des accès aménagés à des points d’eau propre et potable sont-ils aménagés en quantité suffisante par rapport au nombre d’animaux ? Le débit est-il suffisant tout au long de l’année ?</text:p>
          </table:table-cell>
          <table:table-cell office:value-type="string" calcext:value-type="string">
            <text:p>Problème d’accès à de l’eau propre et potable</text:p>
          </table:table-cell>
          <table:table-cell office:value-type="string" calcext:value-type="string">
            <text:p>alimentation</text:p>
          </table:table-cell>
          <table:table-cell table:formula="of:=VLOOKUP([.E99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Les animaux pâturent-ils sur des zones sèches avec présence des petits escargots xérophiles?</text:p>
          </table:table-cell>
          <table:table-cell office:value-type="string" calcext:value-type="string">
            <text:p>Présence d’escargots xérophiles</text:p>
          </table:table-cell>
          <table:table-cell office:value-type="string" calcext:value-type="string">
            <text:p>alimentation</text:p>
          </table:table-cell>
          <table:table-cell table:formula="of:=VLOOKUP([.E99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Les animaux consomment-ils des compléments alimentaires posés au sol ? (pierre à sel, etc…)</text:p>
          </table:table-cell>
          <table:table-cell office:value-type="string" calcext:value-type="string">
            <text:p>Consommation au sol des aliments, du sel, des minéraux</text:p>
          </table:table-cell>
          <table:table-cell office:value-type="string" calcext:value-type="string">
            <text:p>conduite</text:p>
          </table:table-cell>
          <table:table-cell table:formula="of:=VLOOKUP([.E99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Y-a-t-il un épandage de fumier issus d'animaux malades sur les pâtures ? </text:p>
          </table:table-cell>
          <table:table-cell office:value-type="string" calcext:value-type="string">
            <text:p>Épandage de fumier issu d’animaux infestés</text:p>
          </table:table-cell>
          <table:table-cell office:value-type="string" calcext:value-type="string">
            <text:p>conduite</text:p>
          </table:table-cell>
          <table:table-cell table:formula="of:=VLOOKUP([.E99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Y-a-t-il alternance de différentes espèces au pâturage ?</text:p>
          </table:table-cell>
          <table:table-cell office:value-type="string" calcext:value-type="string">
            <text:p>Par d’alternance possible de différentes espèces sur les mêmes pâtures</text:p>
          </table:table-cell>
          <table:table-cell office:value-type="string" calcext:value-type="string">
            <text:p>parasitisme</text:p>
          </table:table-cell>
          <table:table-cell table:formula="of:=VLOOKUP([.E99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Le pâturage ras &lt; à 5 cm est-il évité ? </text:p>
          </table:table-cell>
          <table:table-cell office:value-type="string" calcext:value-type="string">
            <text:p>Pâturage trop ras (&lt; 5cm)</text:p>
          </table:table-cell>
          <table:table-cell office:value-type="string" calcext:value-type="string">
            <text:p>parasitisme</text:p>
          </table:table-cell>
          <table:table-cell table:formula="of:=VLOOKUP([.E99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Les animaux sont-ils maintenus sur des parcelles présentant un manque d'herbe (sécheresse) ?</text:p>
          </table:table-cell>
          <table:table-cell office:value-type="string" calcext:value-type="string">
            <text:p>Animaux maintenus sur des parcelles présentant un manque d’herbe</text:p>
          </table:table-cell>
          <table:table-cell office:value-type="string" calcext:value-type="string">
            <text:p>parasitisme</text:p>
          </table:table-cell>
          <table:table-cell table:formula="of:=VLOOKUP([.E100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Historiquement, l'infestation petite douve a déjà été présente ? </text:p>
          </table:table-cell>
          <table:table-cell office:value-type="string" calcext:value-type="string">
            <text:p>Présence historique de petite douve</text:p>
          </table:table-cell>
          <table:table-cell office:value-type="string" calcext:value-type="string">
            <text:p>parasitisme</text:p>
          </table:table-cell>
          <table:table-cell table:formula="of:=VLOOKUP([.E100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L'infestation fait-elle suite à un hiver doux ? </text:p>
          </table:table-cell>
          <table:table-cell office:value-type="string" calcext:value-type="string">
            <text:p>Infestation suite à un hiver doux</text:p>
          </table:table-cell>
          <table:table-cell office:value-type="string" calcext:value-type="string">
            <text:p>parasitisme</text:p>
          </table:table-cell>
          <table:table-cell table:formula="of:=VLOOKUP([.E100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L'année a-t-elle été particulièrement humide et douce ? </text:p>
          </table:table-cell>
          <table:table-cell office:value-type="string" calcext:value-type="string">
            <text:p>Année particulièrement humide et douce</text:p>
          </table:table-cell>
          <table:table-cell office:value-type="string" calcext:value-type="string">
            <text:p>parasitisme</text:p>
          </table:table-cell>
          <table:table-cell table:formula="of:=VLOOKUP([.E100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Y-a-t-il eu des infestations les années précédentes ? </text:p>
          </table:table-cell>
          <table:table-cell office:value-type="string" calcext:value-type="string">
            <text:p>Infestations les années précédentes</text:p>
          </table:table-cell>
          <table:table-cell office:value-type="string" calcext:value-type="string">
            <text:p>parasitisme</text:p>
          </table:table-cell>
          <table:table-cell table:formula="of:=VLOOKUP([.E100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Les animaux jeunes sont-ils protégés des parcelles infestées ? </text:p>
          </table:table-cell>
          <table:table-cell office:value-type="string" calcext:value-type="string">
            <text:p>Les jeunes pâturent sur des parcelles très infestées</text:p>
          </table:table-cell>
          <table:table-cell office:value-type="string" calcext:value-type="string">
            <text:p>parasitisme</text:p>
          </table:table-cell>
          <table:table-cell table:formula="of:=VLOOKUP([.E100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Le pâturage ras &lt; à 5 cm est-il évité ? </text:p>
          </table:table-cell>
          <table:table-cell office:value-type="string" calcext:value-type="string">
            <text:p>Pâturage trop ras (&lt; 5cm)</text:p>
          </table:table-cell>
          <table:table-cell office:value-type="string" calcext:value-type="string">
            <text:p>parasitisme</text:p>
          </table:table-cell>
          <table:table-cell table:formula="of:=VLOOKUP([.E100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La pâture est-elle intégrée dans une alternance fauche-pâture ? Les prairies entrent-elles dans la rotation des cultures ? </text:p>
          </table:table-cell>
          <table:table-cell office:value-type="string" calcext:value-type="string">
            <text:p>Les prairies n’entrent pas dans les rotations de cultures</text:p>
          </table:table-cell>
          <table:table-cell office:value-type="string" calcext:value-type="string">
            <text:p>parasitisme</text:p>
          </table:table-cell>
          <table:table-cell table:formula="of:=VLOOKUP([.E100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L'environnement est-il contaminé par les coccidioses ? </text:p>
          </table:table-cell>
          <table:table-cell office:value-type="string" calcext:value-type="string">
            <text:p>Environnement infesté par des coccidies</text:p>
          </table:table-cell>
          <table:table-cell office:value-type="string" calcext:value-type="string">
            <text:p>parasitisme</text:p>
          </table:table-cell>
          <table:table-cell table:formula="of:=VLOOKUP([.E100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Si oui un lavage eau chaude (&gt;90°C) a-t-il été effectué ? </text:p>
          </table:table-cell>
          <table:table-cell office:value-type="string" calcext:value-type="string">
            <text:p>Pas de lavage à l’eau chaude malgré un environnement infesté</text:p>
          </table:table-cell>
          <table:table-cell office:value-type="string" calcext:value-type="string">
            <text:p>parasitisme</text:p>
          </table:table-cell>
          <table:table-cell table:formula="of:=VLOOKUP([.E100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Avez-vous mis en place des mesures préventives ? (ex argile à disposition des agneaux )</text:p>
          </table:table-cell>
          <table:table-cell office:value-type="string" calcext:value-type="string">
            <text:p>Pas de mesures préventives</text:p>
          </table:table-cell>
          <table:table-cell office:value-type="string" calcext:value-type="string">
            <text:p>parasitisme</text:p>
          </table:table-cell>
          <table:table-cell table:formula="of:=VLOOKUP([.E101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La surface et le volume de bâtiment par animal sont-ils suffisants ? 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logement</text:p>
          </table:table-cell>
          <table:table-cell table:formula="of:=VLOOKUP([.E101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La litière des animaux reste-t-elle sèche ? </text:p>
          </table:table-cell>
          <table:table-cell office:value-type="string" calcext:value-type="string">
            <text:p>Litière trop humide</text:p>
          </table:table-cell>
          <table:table-cell office:value-type="string" calcext:value-type="string">
            <text:p>logement</text:p>
          </table:table-cell>
          <table:table-cell table:formula="of:=VLOOKUP([.E1012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Les animaux ont-ils subis des stress importants (changement alimentaire, mise à l'herbe, sevrage, mise en lots, etc..)</text:p>
          </table:table-cell>
          <table:table-cell office:value-type="string" calcext:value-type="string">
            <text:p>Stress important sur le troupeau</text:p>
          </table:table-cell>
          <table:table-cell office:value-type="string" calcext:value-type="string">
            <text:p>divers</text:p>
          </table:table-cell>
          <table:table-cell table:formula="of:=VLOOKUP([.E1013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La zone est-elle infestée par la mouche responsables de myases (Wohlfahrtia, lucilie) ? </text:p>
          </table:table-cell>
          <table:table-cell office:value-type="string" calcext:value-type="string">
            <text:p>Zone infestée par des mouches responsables de myases</text:p>
          </table:table-cell>
          <table:table-cell office:value-type="string" calcext:value-type="string">
            <text:p>santé</text:p>
          </table:table-cell>
          <table:table-cell table:formula="of:=VLOOKUP([.E1014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Le temps consacré à la surveillance des blessures et des myases est-il suffisant ? </text:p>
          </table:table-cell>
          <table:table-cell office:value-type="string" calcext:value-type="string">
            <text:p>Temps consacré à la surveillance des blessures insuffisante</text:p>
          </table:table-cell>
          <table:table-cell office:value-type="string" calcext:value-type="string">
            <text:p>conduite</text:p>
          </table:table-cell>
          <table:table-cell table:formula="of:=VLOOKUP([.E101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Les arrières trains sont-ils propres ? </text:p>
          </table:table-cell>
          <table:table-cell office:value-type="string" calcext:value-type="string">
            <text:p>Arrière-trains sales</text:p>
          </table:table-cell>
          <table:table-cell office:value-type="string" calcext:value-type="string">
            <text:p>hygiène</text:p>
          </table:table-cell>
          <table:table-cell table:formula="of:=VLOOKUP([.E1016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es traitements se font-ils au coup par coup sans stratégie à l'échelle du troupeau ? </text:p>
          </table:table-cell>
          <table:table-cell office:value-type="string" calcext:value-type="string">
            <text:p>Traitements aux coup par coup sans stratégie à l’échelle du troupeau</text:p>
          </table:table-cell>
          <table:table-cell office:value-type="string" calcext:value-type="string">
            <text:p>conduite</text:p>
          </table:table-cell>
          <table:table-cell table:formula="of:=VLOOKUP([.E101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es introductions d'animaux sont-elles gérées avec mise en quarantaine et surveillance sanitaire ? </text:p>
          </table:table-cell>
          <table:table-cell office:value-type="string" calcext:value-type="string">
            <text:p>Pas quarantaine avant introduction et de surveillance des animaux introduits</text:p>
          </table:table-cell>
          <table:table-cell office:value-type="string" calcext:value-type="string">
            <text:p>conduite</text:p>
          </table:table-cell>
          <table:table-cell table:formula="of:=VLOOKUP([.E101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e parage est-il régulier ? </text:p>
          </table:table-cell>
          <table:table-cell office:value-type="string" calcext:value-type="string">
            <text:p>Parage irrégulier</text:p>
          </table:table-cell>
          <table:table-cell office:value-type="string" calcext:value-type="string">
            <text:p>conduite</text:p>
          </table:table-cell>
          <table:table-cell table:formula="of:=VLOOKUP([.E101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e parage est-il pratiqué sans saignements et en respectant les bonnes longueurs d'onglons ? </text:p>
          </table:table-cell>
          <table:table-cell office:value-type="string" calcext:value-type="string">
            <text:p>Parage avec saignements, onglons coupés trop courts</text:p>
          </table:table-cell>
          <table:table-cell office:value-type="string" calcext:value-type="string">
            <text:p>conduite</text:p>
          </table:table-cell>
          <table:table-cell table:formula="of:=VLOOKUP([.E102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es agnelles sont-elles orientées vers des parcelles non infectées ? </text:p>
          </table:table-cell>
          <table:table-cell office:value-type="string" calcext:value-type="string">
            <text:p>Pâturage des agnelles sur des parcelles infectées</text:p>
          </table:table-cell>
          <table:table-cell office:value-type="string" calcext:value-type="string">
            <text:p>parasitisme</text:p>
          </table:table-cell>
          <table:table-cell table:formula="of:=VLOOKUP([.E102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'alimentation est-elle suffisamment pourvue en minéraux et oligo-éléments ? </text:p>
          </table:table-cell>
          <table:table-cell office:value-type="string" calcext:value-type="string">
            <text:p>Carences en minéraux et oligo-éléments</text:p>
          </table:table-cell>
          <table:table-cell office:value-type="string" calcext:value-type="string">
            <text:p>alimentation</text:p>
          </table:table-cell>
          <table:table-cell table:formula="of:=VLOOKUP([.E102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'alimentation est-elle suffisamment pourvue de fibres de structure ? </text:p>
          </table:table-cell>
          <table:table-cell office:value-type="string" calcext:value-type="string">
            <text:p>Alimentation trop pauvre en fibres de structure</text:p>
          </table:table-cell>
          <table:table-cell office:value-type="string" calcext:value-type="string">
            <text:p>alimentation</text:p>
          </table:table-cell>
          <table:table-cell table:formula="of:=VLOOKUP([.E102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a gestion note d'état/stade physiologique est-elle existante? </text:p>
          </table:table-cell>
          <table:table-cell office:value-type="string" calcext:value-type="string">
            <text:p>Pas de suivi de l’état corporel</text:p>
          </table:table-cell>
          <table:table-cell office:value-type="string" calcext:value-type="string">
            <text:p>conduite</text:p>
          </table:table-cell>
          <table:table-cell table:formula="of:=VLOOKUP([.E102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es chemins d'accès aux pâtures sont-ils caillouteux ? </text:p>
          </table:table-cell>
          <table:table-cell office:value-type="string" calcext:value-type="string">
            <text:p>Chemins d’accès au pâturage caillouteux</text:p>
          </table:table-cell>
          <table:table-cell office:value-type="string" calcext:value-type="string">
            <text:p>divers</text:p>
          </table:table-cell>
          <table:table-cell table:formula="of:=VLOOKUP([.E1025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e milieu de vie des brebis est-il suffisant sec et sain ? </text:p>
          </table:table-cell>
          <table:table-cell office:value-type="string" calcext:value-type="string">
            <text:p>Le milieu de vie des brebis est trop humide</text:p>
          </table:table-cell>
          <table:table-cell office:value-type="string" calcext:value-type="string">
            <text:p>divers</text:p>
          </table:table-cell>
          <table:table-cell table:formula="of:=VLOOKUP([.E1026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es litières des bergeries sont-elles régulièrement curées ? </text:p>
          </table:table-cell>
          <table:table-cell office:value-type="string" calcext:value-type="string">
            <text:p>La litière n’est pas curée assez souvent</text:p>
          </table:table-cell>
          <table:table-cell office:value-type="string" calcext:value-type="string">
            <text:p>logement</text:p>
          </table:table-cell>
          <table:table-cell table:formula="of:=VLOOKUP([.E1027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La race choisie est-elle particulièrement sensible des pieds ? </text:p>
          </table:table-cell>
          <table:table-cell office:value-type="string" calcext:value-type="string">
            <text:p>Race particulièrement sensible des pieds</text:p>
          </table:table-cell>
          <table:table-cell office:value-type="string" calcext:value-type="string">
            <text:p>génétique</text:p>
          </table:table-cell>
          <table:table-cell table:formula="of:=VLOOKUP([.E1028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Avez-vous une politique de réforme concernant les brebis récidivistes ? </text:p>
          </table:table-cell>
          <table:table-cell office:value-type="string" calcext:value-type="string">
            <text:p>Par de politique de réforme des brebis récidivistes</text:p>
          </table:table-cell>
          <table:table-cell office:value-type="string" calcext:value-type="string">
            <text:p>conduite</text:p>
          </table:table-cell>
          <table:table-cell table:formula="of:=VLOOKUP([.E102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es traitements se font-ils au coup par coup sans stratégie à l'échelle du troupeau ? </text:p>
          </table:table-cell>
          <table:table-cell office:value-type="string" calcext:value-type="string">
            <text:p>Traitements aux coup par coup sans stratégie à l’échelle du troupeau</text:p>
          </table:table-cell>
          <table:table-cell office:value-type="string" calcext:value-type="string">
            <text:p>conduite</text:p>
          </table:table-cell>
          <table:table-cell table:formula="of:=VLOOKUP([.E103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es introductions d'animaux sont-elles gérées avec mise en quarantaine et surveillance sanitaire ? </text:p>
          </table:table-cell>
          <table:table-cell office:value-type="string" calcext:value-type="string">
            <text:p>Pas quarantaine avant introduction et de surveillance des animaux introduits</text:p>
          </table:table-cell>
          <table:table-cell office:value-type="string" calcext:value-type="string">
            <text:p>conduite</text:p>
          </table:table-cell>
          <table:table-cell table:formula="of:=VLOOKUP([.E103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e parage est-il régulier ? </text:p>
          </table:table-cell>
          <table:table-cell office:value-type="string" calcext:value-type="string">
            <text:p>Parage irrégulier</text:p>
          </table:table-cell>
          <table:table-cell office:value-type="string" calcext:value-type="string">
            <text:p>conduite</text:p>
          </table:table-cell>
          <table:table-cell table:formula="of:=VLOOKUP([.E103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e parage est-il pratiqué sans saignements et en respectant les bonnes longueurs d'onglons ? </text:p>
          </table:table-cell>
          <table:table-cell office:value-type="string" calcext:value-type="string">
            <text:p>Parage avec saignements, onglons coupés trop courts</text:p>
          </table:table-cell>
          <table:table-cell office:value-type="string" calcext:value-type="string">
            <text:p>conduite</text:p>
          </table:table-cell>
          <table:table-cell table:formula="of:=VLOOKUP([.E103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'alimentation est-elle suffisamment pourvue en minéraux et oligo-éléments ? </text:p>
          </table:table-cell>
          <table:table-cell office:value-type="string" calcext:value-type="string">
            <text:p>Carences en minéraux et oligo-éléments</text:p>
          </table:table-cell>
          <table:table-cell office:value-type="string" calcext:value-type="string">
            <text:p>alimentation</text:p>
          </table:table-cell>
          <table:table-cell table:formula="of:=VLOOKUP([.E103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'alimentation est-elle suffisamment pourvue de fibres de structure ? </text:p>
          </table:table-cell>
          <table:table-cell office:value-type="string" calcext:value-type="string">
            <text:p>Alimentation trop pauvre en fibres de structure</text:p>
          </table:table-cell>
          <table:table-cell office:value-type="string" calcext:value-type="string">
            <text:p>alimentation</text:p>
          </table:table-cell>
          <table:table-cell table:formula="of:=VLOOKUP([.E103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a gestion note d'état/stade physiologique est-elle existante? </text:p>
          </table:table-cell>
          <table:table-cell office:value-type="string" calcext:value-type="string">
            <text:p>Pas de suivi de l’état corporel</text:p>
          </table:table-cell>
          <table:table-cell office:value-type="string" calcext:value-type="string">
            <text:p>conduite</text:p>
          </table:table-cell>
          <table:table-cell table:formula="of:=VLOOKUP([.E103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es chemins d'accès aux pâtures sont-ils caillouteux ? </text:p>
          </table:table-cell>
          <table:table-cell office:value-type="string" calcext:value-type="string">
            <text:p>Chemins d’accès au pâturage caillouteux</text:p>
          </table:table-cell>
          <table:table-cell office:value-type="string" calcext:value-type="string">
            <text:p>divers</text:p>
          </table:table-cell>
          <table:table-cell table:formula="of:=VLOOKUP([.E1037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Le milieu de vie des brebis est-il suffisant sec et sain ? </text:p>
          </table:table-cell>
          <table:table-cell office:value-type="string" calcext:value-type="string">
            <text:p>Le milieu de vie des brebis est trop humide</text:p>
          </table:table-cell>
          <table:table-cell office:value-type="string" calcext:value-type="string">
            <text:p>logement</text:p>
          </table:table-cell>
          <table:table-cell table:formula="of:=VLOOKUP([.E1038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4055" calcext:value-type="float">
            <text:p>4055</text:p>
          </table:table-cell>
          <table:table-cell office:value-type="string" calcext:value-type="string">
            <text:p>La surveillance permet-elle d'intervenir dans des délais courts après apparition des premiers signes de boiteries ? </text:p>
          </table:table-cell>
          <table:table-cell office:value-type="string" calcext:value-type="string">
            <text:p>Interventions trop tardives sur les brebis boiteuses</text:p>
          </table:table-cell>
          <table:table-cell office:value-type="string" calcext:value-type="string">
            <text:p>conduite</text:p>
          </table:table-cell>
          <table:table-cell table:formula="of:=VLOOKUP([.E103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La fréquence des pédiluves est-elle suffisante ? </text:p>
          </table:table-cell>
          <table:table-cell office:value-type="string" calcext:value-type="string">
            <text:p>Pédiluves trop peu fréquents</text:p>
          </table:table-cell>
          <table:table-cell office:value-type="string" calcext:value-type="string">
            <text:p>hygiène</text:p>
          </table:table-cell>
          <table:table-cell table:formula="of:=VLOOKUP([.E1040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Les doses des produits sont-elles respectées ? </text:p>
          </table:table-cell>
          <table:table-cell office:value-type="string" calcext:value-type="string">
            <text:p>Mauvais respect des doses de produits</text:p>
          </table:table-cell>
          <table:table-cell office:value-type="string" calcext:value-type="string">
            <text:p>hygiène</text:p>
          </table:table-cell>
          <table:table-cell table:formula="of:=VLOOKUP([.E1041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La durée du bain est-elle suffisante ?</text:p>
          </table:table-cell>
          <table:table-cell office:value-type="string" calcext:value-type="string">
            <text:p>Durée du bain trop courte</text:p>
          </table:table-cell>
          <table:table-cell office:value-type="string" calcext:value-type="string">
            <text:p>hygiène</text:p>
          </table:table-cell>
          <table:table-cell table:formula="of:=VLOOKUP([.E1042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es animaux sont-ils suffisamment alimentés sur toutes les périodes de l'année ?</text:p>
          </table:table-cell>
          <table:table-cell office:value-type="string" calcext:value-type="string">
            <text:p>Sous-alimentation à certaines périodes</text:p>
          </table:table-cell>
          <table:table-cell office:value-type="string" calcext:value-type="string">
            <text:p>alimentation</text:p>
          </table:table-cell>
          <table:table-cell table:formula="of:=VLOOKUP([.E104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es rations sont-elles équilibrées en fonction de leur besoin ? </text:p>
          </table:table-cell>
          <table:table-cell office:value-type="string" calcext:value-type="string">
            <text:p>Rations pas toujours équilibrées en fonction des besoins</text:p>
          </table:table-cell>
          <table:table-cell office:value-type="string" calcext:value-type="string">
            <text:p>alimentation</text:p>
          </table:table-cell>
          <table:table-cell table:formula="of:=VLOOKUP([.E104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es aliments distribués sont-ils sains et bien conservés ? </text:p>
          </table:table-cell>
          <table:table-cell office:value-type="string" calcext:value-type="string">
            <text:p>Problème de qualité et de conservation des aliments </text:p>
          </table:table-cell>
          <table:table-cell office:value-type="string" calcext:value-type="string">
            <text:p>alimentation</text:p>
          </table:table-cell>
          <table:table-cell table:formula="of:=VLOOKUP([.E104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es accès à l'aliment sont-ils suffisants pour tous les animaux en même temps ? </text:p>
          </table:table-cell>
          <table:table-cell office:value-type="string" calcext:value-type="string">
            <text:p>Compétition entre les animaux pour l’accès aux aliments</text:p>
          </table:table-cell>
          <table:table-cell office:value-type="string" calcext:value-type="string">
            <text:p>alimentation</text:p>
          </table:table-cell>
          <table:table-cell table:formula="of:=VLOOKUP([.E104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es brebis sont-elles parasitées ?</text:p>
          </table:table-cell>
          <table:table-cell office:value-type="string" calcext:value-type="string">
            <text:p>Parasitisme impactant les animaux</text:p>
          </table:table-cell>
          <table:table-cell office:value-type="string" calcext:value-type="string">
            <text:p>parasitisme</text:p>
          </table:table-cell>
          <table:table-cell table:formula="of:=VLOOKUP([.E104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Les conditions de logements sont-elles satisfaisantes ? Densité ?</text:p>
          </table:table-cell>
          <table:table-cell office:value-type="string" calcext:value-type="string">
            <text:p>Problème de logement des animaux, trop forte densité</text:p>
          </table:table-cell>
          <table:table-cell office:value-type="string" calcext:value-type="string">
            <text:p>logement</text:p>
          </table:table-cell>
          <table:table-cell table:formula="of:=VLOOKUP([.E1048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Les quantités de paille litière sont-elles suffisantes ? </text:p>
          </table:table-cell>
          <table:table-cell office:value-type="string" calcext:value-type="string">
            <text:p>Paillage de la litière insuffisant</text:p>
          </table:table-cell>
          <table:table-cell office:value-type="string" calcext:value-type="string">
            <text:p>logement</text:p>
          </table:table-cell>
          <table:table-cell table:formula="of:=VLOOKUP([.E104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Les surfaces de vie sont-elles suffisantes ? </text:p>
          </table:table-cell>
          <table:table-cell office:value-type="string" calcext:value-type="string">
            <text:p>Surfaces de vie insuffisantes</text:p>
          </table:table-cell>
          <table:table-cell office:value-type="string" calcext:value-type="string">
            <text:p>logement</text:p>
          </table:table-cell>
          <table:table-cell table:formula="of:=VLOOKUP([.E105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La ration est-elle équilibrée ? 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alimentation</text:p>
          </table:table-cell>
          <table:table-cell table:formula="of:=VLOOKUP([.E105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La ration est-elle suffisamment fibreuse</text:p>
          </table:table-cell>
          <table:table-cell office:value-type="string" calcext:value-type="string">
            <text:p>Manque de fibres dans la ration</text:p>
          </table:table-cell>
          <table:table-cell office:value-type="string" calcext:value-type="string">
            <text:p>alimentation</text:p>
          </table:table-cell>
          <table:table-cell table:formula="of:=VLOOKUP([.E105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Les animaux sont-ils parasités ? (cf parasitisme)</text:p>
          </table:table-cell>
          <table:table-cell office:value-type="string" calcext:value-type="string">
            <text:p>Parasitisme impactant les animaux</text:p>
          </table:table-cell>
          <table:table-cell office:value-type="string" calcext:value-type="string">
            <text:p>parasitisme</text:p>
          </table:table-cell>
          <table:table-cell table:formula="of:=VLOOKUP([.E105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Les réformes sont-elles subies (sanitaire) ou choisies (sélection) ? </text:p>
          </table:table-cell>
          <table:table-cell office:value-type="string" calcext:value-type="string">
            <text:p>Trop de réformes pour causes sanitaires, pas assez de choix</text:p>
          </table:table-cell>
          <table:table-cell office:value-type="string" calcext:value-type="string">
            <text:p>santé</text:p>
          </table:table-cell>
          <table:table-cell table:formula="of:=VLOOKUP([.E1054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Quel est l'âge moyen des réformes ? </text:p>
          </table:table-cell>
          <table:table-cell office:value-type="string" calcext:value-type="string">
            <text:p>Age moyen des réformes trop élevé</text:p>
          </table:table-cell>
          <table:table-cell office:value-type="string" calcext:value-type="string">
            <text:p>conduite</text:p>
          </table:table-cell>
          <table:table-cell table:formula="of:=VLOOKUP([.E105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Le troupeau a-t-il des soucis de fertilité ? </text:p>
          </table:table-cell>
          <table:table-cell office:value-type="string" calcext:value-type="string">
            <text:p>Problèmes de fertilité sur le troupeau</text:p>
          </table:table-cell>
          <table:table-cell office:value-type="string" calcext:value-type="string">
            <text:p>génétique</text:p>
          </table:table-cell>
          <table:table-cell table:formula="of:=VLOOKUP([.E1056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Le troupeau est-il suffisamment renouvelé ? </text:p>
          </table:table-cell>
          <table:table-cell office:value-type="string" calcext:value-type="string">
            <text:p>Manque de renouvellement du troupeau</text:p>
          </table:table-cell>
          <table:table-cell office:value-type="string" calcext:value-type="string">
            <text:p>conduite</text:p>
          </table:table-cell>
          <table:table-cell table:formula="of:=VLOOKUP([.E105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Les brebis présentent-elles des pathologies infectieuses chroniques ? (respiratoire, mamelle, etc)</text:p>
          </table:table-cell>
          <table:table-cell office:value-type="string" calcext:value-type="string">
            <text:p>Présence de maladies infectieuses chroniques (mammites, pneumonies, …)</text:p>
          </table:table-cell>
          <table:table-cell office:value-type="string" calcext:value-type="string">
            <text:p>santé</text:p>
          </table:table-cell>
          <table:table-cell table:formula="of:=VLOOKUP([.E1058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Les brebis présentent-elles des pathologies métaboliques ? (toxémie de gestation, hypomagnésémie, hypocalcémie, cétose, acidose, …)</text:p>
          </table:table-cell>
          <table:table-cell office:value-type="string" calcext:value-type="string">
            <text:p>Pathologies métaboliques (toxémie, hypomagnésémie, hypocalcémie, acidose, …)</text:p>
          </table:table-cell>
          <table:table-cell office:value-type="string" calcext:value-type="string">
            <text:p>santé</text:p>
          </table:table-cell>
          <table:table-cell table:formula="of:=VLOOKUP([.E1059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L'état corporel du troupeau est-il satisfaisant toute l'année ? </text:p>
          </table:table-cell>
          <table:table-cell office:value-type="string" calcext:value-type="string">
            <text:p>État corporel problématique à certaines périodes</text:p>
          </table:table-cell>
          <table:table-cell office:value-type="string" calcext:value-type="string">
            <text:p>alimentation</text:p>
          </table:table-cell>
          <table:table-cell table:formula="of:=VLOOKUP([.E106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La fréquence de surveillance est-elle suffisante ? (Les brebis sur le dos au quotidien)</text:p>
          </table:table-cell>
          <table:table-cell office:value-type="string" calcext:value-type="string">
            <text:p>Surveillance pas assez fréquente</text:p>
          </table:table-cell>
          <table:table-cell office:value-type="string" calcext:value-type="string">
            <text:p>conduite</text:p>
          </table:table-cell>
          <table:table-cell table:formula="of:=VLOOKUP([.E106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Les brebis sont-elles atteintes de maladies chroniques ? (respiratoires, infectieuses, …)</text:p>
          </table:table-cell>
          <table:table-cell office:value-type="string" calcext:value-type="string">
            <text:p>Présence de maladies infectieuses chroniques (mammites, pneumonies, …)</text:p>
          </table:table-cell>
          <table:table-cell office:value-type="string" calcext:value-type="string">
            <text:p>santé</text:p>
          </table:table-cell>
          <table:table-cell table:formula="of:=VLOOKUP([.E1062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Y-a-t-il eu introduction d'animaux avec achat dernièrement ? </text:p>
          </table:table-cell>
          <table:table-cell office:value-type="string" calcext:value-type="string">
            <text:p>Achats d’animaux récents</text:p>
          </table:table-cell>
          <table:table-cell office:value-type="string" calcext:value-type="string">
            <text:p>conduite</text:p>
          </table:table-cell>
          <table:table-cell table:formula="of:=VLOOKUP([.E106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Les conditions de logement (hygiène, ventilation, température) sont-elles satisfaisantes ? </text:p>
          </table:table-cell>
          <table:table-cell office:value-type="string" calcext:value-type="string">
            <text:p>Conditions de logements insatisfaisantes (hygiène, ventilation, température, …)</text:p>
          </table:table-cell>
          <table:table-cell office:value-type="string" calcext:value-type="string">
            <text:p>logement</text:p>
          </table:table-cell>
          <table:table-cell table:formula="of:=VLOOKUP([.E106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Les écarts de températures sont-ils accentués dans la bergerie ? </text:p>
          </table:table-cell>
          <table:table-cell office:value-type="string" calcext:value-type="string">
            <text:p>Ecarts de température trop importants en bergerie</text:p>
          </table:table-cell>
          <table:table-cell office:value-type="string" calcext:value-type="string">
            <text:p>logement</text:p>
          </table:table-cell>
          <table:table-cell table:formula="of:=VLOOKUP([.E106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L'état général du troupeau est-il évalué régulièrement ? Si oui, est-il satisfaisant ? </text:p>
          </table:table-cell>
          <table:table-cell office:value-type="string" calcext:value-type="string">
            <text:p>Pas d’évaluation régulière de l’état corporel</text:p>
          </table:table-cell>
          <table:table-cell office:value-type="string" calcext:value-type="string">
            <text:p>logement</text:p>
          </table:table-cell>
          <table:table-cell table:formula="of:=VLOOKUP([.E106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Les rations sont-elles équilibrées ? 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alimentation</text:p>
          </table:table-cell>
          <table:table-cell table:formula="of:=VLOOKUP([.E106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Les durées de transitions alimentaires de 3 semaines sont-elles respectées ? </text:p>
          </table:table-cell>
          <table:table-cell office:value-type="string" calcext:value-type="string">
            <text:p>Mauvaise transition alimentaire</text:p>
          </table:table-cell>
          <table:table-cell office:value-type="string" calcext:value-type="string">
            <text:p>alimentation</text:p>
          </table:table-cell>
          <table:table-cell table:formula="of:=VLOOKUP([.E106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La rotation des pâtures est-elle respectée ? </text:p>
          </table:table-cell>
          <table:table-cell office:value-type="string" calcext:value-type="string">
            <text:p>Pas de rotation des pâturages</text:p>
          </table:table-cell>
          <table:table-cell office:value-type="string" calcext:value-type="string">
            <text:p>alimentation</text:p>
          </table:table-cell>
          <table:table-cell table:formula="of:=VLOOKUP([.E106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Les pâtures présentent-elles des excès d'azote ?</text:p>
          </table:table-cell>
          <table:table-cell office:value-type="string" calcext:value-type="string">
            <text:p>Excès d’azote dans les pâtures</text:p>
          </table:table-cell>
          <table:table-cell office:value-type="string" calcext:value-type="string">
            <text:p>alimentation</text:p>
          </table:table-cell>
          <table:table-cell table:formula="of:=VLOOKUP([.E107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L’infestation parasitaire du troupeau est-elle surveillée et fait elle l’objet d’une gestion raisonnée à l’échelle du troupeau ?</text:p>
          </table:table-cell>
          <table:table-cell office:value-type="string" calcext:value-type="string">
            <text:p>Pas de surveillance et de gestion raisonnée du parasitisme</text:p>
          </table:table-cell>
          <table:table-cell office:value-type="string" calcext:value-type="string">
            <text:p>parasitisme</text:p>
          </table:table-cell>
          <table:table-cell table:formula="of:=VLOOKUP([.E107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Les rations des jeunes sont-elles suffisamment équilibrées ? </text:p>
          </table:table-cell>
          <table:table-cell office:value-type="string" calcext:value-type="string">
            <text:p>Rations des jeunes déséquilibrées</text:p>
          </table:table-cell>
          <table:table-cell office:value-type="string" calcext:value-type="string">
            <text:p>alimentation</text:p>
          </table:table-cell>
          <table:table-cell table:formula="of:=VLOOKUP([.E107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Le sevrage des jeunes se passe-t-il sans difficulté ? </text:p>
          </table:table-cell>
          <table:table-cell office:value-type="string" calcext:value-type="string">
            <text:p>Problèmes lors du sevrage des jeunes</text:p>
          </table:table-cell>
          <table:table-cell office:value-type="string" calcext:value-type="string">
            <text:p>conduite</text:p>
          </table:table-cell>
          <table:table-cell table:formula="of:=VLOOKUP([.E107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Les jeunes sont-ils surveillés sur le plan du parasitisme ? (cf parasitisme)</text:p>
          </table:table-cell>
          <table:table-cell office:value-type="string" calcext:value-type="string">
            <text:p>Pas de surveillance du parasitisme des jeunes</text:p>
          </table:table-cell>
          <table:table-cell office:value-type="string" calcext:value-type="string">
            <text:p>parasitisme</text:p>
          </table:table-cell>
          <table:table-cell table:formula="of:=VLOOKUP([.E107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Les jeunes sont-ils atteints ou ont-ils été atteints de maladies ? (cf santé des jeunes)</text:p>
          </table:table-cell>
          <table:table-cell office:value-type="string" calcext:value-type="string">
            <text:p>Maladies chez les jeunes</text:p>
          </table:table-cell>
          <table:table-cell office:value-type="string" calcext:value-type="string">
            <text:p>santé</text:p>
          </table:table-cell>
          <table:table-cell table:formula="of:=VLOOKUP([.E1075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Les rations sont-elles équilibrées et suffisantes ? </text:p>
          </table:table-cell>
          <table:table-cell office:value-type="string" calcext:value-type="string">
            <text:p>Rations déséquilibrées et/ou insuffisantes</text:p>
          </table:table-cell>
          <table:table-cell office:value-type="string" calcext:value-type="string">
            <text:p>alimentation</text:p>
          </table:table-cell>
          <table:table-cell table:formula="of:=VLOOKUP([.E107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Les aliments du commerce ont-ils des formulations adaptées aux ovins ?</text:p>
          </table:table-cell>
          <table:table-cell office:value-type="string" calcext:value-type="string">
            <text:p>Aliments du commerce non adapté aux ovins</text:p>
          </table:table-cell>
          <table:table-cell office:value-type="string" calcext:value-type="string">
            <text:p>alimentation</text:p>
          </table:table-cell>
          <table:table-cell table:formula="of:=VLOOKUP([.E107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Votre vétérinaire est-il informé de la présence de troubles nerveux sur votre cheptel ? (C’est obligatoire)</text:p>
          </table:table-cell>
          <table:table-cell office:value-type="string" calcext:value-type="string">
            <text:p>Pas de déclaration des troubles nerveux au vétérinaire</text:p>
          </table:table-cell>
          <table:table-cell office:value-type="string" calcext:value-type="string">
            <text:p>santé</text:p>
          </table:table-cell>
          <table:table-cell table:formula="of:=VLOOKUP([.E1078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Les maladies de type Tremblante, Listériose, Tétanos, Botulisme, sont-elles surveillées ? </text:p>
          </table:table-cell>
          <table:table-cell office:value-type="string" calcext:value-type="string">
            <text:p>Pas de surveillance des maladies type tremblante, listériose, tétanos, botulisme</text:p>
          </table:table-cell>
          <table:table-cell office:value-type="string" calcext:value-type="string">
            <text:p>santé</text:p>
          </table:table-cell>
          <table:table-cell table:formula="of:=VLOOKUP([.E1079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Le troupeau est-il régulièrement déparasité contre les parasites internes et externes? (Oestrose avancée, Cénurose cérébro-spinale) </text:p>
          </table:table-cell>
          <table:table-cell office:value-type="string" calcext:value-type="string">
            <text:p>Présence de cœnures ou d’œstres</text:p>
          </table:table-cell>
          <table:table-cell office:value-type="string" calcext:value-type="string">
            <text:p>parasitisme</text:p>
          </table:table-cell>
          <table:table-cell table:formula="of:=VLOOKUP([.E108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Le troupeau est-il carencé en minéraux, oligo-éléments et vitamines ? </text:p>
          </table:table-cell>
          <table:table-cell office:value-type="string" calcext:value-type="string">
            <text:p>Carences en oligo-éléments et vitamines</text:p>
          </table:table-cell>
          <table:table-cell office:value-type="string" calcext:value-type="string">
            <text:p>alimentation</text:p>
          </table:table-cell>
          <table:table-cell table:formula="of:=VLOOKUP([.E108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Le vétérinaire a-t-il diagnostiqué la nécrose du cortex ? </text:p>
          </table:table-cell>
          <table:table-cell office:value-type="string" calcext:value-type="string">
            <text:p>Diagnostic de nécrose du cortex</text:p>
          </table:table-cell>
          <table:table-cell office:value-type="string" calcext:value-type="string">
            <text:p>santé</text:p>
          </table:table-cell>
          <table:table-cell table:formula="of:=VLOOKUP([.E1082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Existe-t-il des risques d'intoxication par le sel, plomb, azote non protéique, intoxication végétales sur l'exploitation ? </text:p>
          </table:table-cell>
          <table:table-cell office:value-type="string" calcext:value-type="string">
            <text:p>Intoxications possibles : plomb, azote non protéique, plantes toxiques</text:p>
          </table:table-cell>
          <table:table-cell office:value-type="string" calcext:value-type="string">
            <text:p>alimentation</text:p>
          </table:table-cell>
          <table:table-cell table:formula="of:=VLOOKUP([.E108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a reprise d'état corporel des agnelles est-il suffisant à la mise en lutte ? </text:p>
          </table:table-cell>
          <table:table-cell office:value-type="string" calcext:value-type="string">
            <text:p>Reprise d’état corporel des agnelle à la lutte insuffisante</text:p>
          </table:table-cell>
          <table:table-cell office:value-type="string" calcext:value-type="string">
            <text:p>alimentation</text:p>
          </table:table-cell>
          <table:table-cell table:formula="of:=VLOOKUP([.E108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a mise en lutte n'est-elle pas trop précoce par rapport à l'âge et au poids des agnelles ?</text:p>
          </table:table-cell>
          <table:table-cell office:value-type="string" calcext:value-type="string">
            <text:p>Mise en lutte trop précoce par rapport à l’âge ou au poids</text:p>
          </table:table-cell>
          <table:table-cell office:value-type="string" calcext:value-type="string">
            <text:p>conduite</text:p>
          </table:table-cell>
          <table:table-cell table:formula="of:=VLOOKUP([.E108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a saison de mise à la reproduction est-elle adaptée à la race ? À la conduite ? </text:p>
          </table:table-cell>
          <table:table-cell office:value-type="string" calcext:value-type="string">
            <text:p>Saison de reproduction inadaptée à la race ou à la conduite</text:p>
          </table:table-cell>
          <table:table-cell office:value-type="string" calcext:value-type="string">
            <text:p>conduite</text:p>
          </table:table-cell>
          <table:table-cell table:formula="of:=VLOOKUP([.E108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e taux de renouvellement du troupeau est-il suffisant ?</text:p>
          </table:table-cell>
          <table:table-cell office:value-type="string" calcext:value-type="string">
            <text:p>Taux de renouvellement du troupeau insuffisant</text:p>
          </table:table-cell>
          <table:table-cell office:value-type="string" calcext:value-type="string">
            <text:p>conduite</text:p>
          </table:table-cell>
          <table:table-cell table:formula="of:=VLOOKUP([.E108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e critère "fertilité des mères" est-il un axe de choix des agnelles de renouvellement ? </text:p>
          </table:table-cell>
          <table:table-cell office:value-type="string" calcext:value-type="string">
            <text:p>Pas de choix des agnelles en fonction de la fertilité des mères</text:p>
          </table:table-cell>
          <table:table-cell office:value-type="string" calcext:value-type="string">
            <text:p>génétique</text:p>
          </table:table-cell>
          <table:table-cell table:formula="of:=VLOOKUP([.E1088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’infestation parasitaire des agnelles est-elle surveillée pendant leur croissance?</text:p>
          </table:table-cell>
          <table:table-cell office:value-type="string" calcext:value-type="string">
            <text:p>Pas de surveillance de l’infestation parasitaire des agnelles</text:p>
          </table:table-cell>
          <table:table-cell office:value-type="string" calcext:value-type="string">
            <text:p>parasitisme</text:p>
          </table:table-cell>
          <table:table-cell table:formula="of:=VLOOKUP([.E108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es antenaises sont-elles atteintes de maladies abortives ? </text:p>
          </table:table-cell>
          <table:table-cell office:value-type="string" calcext:value-type="string">
            <text:p>Maladies abortives chez les antenaises</text:p>
          </table:table-cell>
          <table:table-cell office:value-type="string" calcext:value-type="string">
            <text:p>santé</text:p>
          </table:table-cell>
          <table:table-cell table:formula="of:=VLOOKUP([.E1090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a fertilité du bélier a-t-elle été vérifiée? </text:p>
          </table:table-cell>
          <table:table-cell office:value-type="string" calcext:value-type="string">
            <text:p>Pas de vérification de la fertilité du bélier</text:p>
          </table:table-cell>
          <table:table-cell office:value-type="string" calcext:value-type="string">
            <text:p>conduite</text:p>
          </table:table-cell>
          <table:table-cell table:formula="of:=VLOOKUP([.E109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e nombre de béliers est-il en adéquation avec le nombre de brebis ?  </text:p>
          </table:table-cell>
          <table:table-cell office:value-type="string" calcext:value-type="string">
            <text:p>Béliers en nombre insuffisant</text:p>
          </table:table-cell>
          <table:table-cell office:value-type="string" calcext:value-type="string">
            <text:p>conduite</text:p>
          </table:table-cell>
          <table:table-cell table:formula="of:=VLOOKUP([.E109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es béliers sont-ils suffisamment en état à la mise en lutte ? </text:p>
          </table:table-cell>
          <table:table-cell office:value-type="string" calcext:value-type="string">
            <text:p>État des béliers insuffisant à la mise à la lutte</text:p>
          </table:table-cell>
          <table:table-cell office:value-type="string" calcext:value-type="string">
            <text:p>alimentation</text:p>
          </table:table-cell>
          <table:table-cell table:formula="of:=VLOOKUP([.E109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'alimentation des agnelles leur permet-elle de bonne croissance ?</text:p>
          </table:table-cell>
          <table:table-cell office:value-type="string" calcext:value-type="string">
            <text:p>Alimentation des agnelles ne permettant pas une croissance suffisante</text:p>
          </table:table-cell>
          <table:table-cell office:value-type="string" calcext:value-type="string">
            <text:p>alimentation</text:p>
          </table:table-cell>
          <table:table-cell table:formula="of:=VLOOKUP([.E109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La ration est-elle suffisamment pourvue en minéraux et vitamines ? </text:p>
          </table:table-cell>
          <table:table-cell office:value-type="string" calcext:value-type="string">
            <text:p>Manque de vitamines et de minéraux dans la ration</text:p>
          </table:table-cell>
          <table:table-cell office:value-type="string" calcext:value-type="string">
            <text:p>alimentation</text:p>
          </table:table-cell>
          <table:table-cell table:formula="of:=VLOOKUP([.E109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'état corporel des brebis est-il suffisant à la mise en lutte ? </text:p>
          </table:table-cell>
          <table:table-cell office:value-type="string" calcext:value-type="string">
            <text:p>État corporel des brebis insuffisant à la mise à la lutte</text:p>
          </table:table-cell>
          <table:table-cell office:value-type="string" calcext:value-type="string">
            <text:p>alimentation</text:p>
          </table:table-cell>
          <table:table-cell table:formula="of:=VLOOKUP([.E109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a ration est-elle suffisamment riche pour permettre la reprise d'état ? </text:p>
          </table:table-cell>
          <table:table-cell office:value-type="string" calcext:value-type="string">
            <text:p>Ration trop pauvre pour permettre une reprise d’état</text:p>
          </table:table-cell>
          <table:table-cell office:value-type="string" calcext:value-type="string">
            <text:p>alimentation</text:p>
          </table:table-cell>
          <table:table-cell table:formula="of:=VLOOKUP([.E109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a ration est-elle suffisamment pourvue en minéraux et vitamines ? </text:p>
          </table:table-cell>
          <table:table-cell office:value-type="string" calcext:value-type="string">
            <text:p>Manque de vitamines et de minéraux dans la ration</text:p>
          </table:table-cell>
          <table:table-cell office:value-type="string" calcext:value-type="string">
            <text:p>alimentation</text:p>
          </table:table-cell>
          <table:table-cell table:formula="of:=VLOOKUP([.E109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es brebis ne sont-elles pas trop âgées ?</text:p>
          </table:table-cell>
          <table:table-cell office:value-type="string" calcext:value-type="string">
            <text:p>Brebis trop âgées</text:p>
          </table:table-cell>
          <table:table-cell office:value-type="string" calcext:value-type="string">
            <text:p>conduite</text:p>
          </table:table-cell>
          <table:table-cell table:formula="of:=VLOOKUP([.E109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a saison de mise à la reproduction est-elle adaptée à la race ? À la conduite ? </text:p>
          </table:table-cell>
          <table:table-cell office:value-type="string" calcext:value-type="string">
            <text:p>Saison de reproduction inadaptée à la race ou à la conduite</text:p>
          </table:table-cell>
          <table:table-cell office:value-type="string" calcext:value-type="string">
            <text:p>conduite</text:p>
          </table:table-cell>
          <table:table-cell table:formula="of:=VLOOKUP([.E110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a fertilité du bélier a-t-elle été vérifiée? </text:p>
          </table:table-cell>
          <table:table-cell office:value-type="string" calcext:value-type="string">
            <text:p>Pas de vérification de la fertilité du bélier</text:p>
          </table:table-cell>
          <table:table-cell office:value-type="string" calcext:value-type="string">
            <text:p>conduite</text:p>
          </table:table-cell>
          <table:table-cell table:formula="of:=VLOOKUP([.E110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es béliers sont-ils suffisamment en état à la mise en lutte ? </text:p>
          </table:table-cell>
          <table:table-cell office:value-type="string" calcext:value-type="string">
            <text:p>État des béliers insuffisant à la mise à la lutte</text:p>
          </table:table-cell>
          <table:table-cell office:value-type="string" calcext:value-type="string">
            <text:p>conduite</text:p>
          </table:table-cell>
          <table:table-cell table:formula="of:=VLOOKUP([.E110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e nombre de béliers est-il en adéquation avec le nombre de brebis ? </text:p>
          </table:table-cell>
          <table:table-cell office:value-type="string" calcext:value-type="string">
            <text:p>Béliers en nombre insuffisant</text:p>
          </table:table-cell>
          <table:table-cell office:value-type="string" calcext:value-type="string">
            <text:p>conduite</text:p>
          </table:table-cell>
          <table:table-cell table:formula="of:=VLOOKUP([.E110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L’infestation parasitaire est-elle pénalisante pour les brebis ?</text:p>
          </table:table-cell>
          <table:table-cell office:value-type="string" calcext:value-type="string">
            <text:p>Parasitisme impactant les animaux</text:p>
          </table:table-cell>
          <table:table-cell office:value-type="string" calcext:value-type="string">
            <text:p>parasitisme</text:p>
          </table:table-cell>
          <table:table-cell table:formula="of:=VLOOKUP([.E110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Avez-vous vérifié avec votre vétérinaire que les brebis n’avaient pas de maladies abortives ?</text:p>
          </table:table-cell>
          <table:table-cell office:value-type="string" calcext:value-type="string">
            <text:p>Pas de vérification de la présence de maladies abortives</text:p>
          </table:table-cell>
          <table:table-cell office:value-type="string" calcext:value-type="string">
            <text:p>santé</text:p>
          </table:table-cell>
          <table:table-cell table:formula="of:=VLOOKUP([.E1105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Avez-vous vérifié avec votre vétérinaire que les brebis n’avaient pas de maladies abortives ?</text:p>
          </table:table-cell>
          <table:table-cell office:value-type="string" calcext:value-type="string">
            <text:p>Pas de vérification de la présence de maladies abortives</text:p>
          </table:table-cell>
          <table:table-cell office:value-type="string" calcext:value-type="string">
            <text:p>santé</text:p>
          </table:table-cell>
          <table:table-cell table:formula="of:=VLOOKUP([.E1106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Le troupeau a-t-il subit un stress important ? (accident, météo, intrus, )</text:p>
          </table:table-cell>
          <table:table-cell office:value-type="string" calcext:value-type="string">
            <text:p>Stress important sur le troupeau</text:p>
          </table:table-cell>
          <table:table-cell office:value-type="string" calcext:value-type="string">
            <text:p>divers</text:p>
          </table:table-cell>
          <table:table-cell table:formula="of:=VLOOKUP([.E1107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Les femelles gestantes sont-elles suivies sur les aspects parasitismes ? </text:p>
          </table:table-cell>
          <table:table-cell office:value-type="string" calcext:value-type="string">
            <text:p>Pas de suivi du parasitisme sur les gestantes</text:p>
          </table:table-cell>
          <table:table-cell office:value-type="string" calcext:value-type="string">
            <text:p>parasitisme</text:p>
          </table:table-cell>
          <table:table-cell table:formula="of:=VLOOKUP([.E110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Les fourrages distribués sont-ils en bon état sanitaire ? (présence de moisissures, champignons)</text:p>
          </table:table-cell>
          <table:table-cell office:value-type="string" calcext:value-type="string">
            <text:p>Fourrage parfois moisi</text:p>
          </table:table-cell>
          <table:table-cell office:value-type="string" calcext:value-type="string">
            <text:p>alimentation</text:p>
          </table:table-cell>
          <table:table-cell table:formula="of:=VLOOKUP([.E110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Y-a-t-il eu une transition alimentaire brutal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alimentation</text:p>
          </table:table-cell>
          <table:table-cell table:formula="of:=VLOOKUP([.E111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Y-a-t-il eu une surconsommation accidentelles d'aliments concentrés ou potentiellement toxiques ? </text:p>
          </table:table-cell>
          <table:table-cell office:value-type="string" calcext:value-type="string">
            <text:p>Surconsommation de concentrés ou d’aliments toxiques</text:p>
          </table:table-cell>
          <table:table-cell office:value-type="string" calcext:value-type="string">
            <text:p>alimentation</text:p>
          </table:table-cell>
          <table:table-cell table:formula="of:=VLOOKUP([.E111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Avez-vous vérifié avec votre vétérinaire que les brebis n’avaient pas de maladies abortives ?</text:p>
          </table:table-cell>
          <table:table-cell office:value-type="string" calcext:value-type="string">
            <text:p>Pas de vérification de la présence de maladies abortives</text:p>
          </table:table-cell>
          <table:table-cell office:value-type="string" calcext:value-type="string">
            <text:p>santé</text:p>
          </table:table-cell>
          <table:table-cell table:formula="of:=VLOOKUP([.E1112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Le troupeau a-t-il subit un stress important ? (accident, météo, intrus, )</text:p>
          </table:table-cell>
          <table:table-cell office:value-type="string" calcext:value-type="string">
            <text:p>Stress important sur le troupeau</text:p>
          </table:table-cell>
          <table:table-cell office:value-type="string" calcext:value-type="string">
            <text:p>divers</text:p>
          </table:table-cell>
          <table:table-cell table:formula="of:=VLOOKUP([.E1113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Les femelles gestantes sont-elles suivies sur les aspects parasitismes ? </text:p>
          </table:table-cell>
          <table:table-cell office:value-type="string" calcext:value-type="string">
            <text:p>Pas de suivi du parasitisme sur les gestantes</text:p>
          </table:table-cell>
          <table:table-cell office:value-type="string" calcext:value-type="string">
            <text:p>parasitisme</text:p>
          </table:table-cell>
          <table:table-cell table:formula="of:=VLOOKUP([.E111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Les fourrages distribués sont-ils en bon état sanitaire ? (présence de moisissures, champignons)</text:p>
          </table:table-cell>
          <table:table-cell office:value-type="string" calcext:value-type="string">
            <text:p>Fourrage parfois moisi</text:p>
          </table:table-cell>
          <table:table-cell office:value-type="string" calcext:value-type="string">
            <text:p>alimentation</text:p>
          </table:table-cell>
          <table:table-cell table:formula="of:=VLOOKUP([.E111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Y-a-t-il eu une transition alimentaire brutal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alimentation</text:p>
          </table:table-cell>
          <table:table-cell table:formula="of:=VLOOKUP([.E111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Y-a-t-il eu une surconsommation accidentelles d'aliments concentrés ou potentiellement toxiques ? </text:p>
          </table:table-cell>
          <table:table-cell office:value-type="string" calcext:value-type="string">
            <text:p>Surconsommation de concentrés ou d’aliments toxiques</text:p>
          </table:table-cell>
          <table:table-cell office:value-type="string" calcext:value-type="string">
            <text:p>alimentation</text:p>
          </table:table-cell>
          <table:table-cell table:formula="of:=VLOOKUP([.E111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es brebis sont-elles trop maigres à l'agnelage ? </text:p>
          </table:table-cell>
          <table:table-cell office:value-type="string" calcext:value-type="string">
            <text:p>Brebis trop maigres à l’agnelage</text:p>
          </table:table-cell>
          <table:table-cell office:value-type="string" calcext:value-type="string">
            <text:p>alimentation</text:p>
          </table:table-cell>
          <table:table-cell table:formula="of:=VLOOKUP([.E111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es brebis sont-elles trop grasses à l'agnelage ?</text:p>
          </table:table-cell>
          <table:table-cell office:value-type="string" calcext:value-type="string">
            <text:p>Brebis trop grasses à l’agnelage</text:p>
          </table:table-cell>
          <table:table-cell office:value-type="string" calcext:value-type="string">
            <text:p>alimentation</text:p>
          </table:table-cell>
          <table:table-cell table:formula="of:=VLOOKUP([.E111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a ration est-elle équilibrée par rapport aux besoins ? </text:p>
          </table:table-cell>
          <table:table-cell office:value-type="string" calcext:value-type="string">
            <text:p>La ration n’est pas adaptée aux besoins</text:p>
          </table:table-cell>
          <table:table-cell office:value-type="string" calcext:value-type="string">
            <text:p>alimentation</text:p>
          </table:table-cell>
          <table:table-cell table:formula="of:=VLOOKUP([.E112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a ration distribuée correspond-elle à la ration calculée ? </text:p>
          </table:table-cell>
          <table:table-cell office:value-type="string" calcext:value-type="string">
            <text:p>La ration distribuée diffère de la ration calculée</text:p>
          </table:table-cell>
          <table:table-cell office:value-type="string" calcext:value-type="string">
            <text:p>alimentation</text:p>
          </table:table-cell>
          <table:table-cell table:formula="of:=VLOOKUP([.E112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a ration est-elle équilibrée par rapport aux besoins ? </text:p>
          </table:table-cell>
          <table:table-cell office:value-type="string" calcext:value-type="string">
            <text:p>La ration n’est pas adaptée aux besoins</text:p>
          </table:table-cell>
          <table:table-cell office:value-type="string" calcext:value-type="string">
            <text:p>alimentation</text:p>
          </table:table-cell>
          <table:table-cell table:formula="of:=VLOOKUP([.E112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a ration est-elle adaptée à la prolificité du troupeau ? </text:p>
          </table:table-cell>
          <table:table-cell office:value-type="string" calcext:value-type="string">
            <text:p>la ration n’est pas adaptée à la prolificité du troupeau</text:p>
          </table:table-cell>
          <table:table-cell office:value-type="string" calcext:value-type="string">
            <text:p>alimentation</text:p>
          </table:table-cell>
          <table:table-cell table:formula="of:=VLOOKUP([.E112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es femelles gestantes sont-elles suivies sur les aspects parasitismes ? </text:p>
          </table:table-cell>
          <table:table-cell office:value-type="string" calcext:value-type="string">
            <text:p>Pas de suivi du parasitisme sur les gestantes</text:p>
          </table:table-cell>
          <table:table-cell office:value-type="string" calcext:value-type="string">
            <text:p>parasitisme</text:p>
          </table:table-cell>
          <table:table-cell table:formula="of:=VLOOKUP([.E112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es brebis peu productives, fatiguées sur le cycle précédent ont-elles été réformées ?</text:p>
          </table:table-cell>
          <table:table-cell office:value-type="string" calcext:value-type="string">
            <text:p>Pas de réforme des brebis peu productives ou fatiguées</text:p>
          </table:table-cell>
          <table:table-cell office:value-type="string" calcext:value-type="string">
            <text:p>conduite</text:p>
          </table:table-cell>
          <table:table-cell table:formula="of:=VLOOKUP([.E112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Le troupeau a-t-il subit un stress intense ? (accident, météo, intrus, )</text:p>
          </table:table-cell>
          <table:table-cell office:value-type="string" calcext:value-type="string">
            <text:p>Stress important sur le troupeau</text:p>
          </table:table-cell>
          <table:table-cell office:value-type="string" calcext:value-type="string">
            <text:p>divers</text:p>
          </table:table-cell>
          <table:table-cell table:formula="of:=VLOOKUP([.E1126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La ration est-elle trop encombrante ? </text:p>
          </table:table-cell>
          <table:table-cell office:value-type="string" calcext:value-type="string">
            <text:p>Ration trop encombrante</text:p>
          </table:table-cell>
          <table:table-cell office:value-type="string" calcext:value-type="string">
            <text:p>alimentation</text:p>
          </table:table-cell>
          <table:table-cell table:formula="of:=VLOOKUP([.E112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La ration offre-t-elle un bon équilibre minéral (Mg/Zn/P) en fin de gestation ? </text:p>
          </table:table-cell>
          <table:table-cell office:value-type="string" calcext:value-type="string">
            <text:p>Déséquilibre minéral de la ration en fin de gestation</text:p>
          </table:table-cell>
          <table:table-cell office:value-type="string" calcext:value-type="string">
            <text:p>alimentation</text:p>
          </table:table-cell>
          <table:table-cell table:formula="of:=VLOOKUP([.E112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Les râteliers sont-ils trop haut pour les gestantes ? </text:p>
          </table:table-cell>
          <table:table-cell office:value-type="string" calcext:value-type="string">
            <text:p>Râteliers trop hauts pour les gestantes</text:p>
          </table:table-cell>
          <table:table-cell office:value-type="string" calcext:value-type="string">
            <text:p>logement</text:p>
          </table:table-cell>
          <table:table-cell table:formula="of:=VLOOKUP([.E112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La marche d'accès à l'auge est-elle trop haute ? </text:p>
          </table:table-cell>
          <table:table-cell office:value-type="string" calcext:value-type="string">
            <text:p>Marche d’accès à l’auge trop haute</text:p>
          </table:table-cell>
          <table:table-cell office:value-type="string" calcext:value-type="string">
            <text:p>logement</text:p>
          </table:table-cell>
          <table:table-cell table:formula="of:=VLOOKUP([.E113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Les brebis récidivantes de la campagne passée ont-elles été réformées ?</text:p>
          </table:table-cell>
          <table:table-cell office:value-type="string" calcext:value-type="string">
            <text:p>Les brebis récidivantes de la campagne passée n’ont pas été réformées</text:p>
          </table:table-cell>
          <table:table-cell office:value-type="string" calcext:value-type="string">
            <text:p>conduite</text:p>
          </table:table-cell>
          <table:table-cell table:formula="of:=VLOOKUP([.E113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Le taux de prolificité est-il trop élevé ? </text:p>
          </table:table-cell>
          <table:table-cell office:value-type="string" calcext:value-type="string">
            <text:p>Taux de prolificité trop élevé</text:p>
          </table:table-cell>
          <table:table-cell office:value-type="string" calcext:value-type="string">
            <text:p>génétique</text:p>
          </table:table-cell>
          <table:table-cell table:formula="of:=VLOOKUP([.E1132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Est-ce que la facilité de naissance fait partie des critères de choix des béliers ? </text:p>
          </table:table-cell>
          <table:table-cell office:value-type="string" calcext:value-type="string">
            <text:p>Béliers non choisis en fonction du critère « facilité à la naissance »</text:p>
          </table:table-cell>
          <table:table-cell office:value-type="string" calcext:value-type="string">
            <text:p>génétique</text:p>
          </table:table-cell>
          <table:table-cell table:formula="of:=VLOOKUP([.E1133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Le choix des réformes est-il basé sur la difficulté de mise-bas ? </text:p>
          </table:table-cell>
          <table:table-cell office:value-type="string" calcext:value-type="string">
            <text:p>Pas de choix des réformes en fonction des difficultés de mise-bas</text:p>
          </table:table-cell>
          <table:table-cell office:value-type="string" calcext:value-type="string">
            <text:p>génétique</text:p>
          </table:table-cell>
          <table:table-cell table:formula="of:=VLOOKUP([.E1134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La ration de fin de gestation est-elle adaptée au stade ? </text:p>
          </table:table-cell>
          <table:table-cell office:value-type="string" calcext:value-type="string">
            <text:p>La ration de fin de gestation n’est pas adaptée</text:p>
          </table:table-cell>
          <table:table-cell office:value-type="string" calcext:value-type="string">
            <text:p>alimentation</text:p>
          </table:table-cell>
          <table:table-cell table:formula="of:=VLOOKUP([.E113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La ration offre-t-elle un bon équilibre minéral (Mg/Zn/P) en fin de gestation ? </text:p>
          </table:table-cell>
          <table:table-cell office:value-type="string" calcext:value-type="string">
            <text:p>Déséquilibre minéral de la ration en fin de gestation</text:p>
          </table:table-cell>
          <table:table-cell office:value-type="string" calcext:value-type="string">
            <text:p>alimentation</text:p>
          </table:table-cell>
          <table:table-cell table:formula="of:=VLOOKUP([.E113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Les brebis sont-elles suffisamment en état ? Trop en état ?</text:p>
          </table:table-cell>
          <table:table-cell office:value-type="string" calcext:value-type="string">
            <text:p>Brebis trop maigres ou trop grasses à l’agnelage</text:p>
          </table:table-cell>
          <table:table-cell office:value-type="string" calcext:value-type="string">
            <text:p>alimentation</text:p>
          </table:table-cell>
          <table:table-cell table:formula="of:=VLOOKUP([.E113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Le troupeau présente-t-il un défaut d'état général ? et reprise d’état à la lutte ?</text:p>
          </table:table-cell>
          <table:table-cell office:value-type="string" calcext:value-type="string">
            <text:p>Manque d’état du troupeau, par de reprise avant la lutte</text:p>
          </table:table-cell>
          <table:table-cell office:value-type="string" calcext:value-type="string">
            <text:p>alimentation</text:p>
          </table:table-cell>
          <table:table-cell table:formula="of:=VLOOKUP([.E113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Le troupeau présente-t-il des carences en minéraux ou vitamines ? </text:p>
          </table:table-cell>
          <table:table-cell office:value-type="string" calcext:value-type="string">
            <text:p>Carences en oligo-éléments et vitamines</text:p>
          </table:table-cell>
          <table:table-cell office:value-type="string" calcext:value-type="string">
            <text:p>alimentation</text:p>
          </table:table-cell>
          <table:table-cell table:formula="of:=VLOOKUP([.E113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Les femelles sont-elles suivies sur les aspects parasitismes ? </text:p>
          </table:table-cell>
          <table:table-cell office:value-type="string" calcext:value-type="string">
            <text:p>Pas de suivi du parasitisme sur les animaux</text:p>
          </table:table-cell>
          <table:table-cell office:value-type="string" calcext:value-type="string">
            <text:p>parasitisme</text:p>
          </table:table-cell>
          <table:table-cell table:formula="of:=VLOOKUP([.E114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La politique de réforme/renouvellement est-elle adaptée aux objectifs de prolificité ? </text:p>
          </table:table-cell>
          <table:table-cell office:value-type="string" calcext:value-type="string">
            <text:p>Politique de réforme non adaptée aux objectifs de prolificité</text:p>
          </table:table-cell>
          <table:table-cell office:value-type="string" calcext:value-type="string">
            <text:p>génétique</text:p>
          </table:table-cell>
          <table:table-cell table:formula="of:=VLOOKUP([.E1141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Le troupeau a-t-il des antécédents sanitaires importants ? </text:p>
          </table:table-cell>
          <table:table-cell office:value-type="string" calcext:value-type="string">
            <text:p>Antécédents sanitaires importants</text:p>
          </table:table-cell>
          <table:table-cell office:value-type="string" calcext:value-type="string">
            <text:p>santé</text:p>
          </table:table-cell>
          <table:table-cell table:formula="of:=VLOOKUP([.E1142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5018" calcext:value-type="float">
            <text:p>5018</text:p>
          </table:table-cell>
          <table:table-cell office:value-type="string" calcext:value-type="string">
            <text:p>La saison de mise à la reproduction est-elle adaptée à la race ? À la conduite ? </text:p>
          </table:table-cell>
          <table:table-cell office:value-type="string" calcext:value-type="string">
            <text:p>Saison de reproduction inadaptée à la race ou à la conduite</text:p>
          </table:table-cell>
          <table:table-cell office:value-type="string" calcext:value-type="string">
            <text:p>conduite</text:p>
          </table:table-cell>
          <table:table-cell table:formula="of:=VLOOKUP([.E114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5018" calcext:value-type="float">
            <text:p>5018</text:p>
          </table:table-cell>
          <table:table-cell office:value-type="string" calcext:value-type="string">
            <text:p>Le nombre de béliers est-il en adéquation avec le nombre de brebis ? </text:p>
          </table:table-cell>
          <table:table-cell office:value-type="string" calcext:value-type="string">
            <text:p>Béliers en nombre insuffisant</text:p>
          </table:table-cell>
          <table:table-cell office:value-type="string" calcext:value-type="string">
            <text:p>conduite</text:p>
          </table:table-cell>
          <table:table-cell table:formula="of:=VLOOKUP([.E114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018" calcext:value-type="float">
            <text:p>5018</text:p>
          </table:table-cell>
          <table:table-cell office:value-type="string" calcext:value-type="string">
            <text:p>La non stérilité du bélier a-t-elle été vérifiée? </text:p>
          </table:table-cell>
          <table:table-cell office:value-type="string" calcext:value-type="string">
            <text:p>Pas de vérification de la fertilité du bélier</text:p>
          </table:table-cell>
          <table:table-cell office:value-type="string" calcext:value-type="string">
            <text:p>conduite</text:p>
          </table:table-cell>
          <table:table-cell table:formula="of:=VLOOKUP([.E114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5018" calcext:value-type="float">
            <text:p>5018</text:p>
          </table:table-cell>
          <table:table-cell office:value-type="string" calcext:value-type="string">
            <text:p>Les béliers sont-ils suffisamment en état à la mise en lutte ? </text:p>
          </table:table-cell>
          <table:table-cell office:value-type="string" calcext:value-type="string">
            <text:p>État des béliers insuffisant à la mise à la lutte</text:p>
          </table:table-cell>
          <table:table-cell office:value-type="string" calcext:value-type="string">
            <text:p>conduite</text:p>
          </table:table-cell>
          <table:table-cell table:formula="of:=VLOOKUP([.E114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machine à traire est-elle contrôlée et réglée une fois par an ?</text:p>
          </table:table-cell>
          <table:table-cell office:value-type="string" calcext:value-type="string">
            <text:p>La machine à traire n’a pas été contrôlée ni réglée depuis plus d’1 an</text:p>
          </table:table-cell>
          <table:table-cell office:value-type="string" calcext:value-type="string">
            <text:p>conduite</text:p>
          </table:table-cell>
          <table:table-cell table:formula="of:=VLOOKUP([.E114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Faites-vous vérifier le décrochage de votre machine à traire ?</text:p>
          </table:table-cell>
          <table:table-cell office:value-type="string" calcext:value-type="string">
            <text:p>Décrochage non vérifié</text:p>
          </table:table-cell>
          <table:table-cell office:value-type="string" calcext:value-type="string">
            <text:p>conduite</text:p>
          </table:table-cell>
          <table:table-cell table:formula="of:=VLOOKUP([.E114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machine à traire est-elle nettoyée quotidiennement avec des produits appropriés ?</text:p>
          </table:table-cell>
          <table:table-cell office:value-type="string" calcext:value-type="string">
            <text:p>machine à traire non lavée quotidiennement avec des produits appropriés</text:p>
          </table:table-cell>
          <table:table-cell office:value-type="string" calcext:value-type="string">
            <text:p>hygiène</text:p>
          </table:table-cell>
          <table:table-cell table:formula="of:=VLOOKUP([.E1149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concentration des produits actifs de nettoyage est-elle suffisante ?</text:p>
          </table:table-cell>
          <table:table-cell office:value-type="string" calcext:value-type="string">
            <text:p>Concentration insuffisante des produits de nettoyage</text:p>
          </table:table-cell>
          <table:table-cell office:value-type="string" calcext:value-type="string">
            <text:p>hygiène</text:p>
          </table:table-cell>
          <table:table-cell table:formula="of:=VLOOKUP([.E1150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e temps de lavage (contact des agents actifs) est-il respecté ?</text:p>
          </table:table-cell>
          <table:table-cell office:value-type="string" calcext:value-type="string">
            <text:p>Temps de lavage trop court</text:p>
          </table:table-cell>
          <table:table-cell office:value-type="string" calcext:value-type="string">
            <text:p>hygiène</text:p>
          </table:table-cell>
          <table:table-cell table:formula="of:=VLOOKUP([.E1151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température de lavage est-elle vérifiée et suffisante ?</text:p>
          </table:table-cell>
          <table:table-cell office:value-type="string" calcext:value-type="string">
            <text:p>Température de lavage non vérifiée ou insuffisante</text:p>
          </table:table-cell>
          <table:table-cell office:value-type="string" calcext:value-type="string">
            <text:p>hygiène</text:p>
          </table:table-cell>
          <table:table-cell table:formula="of:=VLOOKUP([.E1152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Tous les postes de traite sont-ils lavés équitablement ?</text:p>
          </table:table-cell>
          <table:table-cell office:value-type="string" calcext:value-type="string">
            <text:p>Certes postes de traite sont moins bien lavés</text:p>
          </table:table-cell>
          <table:table-cell office:value-type="string" calcext:value-type="string">
            <text:p>hygiène</text:p>
          </table:table-cell>
          <table:table-cell table:formula="of:=VLOOKUP([.E1153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es entrées d'air durant la traite sont-elles limitées ?</text:p>
          </table:table-cell>
          <table:table-cell office:value-type="string" calcext:value-type="string">
            <text:p>Entrées d’air fréquentes</text:p>
          </table:table-cell>
          <table:table-cell office:value-type="string" calcext:value-type="string">
            <text:p>conduite</text:p>
          </table:table-cell>
          <table:table-cell table:formula="of:=VLOOKUP([.E115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Êtes-vous vigilant sur la sous-traite et la sur-traite ?</text:p>
          </table:table-cell>
          <table:table-cell office:value-type="string" calcext:value-type="string">
            <text:p>Tendance à la sous-traite ou à la sur-traite</text:p>
          </table:table-cell>
          <table:table-cell office:value-type="string" calcext:value-type="string">
            <text:p>conduite</text:p>
          </table:table-cell>
          <table:table-cell table:formula="of:=VLOOKUP([.E115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Observez-vous des chutes de faisceaux durant la traite ?</text:p>
          </table:table-cell>
          <table:table-cell office:value-type="string" calcext:value-type="string">
            <text:p>Chutes de faisceaux pendant la traite</text:p>
          </table:table-cell>
          <table:table-cell office:value-type="string" calcext:value-type="string">
            <text:p>conduite</text:p>
          </table:table-cell>
          <table:table-cell table:formula="of:=VLOOKUP([.E115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Observez-vous de l'humidité sur les trayons en fin de traite ?</text:p>
          </table:table-cell>
          <table:table-cell office:value-type="string" calcext:value-type="string">
            <text:p>Trayons humides en fin de traite</text:p>
          </table:table-cell>
          <table:table-cell office:value-type="string" calcext:value-type="string">
            <text:p>conduite</text:p>
          </table:table-cell>
          <table:table-cell table:formula="of:=VLOOKUP([.E115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Pratiquez-vous un tri des brebis pour la traite ?</text:p>
          </table:table-cell>
          <table:table-cell office:value-type="string" calcext:value-type="string">
            <text:p>Pas de tri des brebis pour l’ordre de traite</text:p>
          </table:table-cell>
          <table:table-cell office:value-type="string" calcext:value-type="string">
            <text:p>conduite</text:p>
          </table:table-cell>
          <table:table-cell table:formula="of:=VLOOKUP([.E115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Pratiquez-vous de la pulvérisation post-traite ? (produit, dose, qualité de la pulvérisation…)</text:p>
          </table:table-cell>
          <table:table-cell office:value-type="string" calcext:value-type="string">
            <text:p>Pas de pulvérisation en post-traite</text:p>
          </table:table-cell>
          <table:table-cell office:value-type="string" calcext:value-type="string">
            <text:p>hygiène</text:p>
          </table:table-cell>
          <table:table-cell table:formula="of:=VLOOKUP([.E1159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Pratiquez-vous le premier jet pour la détection des mammites ? La palpation ?</text:p>
          </table:table-cell>
          <table:table-cell office:value-type="string" calcext:value-type="string">
            <text:p>Pas d’observation des premiers jets</text:p>
          </table:table-cell>
          <table:table-cell office:value-type="string" calcext:value-type="string">
            <text:p>conduite</text:p>
          </table:table-cell>
          <table:table-cell table:formula="of:=VLOOKUP([.E116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Êtes-vous équipés du test CMT ?</text:p>
          </table:table-cell>
          <table:table-cell office:value-type="string" calcext:value-type="string">
            <text:p>Pas de matériel pour les CMT</text:p>
          </table:table-cell>
          <table:table-cell office:value-type="string" calcext:value-type="string">
            <text:p>conduite</text:p>
          </table:table-cell>
          <table:table-cell table:formula="of:=VLOOKUP([.E116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Faites-vous faire des analyses pour CCI ?</text:p>
          </table:table-cell>
          <table:table-cell office:value-type="string" calcext:value-type="string">
            <text:p>Pas de comptages cellulaires individuels</text:p>
          </table:table-cell>
          <table:table-cell office:value-type="string" calcext:value-type="string">
            <text:p>conduite</text:p>
          </table:table-cell>
          <table:table-cell table:formula="of:=VLOOKUP([.E116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Y-a-t-il présence d’abcès, de boutons, d’ecthyma</text:p>
          </table:table-cell>
          <table:table-cell office:value-type="string" calcext:value-type="string">
            <text:p>Présence de boutons, abcès, ecthyma sur les mamelles</text:p>
          </table:table-cell>
          <table:table-cell office:value-type="string" calcext:value-type="string">
            <text:p>santé</text:p>
          </table:table-cell>
          <table:table-cell table:formula="of:=VLOOKUP([.E1163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es brebis sont-elles contrôlées sur la présence d'abcès, de boutons, d'ecthyma ?</text:p>
          </table:table-cell>
          <table:table-cell office:value-type="string" calcext:value-type="string">
            <text:p>Pas de contrôle des mamelles sur les abcès, boutons, ecthyma</text:p>
          </table:table-cell>
          <table:table-cell office:value-type="string" calcext:value-type="string">
            <text:p>conduite</text:p>
          </table:table-cell>
          <table:table-cell table:formula="of:=VLOOKUP([.E116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es trayons sont-ils surveillés et entretenus ?</text:p>
          </table:table-cell>
          <table:table-cell office:value-type="string" calcext:value-type="string">
            <text:p>Trayons ni surveillés ni entretenus </text:p>
          </table:table-cell>
          <table:table-cell office:value-type="string" calcext:value-type="string">
            <text:p>conduite</text:p>
          </table:table-cell>
          <table:table-cell table:formula="of:=VLOOKUP([.E116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es brebis à mammites sont-elles réformées ?</text:p>
          </table:table-cell>
          <table:table-cell office:value-type="string" calcext:value-type="string">
            <text:p>Les brebis à mammite ne sont pas réformées</text:p>
          </table:table-cell>
          <table:table-cell office:value-type="string" calcext:value-type="string">
            <text:p>conduite</text:p>
          </table:table-cell>
          <table:table-cell table:formula="of:=VLOOKUP([.E116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ration est-elle équilibrée en azote et en énergie ?</text:p>
          </table:table-cell>
          <table:table-cell office:value-type="string" calcext:value-type="string">
            <text:p>Ration déséquilibrée en azote et/ou en énergie</text:p>
          </table:table-cell>
          <table:table-cell office:value-type="string" calcext:value-type="string">
            <text:p>alimentation</text:p>
          </table:table-cell>
          <table:table-cell table:formula="of:=VLOOKUP([.E116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'augmentation de la ration est-elle progressive en début de lactation?</text:p>
          </table:table-cell>
          <table:table-cell office:value-type="string" calcext:value-type="string">
            <text:p>Augmentation trop brutale de la ration en début de lactation</text:p>
          </table:table-cell>
          <table:table-cell office:value-type="string" calcext:value-type="string">
            <text:p>alimentation</text:p>
          </table:table-cell>
          <table:table-cell table:formula="of:=VLOOKUP([.E116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ration est-elle suffisamment fibreuse et non acidogène ?</text:p>
          </table:table-cell>
          <table:table-cell office:value-type="string" calcext:value-type="string">
            <text:p>Ration acidogène</text:p>
          </table:table-cell>
          <table:table-cell office:value-type="string" calcext:value-type="string">
            <text:p>alimentation</text:p>
          </table:table-cell>
          <table:table-cell table:formula="of:=VLOOKUP([.E116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ration est-elle équilibrée en minéraux, oligo-éléments et vitamines ?</text:p>
          </table:table-cell>
          <table:table-cell office:value-type="string" calcext:value-type="string">
            <text:p>Ration carencée en minéraux, oligo-éléments et vitamines</text:p>
          </table:table-cell>
          <table:table-cell office:value-type="string" calcext:value-type="string">
            <text:p>alimentation</text:p>
          </table:table-cell>
          <table:table-cell table:formula="of:=VLOOKUP([.E117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es fourrages sont-ils de qualité et sains ?</text:p>
          </table:table-cell>
          <table:table-cell office:value-type="string" calcext:value-type="string">
            <text:p>Fourrages de mauvaise qualité</text:p>
          </table:table-cell>
          <table:table-cell office:value-type="string" calcext:value-type="string">
            <text:p>alimentation</text:p>
          </table:table-cell>
          <table:table-cell table:formula="of:=VLOOKUP([.E117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ventilation du bâtiment est-elle suffisante ?</text:p>
          </table:table-cell>
          <table:table-cell office:value-type="string" calcext:value-type="string">
            <text:p>Mauvaise ventilation du bâtiment</text:p>
          </table:table-cell>
          <table:table-cell office:value-type="string" calcext:value-type="string">
            <text:p>logement</text:p>
          </table:table-cell>
          <table:table-cell table:formula="of:=VLOOKUP([.E1172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densité animale respecte-t-elle les volumes d'air disponible ?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logement</text:p>
          </table:table-cell>
          <table:table-cell table:formula="of:=VLOOKUP([.E117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e renouvellement de l'air est-il suffisant lors des périodes à risques ?</text:p>
          </table:table-cell>
          <table:table-cell office:value-type="string" calcext:value-type="string">
            <text:p>Renouvellement d’air insuffisant</text:p>
          </table:table-cell>
          <table:table-cell office:value-type="string" calcext:value-type="string">
            <text:p>logement</text:p>
          </table:table-cell>
          <table:table-cell table:formula="of:=VLOOKUP([.E117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a litière est-elle saine ?</text:p>
          </table:table-cell>
          <table:table-cell office:value-type="string" calcext:value-type="string">
            <text:p>Litière sale</text:p>
          </table:table-cell>
          <table:table-cell office:value-type="string" calcext:value-type="string">
            <text:p>logement</text:p>
          </table:table-cell>
          <table:table-cell table:formula="of:=VLOOKUP([.E117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Le paillage est-il suffisant ?</text:p>
          </table:table-cell>
          <table:table-cell office:value-type="string" calcext:value-type="string">
            <text:p>Paillage de la litière insuffisant</text:p>
          </table:table-cell>
          <table:table-cell office:value-type="string" calcext:value-type="string">
            <text:p>logement</text:p>
          </table:table-cell>
          <table:table-cell table:formula="of:=VLOOKUP([.E117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machine à traire est-elle contrôlée et réglée une fois par an ?</text:p>
          </table:table-cell>
          <table:table-cell office:value-type="string" calcext:value-type="string">
            <text:p>La machine à traire n’a pas été contrôlée ni réglée depuis plus d’1 an</text:p>
          </table:table-cell>
          <table:table-cell office:value-type="string" calcext:value-type="string">
            <text:p>conduite</text:p>
          </table:table-cell>
          <table:table-cell table:formula="of:=VLOOKUP([.E117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Faites-vous vérifier le décrochage de votre MAT ?</text:p>
          </table:table-cell>
          <table:table-cell office:value-type="string" calcext:value-type="string">
            <text:p>Décrochage non vérifié</text:p>
          </table:table-cell>
          <table:table-cell office:value-type="string" calcext:value-type="string">
            <text:p>conduite</text:p>
          </table:table-cell>
          <table:table-cell table:formula="of:=VLOOKUP([.E117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MAT est-elle nettoyée quotidiennement avec des produits appropriés ?</text:p>
          </table:table-cell>
          <table:table-cell office:value-type="string" calcext:value-type="string">
            <text:p>MAT non lavée quotidiennement avec des produits appropriés</text:p>
          </table:table-cell>
          <table:table-cell office:value-type="string" calcext:value-type="string">
            <text:p>hygiène</text:p>
          </table:table-cell>
          <table:table-cell table:formula="of:=VLOOKUP([.E1179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concentration des produits actifs de nettoyage est-elle suffisante ?</text:p>
          </table:table-cell>
          <table:table-cell office:value-type="string" calcext:value-type="string">
            <text:p>Concentration insuffisante des produits de nettoyage</text:p>
          </table:table-cell>
          <table:table-cell office:value-type="string" calcext:value-type="string">
            <text:p>hygiène</text:p>
          </table:table-cell>
          <table:table-cell table:formula="of:=VLOOKUP([.E1180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e temps de lavage (contact des agents actifs) est-il respecté ?</text:p>
          </table:table-cell>
          <table:table-cell office:value-type="string" calcext:value-type="string">
            <text:p>Temps de lavage trop court</text:p>
          </table:table-cell>
          <table:table-cell office:value-type="string" calcext:value-type="string">
            <text:p>hygiène</text:p>
          </table:table-cell>
          <table:table-cell table:formula="of:=VLOOKUP([.E1181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température de lavage est-elle vérifiée et suffisante ?</text:p>
          </table:table-cell>
          <table:table-cell office:value-type="string" calcext:value-type="string">
            <text:p>Température de lavage non vérifiée ou insuffisante</text:p>
          </table:table-cell>
          <table:table-cell office:value-type="string" calcext:value-type="string">
            <text:p>hygiène</text:p>
          </table:table-cell>
          <table:table-cell table:formula="of:=VLOOKUP([.E1182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Tous les postes de traite sont-ils lavés équitablement ?</text:p>
          </table:table-cell>
          <table:table-cell office:value-type="string" calcext:value-type="string">
            <text:p>Certes postes de traite sont moins bien lavés</text:p>
          </table:table-cell>
          <table:table-cell office:value-type="string" calcext:value-type="string">
            <text:p>hygiène</text:p>
          </table:table-cell>
          <table:table-cell table:formula="of:=VLOOKUP([.E1183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es entrées d'air durant la traite sont-elles limitées ?</text:p>
          </table:table-cell>
          <table:table-cell office:value-type="string" calcext:value-type="string">
            <text:p>Entrées d’air fréquentes</text:p>
          </table:table-cell>
          <table:table-cell office:value-type="string" calcext:value-type="string">
            <text:p>conduite</text:p>
          </table:table-cell>
          <table:table-cell table:formula="of:=VLOOKUP([.E118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Êtes-vous vigilant sur la sous-traite et la sur-traite ?</text:p>
          </table:table-cell>
          <table:table-cell office:value-type="string" calcext:value-type="string">
            <text:p>Tendance à la sous-traite ou à la sur-traite</text:p>
          </table:table-cell>
          <table:table-cell office:value-type="string" calcext:value-type="string">
            <text:p>conduite</text:p>
          </table:table-cell>
          <table:table-cell table:formula="of:=VLOOKUP([.E118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Observez-vous des chutes de faisceaux durant la traite ?</text:p>
          </table:table-cell>
          <table:table-cell office:value-type="string" calcext:value-type="string">
            <text:p>Chutes de faisceaux pendant la traite</text:p>
          </table:table-cell>
          <table:table-cell office:value-type="string" calcext:value-type="string">
            <text:p>conduite</text:p>
          </table:table-cell>
          <table:table-cell table:formula="of:=VLOOKUP([.E118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Observez-vous de l'humidité sur les trayons en fin de traite ?</text:p>
          </table:table-cell>
          <table:table-cell office:value-type="string" calcext:value-type="string">
            <text:p>Trayons humides en fin de traite</text:p>
          </table:table-cell>
          <table:table-cell office:value-type="string" calcext:value-type="string">
            <text:p>conduite</text:p>
          </table:table-cell>
          <table:table-cell table:formula="of:=VLOOKUP([.E118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Pratiquez-vous un tri des brebis pour la traite ?</text:p>
          </table:table-cell>
          <table:table-cell office:value-type="string" calcext:value-type="string">
            <text:p>Pas de tri des brebis pour l’ordre de traite</text:p>
          </table:table-cell>
          <table:table-cell office:value-type="string" calcext:value-type="string">
            <text:p>conduite</text:p>
          </table:table-cell>
          <table:table-cell table:formula="of:=VLOOKUP([.E118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Pratiquez-vous de la pulvérisation post-traite ? (produit, dose, qualité de la pulvérisation…)</text:p>
          </table:table-cell>
          <table:table-cell office:value-type="string" calcext:value-type="string">
            <text:p>Pas de pulvérisation en post-traite</text:p>
          </table:table-cell>
          <table:table-cell office:value-type="string" calcext:value-type="string">
            <text:p>hygiène</text:p>
          </table:table-cell>
          <table:table-cell table:formula="of:=VLOOKUP([.E1189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Pratiquez-vous le premier jet pour la détection des mammites ? La palpation ?</text:p>
          </table:table-cell>
          <table:table-cell office:value-type="string" calcext:value-type="string">
            <text:p>Pas d’observation des premiers jets</text:p>
          </table:table-cell>
          <table:table-cell office:value-type="string" calcext:value-type="string">
            <text:p>conduite</text:p>
          </table:table-cell>
          <table:table-cell table:formula="of:=VLOOKUP([.E119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Êtes-vous équipés du test CMT ?</text:p>
          </table:table-cell>
          <table:table-cell office:value-type="string" calcext:value-type="string">
            <text:p>Pas de matériel pour les CMT</text:p>
          </table:table-cell>
          <table:table-cell office:value-type="string" calcext:value-type="string">
            <text:p>conduite</text:p>
          </table:table-cell>
          <table:table-cell table:formula="of:=VLOOKUP([.E119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Faites-vous faire des analyses pour CCI ?</text:p>
          </table:table-cell>
          <table:table-cell office:value-type="string" calcext:value-type="string">
            <text:p>Pas de comptages cellulaires individuels</text:p>
          </table:table-cell>
          <table:table-cell office:value-type="string" calcext:value-type="string">
            <text:p>conduite</text:p>
          </table:table-cell>
          <table:table-cell table:formula="of:=VLOOKUP([.E119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Y-a-t-il présence d’abcès, de boutons, d’ecthyma</text:p>
          </table:table-cell>
          <table:table-cell office:value-type="string" calcext:value-type="string">
            <text:p>Présence de boutons, abcès, ecthyma sur les mamelles</text:p>
          </table:table-cell>
          <table:table-cell office:value-type="string" calcext:value-type="string">
            <text:p>santé</text:p>
          </table:table-cell>
          <table:table-cell table:formula="of:=VLOOKUP([.E1193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es brebis sont-elles contrôlées sur la présence d'abcès, de boutons, d'ecthyma ?</text:p>
          </table:table-cell>
          <table:table-cell office:value-type="string" calcext:value-type="string">
            <text:p>Pas de contrôle des mamelles sur les abcès, boutons, ecthyma</text:p>
          </table:table-cell>
          <table:table-cell office:value-type="string" calcext:value-type="string">
            <text:p>conduite</text:p>
          </table:table-cell>
          <table:table-cell table:formula="of:=VLOOKUP([.E119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es trayons sont-ils surveillés et entretenus ?</text:p>
          </table:table-cell>
          <table:table-cell office:value-type="string" calcext:value-type="string">
            <text:p>Trayons ni surveillés ni entretenus </text:p>
          </table:table-cell>
          <table:table-cell office:value-type="string" calcext:value-type="string">
            <text:p>conduite</text:p>
          </table:table-cell>
          <table:table-cell table:formula="of:=VLOOKUP([.E119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es brebis à mammites sont-elles réformées ?</text:p>
          </table:table-cell>
          <table:table-cell office:value-type="string" calcext:value-type="string">
            <text:p>Les brebis à mammite ne sont pas réformées</text:p>
          </table:table-cell>
          <table:table-cell office:value-type="string" calcext:value-type="string">
            <text:p>conduite</text:p>
          </table:table-cell>
          <table:table-cell table:formula="of:=VLOOKUP([.E119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ration est-elle équilibrée en azote et en énergie ?</text:p>
          </table:table-cell>
          <table:table-cell office:value-type="string" calcext:value-type="string">
            <text:p>Ration déséquilibrée en azote et/ou en énergie</text:p>
          </table:table-cell>
          <table:table-cell office:value-type="string" calcext:value-type="string">
            <text:p>alimentation</text:p>
          </table:table-cell>
          <table:table-cell table:formula="of:=VLOOKUP([.E119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'augmentation de la ration est-elle progressive en début de lactation?</text:p>
          </table:table-cell>
          <table:table-cell office:value-type="string" calcext:value-type="string">
            <text:p>Augmentation trop brutale de la ration en début de lactation</text:p>
          </table:table-cell>
          <table:table-cell office:value-type="string" calcext:value-type="string">
            <text:p>alimentation</text:p>
          </table:table-cell>
          <table:table-cell table:formula="of:=VLOOKUP([.E119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ration est-elle suffisamment fibreuse et non acidogène ?</text:p>
          </table:table-cell>
          <table:table-cell office:value-type="string" calcext:value-type="string">
            <text:p>Ration acidogène</text:p>
          </table:table-cell>
          <table:table-cell office:value-type="string" calcext:value-type="string">
            <text:p>alimentation</text:p>
          </table:table-cell>
          <table:table-cell table:formula="of:=VLOOKUP([.E119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ration est-elle équilibrée en minéraux, oligo-éléments et vitamines ?</text:p>
          </table:table-cell>
          <table:table-cell office:value-type="string" calcext:value-type="string">
            <text:p>Ration carencée en minéraux, oligo-éléments et vitamines</text:p>
          </table:table-cell>
          <table:table-cell office:value-type="string" calcext:value-type="string">
            <text:p>alimentation</text:p>
          </table:table-cell>
          <table:table-cell table:formula="of:=VLOOKUP([.E120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es fourrages sont-ils de qualité et sains ?</text:p>
          </table:table-cell>
          <table:table-cell office:value-type="string" calcext:value-type="string">
            <text:p>Fourrages de mauvaise qualité</text:p>
          </table:table-cell>
          <table:table-cell office:value-type="string" calcext:value-type="string">
            <text:p>alimentation</text:p>
          </table:table-cell>
          <table:table-cell table:formula="of:=VLOOKUP([.E120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ventilation du bâtiment est-elle suffisante ?</text:p>
          </table:table-cell>
          <table:table-cell office:value-type="string" calcext:value-type="string">
            <text:p>Mauvaise ventilation du bâtiment</text:p>
          </table:table-cell>
          <table:table-cell office:value-type="string" calcext:value-type="string">
            <text:p>logement</text:p>
          </table:table-cell>
          <table:table-cell table:formula="of:=VLOOKUP([.E1202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densité animale respecte-t-elle les volumes d'air disponible ?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logement</text:p>
          </table:table-cell>
          <table:table-cell table:formula="of:=VLOOKUP([.E120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e renouvellement de l'air est-il suffisant lors des périodes à risques ?</text:p>
          </table:table-cell>
          <table:table-cell office:value-type="string" calcext:value-type="string">
            <text:p>Renouvellement d’air insuffisant</text:p>
          </table:table-cell>
          <table:table-cell office:value-type="string" calcext:value-type="string">
            <text:p>logement</text:p>
          </table:table-cell>
          <table:table-cell table:formula="of:=VLOOKUP([.E120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a litière est-elle saine ?</text:p>
          </table:table-cell>
          <table:table-cell office:value-type="string" calcext:value-type="string">
            <text:p>Litière sale</text:p>
          </table:table-cell>
          <table:table-cell office:value-type="string" calcext:value-type="string">
            <text:p>logement</text:p>
          </table:table-cell>
          <table:table-cell table:formula="of:=VLOOKUP([.E120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Le paillage est-il suffisant ?</text:p>
          </table:table-cell>
          <table:table-cell office:value-type="string" calcext:value-type="string">
            <text:p>Paillage de la litière insuffisant</text:p>
          </table:table-cell>
          <table:table-cell office:value-type="string" calcext:value-type="string">
            <text:p>logement</text:p>
          </table:table-cell>
          <table:table-cell table:formula="of:=VLOOKUP([.E120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Pratiquez-vous l'autocontrôle ou résultats laiterie ? </text:p>
          </table:table-cell>
          <table:table-cell office:value-type="string" calcext:value-type="string">
            <text:p>Pas d’autocontrôle ni d’analyse de laiterie</text:p>
          </table:table-cell>
          <table:table-cell office:value-type="string" calcext:value-type="string">
            <text:p>conduite</text:p>
          </table:table-cell>
          <table:table-cell table:formula="of:=VLOOKUP([.E120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La ventilation du bâtiment est-elle suffisante ?</text:p>
          </table:table-cell>
          <table:table-cell office:value-type="string" calcext:value-type="string">
            <text:p>Mauvaise ventilation du bâtiment</text:p>
          </table:table-cell>
          <table:table-cell office:value-type="string" calcext:value-type="string">
            <text:p>logement</text:p>
          </table:table-cell>
          <table:table-cell table:formula="of:=VLOOKUP([.E1208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La densité animale respecte-t-elle les volumes d'air disponible ?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logement</text:p>
          </table:table-cell>
          <table:table-cell table:formula="of:=VLOOKUP([.E120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Le renouvellement de l'air est-il suffisant lors des périodes à risques ?</text:p>
          </table:table-cell>
          <table:table-cell office:value-type="string" calcext:value-type="string">
            <text:p>Renouvellement d’air insuffisant</text:p>
          </table:table-cell>
          <table:table-cell office:value-type="string" calcext:value-type="string">
            <text:p>logement</text:p>
          </table:table-cell>
          <table:table-cell table:formula="of:=VLOOKUP([.E121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La litière est-elle saine ?</text:p>
          </table:table-cell>
          <table:table-cell office:value-type="string" calcext:value-type="string">
            <text:p>Litière sale</text:p>
          </table:table-cell>
          <table:table-cell office:value-type="string" calcext:value-type="string">
            <text:p>logement</text:p>
          </table:table-cell>
          <table:table-cell table:formula="of:=VLOOKUP([.E121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Le paillage est-il suffisant ?</text:p>
          </table:table-cell>
          <table:table-cell office:value-type="string" calcext:value-type="string">
            <text:p>Paillage de la litière insuffisant</text:p>
          </table:table-cell>
          <table:table-cell office:value-type="string" calcext:value-type="string">
            <text:p>logement</text:p>
          </table:table-cell>
          <table:table-cell table:formula="of:=VLOOKUP([.E1212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Avez-vous mis en place une stratégie de décontamination ?</text:p>
          </table:table-cell>
          <table:table-cell office:value-type="string" calcext:value-type="string">
            <text:p>Pas de stratégie de décontamination</text:p>
          </table:table-cell>
          <table:table-cell office:value-type="string" calcext:value-type="string">
            <text:p>hygiène</text:p>
          </table:table-cell>
          <table:table-cell table:formula="of:=VLOOKUP([.E1213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L'eau de lavage est-elle potable ?</text:p>
          </table:table-cell>
          <table:table-cell office:value-type="string" calcext:value-type="string">
            <text:p>L’eau de lavage n’est pas potable</text:p>
          </table:table-cell>
          <table:table-cell office:value-type="string" calcext:value-type="string">
            <text:p>hygiène</text:p>
          </table:table-cell>
          <table:table-cell table:formula="of:=VLOOKUP([.E1214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Identifiez-vous une ou plusieurs brebis porteuses ? Vous les triez ?</text:p>
          </table:table-cell>
          <table:table-cell office:value-type="string" calcext:value-type="string">
            <text:p>Pas d’identification ni de tri des brebis porteuses</text:p>
          </table:table-cell>
          <table:table-cell office:value-type="string" calcext:value-type="string">
            <text:p>conduite</text:p>
          </table:table-cell>
          <table:table-cell table:formula="of:=VLOOKUP([.E121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Constituez-vous des lots de traite ?</text:p>
          </table:table-cell>
          <table:table-cell office:value-type="string" calcext:value-type="string">
            <text:p>Pas de lots de traite</text:p>
          </table:table-cell>
          <table:table-cell office:value-type="string" calcext:value-type="string">
            <text:p>conduite</text:p>
          </table:table-cell>
          <table:table-cell table:formula="of:=VLOOKUP([.E121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Jetez-vous les refus d'auge dans les litières ?</text:p>
          </table:table-cell>
          <table:table-cell office:value-type="string" calcext:value-type="string">
            <text:p>Refus d’auge jetés dans la litière</text:p>
          </table:table-cell>
          <table:table-cell office:value-type="string" calcext:value-type="string">
            <text:p>conduite</text:p>
          </table:table-cell>
          <table:table-cell table:formula="of:=VLOOKUP([.E121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Les aliments sont-ils sains et bien stockés/conservés ?</text:p>
          </table:table-cell>
          <table:table-cell office:value-type="string" calcext:value-type="string">
            <text:p>Présence d’aliments moisis</text:p>
          </table:table-cell>
          <table:table-cell office:value-type="string" calcext:value-type="string">
            <text:p>alimentation</text:p>
          </table:table-cell>
          <table:table-cell table:formula="of:=VLOOKUP([.E121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Avez-vous un plan de lutte contre les rats ? Arrière-voussure la présence d’oiseaux dans les bâtiments ?</text:p>
          </table:table-cell>
          <table:table-cell office:value-type="string" calcext:value-type="string">
            <text:p>Présence de rats et d’oiseaux dans les bâtiments</text:p>
          </table:table-cell>
          <table:table-cell office:value-type="string" calcext:value-type="string">
            <text:p>hygiène</text:p>
          </table:table-cell>
          <table:table-cell table:formula="of:=VLOOKUP([.E1219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Etes-vous attentif à la propreté des brebis ? (grille de propreté)</text:p>
          </table:table-cell>
          <table:table-cell office:value-type="string" calcext:value-type="string">
            <text:p>Brebis sales</text:p>
          </table:table-cell>
          <table:table-cell office:value-type="string" calcext:value-type="string">
            <text:p>hygiène</text:p>
          </table:table-cell>
          <table:table-cell table:formula="of:=VLOOKUP([.E1220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Etes-vous attentif à la présence de terre dans les fourrages ?</text:p>
          </table:table-cell>
          <table:table-cell office:value-type="string" calcext:value-type="string">
            <text:p>Présence de terre dans les fourrages</text:p>
          </table:table-cell>
          <table:table-cell office:value-type="string" calcext:value-type="string">
            <text:p>alimentation</text:p>
          </table:table-cell>
          <table:table-cell table:formula="of:=VLOOKUP([.E122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Les aliments sont-ils sains et bien stockés/conservés ?</text:p>
          </table:table-cell>
          <table:table-cell office:value-type="string" calcext:value-type="string">
            <text:p>Présence d’aliments moisis</text:p>
          </table:table-cell>
          <table:table-cell office:value-type="string" calcext:value-type="string">
            <text:p>alimentation</text:p>
          </table:table-cell>
          <table:table-cell table:formula="of:=VLOOKUP([.E122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Jetez-vous les refus d'auge dans les litières ?</text:p>
          </table:table-cell>
          <table:table-cell office:value-type="string" calcext:value-type="string">
            <text:p>Refus d’auge jetés dans la litière</text:p>
          </table:table-cell>
          <table:table-cell office:value-type="string" calcext:value-type="string">
            <text:p>conduite</text:p>
          </table:table-cell>
          <table:table-cell table:formula="of:=VLOOKUP([.E122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Respectez-vous les hauteurs de fauche minimum de 7 cm ?</text:p>
          </table:table-cell>
          <table:table-cell office:value-type="string" calcext:value-type="string">
            <text:p>Fauche trop basse (&lt; 7cm)</text:p>
          </table:table-cell>
          <table:table-cell office:value-type="string" calcext:value-type="string">
            <text:p>conduite</text:p>
          </table:table-cell>
          <table:table-cell table:formula="of:=VLOOKUP([.E122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Etes-vous attentif à la remontée de terre à la récolte (hauteur de coupe, taupinière, résidus de fumier si épandage) ?</text:p>
          </table:table-cell>
          <table:table-cell office:value-type="string" calcext:value-type="string">
            <text:p>Pas de surveillance de la remontée de terre à la récolte</text:p>
          </table:table-cell>
          <table:table-cell office:value-type="string" calcext:value-type="string">
            <text:p>conduite</text:p>
          </table:table-cell>
          <table:table-cell table:formula="of:=VLOOKUP([.E122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L'eau de lavage est-elle potable ?</text:p>
          </table:table-cell>
          <table:table-cell office:value-type="string" calcext:value-type="string">
            <text:p>L’eau de lavage n’est pas potable</text:p>
          </table:table-cell>
          <table:table-cell office:value-type="string" calcext:value-type="string">
            <text:p>hygiène</text:p>
          </table:table-cell>
          <table:table-cell table:formula="of:=VLOOKUP([.E1226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Y-a-t-il de l'eau résiduelle dans la MAT ?</text:p>
          </table:table-cell>
          <table:table-cell office:value-type="string" calcext:value-type="string">
            <text:p>Présence d’eau résiduelle dans la machine à traire</text:p>
          </table:table-cell>
          <table:table-cell office:value-type="string" calcext:value-type="string">
            <text:p>conduite</text:p>
          </table:table-cell>
          <table:table-cell table:formula="of:=VLOOKUP([.E122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Etes-vous attentif à la propreté des brebis ? (grille de propreté)</text:p>
          </table:table-cell>
          <table:table-cell office:value-type="string" calcext:value-type="string">
            <text:p>Brebis sales</text:p>
          </table:table-cell>
          <table:table-cell office:value-type="string" calcext:value-type="string">
            <text:p>hygiène</text:p>
          </table:table-cell>
          <table:table-cell table:formula="of:=VLOOKUP([.E1228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La ventilation du bâtiment est-elle suffisante ?</text:p>
          </table:table-cell>
          <table:table-cell office:value-type="string" calcext:value-type="string">
            <text:p>Mauvaise ventilation du bâtiment</text:p>
          </table:table-cell>
          <table:table-cell office:value-type="string" calcext:value-type="string">
            <text:p>logement</text:p>
          </table:table-cell>
          <table:table-cell table:formula="of:=VLOOKUP([.E122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La densité animale respecte-t-elle les volumes d'air disponible ?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logement</text:p>
          </table:table-cell>
          <table:table-cell table:formula="of:=VLOOKUP([.E123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Le renouvellement de l'air est-il suffisant lors des périodes à risques ?</text:p>
          </table:table-cell>
          <table:table-cell office:value-type="string" calcext:value-type="string">
            <text:p>Renouvellement d’air insuffisant</text:p>
          </table:table-cell>
          <table:table-cell office:value-type="string" calcext:value-type="string">
            <text:p>logement</text:p>
          </table:table-cell>
          <table:table-cell table:formula="of:=VLOOKUP([.E123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La litière est-elle saine ?</text:p>
          </table:table-cell>
          <table:table-cell office:value-type="string" calcext:value-type="string">
            <text:p>Litière sale</text:p>
          </table:table-cell>
          <table:table-cell office:value-type="string" calcext:value-type="string">
            <text:p>logement</text:p>
          </table:table-cell>
          <table:table-cell table:formula="of:=VLOOKUP([.E1232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Le paillage est-il suffisant ?</text:p>
          </table:table-cell>
          <table:table-cell office:value-type="string" calcext:value-type="string">
            <text:p>Paillage de la litière insuffisant</text:p>
          </table:table-cell>
          <table:table-cell office:value-type="string" calcext:value-type="string">
            <text:p>logement</text:p>
          </table:table-cell>
          <table:table-cell table:formula="of:=VLOOKUP([.E123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Ensemencez-vous la litière avec des ferments non pathogènes et porteurs de vie?</text:p>
          </table:table-cell>
          <table:table-cell office:value-type="string" calcext:value-type="string">
            <text:p>Pas d’ensemencement des litières avec des bactéries lactiques</text:p>
          </table:table-cell>
          <table:table-cell office:value-type="string" calcext:value-type="string">
            <text:p>hygiène</text:p>
          </table:table-cell>
          <table:table-cell table:formula="of:=VLOOKUP([.E1234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5024" calcext:value-type="float">
            <text:p>5024</text:p>
          </table:table-cell>
          <table:table-cell office:value-type="string" calcext:value-type="string">
            <text:p>La ration des brebis en fin de gestation est-elle équilibrée et suffisante par rapport aux besoins ? </text:p>
          </table:table-cell>
          <table:table-cell office:value-type="string" calcext:value-type="string">
            <text:p>Ration de fin de gestation déséquilibrée ou insuffisante</text:p>
          </table:table-cell>
          <table:table-cell office:value-type="string" calcext:value-type="string">
            <text:p>alimentation</text:p>
          </table:table-cell>
          <table:table-cell table:formula="of:=VLOOKUP([.E123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5024" calcext:value-type="float">
            <text:p>5024</text:p>
          </table:table-cell>
          <table:table-cell office:value-type="string" calcext:value-type="string">
            <text:p>La ration est-elle suffisamment pourvue en minéraux et vitamines ? </text:p>
          </table:table-cell>
          <table:table-cell office:value-type="string" calcext:value-type="string">
            <text:p>Carences en minéraux, oligo-éléments et vitamines</text:p>
          </table:table-cell>
          <table:table-cell office:value-type="string" calcext:value-type="string">
            <text:p>alimentation</text:p>
          </table:table-cell>
          <table:table-cell table:formula="of:=VLOOKUP([.E123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024" calcext:value-type="float">
            <text:p>5024</text:p>
          </table:table-cell>
          <table:table-cell office:value-type="string" calcext:value-type="string">
            <text:p>Les brebis ont-elles suffisamment d'état à la mise-bas ? </text:p>
          </table:table-cell>
          <table:table-cell office:value-type="string" calcext:value-type="string">
            <text:p>Brebis trop maigres à l’agnelage</text:p>
          </table:table-cell>
          <table:table-cell office:value-type="string" calcext:value-type="string">
            <text:p>alimentation</text:p>
          </table:table-cell>
          <table:table-cell table:formula="of:=VLOOKUP([.E123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L'état corporel des brebis à la mise-bas est-il suffisant ? </text:p>
          </table:table-cell>
          <table:table-cell office:value-type="string" calcext:value-type="string">
            <text:p>Brebis trop maigres à l’agnelage</text:p>
          </table:table-cell>
          <table:table-cell office:value-type="string" calcext:value-type="string">
            <text:p>alimentation</text:p>
          </table:table-cell>
          <table:table-cell table:formula="of:=VLOOKUP([.E123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La ration des brebis en fin de gestation est-elle adaptée ? </text:p>
          </table:table-cell>
          <table:table-cell office:value-type="string" calcext:value-type="string">
            <text:p>Ration de fin de gestation déséquilibrée ou insuffisante</text:p>
          </table:table-cell>
          <table:table-cell office:value-type="string" calcext:value-type="string">
            <text:p>alimentation</text:p>
          </table:table-cell>
          <table:table-cell table:formula="of:=VLOOKUP([.E123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Mes agneaux boivent-ils bien un bon colostrum, et en quantité suffisante (attention à chacun dans une portée multiple !) ?</text:p>
          </table:table-cell>
          <table:table-cell office:value-type="string" calcext:value-type="string">
            <text:p>Colostrums de qualité insuffisante</text:p>
          </table:table-cell>
          <table:table-cell office:value-type="string" calcext:value-type="string">
            <text:p>conduite</text:p>
          </table:table-cell>
          <table:table-cell table:formula="of:=VLOOKUP([.E124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Mes brebis adoptent-elles bien leur(s) agneau(x) ?</text:p>
          </table:table-cell>
          <table:table-cell office:value-type="string" calcext:value-type="string">
            <text:p>Adoption difficile des brebis par les agneaux</text:p>
          </table:table-cell>
          <table:table-cell office:value-type="string" calcext:value-type="string">
            <text:p>génétique</text:p>
          </table:table-cell>
          <table:table-cell table:formula="of:=VLOOKUP([.E1241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Le temps consacré aux soins et à la surveillance des nouveaux nés est-il suffisant ? </text:p>
          </table:table-cell>
          <table:table-cell office:value-type="string" calcext:value-type="string">
            <text:p>Surveillance des nouveaux-nés insuffisante</text:p>
          </table:table-cell>
          <table:table-cell office:value-type="string" calcext:value-type="string">
            <text:p>conduite</text:p>
          </table:table-cell>
          <table:table-cell table:formula="of:=VLOOKUP([.E124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Les cases d'agnelage sont-elles dans un bon état de propreté et d'hygiène ? avancement des cases dans la bergerie ?</text:p>
          </table:table-cell>
          <table:table-cell office:value-type="string" calcext:value-type="string">
            <text:p>Manque de propreté des cases d’agnelage</text:p>
          </table:table-cell>
          <table:table-cell office:value-type="string" calcext:value-type="string">
            <text:p>hygiène</text:p>
          </table:table-cell>
          <table:table-cell table:formula="of:=VLOOKUP([.E1243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Les nombrils sont-ils désinfectés ? </text:p>
          </table:table-cell>
          <table:table-cell office:value-type="string" calcext:value-type="string">
            <text:p>Pas de désinfection des nombrils</text:p>
          </table:table-cell>
          <table:table-cell office:value-type="string" calcext:value-type="string">
            <text:p>hygiène</text:p>
          </table:table-cell>
          <table:table-cell table:formula="of:=VLOOKUP([.E1244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L’ambiance du bâtiment (température, humidité, condensation, murs froids) est-elle confortable pour des agneaux ?</text:p>
          </table:table-cell>
          <table:table-cell office:value-type="string" calcext:value-type="string">
            <text:p>Ambiance du bâtiment inconfortable pour les agneaux</text:p>
          </table:table-cell>
          <table:table-cell office:value-type="string" calcext:value-type="string">
            <text:p>logement</text:p>
          </table:table-cell>
          <table:table-cell table:formula="of:=VLOOKUP([.E124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Le choix des reproducteurs est-il adapté ? </text:p>
          </table:table-cell>
          <table:table-cell office:value-type="string" calcext:value-type="string">
            <text:p>Choix des reproducteurs inadapté</text:p>
          </table:table-cell>
          <table:table-cell office:value-type="string" calcext:value-type="string">
            <text:p>génétique</text:p>
          </table:table-cell>
          <table:table-cell table:formula="of:=VLOOKUP([.E1246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L'âge moyen des brebis n'est-il pas trop élevé ? </text:p>
          </table:table-cell>
          <table:table-cell office:value-type="string" calcext:value-type="string">
            <text:p>Age moyen des brebis trop élevé</text:p>
          </table:table-cell>
          <table:table-cell office:value-type="string" calcext:value-type="string">
            <text:p>conduite</text:p>
          </table:table-cell>
          <table:table-cell table:formula="of:=VLOOKUP([.E124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'état corporel des brebis à la mise-bas est-il suffisant ? </text:p>
          </table:table-cell>
          <table:table-cell office:value-type="string" calcext:value-type="string">
            <text:p>État corporel des brebis insuffisante à la mise-bas</text:p>
          </table:table-cell>
          <table:table-cell office:value-type="string" calcext:value-type="string">
            <text:p>alimentation</text:p>
          </table:table-cell>
          <table:table-cell table:formula="of:=VLOOKUP([.E124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a ration des brebis en fin de gestation est-elle adaptée ? </text:p>
          </table:table-cell>
          <table:table-cell office:value-type="string" calcext:value-type="string">
            <text:p>Ration non adaptée à la fin de gestation</text:p>
          </table:table-cell>
          <table:table-cell office:value-type="string" calcext:value-type="string">
            <text:p>alimentation</text:p>
          </table:table-cell>
          <table:table-cell table:formula="of:=VLOOKUP([.E124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Mes agneaux boivent-ils bien un bon colostrum, et en quantité suffisante (attention à chacun dans une portée multiple !) ?</text:p>
          </table:table-cell>
          <table:table-cell office:value-type="string" calcext:value-type="string">
            <text:p>Buvée de colostrum insuffisante</text:p>
          </table:table-cell>
          <table:table-cell office:value-type="string" calcext:value-type="string">
            <text:p>conduite</text:p>
          </table:table-cell>
          <table:table-cell table:formula="of:=VLOOKUP([.E125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Mes brebis adoptent-elles bien leur(s) agneau(x) ?</text:p>
          </table:table-cell>
          <table:table-cell office:value-type="string" calcext:value-type="string">
            <text:p>Adoption difficile des brebis par les agneaux</text:p>
          </table:table-cell>
          <table:table-cell office:value-type="string" calcext:value-type="string">
            <text:p>génétique</text:p>
          </table:table-cell>
          <table:table-cell table:formula="of:=VLOOKUP([.E1251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e temps consacré aux soins et à la surveillance des nouveaux nés est-il suffisant ? </text:p>
          </table:table-cell>
          <table:table-cell office:value-type="string" calcext:value-type="string">
            <text:p>Surveillance des nouveaux-nés insuffisante</text:p>
          </table:table-cell>
          <table:table-cell office:value-type="string" calcext:value-type="string">
            <text:p>conduite</text:p>
          </table:table-cell>
          <table:table-cell table:formula="of:=VLOOKUP([.E125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es cases d'agnelage sont-elles dans un bon état de propreté et d'hygiène ? avancement des cases dans la bergerie ?</text:p>
          </table:table-cell>
          <table:table-cell office:value-type="string" calcext:value-type="string">
            <text:p>Manque de propreté des cases d’agnelage</text:p>
          </table:table-cell>
          <table:table-cell office:value-type="string" calcext:value-type="string">
            <text:p>hygiène</text:p>
          </table:table-cell>
          <table:table-cell table:formula="of:=VLOOKUP([.E1253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es nombrils sont-ils désinfectés ? </text:p>
          </table:table-cell>
          <table:table-cell office:value-type="string" calcext:value-type="string">
            <text:p>Pas de désinfection des nombrils</text:p>
          </table:table-cell>
          <table:table-cell office:value-type="string" calcext:value-type="string">
            <text:p>hygiène</text:p>
          </table:table-cell>
          <table:table-cell table:formula="of:=VLOOKUP([.E1254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’ambiance du bâtiment (température, humidité, condensation, murs froids) est-elle confortable pour des agneaux ?</text:p>
          </table:table-cell>
          <table:table-cell office:value-type="string" calcext:value-type="string">
            <text:p>Ambiance du bâtiment inconfortable pour les agneaux</text:p>
          </table:table-cell>
          <table:table-cell office:value-type="string" calcext:value-type="string">
            <text:p>logement</text:p>
          </table:table-cell>
          <table:table-cell table:formula="of:=VLOOKUP([.E125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e choix des reproducteurs est-il adapté ? </text:p>
          </table:table-cell>
          <table:table-cell office:value-type="string" calcext:value-type="string">
            <text:p>Choix des reproducteurs inadapté</text:p>
          </table:table-cell>
          <table:table-cell office:value-type="string" calcext:value-type="string">
            <text:p>génétique</text:p>
          </table:table-cell>
          <table:table-cell table:formula="of:=VLOOKUP([.E1256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'âge moyen des brebis n'est-il pas trop élevé ? </text:p>
          </table:table-cell>
          <table:table-cell office:value-type="string" calcext:value-type="string">
            <text:p>Age moyen des brebis trop élevé</text:p>
          </table:table-cell>
          <table:table-cell office:value-type="string" calcext:value-type="string">
            <text:p>conduite</text:p>
          </table:table-cell>
          <table:table-cell table:formula="of:=VLOOKUP([.E125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'hygiène et la désinfection est-elle respectée lors des différentes interventions : bouclage, équeutage ? </text:p>
          </table:table-cell>
          <table:table-cell office:value-type="string" calcext:value-type="string">
            <text:p>Manque d’hygiène dans la pose des boucle, l’équeutage, …</text:p>
          </table:table-cell>
          <table:table-cell office:value-type="string" calcext:value-type="string">
            <text:p>hygiène</text:p>
          </table:table-cell>
          <table:table-cell table:formula="of:=VLOOKUP([.E1258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La ration des brebis est-elle bien équilibrée pour produire un lait équilibré et digeste ?</text:p>
          </table:table-cell>
          <table:table-cell office:value-type="string" calcext:value-type="string">
            <text:p>Ration non adaptée à la production d’un lait équilibré et digeste</text:p>
          </table:table-cell>
          <table:table-cell office:value-type="string" calcext:value-type="string">
            <text:p>alimentation</text:p>
          </table:table-cell>
          <table:table-cell table:formula="of:=VLOOKUP([.E125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Ces mortalités semblent-elles être plutôt d’origine digestive, respiratoire ou autre ?</text:p>
          </table:table-cell>
          <table:table-cell office:value-type="string" calcext:value-type="string">
            <text:p>Excès d’azote soluble ou d’amidon fermentescible dans l’aliment</text:p>
          </table:table-cell>
          <table:table-cell office:value-type="string" calcext:value-type="string">
            <text:p>santé</text:p>
          </table:table-cell>
          <table:table-cell table:formula="of:=VLOOKUP([.E1260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Les transitions alimentaires sont-elles suffisamment longues ? </text:p>
          </table:table-cell>
          <table:table-cell office:value-type="string" calcext:value-type="string">
            <text:p>Transitions alimentaires trop courte</text:p>
          </table:table-cell>
          <table:table-cell office:value-type="string" calcext:value-type="string">
            <text:p>alimentation</text:p>
          </table:table-cell>
          <table:table-cell table:formula="of:=VLOOKUP([.E126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L'aliment distribué est-il adapté aux besoins des animaux ? (excès d'azote soluble, amidon fermentescible, manque de cellulose)</text:p>
          </table:table-cell>
          <table:table-cell office:value-type="string" calcext:value-type="string">
            <text:p>Aliments distribués non adaptés aux besoins des animaux (excès d’azote soluble, d’amidon fermentescible, …)</text:p>
          </table:table-cell>
          <table:table-cell office:value-type="string" calcext:value-type="string">
            <text:p>alimentation</text:p>
          </table:table-cell>
          <table:table-cell table:formula="of:=VLOOKUP([.E126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La ration des mères est-elle suffisante et équilibrée pour obtenir une bonne production laitière ? </text:p>
          </table:table-cell>
          <table:table-cell office:value-type="string" calcext:value-type="string">
            <text:p>Ration des mères ne permettant pas une bonne production laitière</text:p>
          </table:table-cell>
          <table:table-cell office:value-type="string" calcext:value-type="string">
            <text:p>alimentation</text:p>
          </table:table-cell>
          <table:table-cell table:formula="of:=VLOOKUP([.E126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Existe-t-il une possibilité d'intoxication alimentaire ? (Cuivre, plantes, médicaments, métaux lourds …)</text:p>
          </table:table-cell>
          <table:table-cell office:value-type="string" calcext:value-type="string">
            <text:p>Possibilités d’intoxication alimentaire</text:p>
          </table:table-cell>
          <table:table-cell office:value-type="string" calcext:value-type="string">
            <text:p>alimentation</text:p>
          </table:table-cell>
          <table:table-cell table:formula="of:=VLOOKUP([.E126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Les agneaux sont-ils victimes d'une attaque parasitair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parasitisme</text:p>
          </table:table-cell>
          <table:table-cell table:formula="of:=VLOOKUP([.E126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Les agneaux sont-ils victimes de séquelles de maladies antérieures ? (pica, infection, problèmes respiratoires, …)</text:p>
          </table:table-cell>
          <table:table-cell office:value-type="string" calcext:value-type="string">
            <text:p>Épisode antérieur d’entérotoxémie sur les agnelles</text:p>
          </table:table-cell>
          <table:table-cell office:value-type="string" calcext:value-type="string">
            <text:p>santé</text:p>
          </table:table-cell>
          <table:table-cell table:formula="of:=VLOOKUP([.E1266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Les transitions alimentaires sont-elles respectées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alimentation</text:p>
          </table:table-cell>
          <table:table-cell table:formula="of:=VLOOKUP([.E126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Les agnelles ont-elles subies un épisode d'entérotoxémie ? </text:p>
          </table:table-cell>
          <table:table-cell office:value-type="string" calcext:value-type="string">
            <text:p>Épisode d’entérotoxémie sur les agnelles</text:p>
          </table:table-cell>
          <table:table-cell office:value-type="string" calcext:value-type="string">
            <text:p>santé</text:p>
          </table:table-cell>
          <table:table-cell table:formula="of:=VLOOKUP([.E1268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Les agnelles ont-elles un état corporel suffisant sur toute cette période délicate ? </text:p>
          </table:table-cell>
          <table:table-cell office:value-type="string" calcext:value-type="string">
            <text:p>L’état corporel des agnelles est insuffisant</text:p>
          </table:table-cell>
          <table:table-cell office:value-type="string" calcext:value-type="string">
            <text:p>alimentation</text:p>
          </table:table-cell>
          <table:table-cell table:formula="of:=VLOOKUP([.E126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Avez-vous déjà été touché par des morts subites ?</text:p>
          </table:table-cell>
          <table:table-cell office:value-type="string" calcext:value-type="string">
            <text:p>Existence préalable de morts subites</text:p>
          </table:table-cell>
          <table:table-cell office:value-type="string" calcext:value-type="string">
            <text:p>santé</text:p>
          </table:table-cell>
          <table:table-cell table:formula="of:=VLOOKUP([.E1270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Sont-elles suivies en parasitismes ?</text:p>
          </table:table-cell>
          <table:table-cell office:value-type="string" calcext:value-type="string">
            <text:p>Choix de bélier et alimentation des mères entraînant des agneaux chétifs à la naissance</text:p>
          </table:table-cell>
          <table:table-cell office:value-type="string" calcext:value-type="string">
            <text:p>parasitisme</text:p>
          </table:table-cell>
          <table:table-cell table:formula="of:=VLOOKUP([.E127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Le temps consacré aux soins et à la surveillance des nouveaux nés est-il suffisant ? </text:p>
          </table:table-cell>
          <table:table-cell office:value-type="string" calcext:value-type="string">
            <text:p>Surveillance des nouveaux-nés insuffisante</text:p>
          </table:table-cell>
          <table:table-cell office:value-type="string" calcext:value-type="string">
            <text:p>conduite</text:p>
          </table:table-cell>
          <table:table-cell table:formula="of:=VLOOKUP([.E127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Les agneaux sont-ils suffisamment vigoureux à la naissance ? (choix des béliers et alimentation des brebis)</text:p>
          </table:table-cell>
          <table:table-cell office:value-type="string" calcext:value-type="string">
            <text:p>Manque de vigueur de agneaux à la naissance</text:p>
          </table:table-cell>
          <table:table-cell office:value-type="string" calcext:value-type="string">
            <text:p>conduite</text:p>
          </table:table-cell>
          <table:table-cell table:formula="of:=VLOOKUP([.E127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Les adoptions sont-elles faciles ? </text:p>
          </table:table-cell>
          <table:table-cell office:value-type="string" calcext:value-type="string">
            <text:p>Adoptions difficiles</text:p>
          </table:table-cell>
          <table:table-cell office:value-type="string" calcext:value-type="string">
            <text:p>génétique</text:p>
          </table:table-cell>
          <table:table-cell table:formula="of:=VLOOKUP([.E1274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La race du troupeau est-il en adéquation avec le mode de production choisi ? </text:p>
          </table:table-cell>
          <table:table-cell office:value-type="string" calcext:value-type="string">
            <text:p>Race non adaptée au mode de production choisi</text:p>
          </table:table-cell>
          <table:table-cell office:value-type="string" calcext:value-type="string">
            <text:p>génétique</text:p>
          </table:table-cell>
          <table:table-cell table:formula="of:=VLOOKUP([.E1275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La race du troupeau est-il en adéquation avec le temps disponible ? </text:p>
          </table:table-cell>
          <table:table-cell office:value-type="string" calcext:value-type="string">
            <text:p>Race non adaptée au temps disponible</text:p>
          </table:table-cell>
          <table:table-cell office:value-type="string" calcext:value-type="string">
            <text:p>génétique</text:p>
          </table:table-cell>
          <table:table-cell table:formula="of:=VLOOKUP([.E1276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Les mères sont-elles suffisamment maternelles ? (choix de la race)</text:p>
          </table:table-cell>
          <table:table-cell office:value-type="string" calcext:value-type="string">
            <text:p>Mère peu maternelles (choix de la race)</text:p>
          </table:table-cell>
          <table:table-cell office:value-type="string" calcext:value-type="string">
            <text:p>génétique</text:p>
          </table:table-cell>
          <table:table-cell table:formula="of:=VLOOKUP([.E1277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Les mamelles des brebis sont-elles facilement accessible pour les agneaux ? (œdème et congestion des mamelles, gros trayons)</text:p>
          </table:table-cell>
          <table:table-cell office:value-type="string" calcext:value-type="string">
            <text:p>Mamelles difficilement accessible pour les agneaux (oedème, congestion, gros trayons)</text:p>
          </table:table-cell>
          <table:table-cell office:value-type="string" calcext:value-type="string">
            <text:p>alimentation</text:p>
          </table:table-cell>
          <table:table-cell table:formula="of:=VLOOKUP([.E127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Le lieu de mise bas est-il suffisamment confortable pour les nouveaux nés ? Température, humidité, propreté</text:p>
          </table:table-cell>
          <table:table-cell office:value-type="string" calcext:value-type="string">
            <text:p>Les lieux de mise-bas manquent de confort pour les nouveaux-nés </text:p>
          </table:table-cell>
          <table:table-cell office:value-type="string" calcext:value-type="string">
            <text:p>logement</text:p>
          </table:table-cell>
          <table:table-cell table:formula="of:=VLOOKUP([.E127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Possédez-vous suffisamment de cases d'agnelage permettant l'isolement du couple brebis/agneau ? </text:p>
          </table:table-cell>
          <table:table-cell office:value-type="string" calcext:value-type="string">
            <text:p>Nombre de cases d’agnelage insuffisant</text:p>
          </table:table-cell>
          <table:table-cell office:value-type="string" calcext:value-type="string">
            <text:p>logement</text:p>
          </table:table-cell>
          <table:table-cell table:formula="of:=VLOOKUP([.E128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Le temps consacré aux soins et à la surveillance des nouveaux nés est-il suffisant ? </text:p>
          </table:table-cell>
          <table:table-cell office:value-type="string" calcext:value-type="string">
            <text:p>Surveillance des nouveaux-nés insuffisante</text:p>
          </table:table-cell>
          <table:table-cell office:value-type="string" calcext:value-type="string">
            <text:p>conduite</text:p>
          </table:table-cell>
          <table:table-cell table:formula="of:=VLOOKUP([.E128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La race du troupeau est-il en adéquation avec le mode de production choisi ? </text:p>
          </table:table-cell>
          <table:table-cell office:value-type="string" calcext:value-type="string">
            <text:p>Race non adaptée au mode de production choisi</text:p>
          </table:table-cell>
          <table:table-cell office:value-type="string" calcext:value-type="string">
            <text:p>génétique</text:p>
          </table:table-cell>
          <table:table-cell table:formula="of:=VLOOKUP([.E1282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La race du troupeau est-il en adéquation avec le temps disponible ? </text:p>
          </table:table-cell>
          <table:table-cell office:value-type="string" calcext:value-type="string">
            <text:p>Race non adaptée au temps disponible</text:p>
          </table:table-cell>
          <table:table-cell office:value-type="string" calcext:value-type="string">
            <text:p>génétique</text:p>
          </table:table-cell>
          <table:table-cell table:formula="of:=VLOOKUP([.E1283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Les mères sont-elles suffisamment maternelles ? (choix de la race)</text:p>
          </table:table-cell>
          <table:table-cell office:value-type="string" calcext:value-type="string">
            <text:p>Mère peu maternelles (choix de la race)</text:p>
          </table:table-cell>
          <table:table-cell office:value-type="string" calcext:value-type="string">
            <text:p>génétique</text:p>
          </table:table-cell>
          <table:table-cell table:formula="of:=VLOOKUP([.E1284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Les agneaux sont-ils suffisamment vigoureux à la naissance ? (choix des béliers et alimentation des brebis)</text:p>
          </table:table-cell>
          <table:table-cell office:value-type="string" calcext:value-type="string">
            <text:p>Manque de vigueur de agneaux à la naissance</text:p>
          </table:table-cell>
          <table:table-cell office:value-type="string" calcext:value-type="string">
            <text:p>conduite</text:p>
          </table:table-cell>
          <table:table-cell table:formula="of:=VLOOKUP([.E128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Les agnelages ont-ils été difficiles ?</text:p>
          </table:table-cell>
          <table:table-cell office:value-type="string" calcext:value-type="string">
            <text:p>Agnelages difficiles</text:p>
          </table:table-cell>
          <table:table-cell office:value-type="string" calcext:value-type="string">
            <text:p>divers</text:p>
          </table:table-cell>
          <table:table-cell table:formula="of:=VLOOKUP([.E1286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Possédez-vous suffisamment de cases d'agnelage permettant l'isolement du couple brebis/agneau ? </text:p>
          </table:table-cell>
          <table:table-cell office:value-type="string" calcext:value-type="string">
            <text:p>Nombre de cases d’agnelage insuffisant</text:p>
          </table:table-cell>
          <table:table-cell office:value-type="string" calcext:value-type="string">
            <text:p>logement</text:p>
          </table:table-cell>
          <table:table-cell table:formula="of:=VLOOKUP([.E1287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La densité (nombre d'animaux/m²) n'est-elle pas trop importante ? 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logement</text:p>
          </table:table-cell>
          <table:table-cell table:formula="of:=VLOOKUP([.E1288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Des précautions d'hygiène sont-elles prises entre chaque désinfection de cordon ?</text:p>
          </table:table-cell>
          <table:table-cell office:value-type="string" calcext:value-type="string">
            <text:p>Pas de précaution d’hygiène entre deux désinfection de cordon</text:p>
          </table:table-cell>
          <table:table-cell office:value-type="string" calcext:value-type="string">
            <text:p>hygiène</text:p>
          </table:table-cell>
          <table:table-cell table:formula="of:=VLOOKUP([.E1289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Les quantités de paille litière sont-elles suffisantes ? </text:p>
          </table:table-cell>
          <table:table-cell office:value-type="string" calcext:value-type="string">
            <text:p>Paillage de la litière insuffisant</text:p>
          </table:table-cell>
          <table:table-cell office:value-type="string" calcext:value-type="string">
            <text:p>logement</text:p>
          </table:table-cell>
          <table:table-cell table:formula="of:=VLOOKUP([.E129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La bergerie est-elle suffisamment isolée et ventilée ? </text:p>
          </table:table-cell>
          <table:table-cell office:value-type="string" calcext:value-type="string">
            <text:p>Bergerie mal isolée et mal ventilée</text:p>
          </table:table-cell>
          <table:table-cell office:value-type="string" calcext:value-type="string">
            <text:p>logement</text:p>
          </table:table-cell>
          <table:table-cell table:formula="of:=VLOOKUP([.E129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L'hygiène du bâtiment et du matériel est-il suffisant ? (lavage, désinfection, dératisation, vide sanitaire, )</text:p>
          </table:table-cell>
          <table:table-cell office:value-type="string" calcext:value-type="string">
            <text:p>Manque d’hygiène dans le bâtiment</text:p>
          </table:table-cell>
          <table:table-cell office:value-type="string" calcext:value-type="string">
            <text:p>hygiène</text:p>
          </table:table-cell>
          <table:table-cell table:formula="of:=VLOOKUP([.E1292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Le matériel de bouclage est-il bien désinfecté après utilisation ? </text:p>
          </table:table-cell>
          <table:table-cell office:value-type="string" calcext:value-type="string">
            <text:p>Matériel de bouclage mal désinfecté</text:p>
          </table:table-cell>
          <table:table-cell office:value-type="string" calcext:value-type="string">
            <text:p>hygiène</text:p>
          </table:table-cell>
          <table:table-cell table:formula="of:=VLOOKUP([.E1293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Un ensemencement des litières avec des bactéries lactiques est-il effectué en prévention ?</text:p>
          </table:table-cell>
          <table:table-cell office:value-type="string" calcext:value-type="string">
            <text:p>Pas de contrôle des mamelles au moment du tarissement</text:p>
          </table:table-cell>
          <table:table-cell office:value-type="string" calcext:value-type="string">
            <text:p>hygiène</text:p>
          </table:table-cell>
          <table:table-cell table:formula="of:=VLOOKUP([.E1294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Les agneaux ont-ils bien tété le colostrum dans les 6 heures ? </text:p>
          </table:table-cell>
          <table:table-cell office:value-type="string" calcext:value-type="string">
            <text:p>Prise de colostrum dans les 6 premières heures insuffisante</text:p>
          </table:table-cell>
          <table:table-cell office:value-type="string" calcext:value-type="string">
            <text:p>alimentation</text:p>
          </table:table-cell>
          <table:table-cell table:formula="of:=VLOOKUP([.E129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Les agneaux ont-ils bien bu ? sinon pourquoi ?</text:p>
          </table:table-cell>
          <table:table-cell office:value-type="string" calcext:value-type="string">
            <text:p>Problèmes pour faire téter les agneaux</text:p>
          </table:table-cell>
          <table:table-cell office:value-type="string" calcext:value-type="string">
            <text:p>alimentation</text:p>
          </table:table-cell>
          <table:table-cell table:formula="of:=VLOOKUP([.E129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Les colostrums sont-ils de bonne qualité ? </text:p>
          </table:table-cell>
          <table:table-cell office:value-type="string" calcext:value-type="string">
            <text:p>Colostrums de qualité insuffisante</text:p>
          </table:table-cell>
          <table:table-cell office:value-type="string" calcext:value-type="string">
            <text:p>alimentation</text:p>
          </table:table-cell>
          <table:table-cell table:formula="of:=VLOOKUP([.E129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es cordons sont-ils désinfectés ? </text:p>
          </table:table-cell>
          <table:table-cell office:value-type="string" calcext:value-type="string">
            <text:p>Cordons non désinfectés</text:p>
          </table:table-cell>
          <table:table-cell office:value-type="string" calcext:value-type="string">
            <text:p>hygiène</text:p>
          </table:table-cell>
          <table:table-cell table:formula="of:=VLOOKUP([.E1298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a solution de désinfection est-elle régulièrement renouvelée ? </text:p>
          </table:table-cell>
          <table:table-cell office:value-type="string" calcext:value-type="string">
            <text:p>Solution de désinfection peu renouvelée</text:p>
          </table:table-cell>
          <table:table-cell office:value-type="string" calcext:value-type="string">
            <text:p>hygiène</text:p>
          </table:table-cell>
          <table:table-cell table:formula="of:=VLOOKUP([.E1299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es agneaux du même lot sont-ils homogènes ? (âge et poids)</text:p>
          </table:table-cell>
          <table:table-cell office:value-type="string" calcext:value-type="string">
            <text:p>Manque d’homogénéité dans les lots d’agneaux</text:p>
          </table:table-cell>
          <table:table-cell office:value-type="string" calcext:value-type="string">
            <text:p>conduite</text:p>
          </table:table-cell>
          <table:table-cell table:formula="of:=VLOOKUP([.E130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es agneaux ont-il bien tété le colostrum dans les 6 heures ? </text:p>
          </table:table-cell>
          <table:table-cell office:value-type="string" calcext:value-type="string">
            <text:p>Prise de colostrum dans les 6 premières heures insuffisante</text:p>
          </table:table-cell>
          <table:table-cell office:value-type="string" calcext:value-type="string">
            <text:p>alimentation</text:p>
          </table:table-cell>
          <table:table-cell table:formula="of:=VLOOKUP([.E130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es colostrums sont-ils de bonne qualité ? </text:p>
          </table:table-cell>
          <table:table-cell office:value-type="string" calcext:value-type="string">
            <text:p>Colostrums de qualité insuffisante</text:p>
          </table:table-cell>
          <table:table-cell office:value-type="string" calcext:value-type="string">
            <text:p>alimentation</text:p>
          </table:table-cell>
          <table:table-cell table:formula="of:=VLOOKUP([.E130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e nombre de cases d'agnelage est-il suffisant pour respecter un temps de présence de 24h ? </text:p>
          </table:table-cell>
          <table:table-cell office:value-type="string" calcext:value-type="string">
            <text:p>Nombre de cases d’agnelage insuffisant</text:p>
          </table:table-cell>
          <table:table-cell office:value-type="string" calcext:value-type="string">
            <text:p>logement</text:p>
          </table:table-cell>
          <table:table-cell table:formula="of:=VLOOKUP([.E130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a densité (nombre d'animaux/m²) n'est-elle pas trop importante ? 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logement</text:p>
          </table:table-cell>
          <table:table-cell table:formula="of:=VLOOKUP([.E130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es quantités de paille litière sont-elles suffisantes ? </text:p>
          </table:table-cell>
          <table:table-cell office:value-type="string" calcext:value-type="string">
            <text:p>Paillage de la litière insuffisant</text:p>
          </table:table-cell>
          <table:table-cell office:value-type="string" calcext:value-type="string">
            <text:p>logement</text:p>
          </table:table-cell>
          <table:table-cell table:formula="of:=VLOOKUP([.E130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La bergerie est-elle suffisamment isolée et ventilée ? </text:p>
          </table:table-cell>
          <table:table-cell office:value-type="string" calcext:value-type="string">
            <text:p>Bergerie mal isolée et mal ventilée</text:p>
          </table:table-cell>
          <table:table-cell office:value-type="string" calcext:value-type="string">
            <text:p>logement</text:p>
          </table:table-cell>
          <table:table-cell table:formula="of:=VLOOKUP([.E130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Y-a-t-il eu introduction d'animaux pouvant déclencher l'ecthyma sur les animaux présents ? </text:p>
          </table:table-cell>
          <table:table-cell office:value-type="string" calcext:value-type="string">
            <text:p>Introduction d’animaux porteurs d’ecthyma</text:p>
          </table:table-cell>
          <table:table-cell office:value-type="string" calcext:value-type="string">
            <text:p>conduite</text:p>
          </table:table-cell>
          <table:table-cell table:formula="of:=VLOOKUP([.E130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Connaissez-vous le statut Border Disease de votre troupeau ? </text:p>
          </table:table-cell>
          <table:table-cell office:value-type="string" calcext:value-type="string">
            <text:p>Statut Border Disease inconnu</text:p>
          </table:table-cell>
          <table:table-cell office:value-type="string" calcext:value-type="string">
            <text:p>santé</text:p>
          </table:table-cell>
          <table:table-cell table:formula="of:=VLOOKUP([.E1308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Observez-vous une résurgence cyclique de l'ecthyma sur les jeunes brebis ? </text:p>
          </table:table-cell>
          <table:table-cell office:value-type="string" calcext:value-type="string">
            <text:p>Résurgence cyclique de l’ecthyma sur les jeunes brebis</text:p>
          </table:table-cell>
          <table:table-cell office:value-type="string" calcext:value-type="string">
            <text:p>santé</text:p>
          </table:table-cell>
          <table:table-cell table:formula="of:=VLOOKUP([.E1309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Les rations alimentaires présentent-elles des carences en minéraux et oligo-éléments ?</text:p>
          </table:table-cell>
          <table:table-cell office:value-type="string" calcext:value-type="string">
            <text:p>Carences en minéraux et oligo-éléments</text:p>
          </table:table-cell>
          <table:table-cell office:value-type="string" calcext:value-type="string">
            <text:p>alimentation</text:p>
          </table:table-cell>
          <table:table-cell table:formula="of:=VLOOKUP([.E131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'hygiène du logement est-elle suffisante ? </text:p>
          </table:table-cell>
          <table:table-cell office:value-type="string" calcext:value-type="string">
            <text:p>Manque d’hygiène du logement</text:p>
          </table:table-cell>
          <table:table-cell office:value-type="string" calcext:value-type="string">
            <text:p>hygiène</text:p>
          </table:table-cell>
          <table:table-cell table:formula="of:=VLOOKUP([.E1311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y-a-t-il présence de case d'infirmerie, isolement des animaux malades ? </text:p>
          </table:table-cell>
          <table:table-cell office:value-type="string" calcext:value-type="string">
            <text:p>Absence d’infirmerie</text:p>
          </table:table-cell>
          <table:table-cell office:value-type="string" calcext:value-type="string">
            <text:p>hygiène</text:p>
          </table:table-cell>
          <table:table-cell table:formula="of:=VLOOKUP([.E1312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e logement est-il confortable ? Désinfectée ? </text:p>
          </table:table-cell>
          <table:table-cell office:value-type="string" calcext:value-type="string">
            <text:p>Manque de confort dans le logement</text:p>
          </table:table-cell>
          <table:table-cell office:value-type="string" calcext:value-type="string">
            <text:p>logement</text:p>
          </table:table-cell>
          <table:table-cell table:formula="of:=VLOOKUP([.E131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a litière est-elle propre et saine ? </text:p>
          </table:table-cell>
          <table:table-cell office:value-type="string" calcext:value-type="string">
            <text:p>Litière sale</text:p>
          </table:table-cell>
          <table:table-cell office:value-type="string" calcext:value-type="string">
            <text:p>logement</text:p>
          </table:table-cell>
          <table:table-cell table:formula="of:=VLOOKUP([.E131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a paille de litière est-elle de bonne qualité, bien conservée ? </text:p>
          </table:table-cell>
          <table:table-cell office:value-type="string" calcext:value-type="string">
            <text:p>Paille de la litière de mauvaise qualité</text:p>
          </table:table-cell>
          <table:table-cell office:value-type="string" calcext:value-type="string">
            <text:p>logement</text:p>
          </table:table-cell>
          <table:table-cell table:formula="of:=VLOOKUP([.E131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Un ensemencement des litières avec des bactéries lactiques est-il effectué en prévention ?</text:p>
          </table:table-cell>
          <table:table-cell office:value-type="string" calcext:value-type="string">
            <text:p>Pas d’ensemencement des litières avec des bactéries lactiques</text:p>
          </table:table-cell>
          <table:table-cell office:value-type="string" calcext:value-type="string">
            <text:p>hygiène</text:p>
          </table:table-cell>
          <table:table-cell table:formula="of:=VLOOKUP([.E1316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a surveillance de la prise colostrale est-elle suffisante ? </text:p>
          </table:table-cell>
          <table:table-cell office:value-type="string" calcext:value-type="string">
            <text:p>Surveillance de la prise colostrale insuffisante</text:p>
          </table:table-cell>
          <table:table-cell office:value-type="string" calcext:value-type="string">
            <text:p>conduite</text:p>
          </table:table-cell>
          <table:table-cell table:formula="of:=VLOOKUP([.E131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es colostrums et le lait sont-ils de bonne qualité ? </text:p>
          </table:table-cell>
          <table:table-cell office:value-type="string" calcext:value-type="string">
            <text:p>Colostrums de qualité insuffisante</text:p>
          </table:table-cell>
          <table:table-cell office:value-type="string" calcext:value-type="string">
            <text:p>alimentation</text:p>
          </table:table-cell>
          <table:table-cell table:formula="of:=VLOOKUP([.E131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'alimentation des mères est-elle équilibrée ? Comment est l’état des mères ? La couverture des besoins en fin de gestation est-elle assurée ?</text:p>
          </table:table-cell>
          <table:table-cell office:value-type="string" calcext:value-type="string">
            <text:p>Alimentation des agnelles ne permettant pas une croissance suffisante</text:p>
          </table:table-cell>
          <table:table-cell office:value-type="string" calcext:value-type="string">
            <text:p>alimentation</text:p>
          </table:table-cell>
          <table:table-cell table:formula="of:=VLOOKUP([.E131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'eau de boisson est-elle potable ? </text:p>
          </table:table-cell>
          <table:table-cell office:value-type="string" calcext:value-type="string">
            <text:p>Eau de boisson non potable</text:p>
          </table:table-cell>
          <table:table-cell office:value-type="string" calcext:value-type="string">
            <text:p>alimentation</text:p>
          </table:table-cell>
          <table:table-cell table:formula="of:=VLOOKUP([.E132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Les animaux disposent-ils de sel alimentaire ? </text:p>
          </table:table-cell>
          <table:table-cell office:value-type="string" calcext:value-type="string">
            <text:p>Pas de sel disponible pour les agneaux</text:p>
          </table:table-cell>
          <table:table-cell office:value-type="string" calcext:value-type="string">
            <text:p>alimentation</text:p>
          </table:table-cell>
          <table:table-cell table:formula="of:=VLOOKUP([.E132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L'environnement est-il contaminé par les coccidioses ? </text:p>
          </table:table-cell>
          <table:table-cell office:value-type="string" calcext:value-type="string">
            <text:p>Environnement infesté par des coccidies</text:p>
          </table:table-cell>
          <table:table-cell office:value-type="string" calcext:value-type="string">
            <text:p>parasitisme</text:p>
          </table:table-cell>
          <table:table-cell table:formula="of:=VLOOKUP([.E132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Si oui un lavage vapeur eau (&gt;90°C) a-t-il été effectué ? </text:p>
          </table:table-cell>
          <table:table-cell office:value-type="string" calcext:value-type="string">
            <text:p>Pas de lavage à l’eau chaude malgré un environnement infesté</text:p>
          </table:table-cell>
          <table:table-cell office:value-type="string" calcext:value-type="string">
            <text:p>hygiène</text:p>
          </table:table-cell>
          <table:table-cell table:formula="of:=VLOOKUP([.E1323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Si oui de la prévention est-elle mise en œuvre (argile, vinaigre, etc.)</text:p>
          </table:table-cell>
          <table:table-cell office:value-type="string" calcext:value-type="string">
            <text:p>Pas de mesures préventives de coccidiose sur les agneaux</text:p>
          </table:table-cell>
          <table:table-cell office:value-type="string" calcext:value-type="string">
            <text:p>hygiène</text:p>
          </table:table-cell>
          <table:table-cell table:formula="of:=VLOOKUP([.E1324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La surface et le volume de bâtiment par animal sont-ils suffisants ? 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logement</text:p>
          </table:table-cell>
          <table:table-cell table:formula="of:=VLOOKUP([.E132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La litière des animaux reste-t-elle sèche ? </text:p>
          </table:table-cell>
          <table:table-cell office:value-type="string" calcext:value-type="string">
            <text:p>Litière trop humide</text:p>
          </table:table-cell>
          <table:table-cell office:value-type="string" calcext:value-type="string">
            <text:p>logement</text:p>
          </table:table-cell>
          <table:table-cell table:formula="of:=VLOOKUP([.E132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Les animaux ont-ils subis des stress importants (changement alimentaire, mise à l'herbe, sevrage, mise en lots, etc..)</text:p>
          </table:table-cell>
          <table:table-cell office:value-type="string" calcext:value-type="string">
            <text:p>Stress important sur le troupeau</text:p>
          </table:table-cell>
          <table:table-cell office:value-type="string" calcext:value-type="string">
            <text:p>divers</text:p>
          </table:table-cell>
          <table:table-cell table:formula="of:=VLOOKUP([.E1327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L'alimentation des agneaux n'est-elle pas trop acidogène ? </text:p>
          </table:table-cell>
          <table:table-cell office:value-type="string" calcext:value-type="string">
            <text:p>Alimentation des agneaux acidogène</text:p>
          </table:table-cell>
          <table:table-cell office:value-type="string" calcext:value-type="string">
            <text:p>alimentation</text:p>
          </table:table-cell>
          <table:table-cell table:formula="of:=VLOOKUP([.E132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La transition alimentaire est-elle respecté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alimentation</text:p>
          </table:table-cell>
          <table:table-cell table:formula="of:=VLOOKUP([.E132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La transition alimentaire est-elle respecté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alimentation</text:p>
          </table:table-cell>
          <table:table-cell table:formula="of:=VLOOKUP([.E133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La ration est-elle riche en céréales et acidogène ? </text:p>
          </table:table-cell>
          <table:table-cell office:value-type="string" calcext:value-type="string">
            <text:p>Ration trop riche en céréales et acidogène</text:p>
          </table:table-cell>
          <table:table-cell office:value-type="string" calcext:value-type="string">
            <text:p>alimentation</text:p>
          </table:table-cell>
          <table:table-cell table:formula="of:=VLOOKUP([.E133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L'environnement est-il contaminé par les coccidioses ? </text:p>
          </table:table-cell>
          <table:table-cell office:value-type="string" calcext:value-type="string">
            <text:p>Environnement infesté par des coccidies</text:p>
          </table:table-cell>
          <table:table-cell office:value-type="string" calcext:value-type="string">
            <text:p>parasitisme</text:p>
          </table:table-cell>
          <table:table-cell table:formula="of:=VLOOKUP([.E133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Si oui un lavage vapeur eau (&gt;90°C) a-t-il été effectué ? </text:p>
          </table:table-cell>
          <table:table-cell office:value-type="string" calcext:value-type="string">
            <text:p>Pas de lavage à l’eau chaude malgré un environnement infesté</text:p>
          </table:table-cell>
          <table:table-cell office:value-type="string" calcext:value-type="string">
            <text:p>hygiène</text:p>
          </table:table-cell>
          <table:table-cell table:formula="of:=VLOOKUP([.E1333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Si oui de la prévention est-elle mise en œuvre (argile, vinaigre, etc.)</text:p>
          </table:table-cell>
          <table:table-cell office:value-type="string" calcext:value-type="string">
            <text:p>Pas de mesures préventives de coccidiose sur les agneaux</text:p>
          </table:table-cell>
          <table:table-cell office:value-type="string" calcext:value-type="string">
            <text:p>conduite</text:p>
          </table:table-cell>
          <table:table-cell table:formula="of:=VLOOKUP([.E133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La surface et le volume de bâtiment par animal sont-ils suffisants ? 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logement</text:p>
          </table:table-cell>
          <table:table-cell table:formula="of:=VLOOKUP([.E133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La litière des animaux reste-t-elle sèche ? </text:p>
          </table:table-cell>
          <table:table-cell office:value-type="string" calcext:value-type="string">
            <text:p>Litière trop humide</text:p>
          </table:table-cell>
          <table:table-cell office:value-type="string" calcext:value-type="string">
            <text:p>logement</text:p>
          </table:table-cell>
          <table:table-cell table:formula="of:=VLOOKUP([.E133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Les animaux ont-ils subis des stress importants (changement alimentaire, mise à l'herbe, sevrage, mise en lots, etc..)</text:p>
          </table:table-cell>
          <table:table-cell office:value-type="string" calcext:value-type="string">
            <text:p>Stress important sur le troupeau</text:p>
          </table:table-cell>
          <table:table-cell office:value-type="string" calcext:value-type="string">
            <text:p>divers</text:p>
          </table:table-cell>
          <table:table-cell table:formula="of:=VLOOKUP([.E1337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5039" calcext:value-type="float">
            <text:p>5039</text:p>
          </table:table-cell>
          <table:table-cell office:value-type="string" calcext:value-type="string">
            <text:p>L'herbe pâturée n'est-elle pas trop jeune ? (riche et humide)</text:p>
          </table:table-cell>
          <table:table-cell office:value-type="string" calcext:value-type="string">
            <text:p>Herbe pâturée trop jeune</text:p>
          </table:table-cell>
          <table:table-cell office:value-type="string" calcext:value-type="string">
            <text:p>alimentation</text:p>
          </table:table-cell>
          <table:table-cell table:formula="of:=VLOOKUP([.E133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5039" calcext:value-type="float">
            <text:p>5039</text:p>
          </table:table-cell>
          <table:table-cell office:value-type="string" calcext:value-type="string">
            <text:p>La transition alimentaire vers le pâturage est-elle respecté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alimentation</text:p>
          </table:table-cell>
          <table:table-cell table:formula="of:=VLOOKUP([.E133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L’ambiance des bâtiments est-elle propice aux variations de températures (métal, béton, climat rude, mauvaise orientation, …) ? </text:p>
          </table:table-cell>
          <table:table-cell office:value-type="string" calcext:value-type="string">
            <text:p>Variations de température importante dans le bâtiment</text:p>
          </table:table-cell>
          <table:table-cell office:value-type="string" calcext:value-type="string">
            <text:p>logement</text:p>
          </table:table-cell>
          <table:table-cell table:formula="of:=VLOOKUP([.E134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La densité animale en bergerie n’est-elle pas trop élevée ?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logement</text:p>
          </table:table-cell>
          <table:table-cell table:formula="of:=VLOOKUP([.E134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Les matériaux constituant la bergerie sont-ils propices aux variations de températures ? </text:p>
          </table:table-cell>
          <table:table-cell office:value-type="string" calcext:value-type="string">
            <text:p>Matériaux favorisant des variation de température excessives</text:p>
          </table:table-cell>
          <table:table-cell office:value-type="string" calcext:value-type="string">
            <text:p>logement</text:p>
          </table:table-cell>
          <table:table-cell table:formula="of:=VLOOKUP([.E1342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La condensation est-elle fréquente dans le bâtiment ? </text:p>
          </table:table-cell>
          <table:table-cell office:value-type="string" calcext:value-type="string">
            <text:p>Condensation fréquente dans le bâtiment</text:p>
          </table:table-cell>
          <table:table-cell office:value-type="string" calcext:value-type="string">
            <text:p>logement</text:p>
          </table:table-cell>
          <table:table-cell table:formula="of:=VLOOKUP([.E134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Y-a-t-il présence de courants d'air ? </text:p>
          </table:table-cell>
          <table:table-cell office:value-type="string" calcext:value-type="string">
            <text:p>Présence de courants d’air</text:p>
          </table:table-cell>
          <table:table-cell office:value-type="string" calcext:value-type="string">
            <text:p>logement</text:p>
          </table:table-cell>
          <table:table-cell table:formula="of:=VLOOKUP([.E134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Le paillage est-il effectué à la pailleuse ? </text:p>
          </table:table-cell>
          <table:table-cell office:value-type="string" calcext:value-type="string">
            <text:p>Paillage effectué à la pailleuse</text:p>
          </table:table-cell>
          <table:table-cell office:value-type="string" calcext:value-type="string">
            <text:p>logement</text:p>
          </table:table-cell>
          <table:table-cell table:formula="of:=VLOOKUP([.E134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Les accès aux nourrisseurs, aux auges et à l'eau sont-ils difficiles ?</text:p>
          </table:table-cell>
          <table:table-cell office:value-type="string" calcext:value-type="string">
            <text:p>Accès aux auges et à l’eau difficiles</text:p>
          </table:table-cell>
          <table:table-cell office:value-type="string" calcext:value-type="string">
            <text:p>logement</text:p>
          </table:table-cell>
          <table:table-cell table:formula="of:=VLOOKUP([.E134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Les agneaux ont-ils accès à des plantes provoquant de l'œdème pulmonaire ? (laurier cerise/galéga officinal)</text:p>
          </table:table-cell>
          <table:table-cell office:value-type="string" calcext:value-type="string">
            <text:p>Accès à des plantes provoquant des œdèmes pulmonaires (galega, laurier cerise)</text:p>
          </table:table-cell>
          <table:table-cell office:value-type="string" calcext:value-type="string">
            <text:p>alimentation</text:p>
          </table:table-cell>
          <table:table-cell table:formula="of:=VLOOKUP([.E134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L’ambiance des bâtiments est-elle propice aux variations de températures (métal, béton, climat rude, mauvaise orientation, …) ? </text:p>
          </table:table-cell>
          <table:table-cell office:value-type="string" calcext:value-type="string">
            <text:p>Infestation suite à un hiver doux</text:p>
          </table:table-cell>
          <table:table-cell office:value-type="string" calcext:value-type="string">
            <text:p>logement</text:p>
          </table:table-cell>
          <table:table-cell table:formula="of:=VLOOKUP([.E1348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La densité animale en bergerie n’est-elle pas trop élevée ?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logement</text:p>
          </table:table-cell>
          <table:table-cell table:formula="of:=VLOOKUP([.E134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Les matériaux constituant la bergerie sont-ils propices aux variations de températures ? </text:p>
          </table:table-cell>
          <table:table-cell office:value-type="string" calcext:value-type="string">
            <text:p>Matériaux favorisant des variation de température excessives</text:p>
          </table:table-cell>
          <table:table-cell office:value-type="string" calcext:value-type="string">
            <text:p>logement</text:p>
          </table:table-cell>
          <table:table-cell table:formula="of:=VLOOKUP([.E135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La condensation est-elle fréquente dans le bâtiment ? </text:p>
          </table:table-cell>
          <table:table-cell office:value-type="string" calcext:value-type="string">
            <text:p>Condensation fréquente dans le bâtiment</text:p>
          </table:table-cell>
          <table:table-cell office:value-type="string" calcext:value-type="string">
            <text:p>logement</text:p>
          </table:table-cell>
          <table:table-cell table:formula="of:=VLOOKUP([.E135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Y-a-t-il présence de courants d'air ? </text:p>
          </table:table-cell>
          <table:table-cell office:value-type="string" calcext:value-type="string">
            <text:p>Présence de courants d’air</text:p>
          </table:table-cell>
          <table:table-cell office:value-type="string" calcext:value-type="string">
            <text:p>logement</text:p>
          </table:table-cell>
          <table:table-cell table:formula="of:=VLOOKUP([.E1352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Le paillage est-il effectué à la pailleuse ? </text:p>
          </table:table-cell>
          <table:table-cell office:value-type="string" calcext:value-type="string">
            <text:p>Paillage effectué à la pailleuse</text:p>
          </table:table-cell>
          <table:table-cell office:value-type="string" calcext:value-type="string">
            <text:p>logement</text:p>
          </table:table-cell>
          <table:table-cell table:formula="of:=VLOOKUP([.E135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Les accès aux nourrisseurs, aux auges et à l'eau sont-ils difficiles ?</text:p>
          </table:table-cell>
          <table:table-cell office:value-type="string" calcext:value-type="string">
            <text:p>Accès aux auges et à l’eau difficiles</text:p>
          </table:table-cell>
          <table:table-cell office:value-type="string" calcext:value-type="string">
            <text:p>logement</text:p>
          </table:table-cell>
          <table:table-cell table:formula="of:=VLOOKUP([.E135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Les agneaux ont-ils accès à des plantes provoquant de l'œdème pulmonaire ? (laurier cerise/galéga officinal)</text:p>
          </table:table-cell>
          <table:table-cell office:value-type="string" calcext:value-type="string">
            <text:p>Accès à des plantes provoquant des œdèmes pulmonaires (galega, laurier cerise)</text:p>
          </table:table-cell>
          <table:table-cell office:value-type="string" calcext:value-type="string">
            <text:p>alimentation</text:p>
          </table:table-cell>
          <table:table-cell table:formula="of:=VLOOKUP([.E135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5042" calcext:value-type="float">
            <text:p>5042</text:p>
          </table:table-cell>
          <table:table-cell office:value-type="string" calcext:value-type="string">
            <text:p>Les agneaux ont-ils eu des troubles du cordon ? (Cf ci-dessus)</text:p>
          </table:table-cell>
          <table:table-cell office:value-type="string" calcext:value-type="string">
            <text:p>Infections du cordon</text:p>
          </table:table-cell>
          <table:table-cell office:value-type="string" calcext:value-type="string">
            <text:p>santé</text:p>
          </table:table-cell>
          <table:table-cell table:formula="of:=VLOOKUP([.E1356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5042" calcext:value-type="float">
            <text:p>5042</text:p>
          </table:table-cell>
          <table:table-cell office:value-type="string" calcext:value-type="string">
            <text:p>Les agneaux ont-ils eu des infections suite au bouclage ou à l'équeutage ? </text:p>
          </table:table-cell>
          <table:table-cell office:value-type="string" calcext:value-type="string">
            <text:p>Infections suite au bouclage ou à l’équeutage</text:p>
          </table:table-cell>
          <table:table-cell office:value-type="string" calcext:value-type="string">
            <text:p>santé</text:p>
          </table:table-cell>
          <table:table-cell table:formula="of:=VLOOKUP([.E1357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5042" calcext:value-type="float">
            <text:p>5042</text:p>
          </table:table-cell>
          <table:table-cell office:value-type="string" calcext:value-type="string">
            <text:p>En cas de Blessures, les plaies sont-elles systématiquement désinfectées ? </text:p>
          </table:table-cell>
          <table:table-cell office:value-type="string" calcext:value-type="string">
            <text:p>Matériel de transport partagé entre plusieurs éleveurs</text:p>
          </table:table-cell>
          <table:table-cell office:value-type="string" calcext:value-type="string">
            <text:p>santé</text:p>
          </table:table-cell>
          <table:table-cell table:formula="of:=VLOOKUP([.E1358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Les rations sont-elles suffisamment pourvues en vitamine E et sélénium ? </text:p>
          </table:table-cell>
          <table:table-cell office:value-type="string" calcext:value-type="string">
            <text:p>Manque de vitamine E et de sélénium</text:p>
          </table:table-cell>
          <table:table-cell office:value-type="string" calcext:value-type="string">
            <text:p>alimentation</text:p>
          </table:table-cell>
          <table:table-cell table:formula="of:=VLOOKUP([.E135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Les rations présentent-elles des risques d'acidose ? </text:p>
          </table:table-cell>
          <table:table-cell office:value-type="string" calcext:value-type="string">
            <text:p>Rations acidogènes</text:p>
          </table:table-cell>
          <table:table-cell office:value-type="string" calcext:value-type="string">
            <text:p>alimentation</text:p>
          </table:table-cell>
          <table:table-cell table:formula="of:=VLOOKUP([.E136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La densité animale n'est-elle pas trop élevée et favoriser les risques d'accident ? 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logement</text:p>
          </table:table-cell>
          <table:table-cell table:formula="of:=VLOOKUP([.E136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La transition alimentaire est-elle suffisante ? </text:p>
          </table:table-cell>
          <table:table-cell office:value-type="string" calcext:value-type="string">
            <text:p>Transition alimentaire brutale</text:p>
          </table:table-cell>
          <table:table-cell office:value-type="string" calcext:value-type="string">
            <text:p>alimentation</text:p>
          </table:table-cell>
          <table:table-cell table:formula="of:=VLOOKUP([.E136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L'aliment de démarrage est-il adapté ? </text:p>
          </table:table-cell>
          <table:table-cell office:value-type="string" calcext:value-type="string">
            <text:p>Aliment de démarrage inadapté</text:p>
          </table:table-cell>
          <table:table-cell office:value-type="string" calcext:value-type="string">
            <text:p>alimentation</text:p>
          </table:table-cell>
          <table:table-cell table:formula="of:=VLOOKUP([.E136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Les accès aux nourrisseurs, aux auges et à l'eau sont-ils difficiles ?</text:p>
          </table:table-cell>
          <table:table-cell office:value-type="string" calcext:value-type="string">
            <text:p>Accès aux auges et à l’eau difficiles</text:p>
          </table:table-cell>
          <table:table-cell office:value-type="string" calcext:value-type="string">
            <text:p>logement</text:p>
          </table:table-cell>
          <table:table-cell table:formula="of:=VLOOKUP([.E136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L’infestation parasitaire (coccidiose, cryptosporidiose, tænia…) est-elle surveillée ?</text:p>
          </table:table-cell>
          <table:table-cell office:value-type="string" calcext:value-type="string">
            <text:p>Par de surveillance de l’infection parasitaire</text:p>
          </table:table-cell>
          <table:table-cell office:value-type="string" calcext:value-type="string">
            <text:p>parasitisme</text:p>
          </table:table-cell>
          <table:table-cell table:formula="of:=VLOOKUP([.E136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Les fourrages distribués présentent-ils des bonnes qualités de conservation ? </text:p>
          </table:table-cell>
          <table:table-cell office:value-type="string" calcext:value-type="string">
            <text:p>Fourrages mal conservés</text:p>
          </table:table-cell>
          <table:table-cell office:value-type="string" calcext:value-type="string">
            <text:p>alimentation</text:p>
          </table:table-cell>
          <table:table-cell table:formula="of:=VLOOKUP([.E136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Les rations présentent-elles des risques d'acidose ? </text:p>
          </table:table-cell>
          <table:table-cell office:value-type="string" calcext:value-type="string">
            <text:p>Rations acidogènes</text:p>
          </table:table-cell>
          <table:table-cell office:value-type="string" calcext:value-type="string">
            <text:p>alimentation</text:p>
          </table:table-cell>
          <table:table-cell table:formula="of:=VLOOKUP([.E136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Les apports minéraux sont-ils suffisants pour couvrir les besoins ? </text:p>
          </table:table-cell>
          <table:table-cell office:value-type="string" calcext:value-type="string">
            <text:p>Apport minéraux insuffisants par rapport aux besoins</text:p>
          </table:table-cell>
          <table:table-cell office:value-type="string" calcext:value-type="string">
            <text:p>alimentation</text:p>
          </table:table-cell>
          <table:table-cell table:formula="of:=VLOOKUP([.E136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L'eau de boisson est-elle potable ? </text:p>
          </table:table-cell>
          <table:table-cell office:value-type="string" calcext:value-type="string">
            <text:p>Eau de boisson non potable</text:p>
          </table:table-cell>
          <table:table-cell office:value-type="string" calcext:value-type="string">
            <text:p>alimentation</text:p>
          </table:table-cell>
          <table:table-cell table:formula="of:=VLOOKUP([.E136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De l'argile est-elle mise à disposition des agneaux ? </text:p>
          </table:table-cell>
          <table:table-cell office:value-type="string" calcext:value-type="string">
            <text:p>Pas d’argile à disposition des agneaux</text:p>
          </table:table-cell>
          <table:table-cell office:value-type="string" calcext:value-type="string">
            <text:p>conduite</text:p>
          </table:table-cell>
          <table:table-cell table:formula="of:=VLOOKUP([.E137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L’infestation en coccidiose –t-elle été surveillée ?</text:p>
          </table:table-cell>
          <table:table-cell office:value-type="string" calcext:value-type="string">
            <text:p>Pas de surveillance de la coccidiose</text:p>
          </table:table-cell>
          <table:table-cell office:value-type="string" calcext:value-type="string">
            <text:p>parasitisme</text:p>
          </table:table-cell>
          <table:table-cell table:formula="of:=VLOOKUP([.E137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Les agneaux subissent-ils des stress réguliers ? </text:p>
          </table:table-cell>
          <table:table-cell office:value-type="string" calcext:value-type="string">
            <text:p>Stress important sur les agneaux</text:p>
          </table:table-cell>
          <table:table-cell office:value-type="string" calcext:value-type="string">
            <text:p>divers</text:p>
          </table:table-cell>
          <table:table-cell table:formula="of:=VLOOKUP([.E1372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Observez-vous une résurgence cyclique de l'ecthyma sur les jeunes brebis ? </text:p>
          </table:table-cell>
          <table:table-cell office:value-type="string" calcext:value-type="string">
            <text:p>Résurgence cyclique de l’ecthyma sur les jeunes brebis</text:p>
          </table:table-cell>
          <table:table-cell office:value-type="string" calcext:value-type="string">
            <text:p>santé</text:p>
          </table:table-cell>
          <table:table-cell table:formula="of:=VLOOKUP([.E1373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Les apports en cuivre et en soufre sont-ils raisonnés ? </text:p>
          </table:table-cell>
          <table:table-cell office:value-type="string" calcext:value-type="string">
            <text:p>Apports en cuivre et en souffre non raisonnés</text:p>
          </table:table-cell>
          <table:table-cell office:value-type="string" calcext:value-type="string">
            <text:p>alimentation</text:p>
          </table:table-cell>
          <table:table-cell table:formula="of:=VLOOKUP([.E137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Les rations sont-elles équilibrées ? avec une bonne sécurité contre l’acidose ? </text:p>
          </table:table-cell>
          <table:table-cell office:value-type="string" calcext:value-type="string">
            <text:p>Rations déséquilibrées (risque d’acidose)</text:p>
          </table:table-cell>
          <table:table-cell office:value-type="string" calcext:value-type="string">
            <text:p>alimentation</text:p>
          </table:table-cell>
          <table:table-cell table:formula="of:=VLOOKUP([.E137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Les aliments sont sains ? (absence de moisi ou altération)</text:p>
          </table:table-cell>
          <table:table-cell office:value-type="string" calcext:value-type="string">
            <text:p>Présence d’aliments moisis</text:p>
          </table:table-cell>
          <table:table-cell office:value-type="string" calcext:value-type="string">
            <text:p>alimentation</text:p>
          </table:table-cell>
          <table:table-cell table:formula="of:=VLOOKUP([.E137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Les apports en éléments minéraux et oligo-éléments sont-ils suffisants ? </text:p>
          </table:table-cell>
          <table:table-cell office:value-type="string" calcext:value-type="string">
            <text:p>Carences en minéraux et oligo-éléments</text:p>
          </table:table-cell>
          <table:table-cell office:value-type="string" calcext:value-type="string">
            <text:p>alimentation</text:p>
          </table:table-cell>
          <table:table-cell table:formula="of:=VLOOKUP([.E137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Avez-vous fait des dépistages Listéria, Méningite, tétanos, botulisme ou autres maladies graves ?</text:p>
          </table:table-cell>
          <table:table-cell office:value-type="string" calcext:value-type="string">
            <text:p>Pas de dépistage des maladies graves (listéria, tétanos, botulisme, etc.)</text:p>
          </table:table-cell>
          <table:table-cell office:value-type="string" calcext:value-type="string">
            <text:p>santé</text:p>
          </table:table-cell>
          <table:table-cell table:formula="of:=VLOOKUP([.E1378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Assurez-vous une bonne hygiène du cordon et du matériel d’identification ? </text:p>
          </table:table-cell>
          <table:table-cell office:value-type="string" calcext:value-type="string">
            <text:p>Désinfection du cordon et du matériel d’identification insuffisante</text:p>
          </table:table-cell>
          <table:table-cell office:value-type="string" calcext:value-type="string">
            <text:p>hygiène</text:p>
          </table:table-cell>
          <table:table-cell table:formula="of:=VLOOKUP([.E1379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Les agnelles sont-ils atteints de ténia? Si oui, voir parasitisme</text:p>
          </table:table-cell>
          <table:table-cell office:value-type="string" calcext:value-type="string">
            <text:p>Pas de suivi du parasitisme des agnelles</text:p>
          </table:table-cell>
          <table:table-cell office:value-type="string" calcext:value-type="string">
            <text:p>parasitisme</text:p>
          </table:table-cell>
          <table:table-cell table:formula="of:=VLOOKUP([.E138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Le diagnostic de gale a-t-il été posé par un vétérinaire ?</text:p>
          </table:table-cell>
          <table:table-cell office:value-type="string" calcext:value-type="string">
            <text:p>Diagnostic de gale</text:p>
          </table:table-cell>
          <table:table-cell office:value-type="string" calcext:value-type="string">
            <text:p>santé</text:p>
          </table:table-cell>
          <table:table-cell table:formula="of:=VLOOKUP([.E1381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Les démangeaisons sont-elles surveillées et traitées si nécessaire ? (Gale)</text:p>
          </table:table-cell>
          <table:table-cell office:value-type="string" calcext:value-type="string">
            <text:p>Démangeaisons ni surveillées ni traitées</text:p>
          </table:table-cell>
          <table:table-cell office:value-type="string" calcext:value-type="string">
            <text:p>santé</text:p>
          </table:table-cell>
          <table:table-cell table:formula="of:=VLOOKUP([.E1382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Les animaux introduits sont-ils mis en quarantaine et suivis sanitairement avant d'être mélangés au troupeau ? </text:p>
          </table:table-cell>
          <table:table-cell office:value-type="string" calcext:value-type="string">
            <text:p>Pas quarantaine avant introduction et de surveillance des animaux introduits</text:p>
          </table:table-cell>
          <table:table-cell office:value-type="string" calcext:value-type="string">
            <text:p>conduite</text:p>
          </table:table-cell>
          <table:table-cell table:formula="of:=VLOOKUP([.E138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Du matériel de transport d'ovins est-il utilisé à plusieurs éleveurs ? </text:p>
          </table:table-cell>
          <table:table-cell office:value-type="string" calcext:value-type="string">
            <text:p>Matériel de transport partagé entre plusieurs éleveurs</text:p>
          </table:table-cell>
          <table:table-cell office:value-type="string" calcext:value-type="string">
            <text:p>conduite</text:p>
          </table:table-cell>
          <table:table-cell table:formula="of:=VLOOKUP([.E138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Les traitements sont-ils mis en place rapidement après l'apparition des premiers signes ? </text:p>
          </table:table-cell>
          <table:table-cell office:value-type="string" calcext:value-type="string">
            <text:p>Traitements trop tardifs après l’apparition des premiers signes</text:p>
          </table:table-cell>
          <table:table-cell office:value-type="string" calcext:value-type="string">
            <text:p>conduite</text:p>
          </table:table-cell>
          <table:table-cell table:formula="of:=VLOOKUP([.E138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Les troupeaux voisins sont-ils porteurs du parasite ? </text:p>
          </table:table-cell>
          <table:table-cell office:value-type="string" calcext:value-type="string">
            <text:p>Troupeaux voisins porteurs de gale</text:p>
          </table:table-cell>
          <table:table-cell office:value-type="string" calcext:value-type="string">
            <text:p>conduite</text:p>
          </table:table-cell>
          <table:table-cell table:formula="of:=VLOOKUP([.E138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Du matériel de transport d'ovins est-il utilisé à plusieurs éleveurs ? </text:p>
          </table:table-cell>
          <table:table-cell office:value-type="string" calcext:value-type="string">
            <text:p>Matériel de transport partagé entre plusieurs éleveurs</text:p>
          </table:table-cell>
          <table:table-cell office:value-type="string" calcext:value-type="string">
            <text:p>conduite</text:p>
          </table:table-cell>
          <table:table-cell table:formula="of:=VLOOKUP([.E138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Les troupeaux voisins sont-ils porteurs du parasite ? </text:p>
          </table:table-cell>
          <table:table-cell office:value-type="string" calcext:value-type="string">
            <text:p>Troupeaux voisins porteurs de gale</text:p>
          </table:table-cell>
          <table:table-cell office:value-type="string" calcext:value-type="string">
            <text:p>conduite</text:p>
          </table:table-cell>
          <table:table-cell table:formula="of:=VLOOKUP([.E138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Les traitements sont-ils mis en place rapidement après l'apparition des premiers signes ? </text:p>
          </table:table-cell>
          <table:table-cell office:value-type="string" calcext:value-type="string">
            <text:p>Traitements trop tardifs après l’apparition des premiers signes</text:p>
          </table:table-cell>
          <table:table-cell office:value-type="string" calcext:value-type="string">
            <text:p>conduite</text:p>
          </table:table-cell>
          <table:table-cell table:formula="of:=VLOOKUP([.E138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La surface et le volume de bâtiment par animal sont-ils suffisants ? 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logement</text:p>
          </table:table-cell>
          <table:table-cell table:formula="of:=VLOOKUP([.E139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Les brebis sont-elles victimes de mycotoxine ou d'intoxication chimique ?</text:p>
          </table:table-cell>
          <table:table-cell office:value-type="string" calcext:value-type="string">
            <text:p>Intoxications chimiques ou par mycotoxines</text:p>
          </table:table-cell>
          <table:table-cell office:value-type="string" calcext:value-type="string">
            <text:p>santé</text:p>
          </table:table-cell>
          <table:table-cell table:formula="of:=VLOOKUP([.E1391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L'alimentation couvre-t-elle les besoins en Iode, Cuivre, Zinc ?</text:p>
          </table:table-cell>
          <table:table-cell office:value-type="string" calcext:value-type="string">
            <text:p>Carences en oligo-éléments</text:p>
          </table:table-cell>
          <table:table-cell office:value-type="string" calcext:value-type="string">
            <text:p>alimentation</text:p>
          </table:table-cell>
          <table:table-cell table:formula="of:=VLOOKUP([.E139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La gestion du pâturage permet-elle d'éviter le retour des animaux sur des parcelles contaminées ? (surtout pour le ténia ! &gt; 1 an)</text:p>
          </table:table-cell>
          <table:table-cell office:value-type="string" calcext:value-type="string">
            <text:p>Fréquence de traitements favorisant les résistances</text:p>
          </table:table-cell>
          <table:table-cell office:value-type="string" calcext:value-type="string">
            <text:p>parasitisme</text:p>
          </table:table-cell>
          <table:table-cell table:formula="of:=VLOOKUP([.E139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Le pâturage ras &lt; à 5 cm est-il évité ? </text:p>
          </table:table-cell>
          <table:table-cell office:value-type="string" calcext:value-type="string">
            <text:p>Pâturage trop ras (&lt; 5cm)</text:p>
          </table:table-cell>
          <table:table-cell office:value-type="string" calcext:value-type="string">
            <text:p>parasitisme</text:p>
          </table:table-cell>
          <table:table-cell table:formula="of:=VLOOKUP([.E139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Y-a-t-il alternance de différentes espèces au pâturage ?</text:p>
          </table:table-cell>
          <table:table-cell office:value-type="string" calcext:value-type="string">
            <text:p>Par d’alternance possible de différentes espèces sur les mêmes pâtures</text:p>
          </table:table-cell>
          <table:table-cell office:value-type="string" calcext:value-type="string">
            <text:p>parasitisme</text:p>
          </table:table-cell>
          <table:table-cell table:formula="of:=VLOOKUP([.E139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Tenez-vous à jour un planning de pâturage ? </text:p>
          </table:table-cell>
          <table:table-cell office:value-type="string" calcext:value-type="string">
            <text:p>Pas de planning de pâturage à jour</text:p>
          </table:table-cell>
          <table:table-cell office:value-type="string" calcext:value-type="string">
            <text:p>parasitisme</text:p>
          </table:table-cell>
          <table:table-cell table:formula="of:=VLOOKUP([.E139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La pâture est-elle intégrée dans une alternance fauche-pâture ? </text:p>
          </table:table-cell>
          <table:table-cell office:value-type="string" calcext:value-type="string">
            <text:p>Pas d’association pâturage / fauche</text:p>
          </table:table-cell>
          <table:table-cell office:value-type="string" calcext:value-type="string">
            <text:p>parasitisme</text:p>
          </table:table-cell>
          <table:table-cell table:formula="of:=VLOOKUP([.E139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Les prairies entrent-elles dans la rotation des cultures ?</text:p>
          </table:table-cell>
          <table:table-cell office:value-type="string" calcext:value-type="string">
            <text:p>Les prairies n’entrent pas dans les rotations de cultures</text:p>
          </table:table-cell>
          <table:table-cell office:value-type="string" calcext:value-type="string">
            <text:p>parasitisme</text:p>
          </table:table-cell>
          <table:table-cell table:formula="of:=VLOOKUP([.E139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L'infestation fait-elle suite à un hiver doux ? </text:p>
          </table:table-cell>
          <table:table-cell office:value-type="string" calcext:value-type="string">
            <text:p>Hiver précédent très doux</text:p>
          </table:table-cell>
          <table:table-cell office:value-type="string" calcext:value-type="string">
            <text:p>parasitisme</text:p>
          </table:table-cell>
          <table:table-cell table:formula="of:=VLOOKUP([.E139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Le choix de traiter collectivement est-il décider suite à des analyses coproscopiques et/ou sérologique, et répond-il à une stratégie globale de gestion parasitaire à l’échelle du troupeau ?</text:p>
          </table:table-cell>
          <table:table-cell office:value-type="string" calcext:value-type="string">
            <text:p>Pas de stratégie globale dans les choix de traitement des animaux</text:p>
          </table:table-cell>
          <table:table-cell office:value-type="string" calcext:value-type="string">
            <text:p>parasitisme</text:p>
          </table:table-cell>
          <table:table-cell table:formula="of:=VLOOKUP([.E140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La fréquence des traitements anthelminthiques ne favorise-t-elle pas les résistances ? </text:p>
          </table:table-cell>
          <table:table-cell office:value-type="string" calcext:value-type="string">
            <text:p>Fréquence de traitements favorisant les résistances</text:p>
          </table:table-cell>
          <table:table-cell office:value-type="string" calcext:value-type="string">
            <text:p>parasitisme</text:p>
          </table:table-cell>
          <table:table-cell table:formula="of:=VLOOKUP([.E140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La race du troupeau est-elle adaptée au milieu infesté ? </text:p>
          </table:table-cell>
          <table:table-cell office:value-type="string" calcext:value-type="string">
            <text:p>Race non adaptée à de fortes infestations parasitaires</text:p>
          </table:table-cell>
          <table:table-cell office:value-type="string" calcext:value-type="string">
            <text:p>parasitisme</text:p>
          </table:table-cell>
          <table:table-cell table:formula="of:=VLOOKUP([.E140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La gestion du pâturage permet-elle d'éviter le retour des animaux sur des parcelles contaminées ? (surtout pour le ténia ! &gt; 1 an)</text:p>
          </table:table-cell>
          <table:table-cell office:value-type="string" calcext:value-type="string">
            <text:p>Fréquence de traitements favorisant les résistances</text:p>
          </table:table-cell>
          <table:table-cell office:value-type="string" calcext:value-type="string">
            <text:p>parasitisme</text:p>
          </table:table-cell>
          <table:table-cell table:formula="of:=VLOOKUP([.E140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Le pâturage ras &lt; à 5 cm est-il évité ? </text:p>
          </table:table-cell>
          <table:table-cell office:value-type="string" calcext:value-type="string">
            <text:p>Pâturage trop ras (&lt; 5cm)</text:p>
          </table:table-cell>
          <table:table-cell office:value-type="string" calcext:value-type="string">
            <text:p>parasitisme</text:p>
          </table:table-cell>
          <table:table-cell table:formula="of:=VLOOKUP([.E140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Y-a-t-il alternance de différentes espèces au pâturage ?</text:p>
          </table:table-cell>
          <table:table-cell office:value-type="string" calcext:value-type="string">
            <text:p>Par d’alternance possible de différentes espèces sur les mêmes pâtures</text:p>
          </table:table-cell>
          <table:table-cell office:value-type="string" calcext:value-type="string">
            <text:p>parasitisme</text:p>
          </table:table-cell>
          <table:table-cell table:formula="of:=VLOOKUP([.E140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Tenez-vous à jour un planning de pâturage ? </text:p>
          </table:table-cell>
          <table:table-cell office:value-type="string" calcext:value-type="string">
            <text:p>Pas de planning de pâturage à jour</text:p>
          </table:table-cell>
          <table:table-cell office:value-type="string" calcext:value-type="string">
            <text:p>parasitisme</text:p>
          </table:table-cell>
          <table:table-cell table:formula="of:=VLOOKUP([.E140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La pâture est-elle intégrée dans une alternance fauche-pâture ? </text:p>
          </table:table-cell>
          <table:table-cell office:value-type="string" calcext:value-type="string">
            <text:p>Pas d’association pâturage / fauche</text:p>
          </table:table-cell>
          <table:table-cell office:value-type="string" calcext:value-type="string">
            <text:p>parasitisme</text:p>
          </table:table-cell>
          <table:table-cell table:formula="of:=VLOOKUP([.E140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Les prairies entrent-elles dans la rotation des cultures ?</text:p>
          </table:table-cell>
          <table:table-cell office:value-type="string" calcext:value-type="string">
            <text:p>Les prairies n’entrent pas dans les rotations de cultures</text:p>
          </table:table-cell>
          <table:table-cell office:value-type="string" calcext:value-type="string">
            <text:p>parasitisme</text:p>
          </table:table-cell>
          <table:table-cell table:formula="of:=VLOOKUP([.E140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L'infestation fait-elle suite à un hiver doux ? </text:p>
          </table:table-cell>
          <table:table-cell office:value-type="string" calcext:value-type="string">
            <text:p>Hiver précédent très doux</text:p>
          </table:table-cell>
          <table:table-cell office:value-type="string" calcext:value-type="string">
            <text:p>parasitisme</text:p>
          </table:table-cell>
          <table:table-cell table:formula="of:=VLOOKUP([.E140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Le choix de traiter collectivement est-il décider suite à des analyses coproscopiques et/ou sérologique, et répond-il à une stratégie globale de gestion parasitaire à l’échelle du troupeau ?</text:p>
          </table:table-cell>
          <table:table-cell office:value-type="string" calcext:value-type="string">
            <text:p>Pas de stratégie globale dans les choix de traitement des animaux</text:p>
          </table:table-cell>
          <table:table-cell office:value-type="string" calcext:value-type="string">
            <text:p>parasitisme</text:p>
          </table:table-cell>
          <table:table-cell table:formula="of:=VLOOKUP([.E141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La fréquence des traitements anthelminthiques ne favorise-t-elle pas les résistances ? </text:p>
          </table:table-cell>
          <table:table-cell office:value-type="string" calcext:value-type="string">
            <text:p>Fréquence de traitements favorisant les résistances</text:p>
          </table:table-cell>
          <table:table-cell office:value-type="string" calcext:value-type="string">
            <text:p>parasitisme</text:p>
          </table:table-cell>
          <table:table-cell table:formula="of:=VLOOKUP([.E141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La race du troupeau est-elle adaptée au milieu infesté ? </text:p>
          </table:table-cell>
          <table:table-cell office:value-type="string" calcext:value-type="string">
            <text:p>Race non adaptée à de fortes infestations parasitaires</text:p>
          </table:table-cell>
          <table:table-cell office:value-type="string" calcext:value-type="string">
            <text:p>parasitisme</text:p>
          </table:table-cell>
          <table:table-cell table:formula="of:=VLOOKUP([.E141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Les animaux ont-ils pâturé des zones humides, notamment par nécessité en période de sécheresse ?</text:p>
          </table:table-cell>
          <table:table-cell office:value-type="string" calcext:value-type="string">
            <text:p>Pâturage sur des zones humides (à cause de la sécheresse)</text:p>
          </table:table-cell>
          <table:table-cell office:value-type="string" calcext:value-type="string">
            <text:p>parasitisme</text:p>
          </table:table-cell>
          <table:table-cell table:formula="of:=VLOOKUP([.E141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Des accès aménagés à des points d’eau propre et potable sont-ils aménagés en quantité suffisante par rapport au nombre d’animaux ? Le débit est-il suffisant tout au long de l’année ?</text:p>
          </table:table-cell>
          <table:table-cell office:value-type="string" calcext:value-type="string">
            <text:p>Problème d’accès à de l’eau propre et potable</text:p>
          </table:table-cell>
          <table:table-cell office:value-type="string" calcext:value-type="string">
            <text:p>parasitisme</text:p>
          </table:table-cell>
          <table:table-cell table:formula="of:=VLOOKUP([.E141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Y-a-t-il alternance de différentes espèces au pâturage ?</text:p>
          </table:table-cell>
          <table:table-cell office:value-type="string" calcext:value-type="string">
            <text:p>Par d’alternance possible de différentes espèces sur les mêmes pâtures</text:p>
          </table:table-cell>
          <table:table-cell office:value-type="string" calcext:value-type="string">
            <text:p>parasitisme</text:p>
          </table:table-cell>
          <table:table-cell table:formula="of:=VLOOKUP([.E141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Les animaux sont-ils maintenus sur des parcelles présentant un manque d'herbe (sécheresse) ?</text:p>
          </table:table-cell>
          <table:table-cell office:value-type="string" calcext:value-type="string">
            <text:p>Animaux maintenus sur des parcelles présentant un manque d’herbe</text:p>
          </table:table-cell>
          <table:table-cell office:value-type="string" calcext:value-type="string">
            <text:p>parasitisme</text:p>
          </table:table-cell>
          <table:table-cell table:formula="of:=VLOOKUP([.E141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Historiquement, l'infestation petite douve a déjà été présente ? </text:p>
          </table:table-cell>
          <table:table-cell office:value-type="string" calcext:value-type="string">
            <text:p>Présence historique de petite douve</text:p>
          </table:table-cell>
          <table:table-cell office:value-type="string" calcext:value-type="string">
            <text:p>parasitisme</text:p>
          </table:table-cell>
          <table:table-cell table:formula="of:=VLOOKUP([.E141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L'infestation fait-elle suite à un hiver doux ? </text:p>
          </table:table-cell>
          <table:table-cell office:value-type="string" calcext:value-type="string">
            <text:p>Hiver précédent très doux</text:p>
          </table:table-cell>
          <table:table-cell office:value-type="string" calcext:value-type="string">
            <text:p>parasitisme</text:p>
          </table:table-cell>
          <table:table-cell table:formula="of:=VLOOKUP([.E141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L'année a-t-elle été particulièrement humide et douce ? </text:p>
          </table:table-cell>
          <table:table-cell office:value-type="string" calcext:value-type="string">
            <text:p>Année particulièrement humide et douce</text:p>
          </table:table-cell>
          <table:table-cell office:value-type="string" calcext:value-type="string">
            <text:p>parasitisme</text:p>
          </table:table-cell>
          <table:table-cell table:formula="of:=VLOOKUP([.E141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Y-a-t-il eu des infestations les années précédentes ? </text:p>
          </table:table-cell>
          <table:table-cell office:value-type="string" calcext:value-type="string">
            <text:p>Infestations les années précédentes</text:p>
          </table:table-cell>
          <table:table-cell office:value-type="string" calcext:value-type="string">
            <text:p>parasitisme</text:p>
          </table:table-cell>
          <table:table-cell table:formula="of:=VLOOKUP([.E142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Les animaux jeunes sont-ils protégés des parcelles contaminées ? </text:p>
          </table:table-cell>
          <table:table-cell office:value-type="string" calcext:value-type="string">
            <text:p>Les jeunes ont accès à des parcelles très contaminées</text:p>
          </table:table-cell>
          <table:table-cell office:value-type="string" calcext:value-type="string">
            <text:p>parasitisme</text:p>
          </table:table-cell>
          <table:table-cell table:formula="of:=VLOOKUP([.E142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Le pâturage ras &lt; à 5 cm est-il évité ? </text:p>
          </table:table-cell>
          <table:table-cell office:value-type="string" calcext:value-type="string">
            <text:p>Pâturage trop ras (&lt; 5cm)</text:p>
          </table:table-cell>
          <table:table-cell office:value-type="string" calcext:value-type="string">
            <text:p>parasitisme</text:p>
          </table:table-cell>
          <table:table-cell table:formula="of:=VLOOKUP([.E142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La pâture est-elle intégrée dans une alternance fauche-pâture ? Les prairies entrent-elles dans la rotation des cultures ? </text:p>
          </table:table-cell>
          <table:table-cell office:value-type="string" calcext:value-type="string">
            <text:p>Les prairies n’entrent pas dans les rotations de cultures</text:p>
          </table:table-cell>
          <table:table-cell office:value-type="string" calcext:value-type="string">
            <text:p>parasitisme</text:p>
          </table:table-cell>
          <table:table-cell table:formula="of:=VLOOKUP([.E142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L'environnement est-il contaminé par les coccidioses ? </text:p>
          </table:table-cell>
          <table:table-cell office:value-type="string" calcext:value-type="string">
            <text:p>Environnement infesté par des coccidies</text:p>
          </table:table-cell>
          <table:table-cell office:value-type="string" calcext:value-type="string">
            <text:p>parasitisme</text:p>
          </table:table-cell>
          <table:table-cell table:formula="of:=VLOOKUP([.E142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Si oui un lavage vapeur eau (&gt;90°C) a-t-il été effectué ? </text:p>
          </table:table-cell>
          <table:table-cell office:value-type="string" calcext:value-type="string">
            <text:p>Pas de lavage à l’eau chaude malgré un environnement infesté</text:p>
          </table:table-cell>
          <table:table-cell office:value-type="string" calcext:value-type="string">
            <text:p>hygiène</text:p>
          </table:table-cell>
          <table:table-cell table:formula="of:=VLOOKUP([.E1425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Si oui de la prévention est-elle mise en œuvre (argile, vinaigre, etc.)</text:p>
          </table:table-cell>
          <table:table-cell office:value-type="string" calcext:value-type="string">
            <text:p>Pas de mesures préventives de coccidiose sur les agneaux</text:p>
          </table:table-cell>
          <table:table-cell office:value-type="string" calcext:value-type="string">
            <text:p>conduite</text:p>
          </table:table-cell>
          <table:table-cell table:formula="of:=VLOOKUP([.E142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La surface et le volume de bâtiment par animal sont-ils suffisants ? </text:p>
          </table:table-cell>
          <table:table-cell office:value-type="string" calcext:value-type="string">
            <text:p>Densité animale trop importante</text:p>
          </table:table-cell>
          <table:table-cell office:value-type="string" calcext:value-type="string">
            <text:p>logement</text:p>
          </table:table-cell>
          <table:table-cell table:formula="of:=VLOOKUP([.E1427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La litière des animaux reste-t-elle sèche ? </text:p>
          </table:table-cell>
          <table:table-cell office:value-type="string" calcext:value-type="string">
            <text:p>Litière trop humide</text:p>
          </table:table-cell>
          <table:table-cell office:value-type="string" calcext:value-type="string">
            <text:p>logement</text:p>
          </table:table-cell>
          <table:table-cell table:formula="of:=VLOOKUP([.E1428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Les animaux ont-ils subis des stress importants (changement alimentaire, mise à l'herbe, sevrage, mise en lots, etc..)</text:p>
          </table:table-cell>
          <table:table-cell office:value-type="string" calcext:value-type="string">
            <text:p>Stress important sur le troupeau</text:p>
          </table:table-cell>
          <table:table-cell office:value-type="string" calcext:value-type="string">
            <text:p>divers</text:p>
          </table:table-cell>
          <table:table-cell table:formula="of:=VLOOKUP([.E1429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5057" calcext:value-type="float">
            <text:p>5057</text:p>
          </table:table-cell>
          <table:table-cell office:value-type="string" calcext:value-type="string">
            <text:p>La zone est-elle infestée par la mouche responsables de myases (Wohlfahrtia, lucilie) ? </text:p>
          </table:table-cell>
          <table:table-cell office:value-type="string" calcext:value-type="string">
            <text:p>Zone infestée par des mouches responsables de myases</text:p>
          </table:table-cell>
          <table:table-cell office:value-type="string" calcext:value-type="string">
            <text:p>parasitisme</text:p>
          </table:table-cell>
          <table:table-cell table:formula="of:=VLOOKUP([.E143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5057" calcext:value-type="float">
            <text:p>5057</text:p>
          </table:table-cell>
          <table:table-cell office:value-type="string" calcext:value-type="string">
            <text:p>Le temps consacré à la surveillance des blessures et des myases est-il suffisant ? </text:p>
          </table:table-cell>
          <table:table-cell office:value-type="string" calcext:value-type="string">
            <text:p>Temps consacré à la surveillance des blessures insuffisante</text:p>
          </table:table-cell>
          <table:table-cell office:value-type="string" calcext:value-type="string">
            <text:p>conduite</text:p>
          </table:table-cell>
          <table:table-cell table:formula="of:=VLOOKUP([.E143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5057" calcext:value-type="float">
            <text:p>5057</text:p>
          </table:table-cell>
          <table:table-cell office:value-type="string" calcext:value-type="string">
            <text:p>Les arrières trains sont-ils propres ? </text:p>
          </table:table-cell>
          <table:table-cell office:value-type="string" calcext:value-type="string">
            <text:p>Arrière-trains sales</text:p>
          </table:table-cell>
          <table:table-cell office:value-type="string" calcext:value-type="string">
            <text:p>conduite</text:p>
          </table:table-cell>
          <table:table-cell table:formula="of:=VLOOKUP([.E143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es traitements se font-ils au coup par coup sans stratégie à l'échelle du troupeau ? </text:p>
          </table:table-cell>
          <table:table-cell office:value-type="string" calcext:value-type="string">
            <text:p>Traitements aux coup par coup sans stratégie à l’échelle du troupeau</text:p>
          </table:table-cell>
          <table:table-cell office:value-type="string" calcext:value-type="string">
            <text:p>conduite</text:p>
          </table:table-cell>
          <table:table-cell table:formula="of:=VLOOKUP([.E143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es introductions d'animaux sont-elles gérées avec mise en quarantaine et surveillance sanitaire ? </text:p>
          </table:table-cell>
          <table:table-cell office:value-type="string" calcext:value-type="string">
            <text:p>Pas quarantaine avant introduction et de surveillance des animaux introduits</text:p>
          </table:table-cell>
          <table:table-cell office:value-type="string" calcext:value-type="string">
            <text:p>conduite</text:p>
          </table:table-cell>
          <table:table-cell table:formula="of:=VLOOKUP([.E143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e parage est-il régulier ? </text:p>
          </table:table-cell>
          <table:table-cell office:value-type="string" calcext:value-type="string">
            <text:p>Parage irrégulier</text:p>
          </table:table-cell>
          <table:table-cell office:value-type="string" calcext:value-type="string">
            <text:p>conduite</text:p>
          </table:table-cell>
          <table:table-cell table:formula="of:=VLOOKUP([.E143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e parage est-il pratiqué sans saignements et en respectant les bonnes longueurs d'onglons ? </text:p>
          </table:table-cell>
          <table:table-cell office:value-type="string" calcext:value-type="string">
            <text:p>Parage avec saignements, onglons coupés trop courts</text:p>
          </table:table-cell>
          <table:table-cell office:value-type="string" calcext:value-type="string">
            <text:p>conduite</text:p>
          </table:table-cell>
          <table:table-cell table:formula="of:=VLOOKUP([.E143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es agnelles sont-elles orientées vers des parcelles non infectées ? </text:p>
          </table:table-cell>
          <table:table-cell office:value-type="string" calcext:value-type="string">
            <text:p>Pâturage des agnelles sur des parcelles infectées</text:p>
          </table:table-cell>
          <table:table-cell office:value-type="string" calcext:value-type="string">
            <text:p>conduite</text:p>
          </table:table-cell>
          <table:table-cell table:formula="of:=VLOOKUP([.E143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'alimentation est-elle suffisamment pourvue en minéraux et oligo-éléments ? </text:p>
          </table:table-cell>
          <table:table-cell office:value-type="string" calcext:value-type="string">
            <text:p>Carences en minéraux et oligo-éléments</text:p>
          </table:table-cell>
          <table:table-cell office:value-type="string" calcext:value-type="string">
            <text:p>alimentation</text:p>
          </table:table-cell>
          <table:table-cell table:formula="of:=VLOOKUP([.E143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'alimentation est-elle suffisamment pourvue de fibres de structure ? </text:p>
          </table:table-cell>
          <table:table-cell office:value-type="string" calcext:value-type="string">
            <text:p>Alimentation trop pauvre en fibres de structure</text:p>
          </table:table-cell>
          <table:table-cell office:value-type="string" calcext:value-type="string">
            <text:p>alimentation</text:p>
          </table:table-cell>
          <table:table-cell table:formula="of:=VLOOKUP([.E143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a gestion note d'état/stade physiologique est-elle existante? </text:p>
          </table:table-cell>
          <table:table-cell office:value-type="string" calcext:value-type="string">
            <text:p>Pas de suivi de l’état corporel</text:p>
          </table:table-cell>
          <table:table-cell office:value-type="string" calcext:value-type="string">
            <text:p>alimentation</text:p>
          </table:table-cell>
          <table:table-cell table:formula="of:=VLOOKUP([.E144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es chemins d'accès aux pâtures sont-ils caillouteux ? </text:p>
          </table:table-cell>
          <table:table-cell office:value-type="string" calcext:value-type="string">
            <text:p>Chemins d’accès au pâturage caillouteux</text:p>
          </table:table-cell>
          <table:table-cell office:value-type="string" calcext:value-type="string">
            <text:p>conduite</text:p>
          </table:table-cell>
          <table:table-cell table:formula="of:=VLOOKUP([.E144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e milieu de vie des brebis est-il suffisant sec et sain ? </text:p>
          </table:table-cell>
          <table:table-cell office:value-type="string" calcext:value-type="string">
            <text:p>Le milieu de vie des brebis est trop humide</text:p>
          </table:table-cell>
          <table:table-cell office:value-type="string" calcext:value-type="string">
            <text:p>logement</text:p>
          </table:table-cell>
          <table:table-cell table:formula="of:=VLOOKUP([.E1442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es litières des bergeries sont-elles régulièrement curées ? </text:p>
          </table:table-cell>
          <table:table-cell office:value-type="string" calcext:value-type="string">
            <text:p>La litière n’est pas curée assez souvent</text:p>
          </table:table-cell>
          <table:table-cell office:value-type="string" calcext:value-type="string">
            <text:p>logement</text:p>
          </table:table-cell>
          <table:table-cell table:formula="of:=VLOOKUP([.E144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La race choisie est-elle particulièrement sensible des pieds ? </text:p>
          </table:table-cell>
          <table:table-cell office:value-type="string" calcext:value-type="string">
            <text:p>Race particulièrement sensible des pieds</text:p>
          </table:table-cell>
          <table:table-cell office:value-type="string" calcext:value-type="string">
            <text:p>génétique</text:p>
          </table:table-cell>
          <table:table-cell table:formula="of:=VLOOKUP([.E1444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Avez-vous une politique de réforme concernant les brebis récidivistes ? </text:p>
          </table:table-cell>
          <table:table-cell office:value-type="string" calcext:value-type="string">
            <text:p>Par de politique de réforme des brebis récidivistes</text:p>
          </table:table-cell>
          <table:table-cell office:value-type="string" calcext:value-type="string">
            <text:p>conduite</text:p>
          </table:table-cell>
          <table:table-cell table:formula="of:=VLOOKUP([.E144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es traitements se font-ils au coup par coup sans stratégie à l'échelle du troupeau ? </text:p>
          </table:table-cell>
          <table:table-cell office:value-type="string" calcext:value-type="string">
            <text:p>Traitements aux coup par coup sans stratégie à l’échelle du troupeau</text:p>
          </table:table-cell>
          <table:table-cell office:value-type="string" calcext:value-type="string">
            <text:p>conduite</text:p>
          </table:table-cell>
          <table:table-cell table:formula="of:=VLOOKUP([.E144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es introductions d'animaux sont-elles gérées avec mise en quarantaine et surveillance sanitaire ? </text:p>
          </table:table-cell>
          <table:table-cell office:value-type="string" calcext:value-type="string">
            <text:p>Pas quarantaine avant introduction et de surveillance des animaux introduits</text:p>
          </table:table-cell>
          <table:table-cell office:value-type="string" calcext:value-type="string">
            <text:p>conduite</text:p>
          </table:table-cell>
          <table:table-cell table:formula="of:=VLOOKUP([.E144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e parage est-il régulier ? </text:p>
          </table:table-cell>
          <table:table-cell office:value-type="string" calcext:value-type="string">
            <text:p>Parage irrégulier</text:p>
          </table:table-cell>
          <table:table-cell office:value-type="string" calcext:value-type="string">
            <text:p>conduite</text:p>
          </table:table-cell>
          <table:table-cell table:formula="of:=VLOOKUP([.E144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e parage est-il pratiqué sans saignements et en respectant les bonnes longueurs d'onglons ? </text:p>
          </table:table-cell>
          <table:table-cell office:value-type="string" calcext:value-type="string">
            <text:p>Parage avec saignements, onglons coupés trop courts</text:p>
          </table:table-cell>
          <table:table-cell office:value-type="string" calcext:value-type="string">
            <text:p>conduite</text:p>
          </table:table-cell>
          <table:table-cell table:formula="of:=VLOOKUP([.E144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'alimentation est-elle suffisamment pourvue en minéraux et oligo-éléments ? </text:p>
          </table:table-cell>
          <table:table-cell office:value-type="string" calcext:value-type="string">
            <text:p>Carences en minéraux et oligo-éléments</text:p>
          </table:table-cell>
          <table:table-cell office:value-type="string" calcext:value-type="string">
            <text:p>alimentation</text:p>
          </table:table-cell>
          <table:table-cell table:formula="of:=VLOOKUP([.E145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'alimentation est-elle suffisamment pourvue de fibres de structure ? </text:p>
          </table:table-cell>
          <table:table-cell office:value-type="string" calcext:value-type="string">
            <text:p>Alimentation trop pauvre en fibres de structure</text:p>
          </table:table-cell>
          <table:table-cell office:value-type="string" calcext:value-type="string">
            <text:p>alimentation</text:p>
          </table:table-cell>
          <table:table-cell table:formula="of:=VLOOKUP([.E145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a gestion note d'état/stade physiologique est-elle existante? </text:p>
          </table:table-cell>
          <table:table-cell office:value-type="string" calcext:value-type="string">
            <text:p>Pas de suivi de l’état corporel</text:p>
          </table:table-cell>
          <table:table-cell office:value-type="string" calcext:value-type="string">
            <text:p>alimentation</text:p>
          </table:table-cell>
          <table:table-cell table:formula="of:=VLOOKUP([.E145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es chemins d'accès aux pâtures sont-ils caillouteux ? </text:p>
          </table:table-cell>
          <table:table-cell office:value-type="string" calcext:value-type="string">
            <text:p>Chemins d’accès au pâturage caillouteux</text:p>
          </table:table-cell>
          <table:table-cell office:value-type="string" calcext:value-type="string">
            <text:p>conduite</text:p>
          </table:table-cell>
          <table:table-cell table:formula="of:=VLOOKUP([.E145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e milieu de vie des brebis est-il suffisant sec et sain ? </text:p>
          </table:table-cell>
          <table:table-cell office:value-type="string" calcext:value-type="string">
            <text:p>Le milieu de vie des brebis est trop humide</text:p>
          </table:table-cell>
          <table:table-cell office:value-type="string" calcext:value-type="string">
            <text:p>logement</text:p>
          </table:table-cell>
          <table:table-cell table:formula="of:=VLOOKUP([.E145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5060" calcext:value-type="float">
            <text:p>5060</text:p>
          </table:table-cell>
          <table:table-cell office:value-type="string" calcext:value-type="string">
            <text:p>Les litières des bergeries sont-elles régulièrement curées ? </text:p>
          </table:table-cell>
          <table:table-cell office:value-type="string" calcext:value-type="string">
            <text:p>La litière n’est pas curée assez souvent</text:p>
          </table:table-cell>
          <table:table-cell office:value-type="string" calcext:value-type="string">
            <text:p>logement</text:p>
          </table:table-cell>
          <table:table-cell table:formula="of:=VLOOKUP([.E145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La surveillance permet-elle d'intervenir dans des délais courts après apparition des premiers signes de boiteries ?</text:p>
          </table:table-cell>
          <table:table-cell office:value-type="string" calcext:value-type="string">
            <text:p>Interventions trop tardives sur les brebis boiteuses</text:p>
          </table:table-cell>
          <table:table-cell office:value-type="string" calcext:value-type="string">
            <text:p>conduite</text:p>
          </table:table-cell>
          <table:table-cell table:formula="of:=VLOOKUP([.E145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La fréquence des pédiluves est-elle suffisante ? </text:p>
          </table:table-cell>
          <table:table-cell office:value-type="string" calcext:value-type="string">
            <text:p>Pédiluves trop peu fréquents</text:p>
          </table:table-cell>
          <table:table-cell office:value-type="string" calcext:value-type="string">
            <text:p>conduite</text:p>
          </table:table-cell>
          <table:table-cell table:formula="of:=VLOOKUP([.E145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Les doses des produits sont-elles respectées ? </text:p>
          </table:table-cell>
          <table:table-cell office:value-type="string" calcext:value-type="string">
            <text:p>Mauvais respect des doses de produits</text:p>
          </table:table-cell>
          <table:table-cell office:value-type="string" calcext:value-type="string">
            <text:p>conduite</text:p>
          </table:table-cell>
          <table:table-cell table:formula="of:=VLOOKUP([.E145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La durée du bain est-elle suffisante ?</text:p>
          </table:table-cell>
          <table:table-cell office:value-type="string" calcext:value-type="string">
            <text:p>Durée du bain trop courte</text:p>
          </table:table-cell>
          <table:table-cell office:value-type="string" calcext:value-type="string">
            <text:p>conduite</text:p>
          </table:table-cell>
          <table:table-cell table:formula="of:=VLOOKUP([.E145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 ration est-elle bien équilibrée en énergie/azote ?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alimentation</text:p>
          </table:table-cell>
          <table:table-cell table:formula="of:=VLOOKUP([.E146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outes les animaux ont-ils accès à l’auge en même temps ?</text:p>
          </table:table-cell>
          <table:table-cell office:value-type="string" calcext:value-type="string">
            <text:p>accès à l'auge inégal</text:p>
          </table:table-cell>
          <table:table-cell office:value-type="string" calcext:value-type="string">
            <text:p>logement</text:p>
          </table:table-cell>
          <table:table-cell table:formula="of:=VLOOKUP([.E146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 distribution de la ration est-elle bien répartie sur toute la longueur de l’auge?</text:p>
          </table:table-cell>
          <table:table-cell office:value-type="string" calcext:value-type="string">
            <text:p>ration non distribuée sur toute la longueur de l'auge</text:p>
          </table:table-cell>
          <table:table-cell office:value-type="string" calcext:value-type="string">
            <text:p>logement</text:p>
          </table:table-cell>
          <table:table-cell table:formula="of:=VLOOKUP([.E1462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es primipares sont-elles complémentées différemment des multipares ?</text:p>
          </table:table-cell>
          <table:table-cell office:value-type="string" calcext:value-type="string">
            <text:p>primipares complémentées comme les multipares</text:p>
          </table:table-cell>
          <table:table-cell office:value-type="string" calcext:value-type="string">
            <text:p>alimentation</text:p>
          </table:table-cell>
          <table:table-cell table:formula="of:=VLOOKUP([.E146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'accès à l'eau est-il compétitif entre les animaux ?</text:p>
          </table:table-cell>
          <table:table-cell office:value-type="string" calcext:value-type="string">
            <text:p>accès compétitif à l'eau</text:p>
          </table:table-cell>
          <table:table-cell office:value-type="string" calcext:value-type="string">
            <text:p>logement</text:p>
          </table:table-cell>
          <table:table-cell table:formula="of:=VLOOKUP([.E146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e bâtiment est-il équipé de cornadis ?</text:p>
          </table:table-cell>
          <table:table-cell office:value-type="string" calcext:value-type="string">
            <text:p>pas de cornadis</text:p>
          </table:table-cell>
          <table:table-cell office:value-type="string" calcext:value-type="string">
            <text:p>logement</text:p>
          </table:table-cell>
          <table:table-cell table:formula="of:=VLOOKUP([.E146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  <table:table-cell office:value-type="string" calcext:value-type="string">
            <text:p>logement</text:p>
          </table:table-cell>
          <table:table-cell table:formula="of:=VLOOKUP([.E146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Y-a-t-il un mélange d'animaux sans corne et d'animaux cornus ?</text:p>
          </table:table-cell>
          <table:table-cell office:value-type="string" calcext:value-type="string">
            <text:p>mélange d'animaux cornus et sans cornes</text:p>
          </table:table-cell>
          <table:table-cell office:value-type="string" calcext:value-type="string">
            <text:p>conduite</text:p>
          </table:table-cell>
          <table:table-cell table:formula="of:=VLOOKUP([.E146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Y-a-t-il eu des recherches parasitaires récemment ?</text:p>
          </table:table-cell>
          <table:table-cell office:value-type="string" calcext:value-type="string">
            <text:p>pas de recherche de parasites récentes</text:p>
          </table:table-cell>
          <table:table-cell office:value-type="string" calcext:value-type="string">
            <text:p>parasitisme</text:p>
          </table:table-cell>
          <table:table-cell table:formula="of:=VLOOKUP([.E146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a ration est-elle bien équilibrée en énergie/azote ?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alimentation</text:p>
          </table:table-cell>
          <table:table-cell table:formula="of:=VLOOKUP([.E146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Toutes les animaux ont-ils accès à l’auge en même temps ?</text:p>
          </table:table-cell>
          <table:table-cell office:value-type="string" calcext:value-type="string">
            <text:p>accès à l'auge inégal</text:p>
          </table:table-cell>
          <table:table-cell office:value-type="string" calcext:value-type="string">
            <text:p>logement</text:p>
          </table:table-cell>
          <table:table-cell table:formula="of:=VLOOKUP([.E147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a distribution de la ration est-elle bien répartie sur toute la longueur de l’auge?</text:p>
          </table:table-cell>
          <table:table-cell office:value-type="string" calcext:value-type="string">
            <text:p>ration non distribuée sur toute la longueur de l'auge</text:p>
          </table:table-cell>
          <table:table-cell office:value-type="string" calcext:value-type="string">
            <text:p>logement</text:p>
          </table:table-cell>
          <table:table-cell table:formula="of:=VLOOKUP([.E147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es primipares sont-elles complémentées différemment des multipares ?</text:p>
          </table:table-cell>
          <table:table-cell office:value-type="string" calcext:value-type="string">
            <text:p>primipares complémentées comme les multipares</text:p>
          </table:table-cell>
          <table:table-cell office:value-type="string" calcext:value-type="string">
            <text:p>alimentation</text:p>
          </table:table-cell>
          <table:table-cell table:formula="of:=VLOOKUP([.E147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xiste-t-il une ration spécifique de début de lactation ?</text:p>
          </table:table-cell>
          <table:table-cell office:value-type="string" calcext:value-type="string">
            <text:p>pas de ration spécifique au début de lactation</text:p>
          </table:table-cell>
          <table:table-cell office:value-type="string" calcext:value-type="string">
            <text:p>alimentation</text:p>
          </table:table-cell>
          <table:table-cell table:formula="of:=VLOOKUP([.E147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es vêlages sont-ils étalés ?</text:p>
          </table:table-cell>
          <table:table-cell office:value-type="string" calcext:value-type="string">
            <text:p>vêlages groupés</text:p>
          </table:table-cell>
          <table:table-cell office:value-type="string" calcext:value-type="string">
            <text:p>conduite</text:p>
          </table:table-cell>
          <table:table-cell table:formula="of:=VLOOKUP([.E147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Y-a-t-il eu des recherches parasitaires récemment ?</text:p>
          </table:table-cell>
          <table:table-cell office:value-type="string" calcext:value-type="string">
            <text:p>pas de recherche de parasites récentes</text:p>
          </table:table-cell>
          <table:table-cell office:value-type="string" calcext:value-type="string">
            <text:p>parasitisme</text:p>
          </table:table-cell>
          <table:table-cell table:formula="of:=VLOOKUP([.E147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a ration est-elle bien équilibrée en énergie/azote ?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alimentation</text:p>
          </table:table-cell>
          <table:table-cell table:formula="of:=VLOOKUP([.E147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Toutes les animaux ont-ils accès à l’auge en même temps ?</text:p>
          </table:table-cell>
          <table:table-cell office:value-type="string" calcext:value-type="string">
            <text:p>accès à l'auge inégal</text:p>
          </table:table-cell>
          <table:table-cell office:value-type="string" calcext:value-type="string">
            <text:p>logement</text:p>
          </table:table-cell>
          <table:table-cell table:formula="of:=VLOOKUP([.E1477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a distribution de la ration est-elle bien répartie sur toute la longueur de l’auge?</text:p>
          </table:table-cell>
          <table:table-cell office:value-type="string" calcext:value-type="string">
            <text:p>ration non distribuée sur toute la longueur de l'auge</text:p>
          </table:table-cell>
          <table:table-cell office:value-type="string" calcext:value-type="string">
            <text:p>logement</text:p>
          </table:table-cell>
          <table:table-cell table:formula="of:=VLOOKUP([.E1478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a ration est-elle consommée 50% le jour et 50% la nuit ?</text:p>
          </table:table-cell>
          <table:table-cell office:value-type="string" calcext:value-type="string">
            <text:p>ration non consommée 50% le jour et 50% la nuit</text:p>
          </table:table-cell>
          <table:table-cell office:value-type="string" calcext:value-type="string">
            <text:p>alimentation</text:p>
          </table:table-cell>
          <table:table-cell table:formula="of:=VLOOKUP([.E147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a ration du matin est-elle identique à la ration du soir ?</text:p>
          </table:table-cell>
          <table:table-cell office:value-type="string" calcext:value-type="string">
            <text:p>ration du matin et du soir identiques</text:p>
          </table:table-cell>
          <table:table-cell office:value-type="string" calcext:value-type="string">
            <text:p>alimentation</text:p>
          </table:table-cell>
          <table:table-cell table:formula="of:=VLOOKUP([.E148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es primipares sont-elles complémentées différemment des multipares ?</text:p>
          </table:table-cell>
          <table:table-cell office:value-type="string" calcext:value-type="string">
            <text:p>primipares complémentées comme les multipares</text:p>
          </table:table-cell>
          <table:table-cell office:value-type="string" calcext:value-type="string">
            <text:p>alimentation</text:p>
          </table:table-cell>
          <table:table-cell table:formula="of:=VLOOKUP([.E148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'accès à l'eau est-il compétitif entre les animaux ?</text:p>
          </table:table-cell>
          <table:table-cell office:value-type="string" calcext:value-type="string">
            <text:p>accès compétitif à l'eau</text:p>
          </table:table-cell>
          <table:table-cell office:value-type="string" calcext:value-type="string">
            <text:p>logement</text:p>
          </table:table-cell>
          <table:table-cell table:formula="of:=VLOOKUP([.E1482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e bâtiment est-il équipé de cornadis ?</text:p>
          </table:table-cell>
          <table:table-cell office:value-type="string" calcext:value-type="string">
            <text:p>pas de cornadis</text:p>
          </table:table-cell>
          <table:table-cell office:value-type="string" calcext:value-type="string">
            <text:p>logement</text:p>
          </table:table-cell>
          <table:table-cell table:formula="of:=VLOOKUP([.E148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  <table:table-cell office:value-type="string" calcext:value-type="string">
            <text:p>logement</text:p>
          </table:table-cell>
          <table:table-cell table:formula="of:=VLOOKUP([.E148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es vêlages sont-ils étalés ?</text:p>
          </table:table-cell>
          <table:table-cell office:value-type="string" calcext:value-type="string">
            <text:p>vêlages groupés</text:p>
          </table:table-cell>
          <table:table-cell office:value-type="string" calcext:value-type="string">
            <text:p>conduite</text:p>
          </table:table-cell>
          <table:table-cell table:formula="of:=VLOOKUP([.E148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Y-a-t-il un mélange d'animaux sans corne et d'animaux cornus ?</text:p>
          </table:table-cell>
          <table:table-cell office:value-type="string" calcext:value-type="string">
            <text:p>mélange d'animaux cornus et sans cornes</text:p>
          </table:table-cell>
          <table:table-cell office:value-type="string" calcext:value-type="string">
            <text:p>conduite</text:p>
          </table:table-cell>
          <table:table-cell table:formula="of:=VLOOKUP([.E148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Y-a-t-il eu des recherches parasitaires récemment ?</text:p>
          </table:table-cell>
          <table:table-cell office:value-type="string" calcext:value-type="string">
            <text:p>pas de recherche de parasites récentes</text:p>
          </table:table-cell>
          <table:table-cell office:value-type="string" calcext:value-type="string">
            <text:p>parasitisme</text:p>
          </table:table-cell>
          <table:table-cell table:formula="of:=VLOOKUP([.E148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 ration est-elle bien équilibrée en énergie/azote ?</text:p>
          </table:table-cell>
          <table:table-cell office:value-type="string" calcext:value-type="string">
            <text:p>ration déséquilibrée</text:p>
          </table:table-cell>
          <table:table-cell office:value-type="string" calcext:value-type="string">
            <text:p>alimentation</text:p>
          </table:table-cell>
          <table:table-cell table:formula="of:=VLOOKUP([.E148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 ration est-elle consommée 50% le jour et 50% la nuit ?</text:p>
          </table:table-cell>
          <table:table-cell office:value-type="string" calcext:value-type="string">
            <text:p>ration non consommée 50% le jour et 50% la nuit</text:p>
          </table:table-cell>
          <table:table-cell office:value-type="string" calcext:value-type="string">
            <text:p>alimentation</text:p>
          </table:table-cell>
          <table:table-cell table:formula="of:=VLOOKUP([.E148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 ration du matin est-elle identique à la ration du soir ?</text:p>
          </table:table-cell>
          <table:table-cell office:value-type="string" calcext:value-type="string">
            <text:p>ration du matin et du soir identiques</text:p>
          </table:table-cell>
          <table:table-cell office:value-type="string" calcext:value-type="string">
            <text:p>alimentation</text:p>
          </table:table-cell>
          <table:table-cell table:formula="of:=VLOOKUP([.E149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es primipares sont-elles complémentées différemment des multipares ?</text:p>
          </table:table-cell>
          <table:table-cell office:value-type="string" calcext:value-type="string">
            <text:p>primipares complémentées comme les multipares</text:p>
          </table:table-cell>
          <table:table-cell office:value-type="string" calcext:value-type="string">
            <text:p>alimentation</text:p>
          </table:table-cell>
          <table:table-cell table:formula="of:=VLOOKUP([.E149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Existe-t-il une ration spécifique de début de lactation ?</text:p>
          </table:table-cell>
          <table:table-cell office:value-type="string" calcext:value-type="string">
            <text:p>pas de ration spécifique au début de lactation</text:p>
          </table:table-cell>
          <table:table-cell office:value-type="string" calcext:value-type="string">
            <text:p>alimentation</text:p>
          </table:table-cell>
          <table:table-cell table:formula="of:=VLOOKUP([.E149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'accès à l'eau est-il compétitif entre les animaux ?</text:p>
          </table:table-cell>
          <table:table-cell office:value-type="string" calcext:value-type="string">
            <text:p>accès compétitif à l'eau</text:p>
          </table:table-cell>
          <table:table-cell office:value-type="string" calcext:value-type="string">
            <text:p>logement</text:p>
          </table:table-cell>
          <table:table-cell table:formula="of:=VLOOKUP([.E149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es bouses sont-elles hétérogènes (instabilité du pH du rumen) ? </text:p>
          </table:table-cell>
          <table:table-cell office:value-type="string" calcext:value-type="string">
            <text:p>bouses hétérogènes</text:p>
          </table:table-cell>
          <table:table-cell office:value-type="string" calcext:value-type="string">
            <text:p>alimentation</text:p>
          </table:table-cell>
          <table:table-cell table:formula="of:=VLOOKUP([.E149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es vêlages sont-ils étalés ?</text:p>
          </table:table-cell>
          <table:table-cell office:value-type="string" calcext:value-type="string">
            <text:p>vêlages groupés</text:p>
          </table:table-cell>
          <table:table-cell office:value-type="string" calcext:value-type="string">
            <text:p>conduite</text:p>
          </table:table-cell>
          <table:table-cell table:formula="of:=VLOOKUP([.E149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Y-a-t-il eu des recherches parasitaires récemment ?</text:p>
          </table:table-cell>
          <table:table-cell office:value-type="string" calcext:value-type="string">
            <text:p>pas de recherche de parasites récentes</text:p>
          </table:table-cell>
          <table:table-cell office:value-type="string" calcext:value-type="string">
            <text:p>parasitisme</text:p>
          </table:table-cell>
          <table:table-cell table:formula="of:=VLOOKUP([.E149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 bâtiment est-il trop chargé ?</text:p>
          </table:table-cell>
          <table:table-cell office:value-type="string" calcext:value-type="string">
            <text:p>bâtiment trop chargé</text:p>
          </table:table-cell>
          <table:table-cell office:value-type="string" calcext:value-type="string">
            <text:p>logement</text:p>
          </table:table-cell>
          <table:table-cell table:formula="of:=VLOOKUP([.E1497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 quantité de paille est-elle suffisante ?</text:p>
          </table:table-cell>
          <table:table-cell office:value-type="string" calcext:value-type="string">
            <text:p>quantité de paille insuffisante</text:p>
          </table:table-cell>
          <table:table-cell office:value-type="string" calcext:value-type="string">
            <text:p>logement</text:p>
          </table:table-cell>
          <table:table-cell table:formula="of:=VLOOKUP([.E1498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s logettes sont-elles bien réglées et permettent des mouvements lever/coucher aisés pour les vaches ?</text:p>
          </table:table-cell>
          <table:table-cell office:value-type="string" calcext:value-type="string">
            <text:p>logettes mal réglées, mouvements lever/coucher difficiles</text:p>
          </table:table-cell>
          <table:table-cell office:value-type="string" calcext:value-type="string">
            <text:p>logement</text:p>
          </table:table-cell>
          <table:table-cell table:formula="of:=VLOOKUP([.E149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 fréquence de curage est-elle suffisante ?</text:p>
          </table:table-cell>
          <table:table-cell office:value-type="string" calcext:value-type="string">
            <text:p>fréquence de curage insuffisante</text:p>
          </table:table-cell>
          <table:table-cell office:value-type="string" calcext:value-type="string">
            <text:p>logement</text:p>
          </table:table-cell>
          <table:table-cell table:formula="of:=VLOOKUP([.E150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 bâtiment montre-t-il des signes d'une mauvaise ventilation ?</text:p>
          </table:table-cell>
          <table:table-cell office:value-type="string" calcext:value-type="string">
            <text:p>mauvaise ventilation</text:p>
          </table:table-cell>
          <table:table-cell office:value-type="string" calcext:value-type="string">
            <text:p>logement</text:p>
          </table:table-cell>
          <table:table-cell table:formula="of:=VLOOKUP([.E150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 bâtiment présente-t-il des excès d'humidité importants (sol non stabilisé et non drainé, fuite d'eau, ...) ?</text:p>
          </table:table-cell>
          <table:table-cell office:value-type="string" calcext:value-type="string">
            <text:p>excès d'humidité</text:p>
          </table:table-cell>
          <table:table-cell office:value-type="string" calcext:value-type="string">
            <text:p>logement</text:p>
          </table:table-cell>
          <table:table-cell table:formula="of:=VLOOKUP([.E1502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'orientation du bâtiment est-elle correcte ?</text:p>
          </table:table-cell>
          <table:table-cell office:value-type="string" calcext:value-type="string">
            <text:p>mauvaise orientation du bâtiment</text:p>
          </table:table-cell>
          <table:table-cell office:value-type="string" calcext:value-type="string">
            <text:p>logement</text:p>
          </table:table-cell>
          <table:table-cell table:formula="of:=VLOOKUP([.E150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 bardage du bâtiment est-il suffisant ?</text:p>
          </table:table-cell>
          <table:table-cell office:value-type="string" calcext:value-type="string">
            <text:p>bardage du bâtiment insuffisant</text:p>
          </table:table-cell>
          <table:table-cell office:value-type="string" calcext:value-type="string">
            <text:p>logement</text:p>
          </table:table-cell>
          <table:table-cell table:formula="of:=VLOOKUP([.E150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 ration est-elle trop riche en amidon ?</text:p>
          </table:table-cell>
          <table:table-cell office:value-type="string" calcext:value-type="string">
            <text:p>ration trop riche en amidon</text:p>
          </table:table-cell>
          <table:table-cell office:value-type="string" calcext:value-type="string">
            <text:p>alimentation</text:p>
          </table:table-cell>
          <table:table-cell table:formula="of:=VLOOKUP([.E150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 ration trop riche en azote soluble (ex : fourrages verts)?</text:p>
          </table:table-cell>
          <table:table-cell office:value-type="string" calcext:value-type="string">
            <text:p>ration trop riche en azote soluble</text:p>
          </table:table-cell>
          <table:table-cell office:value-type="string" calcext:value-type="string">
            <text:p>alimentation</text:p>
          </table:table-cell>
          <table:table-cell table:formula="of:=VLOOKUP([.E150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s animaux présentent-ils les symptômes de la grippe ? Diarrhées avec fièvre ?</text:p>
          </table:table-cell>
          <table:table-cell office:value-type="string" calcext:value-type="string">
            <text:p>symptômes de grippe</text:p>
          </table:table-cell>
          <table:table-cell office:value-type="string" calcext:value-type="string">
            <text:p>santé</text:p>
          </table:table-cell>
          <table:table-cell table:formula="of:=VLOOKUP([.E1507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s animaux sont-ils susceptibles d'être parasités ?</text:p>
          </table:table-cell>
          <table:table-cell office:value-type="string" calcext:value-type="string">
            <text:p>animaux susceptibles d'être parasités</text:p>
          </table:table-cell>
          <table:table-cell office:value-type="string" calcext:value-type="string">
            <text:p>parasitisme</text:p>
          </table:table-cell>
          <table:table-cell table:formula="of:=VLOOKUP([.E150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 surface mise à disposition des animaux est-elle suffisante ? (surtout pour des animaux cornus)</text:p>
          </table:table-cell>
          <table:table-cell office:value-type="string" calcext:value-type="string">
            <text:p>surface mise à disposition insuffisante</text:p>
          </table:table-cell>
          <table:table-cell office:value-type="string" calcext:value-type="string">
            <text:p>logement</text:p>
          </table:table-cell>
          <table:table-cell table:formula="of:=VLOOKUP([.E150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st-ce que la nourriture est accessible à tous les animaux en même temps de manière équitable ?</text:p>
          </table:table-cell>
          <table:table-cell office:value-type="string" calcext:value-type="string">
            <text:p>accès à la nourriture inéquitable</text:p>
          </table:table-cell>
          <table:table-cell office:value-type="string" calcext:value-type="string">
            <text:p>alimentation</text:p>
          </table:table-cell>
          <table:table-cell table:formula="of:=VLOOKUP([.E151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  <table:table-cell office:value-type="string" calcext:value-type="string">
            <text:p>logement</text:p>
          </table:table-cell>
          <table:table-cell table:formula="of:=VLOOKUP([.E151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'absence de cornadis entre-rail des conflits à l'auge ?</text:p>
          </table:table-cell>
          <table:table-cell office:value-type="string" calcext:value-type="string">
            <text:p>conflits à l'auge dus à l'absence de cornadis</text:p>
          </table:table-cell>
          <table:table-cell office:value-type="string" calcext:value-type="string">
            <text:p>logement</text:p>
          </table:table-cell>
          <table:table-cell table:formula="of:=VLOOKUP([.E1512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e bâtiment est-il protégé des perturbations électromagnétiques ? (ligne haute tension, poste de clôture, mauvaise terre électrique, faille terrestre, rivière souterraine, …)</text:p>
          </table:table-cell>
          <table:table-cell office:value-type="string" calcext:value-type="string">
            <text:p>bâtiment non protégé des perturbations électromagnétiques</text:p>
          </table:table-cell>
          <table:table-cell office:value-type="string" calcext:value-type="string">
            <text:p>logement</text:p>
          </table:table-cell>
          <table:table-cell table:formula="of:=VLOOKUP([.E151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 circulation des animaux est-elle fluide ou le bâtiment présente-t-il des zones d’étranglement ? (positionnement des abreuvoirs, couloirs de circulation, ...)</text:p>
          </table:table-cell>
          <table:table-cell office:value-type="string" calcext:value-type="string">
            <text:p>circulation non fluide des animaux, zones d'étranglement</text:p>
          </table:table-cell>
          <table:table-cell office:value-type="string" calcext:value-type="string">
            <text:p>logement</text:p>
          </table:table-cell>
          <table:table-cell table:formula="of:=VLOOKUP([.E151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e lieu de vie des animaux présente-t-il des objets coupants, contondants ?</text:p>
          </table:table-cell>
          <table:table-cell office:value-type="string" calcext:value-type="string">
            <text:p>objets coupants dans le lieu de vie des animaux</text:p>
          </table:table-cell>
          <table:table-cell office:value-type="string" calcext:value-type="string">
            <text:p>logement</text:p>
          </table:table-cell>
          <table:table-cell table:formula="of:=VLOOKUP([.E151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 ration est-elle déséquilibrée ou présente-t-elle un excès d'énergie ?</text:p>
          </table:table-cell>
          <table:table-cell office:value-type="string" calcext:value-type="string">
            <text:p>ration déséquilibrée ou en excès d'énergie</text:p>
          </table:table-cell>
          <table:table-cell office:value-type="string" calcext:value-type="string">
            <text:p>alimentation</text:p>
          </table:table-cell>
          <table:table-cell table:formula="of:=VLOOKUP([.E151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ertains animaux du troupeau sont-ils de souche d'animaux nerveux, agressifs ?</text:p>
          </table:table-cell>
          <table:table-cell office:value-type="string" calcext:value-type="string">
            <text:p>animaux de souche d'animaux nerveux/agressifs</text:p>
          </table:table-cell>
          <table:table-cell office:value-type="string" calcext:value-type="string">
            <text:p>génétique</text:p>
          </table:table-cell>
          <table:table-cell table:formula="of:=VLOOKUP([.E1517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e troupeau présente-t-il une coexistence de vaches avec ou sans corne ?</text:p>
          </table:table-cell>
          <table:table-cell office:value-type="string" calcext:value-type="string">
            <text:p>coexistence de vaches avec et sans corne</text:p>
          </table:table-cell>
          <table:table-cell office:value-type="string" calcext:value-type="string">
            <text:p>conduite</text:p>
          </table:table-cell>
          <table:table-cell table:formula="of:=VLOOKUP([.E151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es techniques d'élevage permettent-elles la mise en place d'une bonne relation homme/animal ?</text:p>
          </table:table-cell>
          <table:table-cell office:value-type="string" calcext:value-type="string">
            <text:p>techniques d'élevage qui ne favorisent pas une bonne relation homme/animal</text:p>
          </table:table-cell>
          <table:table-cell office:value-type="string" calcext:value-type="string">
            <text:p>conduite</text:p>
          </table:table-cell>
          <table:table-cell table:formula="of:=VLOOKUP([.E151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es animaux sont-ils confrontés à des éléments perturbateurs : chiens, tiers, géobiologie?</text:p>
          </table:table-cell>
          <table:table-cell office:value-type="string" calcext:value-type="string">
            <text:p>éléments perturbateurs ( chiens, tiers, géobiologie)</text:p>
          </table:table-cell>
          <table:table-cell office:value-type="string" calcext:value-type="string">
            <text:p>divers</text:p>
          </table:table-cell>
          <table:table-cell table:formula="of:=VLOOKUP([.E1520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 surface mise à disposition des animaux est-elle suffisante ? (surtout pour des animaux cornus)</text:p>
          </table:table-cell>
          <table:table-cell office:value-type="string" calcext:value-type="string">
            <text:p>surface mise à disposition insuffisante</text:p>
          </table:table-cell>
          <table:table-cell office:value-type="string" calcext:value-type="string">
            <text:p>logement</text:p>
          </table:table-cell>
          <table:table-cell table:formula="of:=VLOOKUP([.E152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st-ce que la nourriture est accessible à tous les animaux en même temps de manière équitable ?</text:p>
          </table:table-cell>
          <table:table-cell office:value-type="string" calcext:value-type="string">
            <text:p>accès à la nourriture inéquitable</text:p>
          </table:table-cell>
          <table:table-cell office:value-type="string" calcext:value-type="string">
            <text:p>logement</text:p>
          </table:table-cell>
          <table:table-cell table:formula="of:=VLOOKUP([.E1522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  <table:table-cell office:value-type="string" calcext:value-type="string">
            <text:p>logement</text:p>
          </table:table-cell>
          <table:table-cell table:formula="of:=VLOOKUP([.E152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'absence de cornadis entre-rail des conflits à l'auge ?</text:p>
          </table:table-cell>
          <table:table-cell office:value-type="string" calcext:value-type="string">
            <text:p>conflits à l'auge dus à l'absence de cornadis</text:p>
          </table:table-cell>
          <table:table-cell office:value-type="string" calcext:value-type="string">
            <text:p>logement</text:p>
          </table:table-cell>
          <table:table-cell table:formula="of:=VLOOKUP([.E152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006" calcext:value-type="float">
            <text:p>2006</text:p>
          </table:table-cell>
          <table:table-cell office:value-type="string" calcext:value-type="string">
            <text:p>Le bâtiment est-il protégé des perturbations électromagnétiques ? (ligne haute tension, poste de clôture, mauvaise terre électrique, faille terrestre, rivière souterraine, …)</text:p>
          </table:table-cell>
          <table:table-cell office:value-type="string" calcext:value-type="string">
            <text:p>bâtiment non protégé des perturbations électromagnétiques</text:p>
          </table:table-cell>
          <table:table-cell office:value-type="string" calcext:value-type="string">
            <text:p>logement</text:p>
          </table:table-cell>
          <table:table-cell table:formula="of:=VLOOKUP([.E152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 circulation des animaux est-elle fluide ou le bâtiment présente-t-il des zones d’étranglement ? (positionnement des abreuvoirs, couloirs de circulation, …)</text:p>
          </table:table-cell>
          <table:table-cell office:value-type="string" calcext:value-type="string">
            <text:p>circulation non fluide des animaux, zones d'étranglement</text:p>
          </table:table-cell>
          <table:table-cell office:value-type="string" calcext:value-type="string">
            <text:p>logement</text:p>
          </table:table-cell>
          <table:table-cell table:formula="of:=VLOOKUP([.E152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e lieu de vie des animaux présente-t-il des objets coupants, contondants ?</text:p>
          </table:table-cell>
          <table:table-cell office:value-type="string" calcext:value-type="string">
            <text:p>objets coupants dans le lieu de vie des animaux</text:p>
          </table:table-cell>
          <table:table-cell office:value-type="string" calcext:value-type="string">
            <text:p>logement</text:p>
          </table:table-cell>
          <table:table-cell table:formula="of:=VLOOKUP([.E1527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 ration est-elle déséquilibrée ou présente-t-elle un excès d'énergie ?</text:p>
          </table:table-cell>
          <table:table-cell office:value-type="string" calcext:value-type="string">
            <text:p>ration déséquilibrée ou en excès d'énergie</text:p>
          </table:table-cell>
          <table:table-cell office:value-type="string" calcext:value-type="string">
            <text:p>alimentation</text:p>
          </table:table-cell>
          <table:table-cell table:formula="of:=VLOOKUP([.E152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ertains animaux du troupeau sont-ils de souche d'animaux nerveux, agressifs ?</text:p>
          </table:table-cell>
          <table:table-cell office:value-type="string" calcext:value-type="string">
            <text:p>animaux de souche d'animaux nerveux/agressifs</text:p>
          </table:table-cell>
          <table:table-cell office:value-type="string" calcext:value-type="string">
            <text:p>génétique</text:p>
          </table:table-cell>
          <table:table-cell table:formula="of:=VLOOKUP([.E1529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e troupeau présente-t-il une coexistence de vaches avec ou sans corne ?</text:p>
          </table:table-cell>
          <table:table-cell office:value-type="string" calcext:value-type="string">
            <text:p>coexistence de vaches avec et sans corne</text:p>
          </table:table-cell>
          <table:table-cell office:value-type="string" calcext:value-type="string">
            <text:p>conduite</text:p>
          </table:table-cell>
          <table:table-cell table:formula="of:=VLOOKUP([.E153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es techniques d'élevage permettent-elles la mise en place d'une bonne relation homme/animal ?</text:p>
          </table:table-cell>
          <table:table-cell office:value-type="string" calcext:value-type="string">
            <text:p>techniques d'élevage qui ne favorisent pas une bonne relation homme/animal</text:p>
          </table:table-cell>
          <table:table-cell office:value-type="string" calcext:value-type="string">
            <text:p>conduite</text:p>
          </table:table-cell>
          <table:table-cell table:formula="of:=VLOOKUP([.E153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es animaux sont-ils confrontés à des éléments perturbateurs : chiens, tiers, géobiologie?</text:p>
          </table:table-cell>
          <table:table-cell office:value-type="string" calcext:value-type="string">
            <text:p>éléments perturbateurs ( chiens, tiers, géobiologie)</text:p>
          </table:table-cell>
          <table:table-cell office:value-type="string" calcext:value-type="string">
            <text:p>divers</text:p>
          </table:table-cell>
          <table:table-cell table:formula="of:=VLOOKUP([.E1532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a ration est-elle équilibrée et saine ? (sans risque d’entérotoxémie ou intoxication)</text:p>
          </table:table-cell>
          <table:table-cell office:value-type="string" calcext:value-type="string">
            <text:p>ration déséquilibrée et/ou non saine</text:p>
          </table:table-cell>
          <table:table-cell office:value-type="string" calcext:value-type="string">
            <text:p>alimentation</text:p>
          </table:table-cell>
          <table:table-cell table:formula="of:=VLOOKUP([.E153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es transitions alimentaires sont-elles bien respectées ?</text:p>
          </table:table-cell>
          <table:table-cell office:value-type="string" calcext:value-type="string">
            <text:p>pas ou peu de transition alimentaire</text:p>
          </table:table-cell>
          <table:table-cell office:value-type="string" calcext:value-type="string">
            <text:p>alimentation</text:p>
          </table:table-cell>
          <table:table-cell table:formula="of:=VLOOKUP([.E153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a ration contient-elle des plantes toxiques dans les fourrages récoltés ou pâturés ? (ex : Datura)</text:p>
          </table:table-cell>
          <table:table-cell office:value-type="string" calcext:value-type="string">
            <text:p>plantes toxiques dans les fourrages récoltés ou pâturés</text:p>
          </table:table-cell>
          <table:table-cell office:value-type="string" calcext:value-type="string">
            <text:p>alimentation</text:p>
          </table:table-cell>
          <table:table-cell table:formula="of:=VLOOKUP([.E153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a coccidiose est-elle maîtrisée ?</text:p>
          </table:table-cell>
          <table:table-cell office:value-type="string" calcext:value-type="string">
            <text:p>coccidiose non maîtrisée</text:p>
          </table:table-cell>
          <table:table-cell office:value-type="string" calcext:value-type="string">
            <text:p>parasitisme</text:p>
          </table:table-cell>
          <table:table-cell table:formula="of:=VLOOKUP([.E153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'abreuvement est-il suffisant et accessible à tous les animaux ?</text:p>
          </table:table-cell>
          <table:table-cell office:value-type="string" calcext:value-type="string">
            <text:p>abreuvement insuffisant, accès à tous les animaux insuffisant</text:p>
          </table:table-cell>
          <table:table-cell office:value-type="string" calcext:value-type="string">
            <text:p>logement</text:p>
          </table:table-cell>
          <table:table-cell table:formula="of:=VLOOKUP([.E1537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es circuits électriques sont-ils en bon état ou source d'électrocution ?</text:p>
          </table:table-cell>
          <table:table-cell office:value-type="string" calcext:value-type="string">
            <text:p>circuits électriques non sécurisés, risque d'électrocution</text:p>
          </table:table-cell>
          <table:table-cell office:value-type="string" calcext:value-type="string">
            <text:p>logement</text:p>
          </table:table-cell>
          <table:table-cell table:formula="of:=VLOOKUP([.E1538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e bâtiment est-il doté d'un parafoudre et d'une prise de terre électrique performante ?</text:p>
          </table:table-cell>
          <table:table-cell office:value-type="string" calcext:value-type="string">
            <text:p>pas de parafoudre ou prise de terre</text:p>
          </table:table-cell>
          <table:table-cell office:value-type="string" calcext:value-type="string">
            <text:p>logement</text:p>
          </table:table-cell>
          <table:table-cell table:formula="of:=VLOOKUP([.E153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e bâtiment présente-t-il des courants d'air, source de maladies ?</text:p>
          </table:table-cell>
          <table:table-cell office:value-type="string" calcext:value-type="string">
            <text:p>courants d'air</text:p>
          </table:table-cell>
          <table:table-cell office:value-type="string" calcext:value-type="string">
            <text:p>logement</text:p>
          </table:table-cell>
          <table:table-cell table:formula="of:=VLOOKUP([.E154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es animaux présentent-ils les symptômes de la grippe ? Diarrhées avec température ? Des problèmes respiratoires ? Toux ? Jetages ?</text:p>
          </table:table-cell>
          <table:table-cell office:value-type="string" calcext:value-type="string">
            <text:p>symptômes de grippe</text:p>
          </table:table-cell>
          <table:table-cell office:value-type="string" calcext:value-type="string">
            <text:p>santé</text:p>
          </table:table-cell>
          <table:table-cell table:formula="of:=VLOOKUP([.E1541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vez-vous fait autopsier des morts à votre vétérinaire pour rechercher la cause ? (corps étranger, caillette, pathologie, …)</text:p>
          </table:table-cell>
          <table:table-cell office:value-type="string" calcext:value-type="string">
            <text:p>pas d'autopsie des morts</text:p>
          </table:table-cell>
          <table:table-cell office:value-type="string" calcext:value-type="string">
            <text:p>santé</text:p>
          </table:table-cell>
          <table:table-cell table:formula="of:=VLOOKUP([.E1542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 ration est-elle équilibrée et saine ? (sans risque d’entérotoxémie ou intoxication)</text:p>
          </table:table-cell>
          <table:table-cell office:value-type="string" calcext:value-type="string">
            <text:p>ration déséquilibrée et/ou non saine</text:p>
          </table:table-cell>
          <table:table-cell office:value-type="string" calcext:value-type="string">
            <text:p>alimentation</text:p>
          </table:table-cell>
          <table:table-cell table:formula="of:=VLOOKUP([.E154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es transitions alimentaires sont-elles bien respectées ?</text:p>
          </table:table-cell>
          <table:table-cell office:value-type="string" calcext:value-type="string">
            <text:p>pas ou peu de transition alimentaire</text:p>
          </table:table-cell>
          <table:table-cell office:value-type="string" calcext:value-type="string">
            <text:p>alimentation</text:p>
          </table:table-cell>
          <table:table-cell table:formula="of:=VLOOKUP([.E154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 ration contient-elle des plantes toxiques dans les fourrages récoltés ou pâturés ? (ex : Datura)</text:p>
          </table:table-cell>
          <table:table-cell office:value-type="string" calcext:value-type="string">
            <text:p>plantes toxiques dans les fourrages récoltés ou pâturés</text:p>
          </table:table-cell>
          <table:table-cell office:value-type="string" calcext:value-type="string">
            <text:p>alimentation</text:p>
          </table:table-cell>
          <table:table-cell table:formula="of:=VLOOKUP([.E154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 ration présente-t-elle suffisamment de fibres ?</text:p>
          </table:table-cell>
          <table:table-cell office:value-type="string" calcext:value-type="string">
            <text:p>Manque de fibres dans la ration</text:p>
          </table:table-cell>
          <table:table-cell office:value-type="string" calcext:value-type="string">
            <text:p>alimentation</text:p>
          </table:table-cell>
          <table:table-cell table:formula="of:=VLOOKUP([.E154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 ration est équilibrée en minéral et particulièrement autour de la mise bas ? </text:p>
          </table:table-cell>
          <table:table-cell office:value-type="string" calcext:value-type="string">
            <text:p>Déséquilibre minéral (surtout autour de la mise-bas)</text:p>
          </table:table-cell>
          <table:table-cell office:value-type="string" calcext:value-type="string">
            <text:p>alimentation</text:p>
          </table:table-cell>
          <table:table-cell table:formula="of:=VLOOKUP([.E154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'abreuvement est-il suffisant et accessible à tous les animaux ?</text:p>
          </table:table-cell>
          <table:table-cell office:value-type="string" calcext:value-type="string">
            <text:p>abreuvement insuffisant, accès à tous les animaux insuffisant</text:p>
          </table:table-cell>
          <table:table-cell office:value-type="string" calcext:value-type="string">
            <text:p>logement</text:p>
          </table:table-cell>
          <table:table-cell table:formula="of:=VLOOKUP([.E1548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es circuits électriques sont-ils en bon état ou source d'électrocution ?</text:p>
          </table:table-cell>
          <table:table-cell office:value-type="string" calcext:value-type="string">
            <text:p>circuits électriques non sécurisés, risque d'électrocution</text:p>
          </table:table-cell>
          <table:table-cell office:value-type="string" calcext:value-type="string">
            <text:p>logement</text:p>
          </table:table-cell>
          <table:table-cell table:formula="of:=VLOOKUP([.E154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e bâtiment est-il doté d'un parafoudre et d'une prise de terre électrique performante ?</text:p>
          </table:table-cell>
          <table:table-cell office:value-type="string" calcext:value-type="string">
            <text:p>pas de parafoudre ou prise de terre</text:p>
          </table:table-cell>
          <table:table-cell office:value-type="string" calcext:value-type="string">
            <text:p>logement</text:p>
          </table:table-cell>
          <table:table-cell table:formula="of:=VLOOKUP([.E155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e bâtiment présente-t-il des courants d'air, source de maladies ?</text:p>
          </table:table-cell>
          <table:table-cell office:value-type="string" calcext:value-type="string">
            <text:p>Présence de courants d'air</text:p>
          </table:table-cell>
          <table:table-cell office:value-type="string" calcext:value-type="string">
            <text:p>logement</text:p>
          </table:table-cell>
          <table:table-cell table:formula="of:=VLOOKUP([.E155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 mortalité fait-elle suite à des maladies mal soignées</text:p>
          </table:table-cell>
          <table:table-cell office:value-type="string" calcext:value-type="string">
            <text:p>Mortalité suite à des maladies mal soignées</text:p>
          </table:table-cell>
          <table:table-cell office:value-type="string" calcext:value-type="string">
            <text:p>santé</text:p>
          </table:table-cell>
          <table:table-cell table:formula="of:=VLOOKUP([.E1552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 mortalité fait-elle suite à du parasitisme</text:p>
          </table:table-cell>
          <table:table-cell office:value-type="string" calcext:value-type="string">
            <text:p>Mortalité suite de parasitisme</text:p>
          </table:table-cell>
          <table:table-cell office:value-type="string" calcext:value-type="string">
            <text:p>parasitisme</text:p>
          </table:table-cell>
          <table:table-cell table:formula="of:=VLOOKUP([.E155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vez-vous fait autopsier des morts à votre vétérinaire pour rechercher la cause ? (corps étranger, caillette, pathologie, …)</text:p>
          </table:table-cell>
          <table:table-cell office:value-type="string" calcext:value-type="string">
            <text:p>pas d'autopsie des morts</text:p>
          </table:table-cell>
          <table:table-cell office:value-type="string" calcext:value-type="string">
            <text:p>santé</text:p>
          </table:table-cell>
          <table:table-cell table:formula="of:=VLOOKUP([.E1554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e renouvellement du troupeau est-il adapté pour permettre une bonne sélection des réformes ?</text:p>
          </table:table-cell>
          <table:table-cell office:value-type="string" calcext:value-type="string">
            <text:p>renouvellement du troupeau ne permettant pas une bonne sélection des réformes</text:p>
          </table:table-cell>
          <table:table-cell office:value-type="string" calcext:value-type="string">
            <text:p>conduite</text:p>
          </table:table-cell>
          <table:table-cell table:formula="of:=VLOOKUP([.E155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vez-vous mis en place des pratiques préventives permettant de conserver un bon équilibre de santé ?</text:p>
          </table:table-cell>
          <table:table-cell office:value-type="string" calcext:value-type="string">
            <text:p>pas de prévention pour conserver un bon équilibre de santé</text:p>
          </table:table-cell>
          <table:table-cell office:value-type="string" calcext:value-type="string">
            <text:p>conduite</text:p>
          </table:table-cell>
          <table:table-cell table:formula="of:=VLOOKUP([.E155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’état corporel des génisses est-il adapté au vêlage ? (trop grasses ou trop maigres)</text:p>
          </table:table-cell>
          <table:table-cell office:value-type="string" calcext:value-type="string">
            <text:p>état corporel des génisses pas adapté au vêlage</text:p>
          </table:table-cell>
          <table:table-cell office:value-type="string" calcext:value-type="string">
            <text:p>alimentation</text:p>
          </table:table-cell>
          <table:table-cell table:formula="of:=VLOOKUP([.E155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Utilisez-vous un taureau produisant des petits veaux?</text:p>
          </table:table-cell>
          <table:table-cell office:value-type="string" calcext:value-type="string">
            <text:p>taureau produisant des veaux à gros gabarit</text:p>
          </table:table-cell>
          <table:table-cell office:value-type="string" calcext:value-type="string">
            <text:p>génétique</text:p>
          </table:table-cell>
          <table:table-cell table:formula="of:=VLOOKUP([.E1558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n IA, les accouplements sont-ils orientés sur la facilité de naissance ?</text:p>
          </table:table-cell>
          <table:table-cell office:value-type="string" calcext:value-type="string">
            <text:p>en IA, accouplements non raisonnés sur la facilité de naissance</text:p>
          </table:table-cell>
          <table:table-cell office:value-type="string" calcext:value-type="string">
            <text:p>génétique</text:p>
          </table:table-cell>
          <table:table-cell table:formula="of:=VLOOKUP([.E1559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e critère facilité de vêlage des mères et largeur de bassin sont-ils des critères de sélection des génisses de renouvellement ?</text:p>
          </table:table-cell>
          <table:table-cell office:value-type="string" calcext:value-type="string">
            <text:p>facilité de vêlage des mères et largeur de bassin non pris en compte lors du renouvellement</text:p>
          </table:table-cell>
          <table:table-cell office:value-type="string" calcext:value-type="string">
            <text:p>génétique</text:p>
          </table:table-cell>
          <table:table-cell table:formula="of:=VLOOKUP([.E1560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’état corporel des vaches est-il adapté au vêlage ? (trop grasses ou trop maigres)</text:p>
          </table:table-cell>
          <table:table-cell office:value-type="string" calcext:value-type="string">
            <text:p>état corporel des génisses pas adapté au vêlage</text:p>
          </table:table-cell>
          <table:table-cell office:value-type="string" calcext:value-type="string">
            <text:p>alimentation</text:p>
          </table:table-cell>
          <table:table-cell table:formula="of:=VLOOKUP([.E156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 supplémentation en minéraux, vitamines et oligo-éléments est-elle correcte?</text:p>
          </table:table-cell>
          <table:table-cell office:value-type="string" calcext:value-type="string">
            <text:p>supplémentation en minéraux, vitamines et oligo-éléments insuffisante</text:p>
          </table:table-cell>
          <table:table-cell office:value-type="string" calcext:value-type="string">
            <text:p>alimentation</text:p>
          </table:table-cell>
          <table:table-cell table:formula="of:=VLOOKUP([.E156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Utilisez-vous un taureau qui fait des petits veaux ?</text:p>
          </table:table-cell>
          <table:table-cell office:value-type="string" calcext:value-type="string">
            <text:p>taureau produisant des veaux à gros gabarit</text:p>
          </table:table-cell>
          <table:table-cell office:value-type="string" calcext:value-type="string">
            <text:p>génétique</text:p>
          </table:table-cell>
          <table:table-cell table:formula="of:=VLOOKUP([.E1563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s génisses ont-elles subies des lésions vaginales ou interventions (épisiotomie) lors du vêlage ?</text:p>
          </table:table-cell>
          <table:table-cell office:value-type="string" calcext:value-type="string">
            <text:p>lésions vaginales ou interventions sur génisses lors du vêlage</text:p>
          </table:table-cell>
          <table:table-cell office:value-type="string" calcext:value-type="string">
            <text:p>santé</text:p>
          </table:table-cell>
          <table:table-cell table:formula="of:=VLOOKUP([.E1564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'apport alimentaire au cours de la 1ére année de vie est-il suffisant?</text:p>
          </table:table-cell>
          <table:table-cell office:value-type="string" calcext:value-type="string">
            <text:p>apport alimentaire insuffisant au cours de la 1ère année de vie</text:p>
          </table:table-cell>
          <table:table-cell office:value-type="string" calcext:value-type="string">
            <text:p>alimentation</text:p>
          </table:table-cell>
          <table:table-cell table:formula="of:=VLOOKUP([.E156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s pâtures destinées aux génisses sont-elles pâturées uniquement par des animaux jeunes ?</text:p>
          </table:table-cell>
          <table:table-cell office:value-type="string" calcext:value-type="string">
            <text:p>pâtures pas exclusivement réservées aux génisses</text:p>
          </table:table-cell>
          <table:table-cell office:value-type="string" calcext:value-type="string">
            <text:p>alimentation</text:p>
          </table:table-cell>
          <table:table-cell table:formula="of:=VLOOKUP([.E156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 parasitisme des génisses est-il maîtrisé tout au long de leur période de croissance ?</text:p>
          </table:table-cell>
          <table:table-cell office:value-type="string" calcext:value-type="string">
            <text:p>parasitisme mal maîtrisé au cours de la croissance des génisses</text:p>
          </table:table-cell>
          <table:table-cell office:value-type="string" calcext:value-type="string">
            <text:p>parasitisme</text:p>
          </table:table-cell>
          <table:table-cell table:formula="of:=VLOOKUP([.E156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bservez-vous une fréquence élevée de troubles respiratoires au cours de la 1ére année de vie?</text:p>
          </table:table-cell>
          <table:table-cell office:value-type="string" calcext:value-type="string">
            <text:p>troubles respiratoires élevés la première année de vie</text:p>
          </table:table-cell>
          <table:table-cell office:value-type="string" calcext:value-type="string">
            <text:p>santé</text:p>
          </table:table-cell>
          <table:table-cell table:formula="of:=VLOOKUP([.E1568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ssurez-vous des conditions d'hygiène au vêlage ?</text:p>
          </table:table-cell>
          <table:table-cell office:value-type="string" calcext:value-type="string">
            <text:p>Conditions d’hygiène au vêlage insuffisantes</text:p>
          </table:table-cell>
          <table:table-cell office:value-type="string" calcext:value-type="string">
            <text:p>hygiène</text:p>
          </table:table-cell>
          <table:table-cell table:formula="of:=VLOOKUP([.E1569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tervenez-vous fréquemment lors des vêlages ? Si oui, utilisez-vous des gants de fouille ?</text:p>
          </table:table-cell>
          <table:table-cell office:value-type="string" calcext:value-type="string">
            <text:p>Interventions fréquente au vêlage et problème d’hygiène</text:p>
          </table:table-cell>
          <table:table-cell office:value-type="string" calcext:value-type="string">
            <text:p>conduite</text:p>
          </table:table-cell>
          <table:table-cell table:formula="of:=VLOOKUP([.E157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Utilisez-vous un taureau qui fait des petits veaux?</text:p>
          </table:table-cell>
          <table:table-cell office:value-type="string" calcext:value-type="string">
            <text:p>taureau produisant des veaux à gros gabarit</text:p>
          </table:table-cell>
          <table:table-cell office:value-type="string" calcext:value-type="string">
            <text:p>génétique</text:p>
          </table:table-cell>
          <table:table-cell table:formula="of:=VLOOKUP([.E1571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 supplémentation en minéraux, vitamines et oligo-éléments est-elle correcte?</text:p>
          </table:table-cell>
          <table:table-cell office:value-type="string" calcext:value-type="string">
            <text:p>manque d'apports en minéraux, vitamines, oligoéléments en fin de gestation</text:p>
          </table:table-cell>
          <table:table-cell office:value-type="string" calcext:value-type="string">
            <text:p>alimentation</text:p>
          </table:table-cell>
          <table:table-cell table:formula="of:=VLOOKUP([.E157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'état corporel est-il correct au moment de la mise à la reproduction? (pas trop grasse ou trop maigre)</text:p>
          </table:table-cell>
          <table:table-cell office:value-type="string" calcext:value-type="string">
            <text:p>état corporel inadapté à la mise à la reproduction</text:p>
          </table:table-cell>
          <table:table-cell office:value-type="string" calcext:value-type="string">
            <text:p>alimentation</text:p>
          </table:table-cell>
          <table:table-cell table:formula="of:=VLOOKUP([.E157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’évolution de la Note d’état corporel est-elle positive au moment de l’IA ?</text:p>
          </table:table-cell>
          <table:table-cell office:value-type="string" calcext:value-type="string">
            <text:p>évolution de la NEC négative au moment de l'IA</text:p>
          </table:table-cell>
          <table:table-cell office:value-type="string" calcext:value-type="string">
            <text:p>alimentation</text:p>
          </table:table-cell>
          <table:table-cell table:formula="of:=VLOOKUP([.E157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’équilibre de ration (y compris azote soluble) est-il adéquat ?</text:p>
          </table:table-cell>
          <table:table-cell office:value-type="string" calcext:value-type="string">
            <text:p>équilibre de la ration non adéquat</text:p>
          </table:table-cell>
          <table:table-cell office:value-type="string" calcext:value-type="string">
            <text:p>alimentation</text:p>
          </table:table-cell>
          <table:table-cell table:formula="of:=VLOOKUP([.E157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 dimension du logement, la densité des animaux (m²/animal) permettent-elles une bonne expression des chaleurs?</text:p>
          </table:table-cell>
          <table:table-cell office:value-type="string" calcext:value-type="string">
            <text:p>expression des chaleurs freinée par la densité des animaux et la dimension du logement</text:p>
          </table:table-cell>
          <table:table-cell office:value-type="string" calcext:value-type="string">
            <text:p>logement</text:p>
          </table:table-cell>
          <table:table-cell table:formula="of:=VLOOKUP([.E157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 qualité des sols permet-elle une bonne expression des chaleurs?</text:p>
          </table:table-cell>
          <table:table-cell office:value-type="string" calcext:value-type="string">
            <text:p>expression des chaleurs limitée par la qualité des sols</text:p>
          </table:table-cell>
          <table:table-cell office:value-type="string" calcext:value-type="string">
            <text:p>logement</text:p>
          </table:table-cell>
          <table:table-cell table:formula="of:=VLOOKUP([.E1577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bservez-vous une fréquence élevée de maladies juste après vêlage? (dystocie/métrites/…)</text:p>
          </table:table-cell>
          <table:table-cell office:value-type="string" calcext:value-type="string">
            <text:p>fréquence élevée de maladies juste après vêlage</text:p>
          </table:table-cell>
          <table:table-cell office:value-type="string" calcext:value-type="string">
            <text:p>santé</text:p>
          </table:table-cell>
          <table:table-cell table:formula="of:=VLOOKUP([.E1578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ssurez-vous un contrôle des maladies qui pourraient gêner l'expression des chaleurs (ex : boiteries)?</text:p>
          </table:table-cell>
          <table:table-cell office:value-type="string" calcext:value-type="string">
            <text:p>pas de contrôle des maladies pouvant gêner l'expression des chaleurs</text:p>
          </table:table-cell>
          <table:table-cell office:value-type="string" calcext:value-type="string">
            <text:p>santé</text:p>
          </table:table-cell>
          <table:table-cell table:formula="of:=VLOOKUP([.E1579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ssédez-vous un protocole de détection des chaleurs commun entre les différents intervenants de l'élevage?</text:p>
          </table:table-cell>
          <table:table-cell office:value-type="string" calcext:value-type="string">
            <text:p>absence de protocole de détection des chaleurs commun à tous les intervenants de l'élevage</text:p>
          </table:table-cell>
          <table:table-cell office:value-type="string" calcext:value-type="string">
            <text:p>conduite</text:p>
          </table:table-cell>
          <table:table-cell table:formula="of:=VLOOKUP([.E158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ssédez-vous un protocole de détection des chaleurs efficaces y compris quand elles sont au pâturage?</text:p>
          </table:table-cell>
          <table:table-cell office:value-type="string" calcext:value-type="string">
            <text:p>absence de protocole de détection des chaleurs lors du pâturage</text:p>
          </table:table-cell>
          <table:table-cell office:value-type="string" calcext:value-type="string">
            <text:p>conduite</text:p>
          </table:table-cell>
          <table:table-cell table:formula="of:=VLOOKUP([.E158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 délai de remise à la reproduction ou la saison de vêlage correspondent-ils aux objectifs de l'éleveur?</text:p>
          </table:table-cell>
          <table:table-cell office:value-type="string" calcext:value-type="string">
            <text:p>délai de remise à la reproduction ou saison de vêlage pas adaptés aux objectifs de l'éleveur</text:p>
          </table:table-cell>
          <table:table-cell office:value-type="string" calcext:value-type="string">
            <text:p>conduite</text:p>
          </table:table-cell>
          <table:table-cell table:formula="of:=VLOOKUP([.E158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Réalisez-vous un contrôle de l'état corporel avant le tarissement et en ajustant la ration des vaches taries si besoin pour éviter qu'elles ne soient trop grasses au vêlage ?</text:p>
          </table:table-cell>
          <table:table-cell office:value-type="string" calcext:value-type="string">
            <text:p>pas de contrôle de l'état corporel avant tarissement</text:p>
          </table:table-cell>
          <table:table-cell office:value-type="string" calcext:value-type="string">
            <text:p>alimentation</text:p>
          </table:table-cell>
          <table:table-cell table:formula="of:=VLOOKUP([.E158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Limitez-vous la teneur en calcium de la ration avant vêlage pour stimuler son absorption intestinale et la réabsorption osseuse après vêlage?</text:p>
          </table:table-cell>
          <table:table-cell office:value-type="string" calcext:value-type="string">
            <text:p>pas de limitation de la teneur en calcium dans la ration avant vêlage</text:p>
          </table:table-cell>
          <table:table-cell office:value-type="string" calcext:value-type="string">
            <text:p>alimentation</text:p>
          </table:table-cell>
          <table:table-cell table:formula="of:=VLOOKUP([.E158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Limitez-vous la teneur en phosphore de la ration des vaches taries ?</text:p>
          </table:table-cell>
          <table:table-cell office:value-type="string" calcext:value-type="string">
            <text:p>pas de limitation de la teneur en phosphore des vaches taries</text:p>
          </table:table-cell>
          <table:table-cell office:value-type="string" calcext:value-type="string">
            <text:p>alimentation</text:p>
          </table:table-cell>
          <table:table-cell table:formula="of:=VLOOKUP([.E158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ssurez-vous un apport en Magnésium suffisant avant le vêlage afin de favorise la mobilisation du calcium des os? (Ou faites-vous attention à la BACA de la ration des taries)</text:p>
          </table:table-cell>
          <table:table-cell office:value-type="string" calcext:value-type="string">
            <text:p>apport en magnésium insuffisant avant vêlage</text:p>
          </table:table-cell>
          <table:table-cell office:value-type="string" calcext:value-type="string">
            <text:p>alimentation</text:p>
          </table:table-cell>
          <table:table-cell table:formula="of:=VLOOKUP([.E158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Prévenez-vous la carence en calcium, avec un apport dans la ration juste après vêlage pour pallier son exportation importante?</text:p>
          </table:table-cell>
          <table:table-cell office:value-type="string" calcext:value-type="string">
            <text:p>pas d'apport en calcium dans la ration après vêlage pour prévenir sa carence</text:p>
          </table:table-cell>
          <table:table-cell office:value-type="string" calcext:value-type="string">
            <text:p>alimentation</text:p>
          </table:table-cell>
          <table:table-cell table:formula="of:=VLOOKUP([.E158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ssurez-vous un apport correct en chlorure et soufre dans les 15 jours précédant le vêlage?</text:p>
          </table:table-cell>
          <table:table-cell office:value-type="string" calcext:value-type="string">
            <text:p>apport insuffisant en chlorure et soufre 15jours avant le vêlage</text:p>
          </table:table-cell>
          <table:table-cell office:value-type="string" calcext:value-type="string">
            <text:p>alimentation</text:p>
          </table:table-cell>
          <table:table-cell table:formula="of:=VLOOKUP([.E158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  <table:table-cell office:value-type="string" calcext:value-type="string">
            <text:p>logement</text:p>
          </table:table-cell>
          <table:table-cell table:formula="of:=VLOOKUP([.E158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Les vaches taries ont-elles toutes leurs aptitudes fonctionnelles pour un accès à la table d'alimentation (boiteries, acidose…)?</text:p>
          </table:table-cell>
          <table:table-cell office:value-type="string" calcext:value-type="string">
            <text:p>inaptitudes fonctionnelles des taries, limitant l'accès à l'auge</text:p>
          </table:table-cell>
          <table:table-cell office:value-type="string" calcext:value-type="string">
            <text:p>santé</text:p>
          </table:table-cell>
          <table:table-cell table:formula="of:=VLOOKUP([.E1590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'apport et l'ingestion de fibres efficaces sont-ils suffisants ?</text:p>
          </table:table-cell>
          <table:table-cell office:value-type="string" calcext:value-type="string">
            <text:p>apport et ingestion de fibres efficaces insuffisants</text:p>
          </table:table-cell>
          <table:table-cell office:value-type="string" calcext:value-type="string">
            <text:p>alimentation</text:p>
          </table:table-cell>
          <table:table-cell table:formula="of:=VLOOKUP([.E159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'apport de concentrés par repas n'est-il pas trop important?</text:p>
          </table:table-cell>
          <table:table-cell office:value-type="string" calcext:value-type="string">
            <text:p>apport de concentré trop important</text:p>
          </table:table-cell>
          <table:table-cell office:value-type="string" calcext:value-type="string">
            <text:p>alimentation</text:p>
          </table:table-cell>
          <table:table-cell table:formula="of:=VLOOKUP([.E159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e stock de calcium a-t-il pu se reconstituer avant le tarissement, (voir fièvre de lait).</text:p>
          </table:table-cell>
          <table:table-cell office:value-type="string" calcext:value-type="string">
            <text:p>stock de calcium avant tarissement insuffisant (non reconstitué)</text:p>
          </table:table-cell>
          <table:table-cell office:value-type="string" calcext:value-type="string">
            <text:p>alimentation</text:p>
          </table:table-cell>
          <table:table-cell table:formula="of:=VLOOKUP([.E159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es vaches peuvent-elles marcher tranquillement, sans stress, à l'extérieur et à l'intérieur?</text:p>
          </table:table-cell>
          <table:table-cell office:value-type="string" calcext:value-type="string">
            <text:p>stress à l'intérieur ou l’extérieur lorsque les vaches marchent</text:p>
          </table:table-cell>
          <table:table-cell office:value-type="string" calcext:value-type="string">
            <text:p>logement</text:p>
          </table:table-cell>
          <table:table-cell table:formula="of:=VLOOKUP([.E159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es filles des vaches ayant eu un déplacement de caillette sont-elles gardées pour le renouvellement ?</text:p>
          </table:table-cell>
          <table:table-cell office:value-type="string" calcext:value-type="string">
            <text:p>filles de vaches ayant eu un déplacement de caillette gardées pour le renouvellement</text:p>
          </table:table-cell>
          <table:table-cell office:value-type="string" calcext:value-type="string">
            <text:p>santé</text:p>
          </table:table-cell>
          <table:table-cell table:formula="of:=VLOOKUP([.E1595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Observez-vous des animaux dont l'état corporel est trop élevé au moment du vêlage?</text:p>
          </table:table-cell>
          <table:table-cell office:value-type="string" calcext:value-type="string">
            <text:p>certains animaux dont l'état corporel est trop élevé au moment du vêlage</text:p>
          </table:table-cell>
          <table:table-cell office:value-type="string" calcext:value-type="string">
            <text:p>alimentation</text:p>
          </table:table-cell>
          <table:table-cell table:formula="of:=VLOOKUP([.E159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Observez-vous des phénomènes de stress ou des problèmes de santé qui peuvent limiter l'accès à l'alimentation (boiteries, acidose…)?</text:p>
          </table:table-cell>
          <table:table-cell office:value-type="string" calcext:value-type="string">
            <text:p>stress ou problèmes de santé limitant l'accès à l'alimentation</text:p>
          </table:table-cell>
          <table:table-cell office:value-type="string" calcext:value-type="string">
            <text:p>santé</text:p>
          </table:table-cell>
          <table:table-cell table:formula="of:=VLOOKUP([.E1597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 cas de changement de fourrage dans la ration de base assurez-vous une transition alimentaire ?</text:p>
          </table:table-cell>
          <table:table-cell office:value-type="string" calcext:value-type="string">
            <text:p>absence de transition alimentaire si changement de fourrage dans la ration</text:p>
          </table:table-cell>
          <table:table-cell office:value-type="string" calcext:value-type="string">
            <text:p>alimentation</text:p>
          </table:table-cell>
          <table:table-cell table:formula="of:=VLOOKUP([.E159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L'apport de concentré dans la ration est-il réalisé de façon progressive en début de lactation ?</text:p>
          </table:table-cell>
          <table:table-cell office:value-type="string" calcext:value-type="string">
            <text:p>apport de concentré non progressif en début de lactation</text:p>
          </table:table-cell>
          <table:table-cell office:value-type="string" calcext:value-type="string">
            <text:p>alimentation</text:p>
          </table:table-cell>
          <table:table-cell table:formula="of:=VLOOKUP([.E159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La couverture énergétique est-elle suffisante (fourrages et concentrés) jusqu'au pic de lactation?</text:p>
          </table:table-cell>
          <table:table-cell office:value-type="string" calcext:value-type="string">
            <text:p>couverture énergétique insuffisante jusqu'au pic de lactation</text:p>
          </table:table-cell>
          <table:table-cell office:value-type="string" calcext:value-type="string">
            <text:p>alimentation</text:p>
          </table:table-cell>
          <table:table-cell table:formula="of:=VLOOKUP([.E160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Les fourrages utilisés sont-ils de mauvaise qualité ? (appétence, récolte dans de mauvaises conditions, mauvaise conservation)</text:p>
          </table:table-cell>
          <table:table-cell office:value-type="string" calcext:value-type="string">
            <text:p>mauvaise qualité des fourrages</text:p>
          </table:table-cell>
          <table:table-cell office:value-type="string" calcext:value-type="string">
            <text:p>alimentation</text:p>
          </table:table-cell>
          <table:table-cell table:formula="of:=VLOOKUP([.E160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Observez-vous des refus à l’auge ou la quantité de nourriture distribuée est-il trop limité ?</text:p>
          </table:table-cell>
          <table:table-cell office:value-type="string" calcext:value-type="string">
            <text:p>quantité distribuée insuffisante ou en excès</text:p>
          </table:table-cell>
          <table:table-cell office:value-type="string" calcext:value-type="string">
            <text:p>alimentation</text:p>
          </table:table-cell>
          <table:table-cell table:formula="of:=VLOOKUP([.E160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La ration présente-elle des carences marquées en minéraux ?</text:p>
          </table:table-cell>
          <table:table-cell office:value-type="string" calcext:value-type="string">
            <text:p>carences en minéraux</text:p>
          </table:table-cell>
          <table:table-cell office:value-type="string" calcext:value-type="string">
            <text:p>alimentation</text:p>
          </table:table-cell>
          <table:table-cell table:formula="of:=VLOOKUP([.E160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  <table:table-cell office:value-type="string" calcext:value-type="string">
            <text:p>logement</text:p>
          </table:table-cell>
          <table:table-cell table:formula="of:=VLOOKUP([.E160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Observez-vous des animaux dont l'état corporel est trop élevé au moment du vêlage?</text:p>
          </table:table-cell>
          <table:table-cell office:value-type="string" calcext:value-type="string">
            <text:p>certains animaux dont l'état corporel est trop élevé au moment du vêlage</text:p>
          </table:table-cell>
          <table:table-cell office:value-type="string" calcext:value-type="string">
            <text:p>alimentation</text:p>
          </table:table-cell>
          <table:table-cell table:formula="of:=VLOOKUP([.E160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Observez-vous des phénomènes de stress ou des problèmes de santé qui peuvent limiter l'accès à l'alimentation (boiteries, acidose…)?</text:p>
          </table:table-cell>
          <table:table-cell office:value-type="string" calcext:value-type="string">
            <text:p>stress ou problèmes de santé limitant l'accès à l'alimentation</text:p>
          </table:table-cell>
          <table:table-cell office:value-type="string" calcext:value-type="string">
            <text:p>santé</text:p>
          </table:table-cell>
          <table:table-cell table:formula="of:=VLOOKUP([.E1606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 cas de changement de fourrage dans la ration de base assurez-vous une transition alimentaire ?</text:p>
          </table:table-cell>
          <table:table-cell office:value-type="string" calcext:value-type="string">
            <text:p>absence de transition alimentaire si changement de fourrage dans la ration</text:p>
          </table:table-cell>
          <table:table-cell office:value-type="string" calcext:value-type="string">
            <text:p>alimentation</text:p>
          </table:table-cell>
          <table:table-cell table:formula="of:=VLOOKUP([.E160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L'apport de concentré dans la ration est-il réalisé de façon progressive en début de lactation ?</text:p>
          </table:table-cell>
          <table:table-cell office:value-type="string" calcext:value-type="string">
            <text:p>apport de concentré non progressif en début de lactation</text:p>
          </table:table-cell>
          <table:table-cell office:value-type="string" calcext:value-type="string">
            <text:p>alimentation</text:p>
          </table:table-cell>
          <table:table-cell table:formula="of:=VLOOKUP([.E160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La couverture énergétique est-elle suffisante (fourrages et concentrés) jusqu'au pic de lactation?</text:p>
          </table:table-cell>
          <table:table-cell office:value-type="string" calcext:value-type="string">
            <text:p>couverture énergétique insuffisante jusqu'au pic de lactation</text:p>
          </table:table-cell>
          <table:table-cell office:value-type="string" calcext:value-type="string">
            <text:p>alimentation</text:p>
          </table:table-cell>
          <table:table-cell table:formula="of:=VLOOKUP([.E160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Les fourrages utilisés sont-ils de mauvaise qualité ? (appétence, récolte dans de mauvaises conditions, mauvaise conservation)</text:p>
          </table:table-cell>
          <table:table-cell office:value-type="string" calcext:value-type="string">
            <text:p>mauvaise qualité des fourrages</text:p>
          </table:table-cell>
          <table:table-cell office:value-type="string" calcext:value-type="string">
            <text:p>alimentation</text:p>
          </table:table-cell>
          <table:table-cell table:formula="of:=VLOOKUP([.E161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Observez-vous des refus à l’auge ou la quantité de nourriture distribuée est-il trop limité ?</text:p>
          </table:table-cell>
          <table:table-cell office:value-type="string" calcext:value-type="string">
            <text:p>quantité distribuée insuffisante ou en excès</text:p>
          </table:table-cell>
          <table:table-cell office:value-type="string" calcext:value-type="string">
            <text:p>alimentation</text:p>
          </table:table-cell>
          <table:table-cell table:formula="of:=VLOOKUP([.E161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La ration présente-elle des carences marquées en minéraux ?</text:p>
          </table:table-cell>
          <table:table-cell office:value-type="string" calcext:value-type="string">
            <text:p>carences en minéraux</text:p>
          </table:table-cell>
          <table:table-cell office:value-type="string" calcext:value-type="string">
            <text:p>alimentation</text:p>
          </table:table-cell>
          <table:table-cell table:formula="of:=VLOOKUP([.E161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  <table:table-cell office:value-type="string" calcext:value-type="string">
            <text:p>logement</text:p>
          </table:table-cell>
          <table:table-cell table:formula="of:=VLOOKUP([.E161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pportez-vous préventivement du magnésium avant et après les premiers jours de sortie au pâturage ?</text:p>
          </table:table-cell>
          <table:table-cell office:value-type="string" calcext:value-type="string">
            <text:p>pas d'apport de magnésium à la sortie au pâturage</text:p>
          </table:table-cell>
          <table:table-cell office:value-type="string" calcext:value-type="string">
            <text:p>alimentation</text:p>
          </table:table-cell>
          <table:table-cell table:formula="of:=VLOOKUP([.E161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 a-t-il eu une mauvaise transition alimentaire entre la ration hivernale et printanière ?</text:p>
          </table:table-cell>
          <table:table-cell office:value-type="string" calcext:value-type="string">
            <text:p>mauvaise transition alimentaire entre rations hivernales et printanières</text:p>
          </table:table-cell>
          <table:table-cell office:value-type="string" calcext:value-type="string">
            <text:p>alimentation</text:p>
          </table:table-cell>
          <table:table-cell table:formula="of:=VLOOKUP([.E161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Evitez-vous l'utilisation des parcelles chargées en herbe jeune comme aliment unique (en particulier les jeunes prairies temporaires de graminées)?</text:p>
          </table:table-cell>
          <table:table-cell office:value-type="string" calcext:value-type="string">
            <text:p>parcelles d'herbe jeune comme aliment unique</text:p>
          </table:table-cell>
          <table:table-cell office:value-type="string" calcext:value-type="string">
            <text:p>alimentation</text:p>
          </table:table-cell>
          <table:table-cell table:formula="of:=VLOOKUP([.E161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Evitez-vous le pâturage si conditions climatiques sont défavorables? (les jours froids et pluvieux ou utilisation de parcelles abritées)</text:p>
          </table:table-cell>
          <table:table-cell office:value-type="string" calcext:value-type="string">
            <text:p>pâturage même si conditions climatiques défavorables</text:p>
          </table:table-cell>
          <table:table-cell office:value-type="string" calcext:value-type="string">
            <text:p>alimentation</text:p>
          </table:table-cell>
          <table:table-cell table:formula="of:=VLOOKUP([.E161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 a-t’il eu une mauvaise transition alimentaire entre la période sèche et la période de lactation ?</text:p>
          </table:table-cell>
          <table:table-cell office:value-type="string" calcext:value-type="string">
            <text:p>mauvaise transition alimentaire entre période sèche et période de lactation</text:p>
          </table:table-cell>
          <table:table-cell office:value-type="string" calcext:value-type="string">
            <text:p>alimentation</text:p>
          </table:table-cell>
          <table:table-cell table:formula="of:=VLOOKUP([.E161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Distribuez-vous un foin fibreux en tête de repas pour sécuriser la digestion ruminale ?</text:p>
          </table:table-cell>
          <table:table-cell office:value-type="string" calcext:value-type="string">
            <text:p>pas de foin fibreux en tête</text:p>
          </table:table-cell>
          <table:table-cell office:value-type="string" calcext:value-type="string">
            <text:p>alimentation</text:p>
          </table:table-cell>
          <table:table-cell table:formula="of:=VLOOKUP([.E161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Les concentrés sont-ils composés d’amidon à dégradation lente ?</text:p>
          </table:table-cell>
          <table:table-cell office:value-type="string" calcext:value-type="string">
            <text:p>concentrés composés d'amidon à dégradation rapide</text:p>
          </table:table-cell>
          <table:table-cell office:value-type="string" calcext:value-type="string">
            <text:p>alimentation</text:p>
          </table:table-cell>
          <table:table-cell table:formula="of:=VLOOKUP([.E162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La ration est-elle consommée 50% le jour et 50% la nuit ?</text:p>
          </table:table-cell>
          <table:table-cell office:value-type="string" calcext:value-type="string">
            <text:p>ration non consommée 50% le jour et 50% la nuit</text:p>
          </table:table-cell>
          <table:table-cell office:value-type="string" calcext:value-type="string">
            <text:p>alimentation</text:p>
          </table:table-cell>
          <table:table-cell table:formula="of:=VLOOKUP([.E162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La ration du matin est-elle identique à la ration du soir en quantité et en qualité ?</text:p>
          </table:table-cell>
          <table:table-cell office:value-type="string" calcext:value-type="string">
            <text:p>ration du matin et du soir identiques</text:p>
          </table:table-cell>
          <table:table-cell office:value-type="string" calcext:value-type="string">
            <text:p>alimentation</text:p>
          </table:table-cell>
          <table:table-cell table:formula="of:=VLOOKUP([.E162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L'apport de concentré dans la ration est-il réalisé de façon progressive ?</text:p>
          </table:table-cell>
          <table:table-cell office:value-type="string" calcext:value-type="string">
            <text:p>apport de concentré non progressif</text:p>
          </table:table-cell>
          <table:table-cell office:value-type="string" calcext:value-type="string">
            <text:p>alimentation</text:p>
          </table:table-cell>
          <table:table-cell table:formula="of:=VLOOKUP([.E162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La ration consommée est-elle riche en glucides facilement fermentescibles ?</text:p>
          </table:table-cell>
          <table:table-cell office:value-type="string" calcext:value-type="string">
            <text:p>ration riche en glucides facilement fermentescibles</text:p>
          </table:table-cell>
          <table:table-cell office:value-type="string" calcext:value-type="string">
            <text:p>alimentation</text:p>
          </table:table-cell>
          <table:table-cell table:formula="of:=VLOOKUP([.E162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La ration consommée est-elle pauvre en fibres efficaces pour stimuler la rumination et donc la salivation? ? (manque de brins longs rigides et piquants)</text:p>
          </table:table-cell>
          <table:table-cell office:value-type="string" calcext:value-type="string">
            <text:p>ration pauvre en fibres efficaces</text:p>
          </table:table-cell>
          <table:table-cell office:value-type="string" calcext:value-type="string">
            <text:p>alimentation</text:p>
          </table:table-cell>
          <table:table-cell table:formula="of:=VLOOKUP([.E162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La distribution des concentrés est-elle fractionnée et s'accompagne-t-elle de fourrages grossiers?</text:p>
          </table:table-cell>
          <table:table-cell office:value-type="string" calcext:value-type="string">
            <text:p>distribution de concentrés non fractionnée et sans fourrage grossier</text:p>
          </table:table-cell>
          <table:table-cell office:value-type="string" calcext:value-type="string">
            <text:p>alimentation</text:p>
          </table:table-cell>
          <table:table-cell table:formula="of:=VLOOKUP([.E162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En cas de changement de fourrage dans la ration de base assurez-vous une transition alimentaire de 3 semaines ?</text:p>
          </table:table-cell>
          <table:table-cell office:value-type="string" calcext:value-type="string">
            <text:p>pas ou peu de transition alimentaire si changement de fourrage dans la ration</text:p>
          </table:table-cell>
          <table:table-cell office:value-type="string" calcext:value-type="string">
            <text:p>alimentation</text:p>
          </table:table-cell>
          <table:table-cell table:formula="of:=VLOOKUP([.E162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Mettez-vous à disposition des vaches des pierres de sel favorisant la salivation?</text:p>
          </table:table-cell>
          <table:table-cell office:value-type="string" calcext:value-type="string">
            <text:p>pas de pierres de sel à disposition</text:p>
          </table:table-cell>
          <table:table-cell office:value-type="string" calcext:value-type="string">
            <text:p>alimentation</text:p>
          </table:table-cell>
          <table:table-cell table:formula="of:=VLOOKUP([.E162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Y a-t’il eu une mauvaise transition alimentaire entre la période sèche et la période de lactation ?</text:p>
          </table:table-cell>
          <table:table-cell office:value-type="string" calcext:value-type="string">
            <text:p>mauvaise transition alimentaire entre période sèche et période de lactation</text:p>
          </table:table-cell>
          <table:table-cell office:value-type="string" calcext:value-type="string">
            <text:p>alimentation</text:p>
          </table:table-cell>
          <table:table-cell table:formula="of:=VLOOKUP([.E162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Distribuez-vous un foin fibreux en tête de repas pour sécuriser la digestion ruminale ?</text:p>
          </table:table-cell>
          <table:table-cell office:value-type="string" calcext:value-type="string">
            <text:p>pas de foin fibreux en tête</text:p>
          </table:table-cell>
          <table:table-cell office:value-type="string" calcext:value-type="string">
            <text:p>alimentation</text:p>
          </table:table-cell>
          <table:table-cell table:formula="of:=VLOOKUP([.E163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Les concentrés sont-ils composés d’amidon à dégradation lente ?</text:p>
          </table:table-cell>
          <table:table-cell office:value-type="string" calcext:value-type="string">
            <text:p>concentrés composés d'amidon à dégradation rapide</text:p>
          </table:table-cell>
          <table:table-cell office:value-type="string" calcext:value-type="string">
            <text:p>alimentation</text:p>
          </table:table-cell>
          <table:table-cell table:formula="of:=VLOOKUP([.E163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La ration est-elle consommée 50% le jour et 50% la nuit ?</text:p>
          </table:table-cell>
          <table:table-cell office:value-type="string" calcext:value-type="string">
            <text:p>ration non consommée 50% le jour et 50% la nuit</text:p>
          </table:table-cell>
          <table:table-cell office:value-type="string" calcext:value-type="string">
            <text:p>alimentation</text:p>
          </table:table-cell>
          <table:table-cell table:formula="of:=VLOOKUP([.E163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La ration du matin est-elle identique à la ration du soir en quantité et en qualité ?</text:p>
          </table:table-cell>
          <table:table-cell office:value-type="string" calcext:value-type="string">
            <text:p>ration du matin et du soir identiques</text:p>
          </table:table-cell>
          <table:table-cell office:value-type="string" calcext:value-type="string">
            <text:p>alimentation</text:p>
          </table:table-cell>
          <table:table-cell table:formula="of:=VLOOKUP([.E163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L'apport de concentré dans la ration est-il réalisé de façon progressive ?</text:p>
          </table:table-cell>
          <table:table-cell office:value-type="string" calcext:value-type="string">
            <text:p>apport de concentré non progressif</text:p>
          </table:table-cell>
          <table:table-cell office:value-type="string" calcext:value-type="string">
            <text:p>alimentation</text:p>
          </table:table-cell>
          <table:table-cell table:formula="of:=VLOOKUP([.E163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La ration consommée est-elle riche en glucides facilement fermentescibles ?</text:p>
          </table:table-cell>
          <table:table-cell office:value-type="string" calcext:value-type="string">
            <text:p>ration riche en glucides facilement fermentescibles</text:p>
          </table:table-cell>
          <table:table-cell office:value-type="string" calcext:value-type="string">
            <text:p>alimentation</text:p>
          </table:table-cell>
          <table:table-cell table:formula="of:=VLOOKUP([.E163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La ration consommée est-elle pauvre en fibres efficaces pour stimuler la rumination et donc la salivation? ? (manque de brins longs rigides et piquants)</text:p>
          </table:table-cell>
          <table:table-cell office:value-type="string" calcext:value-type="string">
            <text:p>ration pauvre en fibres efficaces</text:p>
          </table:table-cell>
          <table:table-cell office:value-type="string" calcext:value-type="string">
            <text:p>alimentation</text:p>
          </table:table-cell>
          <table:table-cell table:formula="of:=VLOOKUP([.E163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La distribution des concentrés est-elle fractionnée et s'accompagne-t-elle de fourrages grossiers?</text:p>
          </table:table-cell>
          <table:table-cell office:value-type="string" calcext:value-type="string">
            <text:p>distribution de concentrés non fractionnée et sans fourrage grossier</text:p>
          </table:table-cell>
          <table:table-cell office:value-type="string" calcext:value-type="string">
            <text:p>alimentation</text:p>
          </table:table-cell>
          <table:table-cell table:formula="of:=VLOOKUP([.E163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En cas de changement de fourrage dans la ration de base assurez-vous une transition alimentaire de 3 semaines ?</text:p>
          </table:table-cell>
          <table:table-cell office:value-type="string" calcext:value-type="string">
            <text:p>pas ou peu de transition alimentaire si changement de fourrage dans la ration</text:p>
          </table:table-cell>
          <table:table-cell office:value-type="string" calcext:value-type="string">
            <text:p>alimentation</text:p>
          </table:table-cell>
          <table:table-cell table:formula="of:=VLOOKUP([.E163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Mettez-vous à disposition des vaches des pierres de sel favorisant la salivation?</text:p>
          </table:table-cell>
          <table:table-cell office:value-type="string" calcext:value-type="string">
            <text:p>pas de pierres de sel à disposition</text:p>
          </table:table-cell>
          <table:table-cell office:value-type="string" calcext:value-type="string">
            <text:p>alimentation</text:p>
          </table:table-cell>
          <table:table-cell table:formula="of:=VLOOKUP([.E163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La ration présente-t-elle un excès d’azote ?</text:p>
          </table:table-cell>
          <table:table-cell office:value-type="string" calcext:value-type="string">
            <text:p>excès d'azote dans la ration</text:p>
          </table:table-cell>
          <table:table-cell office:value-type="string" calcext:value-type="string">
            <text:p>alimentation</text:p>
          </table:table-cell>
          <table:table-cell table:formula="of:=VLOOKUP([.E164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La ration présent-t-elle un déficit en énergie ?</text:p>
          </table:table-cell>
          <table:table-cell office:value-type="string" calcext:value-type="string">
            <text:p>déficit en énergie dans la ration</text:p>
          </table:table-cell>
          <table:table-cell office:value-type="string" calcext:value-type="string">
            <text:p>alimentation</text:p>
          </table:table-cell>
          <table:table-cell table:formula="of:=VLOOKUP([.E164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Respectez-vous le protocole d’entretien régulier de la machine à traire ? (contrôle, suivi des recommandations, manchons, valves,…)</text:p>
          </table:table-cell>
          <table:table-cell office:value-type="string" calcext:value-type="string">
            <text:p>manque d'entretien régulier de la machine à traire</text:p>
          </table:table-cell>
          <table:table-cell office:value-type="string" calcext:value-type="string">
            <text:p>conduite</text:p>
          </table:table-cell>
          <table:table-cell table:formula="of:=VLOOKUP([.E164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Changez-vous les manchons autant que nécessaire ?</text:p>
          </table:table-cell>
          <table:table-cell office:value-type="string" calcext:value-type="string">
            <text:p>manchons changés trop peu souvent</text:p>
          </table:table-cell>
          <table:table-cell office:value-type="string" calcext:value-type="string">
            <text:p>conduite</text:p>
          </table:table-cell>
          <table:table-cell table:formula="of:=VLOOKUP([.E164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L'ambiance de traite est-elle calme et sereine ?</text:p>
          </table:table-cell>
          <table:table-cell office:value-type="string" calcext:value-type="string">
            <text:p>ambiance de traite bruyante ou stressante</text:p>
          </table:table-cell>
          <table:table-cell office:value-type="string" calcext:value-type="string">
            <text:p>conduite</text:p>
          </table:table-cell>
          <table:table-cell table:formula="of:=VLOOKUP([.E164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Appliquez-vous un protocole de nettoyage et de soins particuliers en cas de blessures des mains du trayeur avant la traite ? (couverture des plaies/port de gants/…)</text:p>
          </table:table-cell>
          <table:table-cell office:value-type="string" calcext:value-type="string">
            <text:p>pas de protocole de nettoyage ou de soin si blessure des mains du trayeur avant la traite</text:p>
          </table:table-cell>
          <table:table-cell office:value-type="string" calcext:value-type="string">
            <text:p>hygiène</text:p>
          </table:table-cell>
          <table:table-cell table:formula="of:=VLOOKUP([.E1645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Assurez-vous un bon protocole de préparation des trayons avant la traite? (lavage + désinfection avec un produit utilisable en AB + essuyage)</text:p>
          </table:table-cell>
          <table:table-cell office:value-type="string" calcext:value-type="string">
            <text:p>protocole de préparation des trayons insuffisant avant la traite</text:p>
          </table:table-cell>
          <table:table-cell office:value-type="string" calcext:value-type="string">
            <text:p>hygiène</text:p>
          </table:table-cell>
          <table:table-cell table:formula="of:=VLOOKUP([.E1646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vez-vous un protocole de nettoyage des mamelles à sec (ex laine de bois) permettant le respect de la flore lactique naturelle protectrice ?</text:p>
          </table:table-cell>
          <table:table-cell office:value-type="string" calcext:value-type="string">
            <text:p>pas de protocole de nettoyage à sec des mamelles</text:p>
          </table:table-cell>
          <table:table-cell office:value-type="string" calcext:value-type="string">
            <text:p>hygiène</text:p>
          </table:table-cell>
          <table:table-cell table:formula="of:=VLOOKUP([.E1647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tes-vous vigilants sur la rupture du vide d’air au moment de la pose de griffe ?</text:p>
          </table:table-cell>
          <table:table-cell office:value-type="string" calcext:value-type="string">
            <text:p>au moment de la pose de la griffe, moindre vigilance accordée à la rupture du vide d'air</text:p>
          </table:table-cell>
          <table:table-cell office:value-type="string" calcext:value-type="string">
            <text:p>conduite</text:p>
          </table:table-cell>
          <table:table-cell table:formula="of:=VLOOKUP([.E164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En fin de traite, réalisez-vous de l'égouttage, des massages, de la sur-traite?</text:p>
          </table:table-cell>
          <table:table-cell office:value-type="string" calcext:value-type="string">
            <text:p>égouttage ou massage ou sur-traite en fin de traite</text:p>
          </table:table-cell>
          <table:table-cell office:value-type="string" calcext:value-type="string">
            <text:p>conduite</text:p>
          </table:table-cell>
          <table:table-cell table:formula="of:=VLOOKUP([.E164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Pratiquez-vous une désinfection des manchons après la traite des vaches mammiteuses ou cellulaires</text:p>
          </table:table-cell>
          <table:table-cell office:value-type="string" calcext:value-type="string">
            <text:p>pas de désinfection des manchons après la traite de vaches mammiteuses ou cellulaires</text:p>
          </table:table-cell>
          <table:table-cell office:value-type="string" calcext:value-type="string">
            <text:p>hygiène</text:p>
          </table:table-cell>
          <table:table-cell table:formula="of:=VLOOKUP([.E1650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Possédez-vous une machine à traire bien réglée? (réglage de l'installation et/ou réglage de la dépose automatique)</text:p>
          </table:table-cell>
          <table:table-cell office:value-type="string" calcext:value-type="string">
            <text:p>machine à traire mal réglée</text:p>
          </table:table-cell>
          <table:table-cell office:value-type="string" calcext:value-type="string">
            <text:p>conduite</text:p>
          </table:table-cell>
          <table:table-cell table:formula="of:=VLOOKUP([.E165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Réalisez-vous une désinfection des trayons après la traite? Si oui, est-elle réalisée de manière correcte?</text:p>
          </table:table-cell>
          <table:table-cell office:value-type="string" calcext:value-type="string">
            <text:p>pas de bonne désinfection des trayons après la traite</text:p>
          </table:table-cell>
          <table:table-cell office:value-type="string" calcext:value-type="string">
            <text:p>hygiène</text:p>
          </table:table-cell>
          <table:table-cell table:formula="of:=VLOOKUP([.E1652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Avez-vous un protocole évitant la destruction de la flore lactique naturelle protectrice ?</text:p>
          </table:table-cell>
          <table:table-cell office:value-type="string" calcext:value-type="string">
            <text:p>pas d'attention accordée à la flore lactique protectrice lors du protocole de désinfection</text:p>
          </table:table-cell>
          <table:table-cell office:value-type="string" calcext:value-type="string">
            <text:p>hygiène</text:p>
          </table:table-cell>
          <table:table-cell table:formula="of:=VLOOKUP([.E1653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Appliquer vous un protocole de désinfection des griffes après la traite de chaque vache?</text:p>
          </table:table-cell>
          <table:table-cell office:value-type="string" calcext:value-type="string">
            <text:p>pas de protocole de désinfection des griffes après la traite de chaque vache</text:p>
          </table:table-cell>
          <table:table-cell office:value-type="string" calcext:value-type="string">
            <text:p>hygiène</text:p>
          </table:table-cell>
          <table:table-cell table:formula="of:=VLOOKUP([.E1654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Appliquer vous un protocole de nettoyage de l'équipement de traite en fin de traite?</text:p>
          </table:table-cell>
          <table:table-cell office:value-type="string" calcext:value-type="string">
            <text:p>pas de protocole de nettoyage de l'équipement de traite en fin de traite</text:p>
          </table:table-cell>
          <table:table-cell office:value-type="string" calcext:value-type="string">
            <text:p>hygiène</text:p>
          </table:table-cell>
          <table:table-cell table:formula="of:=VLOOKUP([.E1655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étenez-vous plus de 50 % de vaches à risque ? (lésions à l'extrémité des trayons, index CEL négatif, mammites à répétition)</text:p>
          </table:table-cell>
          <table:table-cell office:value-type="string" calcext:value-type="string">
            <text:p>plus de 50% de vaches à risque</text:p>
          </table:table-cell>
          <table:table-cell office:value-type="string" calcext:value-type="string">
            <text:p>santé</text:p>
          </table:table-cell>
          <table:table-cell table:formula="of:=VLOOKUP([.E1656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vez-vous une stratégie de réformes des vaches infectées de manière chronique, incurables ?</text:p>
          </table:table-cell>
          <table:table-cell office:value-type="string" calcext:value-type="string">
            <text:p>pas de stratégie de réforme des vaches infectées de manière chronique</text:p>
          </table:table-cell>
          <table:table-cell office:value-type="string" calcext:value-type="string">
            <text:p>conduite</text:p>
          </table:table-cell>
          <table:table-cell table:formula="of:=VLOOKUP([.E165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Respectez-vous le protocole d’entretien régulier de la machine à traire ? (contrôle, suivi des recommandations, manchons, valves,…)</text:p>
          </table:table-cell>
          <table:table-cell office:value-type="string" calcext:value-type="string">
            <text:p>mauvais respect du protocole d'entretien régulier de la machine à traire</text:p>
          </table:table-cell>
          <table:table-cell office:value-type="string" calcext:value-type="string">
            <text:p>conduite</text:p>
          </table:table-cell>
          <table:table-cell table:formula="of:=VLOOKUP([.E165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Changez-vous les manchons autant que nécessaire ?</text:p>
          </table:table-cell>
          <table:table-cell office:value-type="string" calcext:value-type="string">
            <text:p>manchons changés trop peu souvent</text:p>
          </table:table-cell>
          <table:table-cell office:value-type="string" calcext:value-type="string">
            <text:p>conduite</text:p>
          </table:table-cell>
          <table:table-cell table:formula="of:=VLOOKUP([.E165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'ambiance de traite est-elle calme et sereine ?</text:p>
          </table:table-cell>
          <table:table-cell office:value-type="string" calcext:value-type="string">
            <text:p>ambiance bruyante ou stressante</text:p>
          </table:table-cell>
          <table:table-cell office:value-type="string" calcext:value-type="string">
            <text:p>conduite</text:p>
          </table:table-cell>
          <table:table-cell table:formula="of:=VLOOKUP([.E166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ppliquez-vous un protocole de nettoyage et de soins particuliers en cas de blessures des mains du trayeur avant la traite ? (couverture des plaies/port de gants/…)</text:p>
          </table:table-cell>
          <table:table-cell office:value-type="string" calcext:value-type="string">
            <text:p>pas de protocole de nettoyage ou de soin si blessure des mains du trayeur avant la traite</text:p>
          </table:table-cell>
          <table:table-cell office:value-type="string" calcext:value-type="string">
            <text:p>hygiène</text:p>
          </table:table-cell>
          <table:table-cell table:formula="of:=VLOOKUP([.E1661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ssurez-vous un bon protocole de préparation des trayons avant la traite ? (lavage + essuyage des trayons avant traite)</text:p>
          </table:table-cell>
          <table:table-cell office:value-type="string" calcext:value-type="string">
            <text:p>protocole de préparation des trayons insuffisant avant la traite</text:p>
          </table:table-cell>
          <table:table-cell office:value-type="string" calcext:value-type="string">
            <text:p>hygiène</text:p>
          </table:table-cell>
          <table:table-cell table:formula="of:=VLOOKUP([.E1662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n fin de traite, réalisez-vous de l'égouttage, des massages, de la sur-traite ?</text:p>
          </table:table-cell>
          <table:table-cell office:value-type="string" calcext:value-type="string">
            <text:p>égouttage ou massage ou sur-traite en fin de traite</text:p>
          </table:table-cell>
          <table:table-cell office:value-type="string" calcext:value-type="string">
            <text:p>conduite</text:p>
          </table:table-cell>
          <table:table-cell table:formula="of:=VLOOKUP([.E166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Possédez-vous une machine à traire bien réglée? (réglage de l'installation et/ou réglage de la dépose automatique)</text:p>
          </table:table-cell>
          <table:table-cell office:value-type="string" calcext:value-type="string">
            <text:p>machine à traire mal réglée</text:p>
          </table:table-cell>
          <table:table-cell office:value-type="string" calcext:value-type="string">
            <text:p>conduite</text:p>
          </table:table-cell>
          <table:table-cell table:formula="of:=VLOOKUP([.E166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Pratiquez-vous une désinfection des manchons après les vaches mammiteuses ou cellulaires ?</text:p>
          </table:table-cell>
          <table:table-cell office:value-type="string" calcext:value-type="string">
            <text:p>pas de désinfection des manchons après la traite de vaches mammiteuses ou cellulaires</text:p>
          </table:table-cell>
          <table:table-cell office:value-type="string" calcext:value-type="string">
            <text:p>hygiène</text:p>
          </table:table-cell>
          <table:table-cell table:formula="of:=VLOOKUP([.E1665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Réalisez-vous une désinfection des trayons après la traite? Si oui, est-elle réalisée de manière correcte?</text:p>
          </table:table-cell>
          <table:table-cell office:value-type="string" calcext:value-type="string">
            <text:p>pas de bonne désinfection des trayons après la traite</text:p>
          </table:table-cell>
          <table:table-cell office:value-type="string" calcext:value-type="string">
            <text:p>hygiène</text:p>
          </table:table-cell>
          <table:table-cell table:formula="of:=VLOOKUP([.E1666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vez-vous un protocole évitant la destruction de la flore lactique naturelle protectrice ?</text:p>
          </table:table-cell>
          <table:table-cell office:value-type="string" calcext:value-type="string">
            <text:p>pas d'attention accordée à la flore lactique protectrice lors du protocole de désinfection</text:p>
          </table:table-cell>
          <table:table-cell office:value-type="string" calcext:value-type="string">
            <text:p>hygiène</text:p>
          </table:table-cell>
          <table:table-cell table:formula="of:=VLOOKUP([.E1667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ppliquer-vous un protocole de désinfection des griffes après la traite de chaque vache?</text:p>
          </table:table-cell>
          <table:table-cell office:value-type="string" calcext:value-type="string">
            <text:p>pas de protocole de désinfection des griffes après la traite de chaque vache</text:p>
          </table:table-cell>
          <table:table-cell office:value-type="string" calcext:value-type="string">
            <text:p>hygiène</text:p>
          </table:table-cell>
          <table:table-cell table:formula="of:=VLOOKUP([.E1668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Appliquer-vous un protocole de nettoyage de l'équipement de traite en fin de traite?</text:p>
          </table:table-cell>
          <table:table-cell office:value-type="string" calcext:value-type="string">
            <text:p>pas de protocole de nettoyage de l'équipement de traite en fin de traite</text:p>
          </table:table-cell>
          <table:table-cell office:value-type="string" calcext:value-type="string">
            <text:p>hygiène</text:p>
          </table:table-cell>
          <table:table-cell table:formula="of:=VLOOKUP([.E1669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La dimension du logement et la densité des animaux (m²/animal) permettent-elles à toutes les vaches de se coucher sur l'aire de couchage?</text:p>
          </table:table-cell>
          <table:table-cell office:value-type="string" calcext:value-type="string">
            <text:p>dimension et densité des animaux insuffisantes sur l'aire de couchage</text:p>
          </table:table-cell>
          <table:table-cell office:value-type="string" calcext:value-type="string">
            <text:p>logement</text:p>
          </table:table-cell>
          <table:table-cell table:formula="of:=VLOOKUP([.E167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 calcext:value-type="string">
            <text:p>hygiène du bâtiment non satisfaisante</text:p>
          </table:table-cell>
          <table:table-cell office:value-type="string" calcext:value-type="string">
            <text:p>logement</text:p>
          </table:table-cell>
          <table:table-cell table:formula="of:=VLOOKUP([.E167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La ventilation du bâtiment est-elle correcte?</text:p>
          </table:table-cell>
          <table:table-cell office:value-type="string" calcext:value-type="string">
            <text:p>ventilation du bâtiment insuffisante</text:p>
          </table:table-cell>
          <table:table-cell office:value-type="string" calcext:value-type="string">
            <text:p>logement</text:p>
          </table:table-cell>
          <table:table-cell table:formula="of:=VLOOKUP([.E1672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Observez-vous des zones de surdensité d'animaux couchés au même endroit (autour du point d'eau ou sous les arbres...) ?</text:p>
          </table:table-cell>
          <table:table-cell office:value-type="string" calcext:value-type="string">
            <text:p>zones de surdensité d'animaux couchés au même endroit</text:p>
          </table:table-cell>
          <table:table-cell office:value-type="string" calcext:value-type="string">
            <text:p>logement</text:p>
          </table:table-cell>
          <table:table-cell table:formula="of:=VLOOKUP([.E167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Entretenez-vous correctement les box de vêlage et d'isolement?</text:p>
          </table:table-cell>
          <table:table-cell office:value-type="string" calcext:value-type="string">
            <text:p>box de vêlage et d'isolement peu entretenus</text:p>
          </table:table-cell>
          <table:table-cell office:value-type="string" calcext:value-type="string">
            <text:p>logement</text:p>
          </table:table-cell>
          <table:table-cell table:formula="of:=VLOOKUP([.E167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Possédez-vous un protocole afin d'éviter que les vaches ne se couchent durant la demi-heure suivant la traite pour permettre la fermeture des sphincters de trayon ?</text:p>
          </table:table-cell>
          <table:table-cell office:value-type="string" calcext:value-type="string">
            <text:p>pas de protocole évitant aux vaches de se coucher dans la demi-heure suivant la traite</text:p>
          </table:table-cell>
          <table:table-cell office:value-type="string" calcext:value-type="string">
            <text:p>conduite</text:p>
          </table:table-cell>
          <table:table-cell table:formula="of:=VLOOKUP([.E167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La qualité des sols des aires de circulation est-il correct (non glissant, non blessant)?</text:p>
          </table:table-cell>
          <table:table-cell office:value-type="string" calcext:value-type="string">
            <text:p>sols des aires de circulation glissants ou blessants</text:p>
          </table:table-cell>
          <table:table-cell office:value-type="string" calcext:value-type="string">
            <text:p>logement</text:p>
          </table:table-cell>
          <table:table-cell table:formula="of:=VLOOKUP([.E167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Réalisez-vous une séparation les vaches taries du troupeau dès la dernière traite pour les gérer correctement ?</text:p>
          </table:table-cell>
          <table:table-cell office:value-type="string" calcext:value-type="string">
            <text:p>pas de séparation des vaches dès la dernière traite</text:p>
          </table:table-cell>
          <table:table-cell office:value-type="string" calcext:value-type="string">
            <text:p>conduite</text:p>
          </table:table-cell>
          <table:table-cell table:formula="of:=VLOOKUP([.E167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Réduisez-vous graduellement l'apport d'aliments riches en énergie à la fin de la lactation?</text:p>
          </table:table-cell>
          <table:table-cell office:value-type="string" calcext:value-type="string">
            <text:p>pas de réduction graduelle des aliments riches en énergie à la fin de la lactation</text:p>
          </table:table-cell>
          <table:table-cell office:value-type="string" calcext:value-type="string">
            <text:p>alimentation</text:p>
          </table:table-cell>
          <table:table-cell table:formula="of:=VLOOKUP([.E167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Utilisez-vous des obturateurs de sphincters pour éviter de nouvelles contaminations lors du tarissement ?</text:p>
          </table:table-cell>
          <table:table-cell office:value-type="string" calcext:value-type="string">
            <text:p>pas d'utilisation d'obturateurs de sphincters</text:p>
          </table:table-cell>
          <table:table-cell office:value-type="string" calcext:value-type="string">
            <text:p>santé</text:p>
          </table:table-cell>
          <table:table-cell table:formula="of:=VLOOKUP([.E1679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L’espace dédié aux taries est-il aussi important que celui dédié aux VL ?</text:p>
          </table:table-cell>
          <table:table-cell office:value-type="string" calcext:value-type="string">
            <text:p>espace dédié aux taries insuffisant</text:p>
          </table:table-cell>
          <table:table-cell office:value-type="string" calcext:value-type="string">
            <text:p>logement</text:p>
          </table:table-cell>
          <table:table-cell table:formula="of:=VLOOKUP([.E168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L’hygiène générale du bâtiment des taries est-il aussi bon que celui des VL ? (densité, paillage, nature du paillage), Réalisez-vous une désinfection du bâtiment si besoin?</text:p>
          </table:table-cell>
          <table:table-cell office:value-type="string" calcext:value-type="string">
            <text:p>hygiène du bâtiment des taries insuffisant</text:p>
          </table:table-cell>
          <table:table-cell office:value-type="string" calcext:value-type="string">
            <text:p>logement</text:p>
          </table:table-cell>
          <table:table-cell table:formula="of:=VLOOKUP([.E168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La ventilation du bâtiment est-elle correcte?</text:p>
          </table:table-cell>
          <table:table-cell office:value-type="string" calcext:value-type="string">
            <text:p>ventilation insuffisante</text:p>
          </table:table-cell>
          <table:table-cell office:value-type="string" calcext:value-type="string">
            <text:p>logement</text:p>
          </table:table-cell>
          <table:table-cell table:formula="of:=VLOOKUP([.E1682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Observez-vous des zones de surdensité d'animaux couchés au même endroit (autour du point d'eau ou sous les arbres...) ?</text:p>
          </table:table-cell>
          <table:table-cell office:value-type="string" calcext:value-type="string">
            <text:p>zones de surdensité d'animaux couchés au même endroit</text:p>
          </table:table-cell>
          <table:table-cell office:value-type="string" calcext:value-type="string">
            <text:p>logement</text:p>
          </table:table-cell>
          <table:table-cell table:formula="of:=VLOOKUP([.E168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Les box de vêlage et d'isolement sont-ils proches de l'aire paillée?</text:p>
          </table:table-cell>
          <table:table-cell office:value-type="string" calcext:value-type="string">
            <text:p>box de vêlage et d'isolement loin de l'aire paillée</text:p>
          </table:table-cell>
          <table:table-cell office:value-type="string" calcext:value-type="string">
            <text:p>logement</text:p>
          </table:table-cell>
          <table:table-cell table:formula="of:=VLOOKUP([.E168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Respectez-vous une propreté élevée dans le box de vêlage et d'isolement?</text:p>
          </table:table-cell>
          <table:table-cell office:value-type="string" calcext:value-type="string">
            <text:p>propreté non suffisante dans le box de vêlage et d'isolement</text:p>
          </table:table-cell>
          <table:table-cell office:value-type="string" calcext:value-type="string">
            <text:p>hygiène</text:p>
          </table:table-cell>
          <table:table-cell table:formula="of:=VLOOKUP([.E1685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Assurez-vous une supplémentation adéquate en minéraux et vitamines pendant la période sèche?</text:p>
          </table:table-cell>
          <table:table-cell office:value-type="string" calcext:value-type="string">
            <text:p>supplémentation insuffisante en minéraux et vitamines pendant la période sèche</text:p>
          </table:table-cell>
          <table:table-cell office:value-type="string" calcext:value-type="string">
            <text:p>alimentation</text:p>
          </table:table-cell>
          <table:table-cell table:formula="of:=VLOOKUP([.E168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Repérez-vous les animaux en fin de gestation ayant des pertes de lait ?</text:p>
          </table:table-cell>
          <table:table-cell office:value-type="string" calcext:value-type="string">
            <text:p>manque de vigilance sur les animaux ayant des pertes de lait en fin de gestation</text:p>
          </table:table-cell>
          <table:table-cell office:value-type="string" calcext:value-type="string">
            <text:p>conduite</text:p>
          </table:table-cell>
          <table:table-cell table:formula="of:=VLOOKUP([.E168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Attachez-vous de l’importance à la sélection des animaux sur le critère qualité des sphincters ?</text:p>
          </table:table-cell>
          <table:table-cell office:value-type="string" calcext:value-type="string">
            <text:p>pas de sélection des animaux sur le critère qualité des sphincters</text:p>
          </table:table-cell>
          <table:table-cell office:value-type="string" calcext:value-type="string">
            <text:p>génétique</text:p>
          </table:table-cell>
          <table:table-cell table:formula="of:=VLOOKUP([.E1688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Êtes-vous vigilants sur la complémentation en oligoéléments sur la fin de gestation ?</text:p>
          </table:table-cell>
          <table:table-cell office:value-type="string" calcext:value-type="string">
            <text:p>manque de vigilance sur la complémentation en oligoéléments sur la fin de gestation</text:p>
          </table:table-cell>
          <table:table-cell office:value-type="string" calcext:value-type="string">
            <text:p>alimentation</text:p>
          </table:table-cell>
          <table:table-cell table:formula="of:=VLOOKUP([.E168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Détenez-vous plus de 50 % de vaches à risque (lésions à l'extrémité des trayons, index CEL négatif, faisant des mammites souvent)</text:p>
          </table:table-cell>
          <table:table-cell office:value-type="string" calcext:value-type="string">
            <text:p>plus de 50% de vaches à risque</text:p>
          </table:table-cell>
          <table:table-cell office:value-type="string" calcext:value-type="string">
            <text:p>santé</text:p>
          </table:table-cell>
          <table:table-cell table:formula="of:=VLOOKUP([.E1690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Etes-vous vigilant au sujet de l’âge moyen du troupeau ?</text:p>
          </table:table-cell>
          <table:table-cell office:value-type="string" calcext:value-type="string">
            <text:p>manque de vigilance sur l'âge moyen du troupeau</text:p>
          </table:table-cell>
          <table:table-cell office:value-type="string" calcext:value-type="string">
            <text:p>conduite</text:p>
          </table:table-cell>
          <table:table-cell table:formula="of:=VLOOKUP([.E169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Possédez-vous un protocole pour éviter que les génisses se tètent entre elles?</text:p>
          </table:table-cell>
          <table:table-cell office:value-type="string" calcext:value-type="string">
            <text:p>absence de protocole pour éviter que les génisses se tètent entre elles</text:p>
          </table:table-cell>
          <table:table-cell office:value-type="string" calcext:value-type="string">
            <text:p>conduite</text:p>
          </table:table-cell>
          <table:table-cell table:formula="of:=VLOOKUP([.E169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L’espace dédié aux génisses pleines est-il aussi important que celui dédié aux laitières ?</text:p>
          </table:table-cell>
          <table:table-cell office:value-type="string" calcext:value-type="string">
            <text:p>espace pour génisses pleines insuffisant</text:p>
          </table:table-cell>
          <table:table-cell office:value-type="string" calcext:value-type="string">
            <text:p>logement</text:p>
          </table:table-cell>
          <table:table-cell table:formula="of:=VLOOKUP([.E169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L’hygiène générale du bâtiment est-il aussi bon que celui des laitières ? (densité, paillage, nature du paillage), Réalisez-vous une désinfection du bâtiment si besoin?</text:p>
          </table:table-cell>
          <table:table-cell office:value-type="string" calcext:value-type="string">
            <text:p>hygiène insuffisante du bâtiment des génisses pleines</text:p>
          </table:table-cell>
          <table:table-cell office:value-type="string" calcext:value-type="string">
            <text:p>logement</text:p>
          </table:table-cell>
          <table:table-cell table:formula="of:=VLOOKUP([.E169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La ventilation du bâtiment est-elle correcte?</text:p>
          </table:table-cell>
          <table:table-cell office:value-type="string" calcext:value-type="string">
            <text:p>ventilation du bâtiment insuffisante</text:p>
          </table:table-cell>
          <table:table-cell office:value-type="string" calcext:value-type="string">
            <text:p>logement</text:p>
          </table:table-cell>
          <table:table-cell table:formula="of:=VLOOKUP([.E169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Observez-vous des zones de surdensité d'animaux couchés au même endroit (autour du point d'eau ou sous les arbres...) ?</text:p>
          </table:table-cell>
          <table:table-cell office:value-type="string" calcext:value-type="string">
            <text:p>zones de surdensité d'animaux couchés au même endroit</text:p>
          </table:table-cell>
          <table:table-cell office:value-type="string" calcext:value-type="string">
            <text:p>logement</text:p>
          </table:table-cell>
          <table:table-cell table:formula="of:=VLOOKUP([.E169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Les box de vêlage et d'isolement sont-ils proche de l'aire paillée?</text:p>
          </table:table-cell>
          <table:table-cell office:value-type="string" calcext:value-type="string">
            <text:p>box de vêlage et d'isolement loin de l'aire paillée</text:p>
          </table:table-cell>
          <table:table-cell office:value-type="string" calcext:value-type="string">
            <text:p>logement</text:p>
          </table:table-cell>
          <table:table-cell table:formula="of:=VLOOKUP([.E1697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Assurez-vous une supplémentation adéquate en minéraux et vitamines des génisses en fin de gestation ?</text:p>
          </table:table-cell>
          <table:table-cell office:value-type="string" calcext:value-type="string">
            <text:p>supplémentation insuffisante en minéraux et vitamines en fin de gestation</text:p>
          </table:table-cell>
          <table:table-cell office:value-type="string" calcext:value-type="string">
            <text:p>alimentation</text:p>
          </table:table-cell>
          <table:table-cell table:formula="of:=VLOOKUP([.E169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Assurez-vous une transition et progression alimentaire adaptées sur la fin de gestation/début de lactation des primipares ?</text:p>
          </table:table-cell>
          <table:table-cell office:value-type="string" calcext:value-type="string">
            <text:p>pas ou peu de transition alimentaire sur la fin de gestation/début de lactation des primipares</text:p>
          </table:table-cell>
          <table:table-cell office:value-type="string" calcext:value-type="string">
            <text:p>alimentation</text:p>
          </table:table-cell>
          <table:table-cell table:formula="of:=VLOOKUP([.E169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Les primipares se couchent-elles correctement dans les logettes?</text:p>
          </table:table-cell>
          <table:table-cell office:value-type="string" calcext:value-type="string">
            <text:p>les primipares ne se couchent pas correctement dans les logettes</text:p>
          </table:table-cell>
          <table:table-cell office:value-type="string" calcext:value-type="string">
            <text:p>logement</text:p>
          </table:table-cell>
          <table:table-cell table:formula="of:=VLOOKUP([.E170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Les primipares sont-elles battues par les vaches pour les accès à l’auge et à l’eau ?</text:p>
          </table:table-cell>
          <table:table-cell office:value-type="string" calcext:value-type="string">
            <text:p>primipares battues par les vaches pour les accès à l'eau et à l'auge</text:p>
          </table:table-cell>
          <table:table-cell office:value-type="string" calcext:value-type="string">
            <text:p>logement</text:p>
          </table:table-cell>
          <table:table-cell table:formula="of:=VLOOKUP([.E170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Voir tous les volets décrits dans CCS tank élevés et prévalence élevée</text:p>
          </table:table-cell>
          <table:table-cell office:value-type="string" calcext:value-type="string">
            <text:p>(voir taux cellulaire élevé et/ou prévalence mammites)</text:p>
          </table:table-cell>
          <table:table-cell office:value-type="string" calcext:value-type="string">
            <text:p>divers</text:p>
          </table:table-cell>
          <table:table-cell table:formula="of:=VLOOKUP([.E1702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En cas de doute faites-vous réalisez une bactériologie individuelle pour rechercher des vaches excrétrices?</text:p>
          </table:table-cell>
          <table:table-cell office:value-type="string" calcext:value-type="string">
            <text:p>pas de bactériologie individuelle en cas de doute</text:p>
          </table:table-cell>
          <table:table-cell office:value-type="string" calcext:value-type="string">
            <text:p>santé</text:p>
          </table:table-cell>
          <table:table-cell table:formula="of:=VLOOKUP([.E1703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Réalisez-vous un nettoyage avant et une désinfection après la traite? Si oui, ces pratiques sont-elles correctement réalisées?</text:p>
          </table:table-cell>
          <table:table-cell office:value-type="string" calcext:value-type="string">
            <text:p>absence de nettoyage correcte avant ou de désinfection correcte après la traite</text:p>
          </table:table-cell>
          <table:table-cell office:value-type="string" calcext:value-type="string">
            <text:p>hygiène</text:p>
          </table:table-cell>
          <table:table-cell table:formula="of:=VLOOKUP([.E1704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Possédez-vous une installation de traite bien conçue? (pente du lactoduc incorrecte ou diamètre de lactoduc avec engorgements possibles)</text:p>
          </table:table-cell>
          <table:table-cell office:value-type="string" calcext:value-type="string">
            <text:p>installation de traite mal conçue</text:p>
          </table:table-cell>
          <table:table-cell office:value-type="string" calcext:value-type="string">
            <text:p>conduite</text:p>
          </table:table-cell>
          <table:table-cell table:formula="of:=VLOOKUP([.E170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Possédez-vous un protocole adapté pour pallier un défaut d'entretien, de nettoyage du matériel de traite et de l'installation?</text:p>
          </table:table-cell>
          <table:table-cell office:value-type="string" calcext:value-type="string">
            <text:p>absence de protocole pour pallier un défaut d'entretien ou de nettoyage de matériel de traite</text:p>
          </table:table-cell>
          <table:table-cell office:value-type="string" calcext:value-type="string">
            <text:p>conduite</text:p>
          </table:table-cell>
          <table:table-cell table:formula="of:=VLOOKUP([.E170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 calcext:value-type="string">
            <text:p>hygiène général du bâtiment insuffisant</text:p>
          </table:table-cell>
          <table:table-cell office:value-type="string" calcext:value-type="string">
            <text:p>logement</text:p>
          </table:table-cell>
          <table:table-cell table:formula="of:=VLOOKUP([.E1707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Réalisez-vous un tri des aliments potentiellement contaminés ou des parties altérées (ensilage)?</text:p>
          </table:table-cell>
          <table:table-cell office:value-type="string" calcext:value-type="string">
            <text:p>pas de tri des aliments potentiellement contaminés</text:p>
          </table:table-cell>
          <table:table-cell office:value-type="string" calcext:value-type="string">
            <text:p>alimentation</text:p>
          </table:table-cell>
          <table:table-cell table:formula="of:=VLOOKUP([.E170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Réalisez-vous un nettoyage régulier des abreuvoirs et des auges?</text:p>
          </table:table-cell>
          <table:table-cell office:value-type="string" calcext:value-type="string">
            <text:p>manque de nettoyage régulier des abreuvoirs et auges</text:p>
          </table:table-cell>
          <table:table-cell office:value-type="string" calcext:value-type="string">
            <text:p>conduite</text:p>
          </table:table-cell>
          <table:table-cell table:formula="of:=VLOOKUP([.E170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 calcext:value-type="string">
            <text:p>hygiène général du bâtiment insuffisant</text:p>
          </table:table-cell>
          <table:table-cell office:value-type="string" calcext:value-type="string">
            <text:p>logement</text:p>
          </table:table-cell>
          <table:table-cell table:formula="of:=VLOOKUP([.E171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En cas de doute faites-vous réalisez une bactériologie individuelle pour rechercher des vaches excrétrices?</text:p>
          </table:table-cell>
          <table:table-cell office:value-type="string" calcext:value-type="string">
            <text:p>pas de bactériologie individuelle en cas de doute</text:p>
          </table:table-cell>
          <table:table-cell office:value-type="string" calcext:value-type="string">
            <text:p>santé</text:p>
          </table:table-cell>
          <table:table-cell table:formula="of:=VLOOKUP([.E1711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Réalisez-vous un nettoyage avant et une désinfection après la traite? Si oui, ces pratiques sont-elles correctement réalisées?</text:p>
          </table:table-cell>
          <table:table-cell office:value-type="string" calcext:value-type="string">
            <text:p>absence de nettoyage correcte avant ou de désinfection correcte après la traite</text:p>
          </table:table-cell>
          <table:table-cell office:value-type="string" calcext:value-type="string">
            <text:p>hygiène</text:p>
          </table:table-cell>
          <table:table-cell table:formula="of:=VLOOKUP([.E1712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Possédez-vous une installation de traite bien conçue? (pente du lactoduc incorrecte ou diamètre de lactoduc avec engorgements possibles)</text:p>
          </table:table-cell>
          <table:table-cell office:value-type="string" calcext:value-type="string">
            <text:p>installation de traite mal conçue</text:p>
          </table:table-cell>
          <table:table-cell office:value-type="string" calcext:value-type="string">
            <text:p>conduite</text:p>
          </table:table-cell>
          <table:table-cell table:formula="of:=VLOOKUP([.E171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Possédez-vous un protocole adapté pour pallier un défaut d'entretien, de nettoyage du matériel de traite et de l'installation?</text:p>
          </table:table-cell>
          <table:table-cell office:value-type="string" calcext:value-type="string">
            <text:p>absence de protocole pour pallier un défaut d'entretien ou de nettoyage de matériel de traite</text:p>
          </table:table-cell>
          <table:table-cell office:value-type="string" calcext:value-type="string">
            <text:p>conduite</text:p>
          </table:table-cell>
          <table:table-cell table:formula="of:=VLOOKUP([.E171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Possédez-vous un protocole adapté pour pallier un défaut d'entretien, de nettoyage du matériel de traite et de l'installation?</text:p>
          </table:table-cell>
          <table:table-cell office:value-type="string" calcext:value-type="string">
            <text:p>absence de protocole pour pallier un défaut d'entretien ou de nettoyage de matériel de traite</text:p>
          </table:table-cell>
          <table:table-cell office:value-type="string" calcext:value-type="string">
            <text:p>conduite</text:p>
          </table:table-cell>
          <table:table-cell table:formula="of:=VLOOKUP([.E171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 calcext:value-type="string">
            <text:p>hygiène général du bâtiment insuffisant</text:p>
          </table:table-cell>
          <table:table-cell office:value-type="string" calcext:value-type="string">
            <text:p>logement</text:p>
          </table:table-cell>
          <table:table-cell table:formula="of:=VLOOKUP([.E171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Réalisez-vous un nettoyage avant et une désinfection après la traite? Si oui, ces pratiques sont-elles correctement réalisées?</text:p>
          </table:table-cell>
          <table:table-cell office:value-type="string" calcext:value-type="string">
            <text:p>absence de nettoyage correcte avant ou de désinfection correcte après la traite</text:p>
          </table:table-cell>
          <table:table-cell office:value-type="string" calcext:value-type="string">
            <text:p>hygiène</text:p>
          </table:table-cell>
          <table:table-cell table:formula="of:=VLOOKUP([.E1717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En cas de doute faites-vous réalisez une bactériologie individuelle pour rechercher des vaches excrétrices? - mammites cliniques ou subcliniques</text:p>
          </table:table-cell>
          <table:table-cell office:value-type="string" calcext:value-type="string">
            <text:p>pas de bactériologie individuelle en cas de doute</text:p>
          </table:table-cell>
          <table:table-cell office:value-type="string" calcext:value-type="string">
            <text:p>santé</text:p>
          </table:table-cell>
          <table:table-cell table:formula="of:=VLOOKUP([.E1718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Faites-vous réalisez régulièrement un contrôle bactériologique de l'eau? (boisson/lavage/…)</text:p>
          </table:table-cell>
          <table:table-cell office:value-type="string" calcext:value-type="string">
            <text:p>absence de contrôle bactériologique de l'eau</text:p>
          </table:table-cell>
          <table:table-cell office:value-type="string" calcext:value-type="string">
            <text:p>hygiène</text:p>
          </table:table-cell>
          <table:table-cell table:formula="of:=VLOOKUP([.E1719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cf. Reproduction / vêlage difficile</text:p>
          </table:table-cell>
          <table:table-cell office:value-type="string" calcext:value-type="string">
            <text:p>(voir vêlages difficiles)</text:p>
          </table:table-cell>
          <table:table-cell office:value-type="string" calcext:value-type="string">
            <text:p>divers</text:p>
          </table:table-cell>
          <table:table-cell table:formula="of:=VLOOKUP([.E1720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Assurez-vous une bonne surveillance des vêlages et êtes-vous correctement équipé ?</text:p>
          </table:table-cell>
          <table:table-cell office:value-type="string" calcext:value-type="string">
            <text:p>surveillance insuffisante des vêlages, manque d'équipement</text:p>
          </table:table-cell>
          <table:table-cell office:value-type="string" calcext:value-type="string">
            <text:p>conduite</text:p>
          </table:table-cell>
          <table:table-cell table:formula="of:=VLOOKUP([.E172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Êtes-vous équipé d'un box de vêlage ?</text:p>
          </table:table-cell>
          <table:table-cell office:value-type="string" calcext:value-type="string">
            <text:p>absence de box de vêlage</text:p>
          </table:table-cell>
          <table:table-cell office:value-type="string" calcext:value-type="string">
            <text:p>logement</text:p>
          </table:table-cell>
          <table:table-cell table:formula="of:=VLOOKUP([.E1722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Maîtrisez-vous les techniques de réanimation à la naissance ?</text:p>
          </table:table-cell>
          <table:table-cell office:value-type="string" calcext:value-type="string">
            <text:p>techniques de réanimation à la naissance non maîtrisées</text:p>
          </table:table-cell>
          <table:table-cell office:value-type="string" calcext:value-type="string">
            <text:p>conduite</text:p>
          </table:table-cell>
          <table:table-cell table:formula="of:=VLOOKUP([.E172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Assurez-vous une surveillance biquotidienne de tous les veaux, si possible par la même personne ?</text:p>
          </table:table-cell>
          <table:table-cell office:value-type="string" calcext:value-type="string">
            <text:p>pas de surveillance biquotidienne de tous les veaux</text:p>
          </table:table-cell>
          <table:table-cell office:value-type="string" calcext:value-type="string">
            <text:p>conduite</text:p>
          </table:table-cell>
          <table:table-cell table:formula="of:=VLOOKUP([.E172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Des apports minéraux, vitamines, oligoéléments (sélénium, magnésium, …) sont-ils réalisés sur les vaches en fin de gestation ?</text:p>
          </table:table-cell>
          <table:table-cell office:value-type="string" calcext:value-type="string">
            <text:p>manque d'apports en minéraux, vitamines, oligoéléments en fin de gestation</text:p>
          </table:table-cell>
          <table:table-cell office:value-type="string" calcext:value-type="string">
            <text:p>alimentation</text:p>
          </table:table-cell>
          <table:table-cell table:formula="of:=VLOOKUP([.E172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La quantité de colostrum bue est-elle sécurisée ?</text:p>
          </table:table-cell>
          <table:table-cell office:value-type="string" calcext:value-type="string">
            <text:p>quantité de colostrum bue non sécurisée</text:p>
          </table:table-cell>
          <table:table-cell office:value-type="string" calcext:value-type="string">
            <text:p>conduite</text:p>
          </table:table-cell>
          <table:table-cell table:formula="of:=VLOOKUP([.E172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Vérifiez-vous la qualité du colostrum avant de le donner au veau ? (avec un pèse colostrum ou un réfractomètre par exemple)</text:p>
          </table:table-cell>
          <table:table-cell office:value-type="string" calcext:value-type="string">
            <text:p>pas de vérification de la qualité du colostrum avant de le donner au veau</text:p>
          </table:table-cell>
          <table:table-cell office:value-type="string" calcext:value-type="string">
            <text:p>conduite</text:p>
          </table:table-cell>
          <table:table-cell table:formula="of:=VLOOKUP([.E172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Possédez-vous une banque de colostrum de qualité congelé ?</text:p>
          </table:table-cell>
          <table:table-cell office:value-type="string" calcext:value-type="string">
            <text:p>pas de banque de colostrum de qualité</text:p>
          </table:table-cell>
          <table:table-cell office:value-type="string" calcext:value-type="string">
            <text:p>conduite</text:p>
          </table:table-cell>
          <table:table-cell table:formula="of:=VLOOKUP([.E172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Le lait distribué est-il à bonne température au moment de la buvée ou tétée ?</text:p>
          </table:table-cell>
          <table:table-cell office:value-type="string" calcext:value-type="string">
            <text:p>température du lait inadaptée lors de la buvée ou tétée</text:p>
          </table:table-cell>
          <table:table-cell office:value-type="string" calcext:value-type="string">
            <text:p>alimentation</text:p>
          </table:table-cell>
          <table:table-cell table:formula="of:=VLOOKUP([.E172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Le lait distribué est-il issue de vaches traitées aux antibiotiques ?</text:p>
          </table:table-cell>
          <table:table-cell office:value-type="string" calcext:value-type="string">
            <text:p>lait distribué issu de vaches traitées aux antibiotiques</text:p>
          </table:table-cell>
          <table:table-cell office:value-type="string" calcext:value-type="string">
            <text:p>alimentation</text:p>
          </table:table-cell>
          <table:table-cell table:formula="of:=VLOOKUP([.E173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Respectez-vous l'équilibre de la ration complémentaire des veaux ?</text:p>
          </table:table-cell>
          <table:table-cell office:value-type="string" calcext:value-type="string">
            <text:p>ration complémentaire des veaux non équilibrée</text:p>
          </table:table-cell>
          <table:table-cell office:value-type="string" calcext:value-type="string">
            <text:p>alimentation</text:p>
          </table:table-cell>
          <table:table-cell table:formula="of:=VLOOKUP([.E173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De l’eau de boisson est-elle à disposition ?</text:p>
          </table:table-cell>
          <table:table-cell office:value-type="string" calcext:value-type="string">
            <text:p>manque d'eau à disposition pour les veaux</text:p>
          </table:table-cell>
          <table:table-cell office:value-type="string" calcext:value-type="string">
            <text:p>alimentation</text:p>
          </table:table-cell>
          <table:table-cell table:formula="of:=VLOOKUP([.E173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La qualité bactériologique de l'eau d'abreuvement est-elle bonne et analysée régulièrement ? (si issue d’un prélèvement privé)</text:p>
          </table:table-cell>
          <table:table-cell office:value-type="string" calcext:value-type="string">
            <text:p>pas d'analyse régulière de la qualité de l'eau</text:p>
          </table:table-cell>
          <table:table-cell office:value-type="string" calcext:value-type="string">
            <text:p>conduite</text:p>
          </table:table-cell>
          <table:table-cell table:formula="of:=VLOOKUP([.E173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En cas d'utilisation de la sonde à colostrum et/ou de la tétine du biberon, réalisez-vous une désinfection ?</text:p>
          </table:table-cell>
          <table:table-cell office:value-type="string" calcext:value-type="string">
            <text:p>pas de désinfection de la sonde à colostrum ou de la tétine du biberon</text:p>
          </table:table-cell>
          <table:table-cell office:value-type="string" calcext:value-type="string">
            <text:p>hygiène</text:p>
          </table:table-cell>
          <table:table-cell table:formula="of:=VLOOKUP([.E1734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Réalisez-vous un lavage des seaux après chaque repas, en évitant de les empiler avant qu'ils ne soient secs?</text:p>
          </table:table-cell>
          <table:table-cell office:value-type="string" calcext:value-type="string">
            <text:p>pas de lavage des seaux après chaque repas ou mauvais séchage</text:p>
          </table:table-cell>
          <table:table-cell office:value-type="string" calcext:value-type="string">
            <text:p>hygiène</text:p>
          </table:table-cell>
          <table:table-cell table:formula="of:=VLOOKUP([.E1735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Réalisez-vous un nettoyage quotidien des tétines du DAL et leurs alentours?</text:p>
          </table:table-cell>
          <table:table-cell office:value-type="string" calcext:value-type="string">
            <text:p>pas de nettoyage des tétines du DAL et alentours</text:p>
          </table:table-cell>
          <table:table-cell office:value-type="string" calcext:value-type="string">
            <text:p>hygiène</text:p>
          </table:table-cell>
          <table:table-cell table:formula="of:=VLOOKUP([.E1736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En cas d'achat de veaux, réalisez-vous une quarantaine, sans contact avec le reste du troupeau, tant que le statut sanitaire de ces derniers n'est pas connu?</text:p>
          </table:table-cell>
          <table:table-cell office:value-type="string" calcext:value-type="string">
            <text:p>absence de quarantaine si achat de veaux</text:p>
          </table:table-cell>
          <table:table-cell office:value-type="string" calcext:value-type="string">
            <text:p>conduite</text:p>
          </table:table-cell>
          <table:table-cell table:formula="of:=VLOOKUP([.E173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En cas de veau malade, veillez-vous à son confort thermique et à son alimentation &amp; hydratation?</text:p>
          </table:table-cell>
          <table:table-cell office:value-type="string" calcext:value-type="string">
            <text:p>en cas de veau malade, confort thermique, alimentation et/ou hydratation insuffisants</text:p>
          </table:table-cell>
          <table:table-cell office:value-type="string" calcext:value-type="string">
            <text:p>conduite</text:p>
          </table:table-cell>
          <table:table-cell table:formula="of:=VLOOKUP([.E173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Réalisez-vous un traitement de façon précoce et adaptée (selon l'origine de la diarrhée)?</text:p>
          </table:table-cell>
          <table:table-cell office:value-type="string" calcext:value-type="string">
            <text:p>absence de traitement précoce et adapté</text:p>
          </table:table-cell>
          <table:table-cell office:value-type="string" calcext:value-type="string">
            <text:p>santé</text:p>
          </table:table-cell>
          <table:table-cell table:formula="of:=VLOOKUP([.E1739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Disposez-vous d'un local de vêlage curé, lavé et désinfecté entre chaque vêlage?</text:p>
          </table:table-cell>
          <table:table-cell office:value-type="string" calcext:value-type="string">
            <text:p>pas de local de vêlage, ou pas de désinfection du local entre chaque vêlage</text:p>
          </table:table-cell>
          <table:table-cell office:value-type="string" calcext:value-type="string">
            <text:p>logement</text:p>
          </table:table-cell>
          <table:table-cell table:formula="of:=VLOOKUP([.E174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En cas de maladies contagieuses disposez-vous de cases individuelles la première semaine puis de cases collectives avec une surface adaptée?</text:p>
          </table:table-cell>
          <table:table-cell office:value-type="string" calcext:value-type="string">
            <text:p>si maladies contagieuses, pas de cases individuelles la première semaine et/ou pas de cases collectives avec surface adaptée</text:p>
          </table:table-cell>
          <table:table-cell office:value-type="string" calcext:value-type="string">
            <text:p>logement</text:p>
          </table:table-cell>
          <table:table-cell table:formula="of:=VLOOKUP([.E174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Limitez-vous l'écart d'âge dans un même lot à 3 semaines-1 mois maximum ?</text:p>
          </table:table-cell>
          <table:table-cell office:value-type="string" calcext:value-type="string">
            <text:p>écart d'âge dans un même lot &gt; à 1 mois</text:p>
          </table:table-cell>
          <table:table-cell office:value-type="string" calcext:value-type="string">
            <text:p>conduite</text:p>
          </table:table-cell>
          <table:table-cell table:formula="of:=VLOOKUP([.E174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Réalisez-vous un curage et un nettoyage après chaque veau et/ou entre chaque lot de veaux ?</text:p>
          </table:table-cell>
          <table:table-cell office:value-type="string" calcext:value-type="string">
            <text:p>pas de curage/nettoyage entre chaque lot de veaux</text:p>
          </table:table-cell>
          <table:table-cell office:value-type="string" calcext:value-type="string">
            <text:p>hygiène</text:p>
          </table:table-cell>
          <table:table-cell table:formula="of:=VLOOKUP([.E1743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Effectuez-vous un vide sanitaire au moins 1 fois/an : avec curage, lavage et désinfection?</text:p>
          </table:table-cell>
          <table:table-cell office:value-type="string" calcext:value-type="string">
            <text:p>absence de vide sanitaire annuel</text:p>
          </table:table-cell>
          <table:table-cell office:value-type="string" calcext:value-type="string">
            <text:p>hygiène</text:p>
          </table:table-cell>
          <table:table-cell table:formula="of:=VLOOKUP([.E1744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Possédez-vous plutôt des matériaux "chauds" pour les parois en contact avec les veaux (planche de bois, paille, murs de brique)?</text:p>
          </table:table-cell>
          <table:table-cell office:value-type="string" calcext:value-type="string">
            <text:p>matériaux froids pour les parois en contact avec les veaux</text:p>
          </table:table-cell>
          <table:table-cell office:value-type="string" calcext:value-type="string">
            <text:p>logement</text:p>
          </table:table-cell>
          <table:table-cell table:formula="of:=VLOOKUP([.E174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Assurez-vous une bonne hygiène des box à veaux ?</text:p>
          </table:table-cell>
          <table:table-cell office:value-type="string" calcext:value-type="string">
            <text:p>hygiène insuffisante des box à veaux</text:p>
          </table:table-cell>
          <table:table-cell office:value-type="string" calcext:value-type="string">
            <text:p>hygiène</text:p>
          </table:table-cell>
          <table:table-cell table:formula="of:=VLOOKUP([.E1746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Respecter vous les protocoles de soins prescrits par votre vétérinaire lors d’un traitement ?</text:p>
          </table:table-cell>
          <table:table-cell office:value-type="string" calcext:value-type="string">
            <text:p>non respect des protocoles de soins prescrits par le vétérinaire</text:p>
          </table:table-cell>
          <table:table-cell office:value-type="string" calcext:value-type="string">
            <text:p>santé</text:p>
          </table:table-cell>
          <table:table-cell table:formula="of:=VLOOKUP([.E1747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Le bâtiment est-il bien ventilé et sain ?</text:p>
          </table:table-cell>
          <table:table-cell office:value-type="string" calcext:value-type="string">
            <text:p>bâtiment mal ventilé, ambiance pas saine</text:p>
          </table:table-cell>
          <table:table-cell office:value-type="string" calcext:value-type="string">
            <text:p>logement</text:p>
          </table:table-cell>
          <table:table-cell table:formula="of:=VLOOKUP([.E1748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Assurez-vous une surveillance biquotidienne de tous les veaux, si possible par la même personne ?</text:p>
          </table:table-cell>
          <table:table-cell office:value-type="string" calcext:value-type="string">
            <text:p>pas de surveillance biquotidienne de tous les veaux</text:p>
          </table:table-cell>
          <table:table-cell office:value-type="string" calcext:value-type="string">
            <text:p>conduite</text:p>
          </table:table-cell>
          <table:table-cell table:formula="of:=VLOOKUP([.E174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Des apports minéraux, vitamines, oligoéléments (sélénium, magnésium, …) sont-ils réalisés sur les vaches en fin de gestation ?</text:p>
          </table:table-cell>
          <table:table-cell office:value-type="string" calcext:value-type="string">
            <text:p>manque d'apports en minéraux, vitamines, oligoéléments en fin de gestation</text:p>
          </table:table-cell>
          <table:table-cell office:value-type="string" calcext:value-type="string">
            <text:p>alimentation</text:p>
          </table:table-cell>
          <table:table-cell table:formula="of:=VLOOKUP([.E175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La quantité de colostrum bue est-elle sécurisée ?</text:p>
          </table:table-cell>
          <table:table-cell office:value-type="string" calcext:value-type="string">
            <text:p>quantité de colostrum bue non sécurisée</text:p>
          </table:table-cell>
          <table:table-cell office:value-type="string" calcext:value-type="string">
            <text:p>conduite</text:p>
          </table:table-cell>
          <table:table-cell table:formula="of:=VLOOKUP([.E175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Vérifiez-vous la qualité du colostrum avant de le donner au veau ? (avec un pèse colostrum ou un réfractomètre par exemple)</text:p>
          </table:table-cell>
          <table:table-cell office:value-type="string" calcext:value-type="string">
            <text:p>pas de vérification de la qualité du colostrum avant de le donner au veau</text:p>
          </table:table-cell>
          <table:table-cell office:value-type="string" calcext:value-type="string">
            <text:p>conduite</text:p>
          </table:table-cell>
          <table:table-cell table:formula="of:=VLOOKUP([.E175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Possédez-vous une banque de colostrum de qualité congelé ?</text:p>
          </table:table-cell>
          <table:table-cell office:value-type="string" calcext:value-type="string">
            <text:p>pas de banque de colostrum de qualité</text:p>
          </table:table-cell>
          <table:table-cell office:value-type="string" calcext:value-type="string">
            <text:p>conduite</text:p>
          </table:table-cell>
          <table:table-cell table:formula="of:=VLOOKUP([.E175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Le lait distribué est-il à bonne température au moment de la buvée ou tétée ?</text:p>
          </table:table-cell>
          <table:table-cell office:value-type="string" calcext:value-type="string">
            <text:p>température du lait inadaptée lors de la buvée ou tétée</text:p>
          </table:table-cell>
          <table:table-cell office:value-type="string" calcext:value-type="string">
            <text:p>alimentation</text:p>
          </table:table-cell>
          <table:table-cell table:formula="of:=VLOOKUP([.E175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Le lait distribué est-il issue de vaches traitées aux antibiotiques ?</text:p>
          </table:table-cell>
          <table:table-cell office:value-type="string" calcext:value-type="string">
            <text:p>lait distribué issu de vaches traitées aux antibiotiques</text:p>
          </table:table-cell>
          <table:table-cell office:value-type="string" calcext:value-type="string">
            <text:p>alimentation</text:p>
          </table:table-cell>
          <table:table-cell table:formula="of:=VLOOKUP([.E175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Respectez-vous l'équilibre de la ration complémentaire des veaux ?</text:p>
          </table:table-cell>
          <table:table-cell office:value-type="string" calcext:value-type="string">
            <text:p>ration complémentaire des veaux non équilibrée</text:p>
          </table:table-cell>
          <table:table-cell office:value-type="string" calcext:value-type="string">
            <text:p>alimentation</text:p>
          </table:table-cell>
          <table:table-cell table:formula="of:=VLOOKUP([.E175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De l’eau de boisson est-elle à disposition ?</text:p>
          </table:table-cell>
          <table:table-cell office:value-type="string" calcext:value-type="string">
            <text:p>manque d'eau à disposition pour les veaux</text:p>
          </table:table-cell>
          <table:table-cell office:value-type="string" calcext:value-type="string">
            <text:p>alimentation</text:p>
          </table:table-cell>
          <table:table-cell table:formula="of:=VLOOKUP([.E175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La qualité bactériologique de l'eau d'abreuvement est-elle bonne et analysée régulièrement ? (si issue d’un prélèvement privé)</text:p>
          </table:table-cell>
          <table:table-cell office:value-type="string" calcext:value-type="string">
            <text:p>pas d'analyse régulière de la qualité de l'eau</text:p>
          </table:table-cell>
          <table:table-cell office:value-type="string" calcext:value-type="string">
            <text:p>conduite</text:p>
          </table:table-cell>
          <table:table-cell table:formula="of:=VLOOKUP([.E175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En cas d'utilisation de la sonde à colostrum et/ou de la tétine du biberon, réalisez-vous une désinfection ?</text:p>
          </table:table-cell>
          <table:table-cell office:value-type="string" calcext:value-type="string">
            <text:p>pas de désinfection de la sonde à colostrum ou de la tétine du biberon</text:p>
          </table:table-cell>
          <table:table-cell office:value-type="string" calcext:value-type="string">
            <text:p>hygiène</text:p>
          </table:table-cell>
          <table:table-cell table:formula="of:=VLOOKUP([.E1759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Réalisez-vous un lavage des seaux après chaque repas, en évitant de les empiler avant qu'ils ne soient secs?</text:p>
          </table:table-cell>
          <table:table-cell office:value-type="string" calcext:value-type="string">
            <text:p>pas de lavage des seaux après chaque repas ou mauvais séchage</text:p>
          </table:table-cell>
          <table:table-cell office:value-type="string" calcext:value-type="string">
            <text:p>hygiène</text:p>
          </table:table-cell>
          <table:table-cell table:formula="of:=VLOOKUP([.E1760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Réalisez-vous un nettoyage quotidien des tétines du DAL et leurs alentours?</text:p>
          </table:table-cell>
          <table:table-cell office:value-type="string" calcext:value-type="string">
            <text:p>pas de nettoyage des tétines du DAL et alentours</text:p>
          </table:table-cell>
          <table:table-cell office:value-type="string" calcext:value-type="string">
            <text:p>hygiène</text:p>
          </table:table-cell>
          <table:table-cell table:formula="of:=VLOOKUP([.E1761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En cas d'achat de veaux, réalisez-vous une quarantaine, sans contact avec le reste du troupeau, tant que le statut sanitaire de ces derniers n'est pas connu?</text:p>
          </table:table-cell>
          <table:table-cell office:value-type="string" calcext:value-type="string">
            <text:p>absence de quarantaine si achat de veaux</text:p>
          </table:table-cell>
          <table:table-cell office:value-type="string" calcext:value-type="string">
            <text:p>conduite</text:p>
          </table:table-cell>
          <table:table-cell table:formula="of:=VLOOKUP([.E176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En cas de veau malade, veillez-vous à son confort thermique et à son alimentation &amp; hydratation?</text:p>
          </table:table-cell>
          <table:table-cell office:value-type="string" calcext:value-type="string">
            <text:p>en cas de veau malade, confort thermique, alimentation et/ou hydratation insuffisants</text:p>
          </table:table-cell>
          <table:table-cell office:value-type="string" calcext:value-type="string">
            <text:p>conduite</text:p>
          </table:table-cell>
          <table:table-cell table:formula="of:=VLOOKUP([.E176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Réalisez-vous un traitement de façon précoce et adaptée (selon l'origine de la diarrhée)?</text:p>
          </table:table-cell>
          <table:table-cell office:value-type="string" calcext:value-type="string">
            <text:p>absence de traitement précoce et adapté</text:p>
          </table:table-cell>
          <table:table-cell office:value-type="string" calcext:value-type="string">
            <text:p>santé</text:p>
          </table:table-cell>
          <table:table-cell table:formula="of:=VLOOKUP([.E1764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Disposez-vous d'un local de vêlage curé, lavé et désinfecté entre chaque vêlage?</text:p>
          </table:table-cell>
          <table:table-cell office:value-type="string" calcext:value-type="string">
            <text:p>pas de local de vêlage, ou pas de désinfection du local entre chaque vêlage</text:p>
          </table:table-cell>
          <table:table-cell office:value-type="string" calcext:value-type="string">
            <text:p>logement</text:p>
          </table:table-cell>
          <table:table-cell table:formula="of:=VLOOKUP([.E176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En cas de maladies contagieuses disposez-vous de cases individuelles la première semaine puis de cases collectives avec une surface adaptée?</text:p>
          </table:table-cell>
          <table:table-cell office:value-type="string" calcext:value-type="string">
            <text:p>si maladies contagieuses, pas de cases individuelles la première semaine et/ou pas de cases collectives avec surface adaptée</text:p>
          </table:table-cell>
          <table:table-cell office:value-type="string" calcext:value-type="string">
            <text:p>logement</text:p>
          </table:table-cell>
          <table:table-cell table:formula="of:=VLOOKUP([.E176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Limitez-vous l'écart d'âge dans un même lot à 3 semaines-1 mois maximum ?</text:p>
          </table:table-cell>
          <table:table-cell office:value-type="string" calcext:value-type="string">
            <text:p>écart d'âge dans un même lot &gt; à 1 mois</text:p>
          </table:table-cell>
          <table:table-cell office:value-type="string" calcext:value-type="string">
            <text:p>conduite</text:p>
          </table:table-cell>
          <table:table-cell table:formula="of:=VLOOKUP([.E176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Réalisez-vous un curage et un nettoyage après chaque veau et/ou entre chaque lot de veaux ?</text:p>
          </table:table-cell>
          <table:table-cell office:value-type="string" calcext:value-type="string">
            <text:p>pas de curage/nettoyage entre chaque lot de veaux</text:p>
          </table:table-cell>
          <table:table-cell office:value-type="string" calcext:value-type="string">
            <text:p>hygiène</text:p>
          </table:table-cell>
          <table:table-cell table:formula="of:=VLOOKUP([.E1768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Effectuez-vous un vide sanitaire au moins 1 fois/an : avec curage, lavage et désinfection?</text:p>
          </table:table-cell>
          <table:table-cell office:value-type="string" calcext:value-type="string">
            <text:p>absence de vide sanitaire annuel</text:p>
          </table:table-cell>
          <table:table-cell office:value-type="string" calcext:value-type="string">
            <text:p>hygiène</text:p>
          </table:table-cell>
          <table:table-cell table:formula="of:=VLOOKUP([.E1769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Possédez-vous plutôt des matériaux "chauds" pour les parois en contact avec les veaux (planche de bois, paille, murs de brique)?</text:p>
          </table:table-cell>
          <table:table-cell office:value-type="string" calcext:value-type="string">
            <text:p>matériaux froids pour les parois en contact avec les veaux</text:p>
          </table:table-cell>
          <table:table-cell office:value-type="string" calcext:value-type="string">
            <text:p>logement</text:p>
          </table:table-cell>
          <table:table-cell table:formula="of:=VLOOKUP([.E177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Assurez-vous une bonne hygiène des box à veaux ?</text:p>
          </table:table-cell>
          <table:table-cell office:value-type="string" calcext:value-type="string">
            <text:p>hygiène insuffisante des box à veaux</text:p>
          </table:table-cell>
          <table:table-cell office:value-type="string" calcext:value-type="string">
            <text:p>hygiène</text:p>
          </table:table-cell>
          <table:table-cell table:formula="of:=VLOOKUP([.E1771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Respecter vous les protocoles de soins prescrits par votre vétérinaire lors d’un traitement ?</text:p>
          </table:table-cell>
          <table:table-cell office:value-type="string" calcext:value-type="string">
            <text:p>non respect des protocoles de soins prescrits par le vétérinaire</text:p>
          </table:table-cell>
          <table:table-cell office:value-type="string" calcext:value-type="string">
            <text:p>santé</text:p>
          </table:table-cell>
          <table:table-cell table:formula="of:=VLOOKUP([.E1772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Le bâtiment est-il bien ventilé et sain ?</text:p>
          </table:table-cell>
          <table:table-cell office:value-type="string" calcext:value-type="string">
            <text:p>bâtiment mal ventilé, ambiance pas saine</text:p>
          </table:table-cell>
          <table:table-cell office:value-type="string" calcext:value-type="string">
            <text:p>logement</text:p>
          </table:table-cell>
          <table:table-cell table:formula="of:=VLOOKUP([.E177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Réalisez-vous une désinfection du nombril avec une solution iodée le plus tôt possible après la naissance et avec des gants ?</text:p>
          </table:table-cell>
          <table:table-cell office:value-type="string" calcext:value-type="string">
            <text:p>pas de désinfection correcte du nombril</text:p>
          </table:table-cell>
          <table:table-cell office:value-type="string" calcext:value-type="string">
            <text:p>hygiène</text:p>
          </table:table-cell>
          <table:table-cell table:formula="of:=VLOOKUP([.E1774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Les apports en oligoéléments à la mère sont-ils suffisants ?</text:p>
          </table:table-cell>
          <table:table-cell office:value-type="string" calcext:value-type="string">
            <text:p>apports en oligoéléments insuffisants pour la mère</text:p>
          </table:table-cell>
          <table:table-cell office:value-type="string" calcext:value-type="string">
            <text:p>alimentation</text:p>
          </table:table-cell>
          <table:table-cell table:formula="of:=VLOOKUP([.E177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Disposez-vous d'un local de vêlage curé, lavé et désinfecté entre chaque vêlage?</text:p>
          </table:table-cell>
          <table:table-cell office:value-type="string" calcext:value-type="string">
            <text:p>pas de local de vêlage désinfecté entre chaque vêlage</text:p>
          </table:table-cell>
          <table:table-cell office:value-type="string" calcext:value-type="string">
            <text:p>logement</text:p>
          </table:table-cell>
          <table:table-cell table:formula="of:=VLOOKUP([.E177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Assurez-vous une surveillance biquotidienne de tous les veaux, si possible par la même personne ?</text:p>
          </table:table-cell>
          <table:table-cell office:value-type="string" calcext:value-type="string">
            <text:p>pas de surveillance biquotidienne de tous les veaux</text:p>
          </table:table-cell>
          <table:table-cell office:value-type="string" calcext:value-type="string">
            <text:p>conduite</text:p>
          </table:table-cell>
          <table:table-cell table:formula="of:=VLOOKUP([.E177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Assurez-vous une bonne prise colostrale en toutes circonstances (vêlage la nuit) dans les 6h suivant le vêlage?</text:p>
          </table:table-cell>
          <table:table-cell office:value-type="string" calcext:value-type="string">
            <text:p>prise colostrale pas toujours dans les 6h suivants le vêlage</text:p>
          </table:table-cell>
          <table:table-cell office:value-type="string" calcext:value-type="string">
            <text:p>conduite</text:p>
          </table:table-cell>
          <table:table-cell table:formula="of:=VLOOKUP([.E177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Réalisez-vous un curage et un nettoyage du box de vêlage et de la case à veaux après chaque veau et/ou entre chaque lot de veaux</text:p>
          </table:table-cell>
          <table:table-cell office:value-type="string" calcext:value-type="string">
            <text:p>pas de curage/nettoyage systématique du box de vêlage ou de la case à veaux après chaque passage</text:p>
          </table:table-cell>
          <table:table-cell office:value-type="string" calcext:value-type="string">
            <text:p>hygiène</text:p>
          </table:table-cell>
          <table:table-cell table:formula="of:=VLOOKUP([.E1779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Effectuez-vous un vide sanitaire au moins 1 fois/an du box de vêlage et de la nurserie : avec curage, lavage et désinfection?</text:p>
          </table:table-cell>
          <table:table-cell office:value-type="string" calcext:value-type="string">
            <text:p>absence de vide sanitaire annuel des box de vêlage et nurserie</text:p>
          </table:table-cell>
          <table:table-cell office:value-type="string" calcext:value-type="string">
            <text:p>hygiène</text:p>
          </table:table-cell>
          <table:table-cell table:formula="of:=VLOOKUP([.E1780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Le lait distribué est-il à bonne température ?</text:p>
          </table:table-cell>
          <table:table-cell office:value-type="string" calcext:value-type="string">
            <text:p>température du lait distribué pas adaptée</text:p>
          </table:table-cell>
          <table:table-cell office:value-type="string" calcext:value-type="string">
            <text:p>alimentation</text:p>
          </table:table-cell>
          <table:table-cell table:formula="of:=VLOOKUP([.E178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Le lait distribué est-il digeste ? (présence de résidus d’antibiotique, lait trop concentré, …)</text:p>
          </table:table-cell>
          <table:table-cell office:value-type="string" calcext:value-type="string">
            <text:p>lait distribué pas suffisamment digeste</text:p>
          </table:table-cell>
          <table:table-cell office:value-type="string" calcext:value-type="string">
            <text:p>alimentation</text:p>
          </table:table-cell>
          <table:table-cell table:formula="of:=VLOOKUP([.E178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Distribuez-vous le lait en au moins 2 repas/jour les 30 premiers jours de vie minimum ?</text:p>
          </table:table-cell>
          <table:table-cell office:value-type="string" calcext:value-type="string">
            <text:p>repas unique (lait) les 30 premiers jours de vie</text:p>
          </table:table-cell>
          <table:table-cell office:value-type="string" calcext:value-type="string">
            <text:p>alimentation</text:p>
          </table:table-cell>
          <table:table-cell table:formula="of:=VLOOKUP([.E178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De l’eau de boisson est-elle à disposition ?</text:p>
          </table:table-cell>
          <table:table-cell office:value-type="string" calcext:value-type="string">
            <text:p>pas d'eau de boisson à disposition</text:p>
          </table:table-cell>
          <table:table-cell office:value-type="string" calcext:value-type="string">
            <text:p>alimentation</text:p>
          </table:table-cell>
          <table:table-cell table:formula="of:=VLOOKUP([.E178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La qualité bactériologique de l'eau d'abreuvement est-elle bonne et analysée régulièrement ? (si issue d’un prélèvement privé)</text:p>
          </table:table-cell>
          <table:table-cell office:value-type="string" calcext:value-type="string">
            <text:p>manque d'analyse régulière de la qualité bactériologique de l'eau</text:p>
          </table:table-cell>
          <table:table-cell office:value-type="string" calcext:value-type="string">
            <text:p>conduite</text:p>
          </table:table-cell>
          <table:table-cell table:formula="of:=VLOOKUP([.E1785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La complémentation des veaux durant la phase lactée est-elle adaptée ? La transition alimentaire est-elle respectée avec des aliments fibreux ?</text:p>
          </table:table-cell>
          <table:table-cell office:value-type="string" calcext:value-type="string">
            <text:p>complémentation des veaux non adaptée pendant la phase lactée et/ou transition alimentaire absente</text:p>
          </table:table-cell>
          <table:table-cell office:value-type="string" calcext:value-type="string">
            <text:p>alimentation</text:p>
          </table:table-cell>
          <table:table-cell table:formula="of:=VLOOKUP([.E178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Rencontrez-vous des problèmes de coccidiose ? (selles avec traces de sang)</text:p>
          </table:table-cell>
          <table:table-cell office:value-type="string" calcext:value-type="string">
            <text:p>problèmes de coccidiose</text:p>
          </table:table-cell>
          <table:table-cell office:value-type="string" calcext:value-type="string">
            <text:p>parasitisme</text:p>
          </table:table-cell>
          <table:table-cell table:formula="of:=VLOOKUP([.E178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Les veaux sont-ils dans de bonne condition de confort de logement ? (épaisseur de la litière, propreté du logement, température stable et hygrométrie)</text:p>
          </table:table-cell>
          <table:table-cell office:value-type="string" calcext:value-type="string">
            <text:p>mauvaises conditions de confort de logement pour les veaux</text:p>
          </table:table-cell>
          <table:table-cell office:value-type="string" calcext:value-type="string">
            <text:p>logement</text:p>
          </table:table-cell>
          <table:table-cell table:formula="of:=VLOOKUP([.E1788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Avez-vous neutralisé les bétons neufs de la nurserie avec de l’acide ?</text:p>
          </table:table-cell>
          <table:table-cell office:value-type="string" calcext:value-type="string">
            <text:p>absence de neutralisation des bétons neufs avec de l'acide</text:p>
          </table:table-cell>
          <table:table-cell office:value-type="string" calcext:value-type="string">
            <text:p>logement</text:p>
          </table:table-cell>
          <table:table-cell table:formula="of:=VLOOKUP([.E178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Le bâtiment est-il bien ventilé, sans courant d’air, ni froid ?</text:p>
          </table:table-cell>
          <table:table-cell office:value-type="string" calcext:value-type="string">
            <text:p>bâtiment mal ventilé, ou courant d'air, froid</text:p>
          </table:table-cell>
          <table:table-cell office:value-type="string" calcext:value-type="string">
            <text:p>logement</text:p>
          </table:table-cell>
          <table:table-cell table:formula="of:=VLOOKUP([.E1790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En bâtiment fermé, assurez-vous un bon renouvellement de l'air pour évacuer l'humidité dégagée par les animaux et la litière?</text:p>
          </table:table-cell>
          <table:table-cell office:value-type="string" calcext:value-type="string">
            <text:p>mauvais renouvellement de l'air pour évacuer l'humidité dégagée</text:p>
          </table:table-cell>
          <table:table-cell office:value-type="string" calcext:value-type="string">
            <text:p>logement</text:p>
          </table:table-cell>
          <table:table-cell table:formula="of:=VLOOKUP([.E179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La densité d'animaux correspond-elle au volume d'air disponible ?</text:p>
          </table:table-cell>
          <table:table-cell office:value-type="string" calcext:value-type="string">
            <text:p>densité d'animaux trop importante vis-à-vis du volume d'air disponible</text:p>
          </table:table-cell>
          <table:table-cell office:value-type="string" calcext:value-type="string">
            <text:p>logement</text:p>
          </table:table-cell>
          <table:table-cell table:formula="of:=VLOOKUP([.E1792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Y-a-t-il des mélanges d'animaux provenant de différents lots/lieux et de différents âges ?</text:p>
          </table:table-cell>
          <table:table-cell office:value-type="string" calcext:value-type="string">
            <text:p>mélange d'animaux provenant de différents lots/lieux/âges</text:p>
          </table:table-cell>
          <table:table-cell office:value-type="string" calcext:value-type="string">
            <text:p>conduite</text:p>
          </table:table-cell>
          <table:table-cell table:formula="of:=VLOOKUP([.E179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Effectuez-vous un vide sanitaire au moins 1 fois/an : avec curage, lavage et désinfection?</text:p>
          </table:table-cell>
          <table:table-cell office:value-type="string" calcext:value-type="string">
            <text:p>absence de vide sanitaire annuel</text:p>
          </table:table-cell>
          <table:table-cell office:value-type="string" calcext:value-type="string">
            <text:p>hygiène</text:p>
          </table:table-cell>
          <table:table-cell table:formula="of:=VLOOKUP([.E1794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Les cases à veaux permettent-elles un maintien d’une bonne température ?</text:p>
          </table:table-cell>
          <table:table-cell office:value-type="string" calcext:value-type="string">
            <text:p>les cases à veaux n'assurent pas le maintien d'une bonne température</text:p>
          </table:table-cell>
          <table:table-cell office:value-type="string" calcext:value-type="string">
            <text:p>logement</text:p>
          </table:table-cell>
          <table:table-cell table:formula="of:=VLOOKUP([.E179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Possédez-vous plutôt des matériaux "chauds" pour les parois en contact avec les veaux (planche de bois, paille, murs de brique)?</text:p>
          </table:table-cell>
          <table:table-cell office:value-type="string" calcext:value-type="string">
            <text:p>matériaux froids pour les parois en contact avec les veaux</text:p>
          </table:table-cell>
          <table:table-cell office:value-type="string" calcext:value-type="string">
            <text:p>logement</text:p>
          </table:table-cell>
          <table:table-cell table:formula="of:=VLOOKUP([.E179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En cas d'achat de veaux, réalisez-vous une quarantaine, sans contact avec le reste du troupeau, tant que le statut sanitaire de ces derniers n'est pas connu?</text:p>
          </table:table-cell>
          <table:table-cell office:value-type="string" calcext:value-type="string">
            <text:p>pas de quarantaine si achat de veaux</text:p>
          </table:table-cell>
          <table:table-cell office:value-type="string" calcext:value-type="string">
            <text:p>conduite</text:p>
          </table:table-cell>
          <table:table-cell table:formula="of:=VLOOKUP([.E179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En cas de veau malade, veillez-vous à son confort thermique et à son alimentation &amp; hydratation?</text:p>
          </table:table-cell>
          <table:table-cell office:value-type="string" calcext:value-type="string">
            <text:p>si veau malade, manque de vigilance sur son confort thermique, son alimentation et hydratation</text:p>
          </table:table-cell>
          <table:table-cell office:value-type="string" calcext:value-type="string">
            <text:p>santé</text:p>
          </table:table-cell>
          <table:table-cell table:formula="of:=VLOOKUP([.E1798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Effectuez-vous des apports complémentaires d’accompagnement avant ou lors de l'allotement ?</text:p>
          </table:table-cell>
          <table:table-cell office:value-type="string" calcext:value-type="string">
            <text:p>pas d'apport complémentaire avant ou lors de l'allotement</text:p>
          </table:table-cell>
          <table:table-cell office:value-type="string" calcext:value-type="string">
            <text:p>conduite</text:p>
          </table:table-cell>
          <table:table-cell table:formula="of:=VLOOKUP([.E179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Assurez-vous une bonne prise colostrale en toutes circonstances (vêlage la nuit) dans les 6h suivant le vêlage?</text:p>
          </table:table-cell>
          <table:table-cell office:value-type="string" calcext:value-type="string">
            <text:p>prise colostrale pas toujours dans les 6h suivants le vêlage</text:p>
          </table:table-cell>
          <table:table-cell office:value-type="string" calcext:value-type="string">
            <text:p>conduite</text:p>
          </table:table-cell>
          <table:table-cell table:formula="of:=VLOOKUP([.E180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Remplissez-vous un calendrier de pâturage pour bien gérer les rotations de lots d’animaux dans chaque parcelle ?</text:p>
          </table:table-cell>
          <table:table-cell office:value-type="string" calcext:value-type="string">
            <text:p>pas de calendrier de pâturage</text:p>
          </table:table-cell>
          <table:table-cell office:value-type="string" calcext:value-type="string">
            <text:p>parasitisme</text:p>
          </table:table-cell>
          <table:table-cell table:formula="of:=VLOOKUP([.E180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Votre gestion de pâturage prévoit d'éviter les croisements d'animaux d'âge différent ?</text:p>
          </table:table-cell>
          <table:table-cell office:value-type="string" calcext:value-type="string">
            <text:p>croisements d'animaux d'âge différent sur les pâtures</text:p>
          </table:table-cell>
          <table:table-cell office:value-type="string" calcext:value-type="string">
            <text:p>parasitisme</text:p>
          </table:table-cell>
          <table:table-cell table:formula="of:=VLOOKUP([.E180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Les animaux sont-ils bien retirés des pâtures à une hauteur d'herbe &gt; 6 cm ? </text:p>
          </table:table-cell>
          <table:table-cell office:value-type="string" calcext:value-type="string">
            <text:p>hauteur laissés dans les pâtures à une hauteur d'herbe&lt;6cm</text:p>
          </table:table-cell>
          <table:table-cell office:value-type="string" calcext:value-type="string">
            <text:p>parasitisme</text:p>
          </table:table-cell>
          <table:table-cell table:formula="of:=VLOOKUP([.E180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Pratiquez-vous l'alternance fauche/pâture ?</text:p>
          </table:table-cell>
          <table:table-cell office:value-type="string" calcext:value-type="string">
            <text:p>pas d'alternance fauche / pâture</text:p>
          </table:table-cell>
          <table:table-cell office:value-type="string" calcext:value-type="string">
            <text:p>parasitisme</text:p>
          </table:table-cell>
          <table:table-cell table:formula="of:=VLOOKUP([.E180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Les zones humides et mares sont-elles accessibles aux animaux ?</text:p>
          </table:table-cell>
          <table:table-cell office:value-type="string" calcext:value-type="string">
            <text:p>mares et zones humides accessibles aux animaux</text:p>
          </table:table-cell>
          <table:table-cell office:value-type="string" calcext:value-type="string">
            <text:p>parasitisme</text:p>
          </table:table-cell>
          <table:table-cell table:formula="of:=VLOOKUP([.E180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La ration est-elle équilibrée et suffisante ?</text:p>
          </table:table-cell>
          <table:table-cell office:value-type="string" calcext:value-type="string">
            <text:p>ration déséquilibrée ou insuffisante</text:p>
          </table:table-cell>
          <table:table-cell office:value-type="string" calcext:value-type="string">
            <text:p>alimentation</text:p>
          </table:table-cell>
          <table:table-cell table:formula="of:=VLOOKUP([.E180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Apportez-vous un soutien des fonctions immunitaires avec des plantes ?</text:p>
          </table:table-cell>
          <table:table-cell office:value-type="string" calcext:value-type="string">
            <text:p>pas de soutien des fonctions immunitaires avec des plantes</text:p>
          </table:table-cell>
          <table:table-cell office:value-type="string" calcext:value-type="string">
            <text:p>conduite</text:p>
          </table:table-cell>
          <table:table-cell table:formula="of:=VLOOKUP([.E180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L’eau de boisson est-elle facilement accessible et potable ?</text:p>
          </table:table-cell>
          <table:table-cell office:value-type="string" calcext:value-type="string">
            <text:p>eau de boisson difficilement accessible ou non potable</text:p>
          </table:table-cell>
          <table:table-cell office:value-type="string" calcext:value-type="string">
            <text:p>alimentation</text:p>
          </table:table-cell>
          <table:table-cell table:formula="of:=VLOOKUP([.E180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Optimisez-vous l'efficacité du traitement en faisant correspondre date de traitement et cycle du parasite ?</text:p>
          </table:table-cell>
          <table:table-cell office:value-type="string" calcext:value-type="string">
            <text:p>lors de traitement, pas de correspondance entre date de traitement et cycle de parasite</text:p>
          </table:table-cell>
          <table:table-cell office:value-type="string" calcext:value-type="string">
            <text:p>parasitisme</text:p>
          </table:table-cell>
          <table:table-cell table:formula="of:=VLOOKUP([.E180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Pratiquez-vous de la surveillance coproscopique et/ou clinique ?</text:p>
          </table:table-cell>
          <table:table-cell office:value-type="string" calcext:value-type="string">
            <text:p>pas de surveillance coproscopique ou clinique</text:p>
          </table:table-cell>
          <table:table-cell office:value-type="string" calcext:value-type="string">
            <text:p>parasitisme</text:p>
          </table:table-cell>
          <table:table-cell table:formula="of:=VLOOKUP([.E181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Pratiquez-vous le traitement antiparasitaire non systématique ?</text:p>
          </table:table-cell>
          <table:table-cell office:value-type="string" calcext:value-type="string">
            <text:p>traitement antiparasitaire non systématique</text:p>
          </table:table-cell>
          <table:table-cell office:value-type="string" calcext:value-type="string">
            <text:p>parasitisme</text:p>
          </table:table-cell>
          <table:table-cell table:formula="of:=VLOOKUP([.E181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Remplissez-vous un calendrier de pâturage pour bien gérer les rotations de lots d’animaux dans chaque parcelle ?</text:p>
          </table:table-cell>
          <table:table-cell office:value-type="string" calcext:value-type="string">
            <text:p>pas de calendrier de pâturage</text:p>
          </table:table-cell>
          <table:table-cell office:value-type="string" calcext:value-type="string">
            <text:p>parasitisme</text:p>
          </table:table-cell>
          <table:table-cell table:formula="of:=VLOOKUP([.E181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Votre gestion de pâturage prévoit d'éviter les croisements d'animaux d'âge différent ?</text:p>
          </table:table-cell>
          <table:table-cell office:value-type="string" calcext:value-type="string">
            <text:p>croisements d'animaux d'âge différent sur les pâtures</text:p>
          </table:table-cell>
          <table:table-cell office:value-type="string" calcext:value-type="string">
            <text:p>parasitisme</text:p>
          </table:table-cell>
          <table:table-cell table:formula="of:=VLOOKUP([.E181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Les animaux sont-ils bien retirés des pâtures à une hauteur d'herbe &gt; 6 cm ? </text:p>
          </table:table-cell>
          <table:table-cell office:value-type="string" calcext:value-type="string">
            <text:p>hauteur laissés dans les pâtures à une hauteur d'herbe&lt;6cm</text:p>
          </table:table-cell>
          <table:table-cell office:value-type="string" calcext:value-type="string">
            <text:p>parasitisme</text:p>
          </table:table-cell>
          <table:table-cell table:formula="of:=VLOOKUP([.E181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Pratiquez-vous l'alternance fauche/pâture ?</text:p>
          </table:table-cell>
          <table:table-cell office:value-type="string" calcext:value-type="string">
            <text:p>pas d'alternance fauche / pâture</text:p>
          </table:table-cell>
          <table:table-cell office:value-type="string" calcext:value-type="string">
            <text:p>parasitisme</text:p>
          </table:table-cell>
          <table:table-cell table:formula="of:=VLOOKUP([.E181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Les zones humides et mares sont-elles accessibles aux animaux ?</text:p>
          </table:table-cell>
          <table:table-cell office:value-type="string" calcext:value-type="string">
            <text:p>mares et zones humides accessibles aux animaux</text:p>
          </table:table-cell>
          <table:table-cell office:value-type="string" calcext:value-type="string">
            <text:p>parasitisme</text:p>
          </table:table-cell>
          <table:table-cell table:formula="of:=VLOOKUP([.E181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La ration est-elle équilibrée et suffisante ?</text:p>
          </table:table-cell>
          <table:table-cell office:value-type="string" calcext:value-type="string">
            <text:p>ration déséquilibrée ou insuffisante</text:p>
          </table:table-cell>
          <table:table-cell office:value-type="string" calcext:value-type="string">
            <text:p>alimentation</text:p>
          </table:table-cell>
          <table:table-cell table:formula="of:=VLOOKUP([.E1817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Apportez-vous un soutien des fonctions immunitaires avec des plantes ?</text:p>
          </table:table-cell>
          <table:table-cell office:value-type="string" calcext:value-type="string">
            <text:p>pas de soutien des fonctions immunitaires avec des plantes</text:p>
          </table:table-cell>
          <table:table-cell office:value-type="string" calcext:value-type="string">
            <text:p>conduite</text:p>
          </table:table-cell>
          <table:table-cell table:formula="of:=VLOOKUP([.E181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L’eau de boisson est-elle facilement accessible et potable ?</text:p>
          </table:table-cell>
          <table:table-cell office:value-type="string" calcext:value-type="string">
            <text:p>eau de boisson difficilement accessible ou non potable</text:p>
          </table:table-cell>
          <table:table-cell office:value-type="string" calcext:value-type="string">
            <text:p>alimentation</text:p>
          </table:table-cell>
          <table:table-cell table:formula="of:=VLOOKUP([.E181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Optimisez-vous l'efficacité du traitement en faisant correspondre date de traitement et cycle du parasite ?</text:p>
          </table:table-cell>
          <table:table-cell office:value-type="string" calcext:value-type="string">
            <text:p>lors de traitement, pas de correspondance entre date de traitement et cycle de parasite</text:p>
          </table:table-cell>
          <table:table-cell office:value-type="string" calcext:value-type="string">
            <text:p>parasitisme</text:p>
          </table:table-cell>
          <table:table-cell table:formula="of:=VLOOKUP([.E182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Pratiquez-vous de la surveillance coproscopique et/ou clinique ?</text:p>
          </table:table-cell>
          <table:table-cell office:value-type="string" calcext:value-type="string">
            <text:p>pas de surveillance coproscopique ou clinique</text:p>
          </table:table-cell>
          <table:table-cell office:value-type="string" calcext:value-type="string">
            <text:p>parasitisme</text:p>
          </table:table-cell>
          <table:table-cell table:formula="of:=VLOOKUP([.E182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Pratiquez-vous le traitement antiparasitaire non systématique ?</text:p>
          </table:table-cell>
          <table:table-cell office:value-type="string" calcext:value-type="string">
            <text:p>traitement antiparasitaire non systématique</text:p>
          </table:table-cell>
          <table:table-cell office:value-type="string" calcext:value-type="string">
            <text:p>parasitisme</text:p>
          </table:table-cell>
          <table:table-cell table:formula="of:=VLOOKUP([.E182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Remplissez-vous un calendrier de pâturage pour bien gérer les rotations de lots d’animaux dans chaque parcelle ?</text:p>
          </table:table-cell>
          <table:table-cell office:value-type="string" calcext:value-type="string">
            <text:p>pas de calendrier de pâturage</text:p>
          </table:table-cell>
          <table:table-cell office:value-type="string" calcext:value-type="string">
            <text:p>parasitisme</text:p>
          </table:table-cell>
          <table:table-cell table:formula="of:=VLOOKUP([.E182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Votre gestion de pâturage prévoit d'éviter les croisements d'animaux d'âge différent ?</text:p>
          </table:table-cell>
          <table:table-cell office:value-type="string" calcext:value-type="string">
            <text:p>croisements d'animaux d'âge différent sur les pâtures</text:p>
          </table:table-cell>
          <table:table-cell office:value-type="string" calcext:value-type="string">
            <text:p>parasitisme</text:p>
          </table:table-cell>
          <table:table-cell table:formula="of:=VLOOKUP([.E182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Les animaux sont-ils bien retirés des pâtures à une hauteur d'herbe &gt; 6 cm ? </text:p>
          </table:table-cell>
          <table:table-cell office:value-type="string" calcext:value-type="string">
            <text:p>hauteur laissés dans les pâtures à une hauteur d'herbe&lt;6cm</text:p>
          </table:table-cell>
          <table:table-cell office:value-type="string" calcext:value-type="string">
            <text:p>parasitisme</text:p>
          </table:table-cell>
          <table:table-cell table:formula="of:=VLOOKUP([.E182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Pratiquez-vous l'alternance fauche/pâture ?</text:p>
          </table:table-cell>
          <table:table-cell office:value-type="string" calcext:value-type="string">
            <text:p>pas d'alternance fauche / pâture</text:p>
          </table:table-cell>
          <table:table-cell office:value-type="string" calcext:value-type="string">
            <text:p>parasitisme</text:p>
          </table:table-cell>
          <table:table-cell table:formula="of:=VLOOKUP([.E182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Les zones humides et mares sont-elles accessibles aux animaux ?</text:p>
          </table:table-cell>
          <table:table-cell office:value-type="string" calcext:value-type="string">
            <text:p>mares et zones humides accessibles aux animaux</text:p>
          </table:table-cell>
          <table:table-cell office:value-type="string" calcext:value-type="string">
            <text:p>parasitisme</text:p>
          </table:table-cell>
          <table:table-cell table:formula="of:=VLOOKUP([.E182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La ration est-elle équilibrée et suffisante ?</text:p>
          </table:table-cell>
          <table:table-cell office:value-type="string" calcext:value-type="string">
            <text:p>ration déséquilibrée ou insuffisante</text:p>
          </table:table-cell>
          <table:table-cell office:value-type="string" calcext:value-type="string">
            <text:p>alimentation</text:p>
          </table:table-cell>
          <table:table-cell table:formula="of:=VLOOKUP([.E182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Apportez-vous un soutien des fonctions immunitaires avec des plantes ?</text:p>
          </table:table-cell>
          <table:table-cell office:value-type="string" calcext:value-type="string">
            <text:p>pas de soutien des fonctions immunitaires avec des plantes</text:p>
          </table:table-cell>
          <table:table-cell office:value-type="string" calcext:value-type="string">
            <text:p>parasitisme</text:p>
          </table:table-cell>
          <table:table-cell table:formula="of:=VLOOKUP([.E182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L’eau de boisson est-elle facilement accessible et potable ?</text:p>
          </table:table-cell>
          <table:table-cell office:value-type="string" calcext:value-type="string">
            <text:p>eau de boisson difficilement accessible ou non potable</text:p>
          </table:table-cell>
          <table:table-cell office:value-type="string" calcext:value-type="string">
            <text:p>alimentation</text:p>
          </table:table-cell>
          <table:table-cell table:formula="of:=VLOOKUP([.E183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Optimisez-vous l'efficacité du traitement en faisant correspondre date de traitement et cycle du parasite ?</text:p>
          </table:table-cell>
          <table:table-cell office:value-type="string" calcext:value-type="string">
            <text:p>lors de traitement, pas de correspondance entre date de traitement et cycle de parasite</text:p>
          </table:table-cell>
          <table:table-cell office:value-type="string" calcext:value-type="string">
            <text:p>parasitisme</text:p>
          </table:table-cell>
          <table:table-cell table:formula="of:=VLOOKUP([.E183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Pratiquez-vous de la surveillance coproscopique et/ou clinique ?</text:p>
          </table:table-cell>
          <table:table-cell office:value-type="string" calcext:value-type="string">
            <text:p>pas de surveillance coproscopique ou clinique</text:p>
          </table:table-cell>
          <table:table-cell office:value-type="string" calcext:value-type="string">
            <text:p>parasitisme</text:p>
          </table:table-cell>
          <table:table-cell table:formula="of:=VLOOKUP([.E183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Pratiquez-vous le traitement antiparasitaire non systématique ?</text:p>
          </table:table-cell>
          <table:table-cell office:value-type="string" calcext:value-type="string">
            <text:p>traitement antiparasitaire non systématique</text:p>
          </table:table-cell>
          <table:table-cell office:value-type="string" calcext:value-type="string">
            <text:p>parasitisme</text:p>
          </table:table-cell>
          <table:table-cell table:formula="of:=VLOOKUP([.E183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Remplissez-vous un calendrier de pâturage pour bien gérer les rotations de lots d’animaux dans chaque parcelle ?</text:p>
          </table:table-cell>
          <table:table-cell office:value-type="string" calcext:value-type="string">
            <text:p>pas de calendrier de pâturage</text:p>
          </table:table-cell>
          <table:table-cell office:value-type="string" calcext:value-type="string">
            <text:p>parasitisme</text:p>
          </table:table-cell>
          <table:table-cell table:formula="of:=VLOOKUP([.E183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Votre gestion de pâturage prévoit d'éviter les croisements d'animaux d'âge différent ?</text:p>
          </table:table-cell>
          <table:table-cell office:value-type="string" calcext:value-type="string">
            <text:p>croisements d'animaux d'âge différent sur les pâtures</text:p>
          </table:table-cell>
          <table:table-cell office:value-type="string" calcext:value-type="string">
            <text:p>parasitisme</text:p>
          </table:table-cell>
          <table:table-cell table:formula="of:=VLOOKUP([.E183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Les animaux sont-ils bien retirés des pâtures à une hauteur d'herbe &gt; 6 cm ? </text:p>
          </table:table-cell>
          <table:table-cell office:value-type="string" calcext:value-type="string">
            <text:p>hauteur laissés dans les pâtures à une hauteur d'herbe&lt;6cm</text:p>
          </table:table-cell>
          <table:table-cell office:value-type="string" calcext:value-type="string">
            <text:p>parasitisme</text:p>
          </table:table-cell>
          <table:table-cell table:formula="of:=VLOOKUP([.E183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Pratiquez-vous l'alternance fauche/pâture ?</text:p>
          </table:table-cell>
          <table:table-cell office:value-type="string" calcext:value-type="string">
            <text:p>pas d'alternance fauche / pâture</text:p>
          </table:table-cell>
          <table:table-cell office:value-type="string" calcext:value-type="string">
            <text:p>parasitisme</text:p>
          </table:table-cell>
          <table:table-cell table:formula="of:=VLOOKUP([.E183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Les zones humides et mares sont-elles accessibles aux animaux ?</text:p>
          </table:table-cell>
          <table:table-cell office:value-type="string" calcext:value-type="string">
            <text:p>mares et zones humides accessibles aux animaux</text:p>
          </table:table-cell>
          <table:table-cell office:value-type="string" calcext:value-type="string">
            <text:p>parasitisme</text:p>
          </table:table-cell>
          <table:table-cell table:formula="of:=VLOOKUP([.E183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La ration est-elle équilibrée et suffisante ?</text:p>
          </table:table-cell>
          <table:table-cell office:value-type="string" calcext:value-type="string">
            <text:p>ration déséquilibrée ou insuffisante</text:p>
          </table:table-cell>
          <table:table-cell office:value-type="string" calcext:value-type="string">
            <text:p>alimentation</text:p>
          </table:table-cell>
          <table:table-cell table:formula="of:=VLOOKUP([.E183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Apportez-vous un soutien des fonctions immunitaires avec des plantes ?</text:p>
          </table:table-cell>
          <table:table-cell office:value-type="string" calcext:value-type="string">
            <text:p>pas de soutien des fonctions immunitaires avec des plantes</text:p>
          </table:table-cell>
          <table:table-cell office:value-type="string" calcext:value-type="string">
            <text:p>parasitisme</text:p>
          </table:table-cell>
          <table:table-cell table:formula="of:=VLOOKUP([.E184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L’eau de boisson est-elle facilement accessible et potable ?</text:p>
          </table:table-cell>
          <table:table-cell office:value-type="string" calcext:value-type="string">
            <text:p>eau de boisson difficilement accessible ou non potable</text:p>
          </table:table-cell>
          <table:table-cell office:value-type="string" calcext:value-type="string">
            <text:p>alimentation</text:p>
          </table:table-cell>
          <table:table-cell table:formula="of:=VLOOKUP([.E184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Optimisez-vous l'efficacité du traitement en faisant correspondre date de traitement et cycle du parasite ?</text:p>
          </table:table-cell>
          <table:table-cell office:value-type="string" calcext:value-type="string">
            <text:p>lors de traitement, pas de correspondance entre date de traitement et cycle de parasite</text:p>
          </table:table-cell>
          <table:table-cell office:value-type="string" calcext:value-type="string">
            <text:p>parasitisme</text:p>
          </table:table-cell>
          <table:table-cell table:formula="of:=VLOOKUP([.E184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Pratiquez-vous de la surveillance coproscopique et/ou clinique ?</text:p>
          </table:table-cell>
          <table:table-cell office:value-type="string" calcext:value-type="string">
            <text:p>pas de surveillance coproscopique ou clinique</text:p>
          </table:table-cell>
          <table:table-cell office:value-type="string" calcext:value-type="string">
            <text:p>parasitisme</text:p>
          </table:table-cell>
          <table:table-cell table:formula="of:=VLOOKUP([.E184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Pratiquez-vous le traitement antiparasitaire non systématique ?</text:p>
          </table:table-cell>
          <table:table-cell office:value-type="string" calcext:value-type="string">
            <text:p>traitement antiparasitaire non systématique</text:p>
          </table:table-cell>
          <table:table-cell office:value-type="string" calcext:value-type="string">
            <text:p>parasitisme</text:p>
          </table:table-cell>
          <table:table-cell table:formula="of:=VLOOKUP([.E184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Prenez-vous des précautions particulières sur le pâturage des jeunes en première année de pâture ?</text:p>
          </table:table-cell>
          <table:table-cell office:value-type="string" calcext:value-type="string">
            <text:p>pas de précaution particulière sur le pâturage des jeunes</text:p>
          </table:table-cell>
          <table:table-cell office:value-type="string" calcext:value-type="string">
            <text:p>parasitisme</text:p>
          </table:table-cell>
          <table:table-cell table:formula="of:=VLOOKUP([.E184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Mélangez-vous des animaux d’âge différents ?</text:p>
          </table:table-cell>
          <table:table-cell office:value-type="string" calcext:value-type="string">
            <text:p>mélange d'animaux d'âge différents</text:p>
          </table:table-cell>
          <table:table-cell office:value-type="string" calcext:value-type="string">
            <text:p>parasitisme</text:p>
          </table:table-cell>
          <table:table-cell table:formula="of:=VLOOKUP([.E184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Pratiquez-vous l'éducation parasitaire ? (sorties avant 1ère vêlage, choix des parcelles,..)</text:p>
          </table:table-cell>
          <table:table-cell office:value-type="string" calcext:value-type="string">
            <text:p>éducation parasitaire non pratiquée</text:p>
          </table:table-cell>
          <table:table-cell office:value-type="string" calcext:value-type="string">
            <text:p>parasitisme</text:p>
          </table:table-cell>
          <table:table-cell table:formula="of:=VLOOKUP([.E184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Avez-vous un îlot spécifique réservé pour le pâturage des jeunes ?</text:p>
          </table:table-cell>
          <table:table-cell office:value-type="string" calcext:value-type="string">
            <text:p>pas d'îlot spécifique réservé au pâturage des jeunes</text:p>
          </table:table-cell>
          <table:table-cell office:value-type="string" calcext:value-type="string">
            <text:p>parasitisme</text:p>
          </table:table-cell>
          <table:table-cell table:formula="of:=VLOOKUP([.E184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Avez-vous mis en place une stratégie avec votre vétérinaire pour favoriser le développement de l’immunité de vos animaux ?</text:p>
          </table:table-cell>
          <table:table-cell office:value-type="string" calcext:value-type="string">
            <text:p>pas de stratégie favorisant le développement de l'immunité</text:p>
          </table:table-cell>
          <table:table-cell office:value-type="string" calcext:value-type="string">
            <text:p>parasitisme</text:p>
          </table:table-cell>
          <table:table-cell table:formula="of:=VLOOKUP([.E184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Les animaux sont-ils bien retirés des pâtures à une hauteur d'herbe &gt; 6 cm ?</text:p>
          </table:table-cell>
          <table:table-cell office:value-type="string" calcext:value-type="string">
            <text:p>hauteur laissés dans les pâtures à une hauteur d'herbe &lt; 6cm</text:p>
          </table:table-cell>
          <table:table-cell office:value-type="string" calcext:value-type="string">
            <text:p>parasitisme</text:p>
          </table:table-cell>
          <table:table-cell table:formula="of:=VLOOKUP([.E185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Pratiquez-vous un vide sanitaire et une désinfection des bâtiments d’élevage ?</text:p>
          </table:table-cell>
          <table:table-cell office:value-type="string" calcext:value-type="string">
            <text:p>absence de vide sanitaire ou désinfection des bâtiments</text:p>
          </table:table-cell>
          <table:table-cell office:value-type="string" calcext:value-type="string">
            <text:p>hygiène</text:p>
          </table:table-cell>
          <table:table-cell table:formula="of:=VLOOKUP([.E1851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Pratiquez-vous de la surveillance coproscopique et/ou clinique de manière régulière ?</text:p>
          </table:table-cell>
          <table:table-cell office:value-type="string" calcext:value-type="string">
            <text:p>pas de surveillance coproscopique ou clinique</text:p>
          </table:table-cell>
          <table:table-cell office:value-type="string" calcext:value-type="string">
            <text:p>parasitisme</text:p>
          </table:table-cell>
          <table:table-cell table:formula="of:=VLOOKUP([.E1852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Prenez-vous des précautions particulières sur le pâturage des jeunes en première année de pâture ?</text:p>
          </table:table-cell>
          <table:table-cell office:value-type="string" calcext:value-type="string">
            <text:p>pas de précaution particulière sur le pâturage des jeunes</text:p>
          </table:table-cell>
          <table:table-cell office:value-type="string" calcext:value-type="string">
            <text:p>parasitisme</text:p>
          </table:table-cell>
          <table:table-cell table:formula="of:=VLOOKUP([.E185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Mélangez-vous des animaux d’âge différents ?</text:p>
          </table:table-cell>
          <table:table-cell office:value-type="string" calcext:value-type="string">
            <text:p>mélange d'animaux d'âge différents</text:p>
          </table:table-cell>
          <table:table-cell office:value-type="string" calcext:value-type="string">
            <text:p>parasitisme</text:p>
          </table:table-cell>
          <table:table-cell table:formula="of:=VLOOKUP([.E1854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Pratiquez-vous l'éducation parasitaire ? (sorties avant 1ère vêlage, choix des parcelles,..)</text:p>
          </table:table-cell>
          <table:table-cell office:value-type="string" calcext:value-type="string">
            <text:p>éducation parasitaire non pratiquée</text:p>
          </table:table-cell>
          <table:table-cell office:value-type="string" calcext:value-type="string">
            <text:p>parasitisme</text:p>
          </table:table-cell>
          <table:table-cell table:formula="of:=VLOOKUP([.E185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Avez-vous un îlot spécifique réservé pour le pâturage des jeunes ?</text:p>
          </table:table-cell>
          <table:table-cell office:value-type="string" calcext:value-type="string">
            <text:p>pas d'îlot spécifique réservé au pâturage des jeunes</text:p>
          </table:table-cell>
          <table:table-cell office:value-type="string" calcext:value-type="string">
            <text:p>parasitisme</text:p>
          </table:table-cell>
          <table:table-cell table:formula="of:=VLOOKUP([.E185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Avez-vous mis en place une stratégie avec votre vétérinaire pour favoriser le développement de l’immunité de vos animaux ?</text:p>
          </table:table-cell>
          <table:table-cell office:value-type="string" calcext:value-type="string">
            <text:p>pas de stratégie favorisant le développement de l'immunité</text:p>
          </table:table-cell>
          <table:table-cell office:value-type="string" calcext:value-type="string">
            <text:p>parasitisme</text:p>
          </table:table-cell>
          <table:table-cell table:formula="of:=VLOOKUP([.E185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Les animaux sont-ils bien retirés des pâtures à une hauteur d'herbe &gt; 6 cm ?</text:p>
          </table:table-cell>
          <table:table-cell office:value-type="string" calcext:value-type="string">
            <text:p>hauteur laissés dans les pâtures à une hauteur d'herbe &lt; 6cm</text:p>
          </table:table-cell>
          <table:table-cell office:value-type="string" calcext:value-type="string">
            <text:p>parasitisme</text:p>
          </table:table-cell>
          <table:table-cell table:formula="of:=VLOOKUP([.E1858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Pratiquez-vous un vide sanitaire et une désinfection des bâtiments d’élevage ?</text:p>
          </table:table-cell>
          <table:table-cell office:value-type="string" calcext:value-type="string">
            <text:p>absence de vide sanitaire ou désinfection des bâtiments</text:p>
          </table:table-cell>
          <table:table-cell office:value-type="string" calcext:value-type="string">
            <text:p>hygiène</text:p>
          </table:table-cell>
          <table:table-cell table:formula="of:=VLOOKUP([.E1859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Pratiquez-vous de la surveillance coproscopique et/ou clinique de manière régulière ?</text:p>
          </table:table-cell>
          <table:table-cell office:value-type="string" calcext:value-type="string">
            <text:p>pas de surveillance coproscopique ou clinique</text:p>
          </table:table-cell>
          <table:table-cell office:value-type="string" calcext:value-type="string">
            <text:p>parasitisme</text:p>
          </table:table-cell>
          <table:table-cell table:formula="of:=VLOOKUP([.E1860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Mettez-vous en place une surveillance quotidienne des animaux malades?</text:p>
          </table:table-cell>
          <table:table-cell office:value-type="string" calcext:value-type="string">
            <text:p>pas de surveillance quotidienne des animaux malades</text:p>
          </table:table-cell>
          <table:table-cell office:value-type="string" calcext:value-type="string">
            <text:p>parasitisme</text:p>
          </table:table-cell>
          <table:table-cell table:formula="of:=VLOOKUP([.E186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Y-a-t-il eu des changements météorologiques brusques précédents les problèmes ?</text:p>
          </table:table-cell>
          <table:table-cell office:value-type="string" calcext:value-type="string">
            <text:p>changements météorologiques brusques précédents les problèmes</text:p>
          </table:table-cell>
          <table:table-cell office:value-type="string" calcext:value-type="string">
            <text:p>divers</text:p>
          </table:table-cell>
          <table:table-cell table:formula="of:=VLOOKUP([.E1862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Les animaux sont-ils empêchés d’accéder à des zones très humides, mares, marécages dans les pâtures ?</text:p>
          </table:table-cell>
          <table:table-cell office:value-type="string" calcext:value-type="string">
            <text:p>accès aux zones humides</text:p>
          </table:table-cell>
          <table:table-cell office:value-type="string" calcext:value-type="string">
            <text:p>parasitisme</text:p>
          </table:table-cell>
          <table:table-cell table:formula="of:=VLOOKUP([.E186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Mettez-vous en place une surveillance quotidienne des animaux malades?</text:p>
          </table:table-cell>
          <table:table-cell office:value-type="string" calcext:value-type="string">
            <text:p>pas de surveillance quotidienne des animaux malades</text:p>
          </table:table-cell>
          <table:table-cell office:value-type="string" calcext:value-type="string">
            <text:p>santé</text:p>
          </table:table-cell>
          <table:table-cell table:formula="of:=VLOOKUP([.E1864];matrice;2;FALSE(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Y-a-t-il eu des changements météorologiques brusques précédents les problèmes ?</text:p>
          </table:table-cell>
          <table:table-cell office:value-type="string" calcext:value-type="string">
            <text:p>changements météorologiques brusques précédents les problèmes</text:p>
          </table:table-cell>
          <table:table-cell office:value-type="string" calcext:value-type="string">
            <text:p>divers</text:p>
          </table:table-cell>
          <table:table-cell table:formula="of:=VLOOKUP([.E1865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Les animaux sont-ils empêchés d’accéder à des zones très humides, mares, marécages dans les pâtures ?</text:p>
          </table:table-cell>
          <table:table-cell office:value-type="string" calcext:value-type="string">
            <text:p>accès aux zones humides</text:p>
          </table:table-cell>
          <table:table-cell office:value-type="string" calcext:value-type="string">
            <text:p>parasitisme</text:p>
          </table:table-cell>
          <table:table-cell table:formula="of:=VLOOKUP([.E1866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Temps de pâturage insuffisant de génisses pour l’acquisition d’une immunité contre les strongles</text:p>
          </table:table-cell>
          <table:table-cell office:value-type="string" calcext:value-type="string">
            <text:p>parasitisme</text:p>
          </table:table-cell>
          <table:table-cell table:formula="of:=VLOOKUP([.E186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es animaux ont-ils accès à de l'eau propre : réseau, puits, fontaine, pompe de prairies ?</text:p>
          </table:table-cell>
          <table:table-cell office:value-type="string" calcext:value-type="string">
            <text:p>pas d'accès à de l'eau propre</text:p>
          </table:table-cell>
          <table:table-cell office:value-type="string" calcext:value-type="string">
            <text:p>alimentation</text:p>
          </table:table-cell>
          <table:table-cell table:formula="of:=VLOOKUP([.E186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es animaux sont-ils bien retirés des pâtures à une hauteur d'herbe &gt; 6 cm ?</text:p>
          </table:table-cell>
          <table:table-cell office:value-type="string" calcext:value-type="string">
            <text:p>hauteur laissés dans les pâtures à une hauteur d'herbe &lt; 6cm</text:p>
          </table:table-cell>
          <table:table-cell office:value-type="string" calcext:value-type="string">
            <text:p>parasitisme</text:p>
          </table:table-cell>
          <table:table-cell table:formula="of:=VLOOKUP([.E186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ssurez-vous une surveillance du troupeau régulière et suffisante ?</text:p>
          </table:table-cell>
          <table:table-cell office:value-type="string" calcext:value-type="string">
            <text:p>surveillance du troupeau irrégulière ou insuffisante</text:p>
          </table:table-cell>
          <table:table-cell office:value-type="string" calcext:value-type="string">
            <text:p>conduite</text:p>
          </table:table-cell>
          <table:table-cell table:formula="of:=VLOOKUP([.E187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Recherchez-vous les parasites par analyse sanguine ?</text:p>
          </table:table-cell>
          <table:table-cell office:value-type="string" calcext:value-type="string">
            <text:p>pas de recherche de parasite par analyse sanguine</text:p>
          </table:table-cell>
          <table:table-cell office:value-type="string" calcext:value-type="string">
            <text:p>parasitisme</text:p>
          </table:table-cell>
          <table:table-cell table:formula="of:=VLOOKUP([.E187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Les animaux ont-ils accès à de l'eau propre : réseau, puits, fontaine, pompe de prairies ?</text:p>
          </table:table-cell>
          <table:table-cell office:value-type="string" calcext:value-type="string">
            <text:p>pas d'accès à de l'eau propre</text:p>
          </table:table-cell>
          <table:table-cell office:value-type="string" calcext:value-type="string">
            <text:p>alimentation</text:p>
          </table:table-cell>
          <table:table-cell table:formula="of:=VLOOKUP([.E187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Les animaux sont-ils bien retirés des pâtures à une hauteur d'herbe &gt; 6 cm ?</text:p>
          </table:table-cell>
          <table:table-cell office:value-type="string" calcext:value-type="string">
            <text:p>hauteur laissés dans les pâtures à une hauteur d'herbe &lt; 6cm</text:p>
          </table:table-cell>
          <table:table-cell office:value-type="string" calcext:value-type="string">
            <text:p>parasitisme</text:p>
          </table:table-cell>
          <table:table-cell table:formula="of:=VLOOKUP([.E187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Assurez-vous une surveillance du troupeau régulière et suffisante ?</text:p>
          </table:table-cell>
          <table:table-cell office:value-type="string" calcext:value-type="string">
            <text:p>surveillance du troupeau irrégulière ou insuffisante</text:p>
          </table:table-cell>
          <table:table-cell office:value-type="string" calcext:value-type="string">
            <text:p>conduite</text:p>
          </table:table-cell>
          <table:table-cell table:formula="of:=VLOOKUP([.E187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Recherchez-vous les parasites par analyse sanguine ?</text:p>
          </table:table-cell>
          <table:table-cell office:value-type="string" calcext:value-type="string">
            <text:p>pas de recherche de parasite par analyse sanguine</text:p>
          </table:table-cell>
          <table:table-cell office:value-type="string" calcext:value-type="string">
            <text:p>parasitisme</text:p>
          </table:table-cell>
          <table:table-cell table:formula="of:=VLOOKUP([.E1875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Les animaux ont-ils accès à de l'eau propre : réseau, puits, fontaine, pompe de prairies ?</text:p>
          </table:table-cell>
          <table:table-cell office:value-type="string" calcext:value-type="string">
            <text:p>pas d'accès à de l'eau propre</text:p>
          </table:table-cell>
          <table:table-cell office:value-type="string" calcext:value-type="string">
            <text:p>alimentation</text:p>
          </table:table-cell>
          <table:table-cell table:formula="of:=VLOOKUP([.E187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Les animaux sont-ils bien retirés des pâtures à une hauteur d'herbe &gt; 6 cm ?</text:p>
          </table:table-cell>
          <table:table-cell office:value-type="string" calcext:value-type="string">
            <text:p>hauteur laissés dans les pâtures à une hauteur d'herbe &lt; 6cm</text:p>
          </table:table-cell>
          <table:table-cell office:value-type="string" calcext:value-type="string">
            <text:p>parasitisme</text:p>
          </table:table-cell>
          <table:table-cell table:formula="of:=VLOOKUP([.E1877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Assurez-vous une surveillance du troupeau régulière et suffisante ?</text:p>
          </table:table-cell>
          <table:table-cell office:value-type="string" calcext:value-type="string">
            <text:p>surveillance du troupeau irrégulière ou insuffisante</text:p>
          </table:table-cell>
          <table:table-cell office:value-type="string" calcext:value-type="string">
            <text:p>conduite</text:p>
          </table:table-cell>
          <table:table-cell table:formula="of:=VLOOKUP([.E187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Recherchez-vous les parasites par analyse sanguine ?</text:p>
          </table:table-cell>
          <table:table-cell office:value-type="string" calcext:value-type="string">
            <text:p>pas de recherche de parasite par analyse sanguine</text:p>
          </table:table-cell>
          <table:table-cell office:value-type="string" calcext:value-type="string">
            <text:p>parasitisme</text:p>
          </table:table-cell>
          <table:table-cell table:formula="of:=VLOOKUP([.E1879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Les animaux ont-ils accès à de l'eau propre : réseau, puits, fontaine, pompe de prairies ?</text:p>
          </table:table-cell>
          <table:table-cell office:value-type="string" calcext:value-type="string">
            <text:p>pas d'accès à de l'eau propre</text:p>
          </table:table-cell>
          <table:table-cell office:value-type="string" calcext:value-type="string">
            <text:p>alimentation</text:p>
          </table:table-cell>
          <table:table-cell table:formula="of:=VLOOKUP([.E188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Les animaux sont-ils bien retirés des pâtures à une hauteur d'herbe &gt; 6 cm ?</text:p>
          </table:table-cell>
          <table:table-cell office:value-type="string" calcext:value-type="string">
            <text:p>hauteur laissés dans les pâtures à une hauteur d'herbe &lt; 6cm</text:p>
          </table:table-cell>
          <table:table-cell office:value-type="string" calcext:value-type="string">
            <text:p>parasitisme</text:p>
          </table:table-cell>
          <table:table-cell table:formula="of:=VLOOKUP([.E1881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Assurez-vous une surveillance du troupeau régulière et suffisante ?</text:p>
          </table:table-cell>
          <table:table-cell office:value-type="string" calcext:value-type="string">
            <text:p>surveillance du troupeau irrégulière ou insuffisante</text:p>
          </table:table-cell>
          <table:table-cell office:value-type="string" calcext:value-type="string">
            <text:p>conduite</text:p>
          </table:table-cell>
          <table:table-cell table:formula="of:=VLOOKUP([.E188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Recherchez-vous les parasites par analyse sanguine ?</text:p>
          </table:table-cell>
          <table:table-cell office:value-type="string" calcext:value-type="string">
            <text:p>pas de recherche de parasite par analyse sanguine</text:p>
          </table:table-cell>
          <table:table-cell office:value-type="string" calcext:value-type="string">
            <text:p>parasitisme</text:p>
          </table:table-cell>
          <table:table-cell table:formula="of:=VLOOKUP([.E1883];matrice;2;FALSE(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Pratiquez-vous la désinfection et ou le vide sanitaire des bâtiments d’élevage ?</text:p>
          </table:table-cell>
          <table:table-cell office:value-type="string" calcext:value-type="string">
            <text:p>absence de vide sanitaire ou désinfection des bâtiments</text:p>
          </table:table-cell>
          <table:table-cell office:value-type="string" calcext:value-type="string">
            <text:p>hygiène</text:p>
          </table:table-cell>
          <table:table-cell table:formula="of:=VLOOKUP([.E1884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Réalisez-vous une lutte contre les mouches dans vos bâtiments et sur vos animaux?</text:p>
          </table:table-cell>
          <table:table-cell office:value-type="string" calcext:value-type="string">
            <text:p>pas de lutte contre les mouches</text:p>
          </table:table-cell>
          <table:table-cell office:value-type="string" calcext:value-type="string">
            <text:p>hygiène</text:p>
          </table:table-cell>
          <table:table-cell table:formula="of:=VLOOKUP([.E1885];matrice;2;FALSE(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En cas d'achat, vérifiez-vous l’absence de parasites externes sur les animaux? (poux, gale,…)</text:p>
          </table:table-cell>
          <table:table-cell office:value-type="string" calcext:value-type="string">
            <text:p>si achat, pas de vérification de l'absence de parasites externes</text:p>
          </table:table-cell>
          <table:table-cell office:value-type="string" calcext:value-type="string">
            <text:p>conduite</text:p>
          </table:table-cell>
          <table:table-cell table:formula="of:=VLOOKUP([.E188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Vos animaux peuvent-ils être en contact avec des animaux d'autres espèces ou d'autres troupeaux?</text:p>
          </table:table-cell>
          <table:table-cell office:value-type="string" calcext:value-type="string">
            <text:p>contact avec des animaux d'autres espèces</text:p>
          </table:table-cell>
          <table:table-cell office:value-type="string" calcext:value-type="string">
            <text:p>conduite</text:p>
          </table:table-cell>
          <table:table-cell table:formula="of:=VLOOKUP([.E188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La ration présente-t-elle un excès d'amidon ou sucres dans la ration ?</text:p>
          </table:table-cell>
          <table:table-cell office:value-type="string" calcext:value-type="string">
            <text:p>excès d'amidon ou sucres dans la ration</text:p>
          </table:table-cell>
          <table:table-cell office:value-type="string" calcext:value-type="string">
            <text:p>alimentation</text:p>
          </table:table-cell>
          <table:table-cell table:formula="of:=VLOOKUP([.E1888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La ration présente-t-elle un manque de fibrosité ?</text:p>
          </table:table-cell>
          <table:table-cell office:value-type="string" calcext:value-type="string">
            <text:p>manque de fibrosité dans la ration</text:p>
          </table:table-cell>
          <table:table-cell office:value-type="string" calcext:value-type="string">
            <text:p>alimentation</text:p>
          </table:table-cell>
          <table:table-cell table:formula="of:=VLOOKUP([.E1889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La ration présente-t-elle un déficit énergétique ?</text:p>
          </table:table-cell>
          <table:table-cell office:value-type="string" calcext:value-type="string">
            <text:p>déficit énergétique dans la ration</text:p>
          </table:table-cell>
          <table:table-cell office:value-type="string" calcext:value-type="string">
            <text:p>alimentation</text:p>
          </table:table-cell>
          <table:table-cell table:formula="of:=VLOOKUP([.E189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Les bétons neufs ont-ils été neutralisés ?</text:p>
          </table:table-cell>
          <table:table-cell office:value-type="string" calcext:value-type="string">
            <text:p>bétons neufs non neutralisés</text:p>
          </table:table-cell>
          <table:table-cell office:value-type="string" calcext:value-type="string">
            <text:p>logement</text:p>
          </table:table-cell>
          <table:table-cell table:formula="of:=VLOOKUP([.E1891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Le bâtiment présente-t-il une humidité permanente sur les sols ? raclées ?</text:p>
          </table:table-cell>
          <table:table-cell office:value-type="string" calcext:value-type="string">
            <text:p>humidité permanente sur les sols</text:p>
          </table:table-cell>
          <table:table-cell office:value-type="string" calcext:value-type="string">
            <text:p>logement</text:p>
          </table:table-cell>
          <table:table-cell table:formula="of:=VLOOKUP([.E1892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Le raclage des aires de vie est-il suffisamment fréquent ?</text:p>
          </table:table-cell>
          <table:table-cell office:value-type="string" calcext:value-type="string">
            <text:p>raclage des aires de vie pas assez fréquent</text:p>
          </table:table-cell>
          <table:table-cell office:value-type="string" calcext:value-type="string">
            <text:p>logement</text:p>
          </table:table-cell>
          <table:table-cell table:formula="of:=VLOOKUP([.E189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La sélection du troupeau est-elle axée sur les aptitudes fonctionnelles ?</text:p>
          </table:table-cell>
          <table:table-cell office:value-type="string" calcext:value-type="string">
            <text:p>sélection pas axée sur les aptitudes fonctionnelles</text:p>
          </table:table-cell>
          <table:table-cell office:value-type="string" calcext:value-type="string">
            <text:p>génétique</text:p>
          </table:table-cell>
          <table:table-cell table:formula="of:=VLOOKUP([.E1894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Y-a-t-il des cailloux, silex sur les chemins d'accès ?</text:p>
          </table:table-cell>
          <table:table-cell office:value-type="string" calcext:value-type="string">
            <text:p>cailloux et silex sur les chemins d'accès</text:p>
          </table:table-cell>
          <table:table-cell office:value-type="string" calcext:value-type="string">
            <text:p>divers</text:p>
          </table:table-cell>
          <table:table-cell table:formula="of:=VLOOKUP([.E1895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Faites-vous intervenir le pareur 2 fois par an ?</text:p>
          </table:table-cell>
          <table:table-cell office:value-type="string" calcext:value-type="string">
            <text:p>intervention du pareur pas assez fréquente</text:p>
          </table:table-cell>
          <table:table-cell office:value-type="string" calcext:value-type="string">
            <text:p>conduite</text:p>
          </table:table-cell>
          <table:table-cell table:formula="of:=VLOOKUP([.E1896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Êtes-vous équipé d’un pédiluve ? L’utilisez-vous régulièrement ?</text:p>
          </table:table-cell>
          <table:table-cell office:value-type="string" calcext:value-type="string">
            <text:p>pas de ou pas utilisé régulièrement</text:p>
          </table:table-cell>
          <table:table-cell office:value-type="string" calcext:value-type="string">
            <text:p>conduite</text:p>
          </table:table-cell>
          <table:table-cell table:formula="of:=VLOOKUP([.E189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Utilisez-vous une cage de parage facilement ?</text:p>
          </table:table-cell>
          <table:table-cell office:value-type="string" calcext:value-type="string">
            <text:p>cage de parage difficilement utilisée</text:p>
          </table:table-cell>
          <table:table-cell office:value-type="string" calcext:value-type="string">
            <text:p>conduite</text:p>
          </table:table-cell>
          <table:table-cell table:formula="of:=VLOOKUP([.E189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Avez-vous suivi une formation de parage bovin ?</text:p>
          </table:table-cell>
          <table:table-cell office:value-type="string" calcext:value-type="string">
            <text:p>manque de formation sur le parage bovin</text:p>
          </table:table-cell>
          <table:table-cell office:value-type="string" calcext:value-type="string">
            <text:p>conduite</text:p>
          </table:table-cell>
          <table:table-cell table:formula="of:=VLOOKUP([.E189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La ration présente-t-elle un excès d'amidon ou sucres dans la ration ?</text:p>
          </table:table-cell>
          <table:table-cell office:value-type="string" calcext:value-type="string">
            <text:p>excès d'amidon ou sucres dans la ration</text:p>
          </table:table-cell>
          <table:table-cell office:value-type="string" calcext:value-type="string">
            <text:p>alimentation</text:p>
          </table:table-cell>
          <table:table-cell table:formula="of:=VLOOKUP([.E1900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La ration présente-t-elle un manque de fibrosité ?</text:p>
          </table:table-cell>
          <table:table-cell office:value-type="string" calcext:value-type="string">
            <text:p>manque de fibrosité dans la ration</text:p>
          </table:table-cell>
          <table:table-cell office:value-type="string" calcext:value-type="string">
            <text:p>alimentation</text:p>
          </table:table-cell>
          <table:table-cell table:formula="of:=VLOOKUP([.E1901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La ration présente-t-elle un déficit énergétique ?</text:p>
          </table:table-cell>
          <table:table-cell office:value-type="string" calcext:value-type="string">
            <text:p>déficit énergétique dans la ration</text:p>
          </table:table-cell>
          <table:table-cell office:value-type="string" calcext:value-type="string">
            <text:p>alimentation</text:p>
          </table:table-cell>
          <table:table-cell table:formula="of:=VLOOKUP([.E190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Les bétons neufs ont-ils été neutralisés ?</text:p>
          </table:table-cell>
          <table:table-cell office:value-type="string" calcext:value-type="string">
            <text:p>bétons neufs non neutralisés</text:p>
          </table:table-cell>
          <table:table-cell office:value-type="string" calcext:value-type="string">
            <text:p>logement</text:p>
          </table:table-cell>
          <table:table-cell table:formula="of:=VLOOKUP([.E1903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Le bâtiment présente-t-il une humidité permanente sur les sols ? raclées ?</text:p>
          </table:table-cell>
          <table:table-cell office:value-type="string" calcext:value-type="string">
            <text:p>humidité permanente sur les sols</text:p>
          </table:table-cell>
          <table:table-cell office:value-type="string" calcext:value-type="string">
            <text:p>logement</text:p>
          </table:table-cell>
          <table:table-cell table:formula="of:=VLOOKUP([.E1904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Le raclage des aires de vie est-il suffisamment fréquent ?</text:p>
          </table:table-cell>
          <table:table-cell office:value-type="string" calcext:value-type="string">
            <text:p>raclage des aires de vie pas assez fréquent</text:p>
          </table:table-cell>
          <table:table-cell office:value-type="string" calcext:value-type="string">
            <text:p>logement</text:p>
          </table:table-cell>
          <table:table-cell table:formula="of:=VLOOKUP([.E190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La sélection du troupeau est-elle axée sur les aptitudes fonctionnelles ?</text:p>
          </table:table-cell>
          <table:table-cell office:value-type="string" calcext:value-type="string">
            <text:p>sélection pas axée sur les aptitudes fonctionnelles</text:p>
          </table:table-cell>
          <table:table-cell office:value-type="string" calcext:value-type="string">
            <text:p>génétique</text:p>
          </table:table-cell>
          <table:table-cell table:formula="of:=VLOOKUP([.E1906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Y-a-t-il des cailloux, silex sur les chemins d'accès ?</text:p>
          </table:table-cell>
          <table:table-cell office:value-type="string" calcext:value-type="string">
            <text:p>cailloux et silex sur les chemins d'accès</text:p>
          </table:table-cell>
          <table:table-cell office:value-type="string" calcext:value-type="string">
            <text:p>conduite</text:p>
          </table:table-cell>
          <table:table-cell table:formula="of:=VLOOKUP([.E1907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Faites-vous intervenir le pareur 2 fois par an ?</text:p>
          </table:table-cell>
          <table:table-cell office:value-type="string" calcext:value-type="string">
            <text:p>intervention du pareur pas assez fréquente</text:p>
          </table:table-cell>
          <table:table-cell office:value-type="string" calcext:value-type="string">
            <text:p>conduite</text:p>
          </table:table-cell>
          <table:table-cell table:formula="of:=VLOOKUP([.E1908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Êtes-vous équipé d’un pédiluve ? L’utilisez-vous régulièrement ?</text:p>
          </table:table-cell>
          <table:table-cell office:value-type="string" calcext:value-type="string">
            <text:p>pas de ou pas utilisé régulièrement</text:p>
          </table:table-cell>
          <table:table-cell office:value-type="string" calcext:value-type="string">
            <text:p>conduite</text:p>
          </table:table-cell>
          <table:table-cell table:formula="of:=VLOOKUP([.E1909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Utilisez-vous une cage de parage facilement ?</text:p>
          </table:table-cell>
          <table:table-cell office:value-type="string" calcext:value-type="string">
            <text:p>cage de parage difficilement utilisée</text:p>
          </table:table-cell>
          <table:table-cell office:value-type="string" calcext:value-type="string">
            <text:p>conduite</text:p>
          </table:table-cell>
          <table:table-cell table:formula="of:=VLOOKUP([.E191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Avez-vous suivi une formation de parage bovin ?</text:p>
          </table:table-cell>
          <table:table-cell office:value-type="string" calcext:value-type="string">
            <text:p>manque de formation sur le parage bovin</text:p>
          </table:table-cell>
          <table:table-cell office:value-type="string" calcext:value-type="string">
            <text:p>conduite</text:p>
          </table:table-cell>
          <table:table-cell table:formula="of:=VLOOKUP([.E191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La ration présente-t-elle un excès d'amidon ou sucres dans la ration ?</text:p>
          </table:table-cell>
          <table:table-cell office:value-type="string" calcext:value-type="string">
            <text:p>excès d'amidon ou sucres dans la ration</text:p>
          </table:table-cell>
          <table:table-cell office:value-type="string" calcext:value-type="string">
            <text:p>alimentation</text:p>
          </table:table-cell>
          <table:table-cell table:formula="of:=VLOOKUP([.E1912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La ration présente-t-elle un manque de fibrosité ?</text:p>
          </table:table-cell>
          <table:table-cell office:value-type="string" calcext:value-type="string">
            <text:p>manque de fibrosité dans la ration</text:p>
          </table:table-cell>
          <table:table-cell office:value-type="string" calcext:value-type="string">
            <text:p>alimentation</text:p>
          </table:table-cell>
          <table:table-cell table:formula="of:=VLOOKUP([.E1913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La ration présente-t-elle un déficit énergétique ?</text:p>
          </table:table-cell>
          <table:table-cell office:value-type="string" calcext:value-type="string">
            <text:p>déficit énergétique dans la ration</text:p>
          </table:table-cell>
          <table:table-cell office:value-type="string" calcext:value-type="string">
            <text:p>alimentation</text:p>
          </table:table-cell>
          <table:table-cell table:formula="of:=VLOOKUP([.E191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Les bétons neufs ont-ils été neutralisés ?</text:p>
          </table:table-cell>
          <table:table-cell office:value-type="string" calcext:value-type="string">
            <text:p>bétons neufs non neutralisés</text:p>
          </table:table-cell>
          <table:table-cell office:value-type="string" calcext:value-type="string">
            <text:p>logement</text:p>
          </table:table-cell>
          <table:table-cell table:formula="of:=VLOOKUP([.E1915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Le bâtiment présente-t-il une humidité permanente sur les sols ? raclées ?</text:p>
          </table:table-cell>
          <table:table-cell office:value-type="string" calcext:value-type="string">
            <text:p>humidité permanente sur les sols</text:p>
          </table:table-cell>
          <table:table-cell office:value-type="string" calcext:value-type="string">
            <text:p>logement</text:p>
          </table:table-cell>
          <table:table-cell table:formula="of:=VLOOKUP([.E1916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Le raclage des aires de vie est-il suffisamment fréquent ?</text:p>
          </table:table-cell>
          <table:table-cell office:value-type="string" calcext:value-type="string">
            <text:p>raclage des aires de vie pas assez fréquent</text:p>
          </table:table-cell>
          <table:table-cell office:value-type="string" calcext:value-type="string">
            <text:p>logement</text:p>
          </table:table-cell>
          <table:table-cell table:formula="of:=VLOOKUP([.E1917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La sélection du troupeau est-elle axée sur les aptitudes fonctionnelles ?</text:p>
          </table:table-cell>
          <table:table-cell office:value-type="string" calcext:value-type="string">
            <text:p>sélection pas axée sur les aptitudes fonctionnelles</text:p>
          </table:table-cell>
          <table:table-cell office:value-type="string" calcext:value-type="string">
            <text:p>génétique</text:p>
          </table:table-cell>
          <table:table-cell table:formula="of:=VLOOKUP([.E1918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Y-a-t-il des cailloux, silex sur les chemins d'accès ?</text:p>
          </table:table-cell>
          <table:table-cell office:value-type="string" calcext:value-type="string">
            <text:p>cailloux et silex sur les chemins d'accès</text:p>
          </table:table-cell>
          <table:table-cell office:value-type="string" calcext:value-type="string">
            <text:p>divers</text:p>
          </table:table-cell>
          <table:table-cell table:formula="of:=VLOOKUP([.E1919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Faites-vous intervenir le pareur 2 fois par an ?</text:p>
          </table:table-cell>
          <table:table-cell office:value-type="string" calcext:value-type="string">
            <text:p>intervention du pareur pas assez fréquente</text:p>
          </table:table-cell>
          <table:table-cell office:value-type="string" calcext:value-type="string">
            <text:p>conduite</text:p>
          </table:table-cell>
          <table:table-cell table:formula="of:=VLOOKUP([.E1920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Êtes-vous équipé d’un pédiluve ? L’utilisez-vous régulièrement ?</text:p>
          </table:table-cell>
          <table:table-cell office:value-type="string" calcext:value-type="string">
            <text:p>pas de ou pas utilisé régulièrement</text:p>
          </table:table-cell>
          <table:table-cell office:value-type="string" calcext:value-type="string">
            <text:p>conduite</text:p>
          </table:table-cell>
          <table:table-cell table:formula="of:=VLOOKUP([.E1921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Utilisez-vous une cage de parage facilement ?</text:p>
          </table:table-cell>
          <table:table-cell office:value-type="string" calcext:value-type="string">
            <text:p>cage de parage difficilement utilisée</text:p>
          </table:table-cell>
          <table:table-cell office:value-type="string" calcext:value-type="string">
            <text:p>conduite</text:p>
          </table:table-cell>
          <table:table-cell table:formula="of:=VLOOKUP([.E192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Avez-vous suivi une formation de parage bovin ?</text:p>
          </table:table-cell>
          <table:table-cell office:value-type="string" calcext:value-type="string">
            <text:p>manque de formation sur le parage bovin</text:p>
          </table:table-cell>
          <table:table-cell office:value-type="string" calcext:value-type="string">
            <text:p>conduite</text:p>
          </table:table-cell>
          <table:table-cell table:formula="of:=VLOOKUP([.E192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La ration présente-t-elle un excès d'amidon ou sucres dans la ration ?</text:p>
          </table:table-cell>
          <table:table-cell office:value-type="string" calcext:value-type="string">
            <text:p>excès d'amidon ou sucres dans la ration</text:p>
          </table:table-cell>
          <table:table-cell office:value-type="string" calcext:value-type="string">
            <text:p>alimentation</text:p>
          </table:table-cell>
          <table:table-cell table:formula="of:=VLOOKUP([.E1924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La ration présente-t-elle un manque de fibrosité ?</text:p>
          </table:table-cell>
          <table:table-cell office:value-type="string" calcext:value-type="string">
            <text:p>manque de fibrosité dans la ration</text:p>
          </table:table-cell>
          <table:table-cell office:value-type="string" calcext:value-type="string">
            <text:p>alimentation</text:p>
          </table:table-cell>
          <table:table-cell table:formula="of:=VLOOKUP([.E1925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La ration présente-t-elle un déficit énergétique ?</text:p>
          </table:table-cell>
          <table:table-cell office:value-type="string" calcext:value-type="string">
            <text:p>déficit énergétique dans la ration</text:p>
          </table:table-cell>
          <table:table-cell office:value-type="string" calcext:value-type="string">
            <text:p>alimentation</text:p>
          </table:table-cell>
          <table:table-cell table:formula="of:=VLOOKUP([.E1926];matrice;2;FALS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Les bétons neufs ont-ils été neutralisés ?</text:p>
          </table:table-cell>
          <table:table-cell office:value-type="string" calcext:value-type="string">
            <text:p>bétons neufs non neutralisés</text:p>
          </table:table-cell>
          <table:table-cell office:value-type="string" calcext:value-type="string">
            <text:p>logement</text:p>
          </table:table-cell>
          <table:table-cell table:formula="of:=VLOOKUP([.E1927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Le bâtiment présente-t-il une humidité permanente sur les sols ? raclées ?</text:p>
          </table:table-cell>
          <table:table-cell office:value-type="string" calcext:value-type="string">
            <text:p>humidité permanente sur les sols</text:p>
          </table:table-cell>
          <table:table-cell office:value-type="string" calcext:value-type="string">
            <text:p>logement</text:p>
          </table:table-cell>
          <table:table-cell table:formula="of:=VLOOKUP([.E1928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Le raclage des aires de vie est-il suffisamment fréquent ?</text:p>
          </table:table-cell>
          <table:table-cell office:value-type="string" calcext:value-type="string">
            <text:p>raclage des aires de vie pas assez fréquent</text:p>
          </table:table-cell>
          <table:table-cell office:value-type="string" calcext:value-type="string">
            <text:p>logement</text:p>
          </table:table-cell>
          <table:table-cell table:formula="of:=VLOOKUP([.E1929];matrice;2;FALSE(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La sélection du troupeau est-elle axée sur les aptitudes fonctionnelles ?</text:p>
          </table:table-cell>
          <table:table-cell office:value-type="string" calcext:value-type="string">
            <text:p>sélection pas axée sur les aptitudes fonctionnelles</text:p>
          </table:table-cell>
          <table:table-cell office:value-type="string" calcext:value-type="string">
            <text:p>génétique</text:p>
          </table:table-cell>
          <table:table-cell table:formula="of:=VLOOKUP([.E1930];matrice;2;FALSE(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Y-a-t-il des cailloux, silex sur les chemins d'accès ?</text:p>
          </table:table-cell>
          <table:table-cell office:value-type="string" calcext:value-type="string">
            <text:p>cailloux et silex sur les chemins d'accès</text:p>
          </table:table-cell>
          <table:table-cell office:value-type="string" calcext:value-type="string">
            <text:p>divers</text:p>
          </table:table-cell>
          <table:table-cell table:formula="of:=VLOOKUP([.E1931];matrice;2;FALSE(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Faites-vous intervenir le pareur 2 fois par an ?</text:p>
          </table:table-cell>
          <table:table-cell office:value-type="string" calcext:value-type="string">
            <text:p>intervention du pareur pas assez fréquente</text:p>
          </table:table-cell>
          <table:table-cell office:value-type="string" calcext:value-type="string">
            <text:p>conduite</text:p>
          </table:table-cell>
          <table:table-cell table:formula="of:=VLOOKUP([.E1932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Êtes-vous équipé d’un pédiluve ? L’utilisez-vous régulièrement ?</text:p>
          </table:table-cell>
          <table:table-cell office:value-type="string" calcext:value-type="string">
            <text:p>pas de ou pas utilisé régulièrement</text:p>
          </table:table-cell>
          <table:table-cell office:value-type="string" calcext:value-type="string">
            <text:p>conduite</text:p>
          </table:table-cell>
          <table:table-cell table:formula="of:=VLOOKUP([.E1933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Utilisez-vous une cage de parage facilement ?</text:p>
          </table:table-cell>
          <table:table-cell office:value-type="string" calcext:value-type="string">
            <text:p>cage de parage difficilement utilisée</text:p>
          </table:table-cell>
          <table:table-cell office:value-type="string" calcext:value-type="string">
            <text:p>conduite</text:p>
          </table:table-cell>
          <table:table-cell table:formula="of:=VLOOKUP([.E1934];matrice;2;FALSE(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Avez-vous suivi une formation de parage bovin ?</text:p>
          </table:table-cell>
          <table:table-cell office:value-type="string" calcext:value-type="string">
            <text:p>manque de formation sur le parage bovin</text:p>
          </table:table-cell>
          <table:table-cell office:value-type="string" calcext:value-type="string">
            <text:p>conduite</text:p>
          </table:table-cell>
          <table:table-cell table:formula="of:=VLOOKUP([.E1935];matrice;2;FALSE())" office:value-type="float" office:value="4" calcext:value-type="float">
            <text:p>4</text:p>
          </table:table-cell>
          <table:table-cell table:number-columns-repeated="3"/>
        </table:table-row>
      </table:table>
      <table:named-expressions>
        <table:named-range table:name="matrice" table:base-cell-address="$pb_origines.$H$1" table:cell-range-address="$pb_origines.$H$1:.$I$8"/>
      </table:named-expressions>
      <table:database-ranges>
        <table:database-range table:name="__Anonymous_Sheet_DB__0" table:target-range-address="pb_origines.H1:pb_origines.I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09.99mm" fo:page-height="296.99mm" style:num-format="1" style:print-orientation="portrait" fo:margin-top="25.4mm" fo:margin-bottom="25.4mm" fo:margin-left="31.75mm" fo:margin-right="31.75m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0$Build-2</meta:generator>
    <meta:initial-creator>phpMyAdmin 4.8.2</meta:initial-creator>
    <meta:creation-date>2019-04-28T18:59:40</meta:creation-date>
    <dc:date>2019-04-30T05:50:12.801229677</dc:date>
    <dc:creator>Michel BOUY</dc:creator>
    <meta:editing-duration>PT12H37M37S</meta:editing-duration>
    <meta:editing-cycles>15</meta:editing-cycles>
    <meta:document-statistic meta:table-count="1" meta:cell-count="11626" meta:object-count="0"/>
  </office:meta>
</office:document-meta>
</file>